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362in"/>
    </style:style>
    <style:style style:name="co2" style:family="table-column">
      <style:table-column-properties fo:break-before="auto" style:column-width="1.007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717in"/>
    </style:style>
    <style:style style:name="co5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background-color="#f7d1d5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6" table:default-cell-style-name="Default"/>
        <table:table-column table:style-name="co3" table:number-columns-repeated="2" table:default-cell-style-name="ce5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table:style-name="Default" office:value-type="string" calcext:value-type="string">
            <text:p>avg power (email)</text:p>
          </table:table-cell>
          <table:table-cell table:style-name="Default" office:value-type="string" calcext:value-type="string">
            <text:p>calories (email)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507" calcext:value-type="float">
            <text:p>507</text:p>
          </table:table-cell>
          <table:table-cell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3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0" calcext:value-type="float">
            <text:p>280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74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485" calcext:value-type="float">
            <text:p>485</text:p>
          </table:table-cell>
          <table:table-cell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1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6" calcext:value-type="float">
            <text:p>3.78983164416706</text:p>
          </table:table-cell>
          <table:table-cell table:formula="of:=[.L4]*1.609" office:value-type="float" office:value="41.9514452554744" calcext:value-type="float">
            <text:p>41.9514452554744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style-name="Default" table:number-columns-repeated="2"/>
          <table:table-cell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799" calcext:value-type="float">
            <text:p>5.33519392125799E-05</text:p>
          </table:table-cell>
          <table:table-cell table:formula="of:=[.N5]*1000" office:value-type="float" office:value="0.0533519392125799" calcext:value-type="float">
            <text:p>0.0533519392125799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494" calcext:value-type="float">
            <text:p>494</text:p>
          </table:table-cell>
          <table:table-cell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55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style-name="Default" table:number-columns-repeated="2"/>
          <table:table-cell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38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table:style-name="Default" office:value-type="float" office:value="295" calcext:value-type="float">
            <text:p>295</text:p>
          </table:table-cell>
          <table:table-cell table:style-name="Default" office:value-type="float" office:value="471" calcext:value-type="float">
            <text:p>471</text:p>
          </table:table-cell>
          <table:table-cell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04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9" calcext:value-type="float">
            <text:p>469</text:p>
          </table:table-cell>
          <table:table-cell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09" calcext:value-type="float">
            <text:p>3.33055244153609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9" calcext:value-type="float">
            <text:p>269</text:p>
          </table:table-cell>
          <table:table-cell table:style-name="Default" office:value-type="float" office:value="478" calcext:value-type="float">
            <text:p>478</text:p>
          </table:table-cell>
          <table:table-cell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4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style-name="Default" table:number-columns-repeated="2"/>
          <table:table-cell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7" calcext:value-type="float">
            <text:p>5.37704721405967E-05</text:p>
          </table:table-cell>
          <table:table-cell table:formula="of:=[.N11]*1000" office:value-type="float" office:value="0.0537704721405968" calcext:value-type="float">
            <text:p>0.0537704721405968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table:style-name="Default" office:value-type="float" office:value="251" calcext:value-type="float">
            <text:p>251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399" calcext:value-type="float">
            <text:p>399</text:p>
          </table:table-cell>
          <table:table-cell table:formula="of:=[.D12]/[.B12]*60" office:value-type="float" office:value="28.0347826086956" calcext:value-type="float">
            <text:p>28.0347826086956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3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592" calcext:value-type="float">
            <text:p>592</text:p>
          </table:table-cell>
          <table:table-cell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4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8" calcext:value-type="float">
            <text:p>63.4193538461538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0" calcext:value-type="float">
            <text:p>260</text:p>
          </table:table-cell>
          <table:table-cell table:style-name="Default" office:value-type="float" office:value="459" calcext:value-type="float">
            <text:p>459</text:p>
          </table:table-cell>
          <table:table-cell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2" calcext:value-type="float">
            <text:p>5.36316096710072E-05</text:p>
          </table:table-cell>
          <table:table-cell table:formula="of:=[.N14]*1000" office:value-type="float" office:value="0.0536316096710073" calcext:value-type="float">
            <text:p>0.0536316096710073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8" calcext:value-type="float">
            <text:p>468</text:p>
          </table:table-cell>
          <table:table-cell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577" calcext:value-type="float">
            <text:p>577</text:p>
          </table:table-cell>
          <table:table-cell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39" calcext:value-type="float">
            <text:p>3.33080640576139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04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293" calcext:value-type="float">
            <text:p>293</text:p>
          </table:table-cell>
          <table:table-cell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70" calcext:value-type="float">
            <text:p>270</text:p>
          </table:table-cell>
          <table:table-cell table:style-name="Default" office:value-type="float" office:value="497" calcext:value-type="float">
            <text:p>497</text:p>
          </table:table-cell>
          <table:table-cell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36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40.6" calcext:value-type="float">
            <text:p>40.6</text:p>
          </table:table-cell>
          <table:table-cell table:formula="of:=[.B20]*60" office:value-type="float" office:value="2436" calcext:value-type="float">
            <text:p>2436</text:p>
          </table:table-cell>
          <table:table-cell office:value-type="float" office:value="17.01" calcext:value-type="float">
            <text:p>17.01</text:p>
          </table:table-cell>
          <table:table-cell office:value-type="float" office:value="209" calcext:value-type="float">
            <text:p>209</text:p>
          </table:table-cell>
          <table:table-cell office:value-type="float" office:value="31.8" calcext:value-type="float">
            <text:p>31.8</text:p>
          </table:table-cell>
          <table:table-cell office:value-type="float" office:value="14.45" calcext:value-type="float">
            <text:p>14.45</text:p>
          </table:table-cell>
          <table:table-cell office:value-type="float" office:value="227" calcext:value-type="float">
            <text:p>227</text:p>
          </table:table-cell>
          <table:table-cell table:style-name="Default" table:number-columns-repeated="2"/>
          <table:table-cell/>
          <table:table-cell table:formula="of:=[.D20]/[.B20]*60" office:value-type="float" office:value="25.1379310344828" calcext:value-type="float">
            <text:p>25.1379310344828</text:p>
          </table:table-cell>
          <table:table-cell table:formula="of:=[.D20]/[.C20]/[.E20]" office:value-type="float" office:value="0.0000334103283286586" calcext:value-type="float">
            <text:p>3.34103283286586E-05</text:p>
          </table:table-cell>
          <table:table-cell table:formula="of:=[.M20] * 1.60934" office:value-type="float" office:value="0.0000537685777924435" calcext:value-type="float">
            <text:p>5.37685777924435E-05</text:p>
          </table:table-cell>
          <table:table-cell table:formula="of:=[.N20]*1000" office:value-type="float" office:value="0.0537685777924435" calcext:value-type="float">
            <text:p>0.0537685777924435</text:p>
          </table:table-cell>
          <table:table-cell table:formula="of:=[.O20]*[.E20]" office:value-type="float" office:value="11.2376327586207" calcext:value-type="float">
            <text:p>11.2376327586207</text:p>
          </table:table-cell>
          <table:table-cell table:number-columns-repeated="2"/>
          <table:table-cell table:formula="of:=[.L20]*1.609" office:value-type="float" office:value="40.4469310344828" calcext:value-type="float">
            <text:p>40.4469310344828</text:p>
          </table:table-cell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30" calcext:value-type="float">
            <text:p>30</text:p>
          </table:table-cell>
          <table:table-cell table:formula="of:=[.B21]*60" office:value-type="float" office:value="1800" calcext:value-type="float">
            <text:p>1800</text:p>
          </table:table-cell>
          <table:table-cell office:value-type="float" office:value="16.09" calcext:value-type="float">
            <text:p>16.09</text:p>
          </table:table-cell>
          <table:table-cell office:value-type="float" office:value="268" calcext:value-type="float">
            <text:p>268</text:p>
          </table:table-cell>
          <table:table-cell office:value-type="float" office:value="28.8" calcext:value-type="float">
            <text:p>28.8</text:p>
          </table:table-cell>
          <table:table-cell office:value-type="float" office:value="15.74" calcext:value-type="float">
            <text:p>15.74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68" calcext:value-type="float">
            <text:p>268</text:p>
          </table:table-cell>
          <table:table-cell table:style-name="Default" office:value-type="float" office:value="480" calcext:value-type="float">
            <text:p>480</text:p>
          </table:table-cell>
          <table:table-cell office:value-type="float" office:value="425" calcext:value-type="float">
            <text:p>425</text:p>
          </table:table-cell>
          <table:table-cell table:formula="of:=[.D21]/[.B21]*60" office:value-type="float" office:value="32.18" calcext:value-type="float">
            <text:p>32.18</text:p>
          </table:table-cell>
          <table:table-cell table:formula="of:=[.D21]/[.C21]/[.E21]" office:value-type="float" office:value="0.0000333540630182421" calcext:value-type="float">
            <text:p>3.33540630182421E-05</text:p>
          </table:table-cell>
          <table:table-cell table:formula="of:=[.M21] * 1.60934" office:value-type="float" office:value="0.0000536780277777778" calcext:value-type="float">
            <text:p>5.36780277777778E-05</text:p>
          </table:table-cell>
          <table:table-cell table:formula="of:=[.N21]*1000" office:value-type="float" office:value="0.0536780277777778" calcext:value-type="float">
            <text:p>0.0536780277777778</text:p>
          </table:table-cell>
          <table:table-cell table:formula="of:=[.O21]*[.E21]" office:value-type="float" office:value="14.3857114444444" calcext:value-type="float">
            <text:p>14.3857114444444</text:p>
          </table:table-cell>
          <table:table-cell table:number-columns-repeated="2"/>
          <table:table-cell table:formula="of:=[.L21]*1.609" office:value-type="float" office:value="51.77762" calcext:value-type="float">
            <text:p>51.77762</text:p>
          </table:table-cell>
        </table:table-row>
        <table:table-row table:style-name="ro1">
          <table:table-cell office:value-type="date" office:date-value="2020-12-31" calcext:value-type="date">
            <text:p>12/31/20</text:p>
          </table:table-cell>
          <table:table-cell office:value-type="float" office:value="39.7" calcext:value-type="float">
            <text:p>39.7</text:p>
          </table:table-cell>
          <table:table-cell table:formula="of:=[.B22]*60" office:value-type="float" office:value="2382" calcext:value-type="float">
            <text:p>2382</text:p>
          </table:table-cell>
          <table:table-cell office:value-type="float" office:value="19.84" calcext:value-type="float">
            <text:p>19.84</text:p>
          </table:table-cell>
          <table:table-cell office:value-type="float" office:value="253" calcext:value-type="float">
            <text:p>253</text:p>
          </table:table-cell>
          <table:table-cell office:value-type="float" office:value="29.6" calcext:value-type="float">
            <text:p>29.6</text:p>
          </table:table-cell>
          <table:table-cell office:value-type="float" office:value="16.96" calcext:value-type="float">
            <text:p>16.96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8" calcext:value-type="float">
            <text:p>288</text:p>
          </table:table-cell>
          <table:table-cell table:style-name="Default" office:value-type="float" office:value="527" calcext:value-type="float">
            <text:p>527</text:p>
          </table:table-cell>
          <table:table-cell office:value-type="float" office:value="472" calcext:value-type="float">
            <text:p>472</text:p>
          </table:table-cell>
          <table:table-cell table:formula="of:=[.D22]/[.B22]*60" office:value-type="float" office:value="29.9848866498741" calcext:value-type="float">
            <text:p>29.9848866498741</text:p>
          </table:table-cell>
          <table:table-cell table:formula="of:=[.D22]/[.C22]/[.E22]" office:value-type="float" office:value="0.0000329214829269588" calcext:value-type="float">
            <text:p>3.29214829269588E-05</text:p>
          </table:table-cell>
          <table:table-cell table:formula="of:=[.M22] * 1.60934" office:value-type="float" office:value="0.0000529818593336718" calcext:value-type="float">
            <text:p>5.29818593336718E-05</text:p>
          </table:table-cell>
          <table:table-cell table:formula="of:=[.N22]*1000" office:value-type="float" office:value="0.0529818593336718" calcext:value-type="float">
            <text:p>0.0529818593336718</text:p>
          </table:table-cell>
          <table:table-cell table:formula="of:=[.O22]*[.E22]" office:value-type="float" office:value="13.404410411419" calcext:value-type="float">
            <text:p>13.404410411419</text:p>
          </table:table-cell>
          <table:table-cell table:number-columns-repeated="2"/>
          <table:table-cell table:formula="of:=[.L22]*1.609" office:value-type="float" office:value="48.2456826196473" calcext:value-type="float">
            <text:p>48.2456826196473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49.5" calcext:value-type="float">
            <text:p>49.5</text:p>
          </table:table-cell>
          <table:table-cell table:formula="of:=[.B23]*60" office:value-type="float" office:value="2970" calcext:value-type="float">
            <text:p>2970</text:p>
          </table:table-cell>
          <table:table-cell office:value-type="float" office:value="24.68" calcext:value-type="float">
            <text:p>24.68</text:p>
          </table:table-cell>
          <table:table-cell office:value-type="float" office:value="251" calcext:value-type="float">
            <text:p>251</text:p>
          </table:table-cell>
          <table:table-cell office:value-type="float" office:value="46.6" calcext:value-type="float">
            <text:p>46.6</text:p>
          </table:table-cell>
          <table:table-cell office:value-type="float" office:value="23.98" calcext:value-type="float">
            <text:p>23.98</text:p>
          </table:table-cell>
          <table:table-cell office:value-type="float" office:value="257" calcext:value-type="float">
            <text:p>257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724" calcext:value-type="float">
            <text:p>724</text:p>
          </table:table-cell>
          <table:table-cell office:value-type="float" office:value="638" calcext:value-type="float">
            <text:p>638</text:p>
          </table:table-cell>
          <table:table-cell table:formula="of:=[.D23]/[.B23]*60" office:value-type="float" office:value="29.9151515151515" calcext:value-type="float">
            <text:p>29.9151515151515</text:p>
          </table:table-cell>
          <table:table-cell table:formula="of:=[.D23]/[.C23]/[.E23]" office:value-type="float" office:value="0.0000331066307161925" calcext:value-type="float">
            <text:p>3.31066307161925E-05</text:p>
          </table:table-cell>
          <table:table-cell table:formula="of:=[.M23] * 1.60934" office:value-type="float" office:value="0.0000532798250767972" calcext:value-type="float">
            <text:p>5.32798250767972E-05</text:p>
          </table:table-cell>
          <table:table-cell table:formula="of:=[.N23]*1000" office:value-type="float" office:value="0.0532798250767972" calcext:value-type="float">
            <text:p>0.0532798250767972</text:p>
          </table:table-cell>
          <table:table-cell table:formula="of:=[.O23]*[.E23]" office:value-type="float" office:value="13.3732360942761" calcext:value-type="float">
            <text:p>13.3732360942761</text:p>
          </table:table-cell>
          <table:table-cell table:number-columns-repeated="2"/>
          <table:table-cell table:formula="of:=[.L23]*1.609" office:value-type="float" office:value="48.1334787878788" calcext:value-type="float">
            <text:p>48.1334787878788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float" office:value="37.5" calcext:value-type="float">
            <text:p>37.5</text:p>
          </table:table-cell>
          <table:table-cell table:formula="of:=[.B24]*60" office:value-type="float" office:value="2250" calcext:value-type="float">
            <text:p>2250</text:p>
          </table:table-cell>
          <table:table-cell office:value-type="float" office:value="18.57" calcext:value-type="float">
            <text:p>18.57</text:p>
          </table:table-cell>
          <table:table-cell office:value-type="float" office:value="252" calcext:value-type="float">
            <text:p>252</text:p>
          </table:table-cell>
          <table:table-cell office:value-type="float" office:value="30.6" calcext:value-type="float">
            <text:p>30.6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table:style-name="Default" office:value-type="float" office:value="276" calcext:value-type="float">
            <text:p>276</text:p>
          </table:table-cell>
          <table:table-cell table:style-name="Default" office:value-type="float" office:value="508" calcext:value-type="float">
            <text:p>508</text:p>
          </table:table-cell>
          <table:table-cell office:value-type="float" office:value="453" calcext:value-type="float">
            <text:p>453</text:p>
          </table:table-cell>
          <table:table-cell table:formula="of:=[.D24]/[.B24]*60" office:value-type="float" office:value="29.712" calcext:value-type="float">
            <text:p>29.712</text:p>
          </table:table-cell>
          <table:table-cell table:formula="of:=[.D24]/[.C24]/[.E24]" office:value-type="float" office:value="0.0000327513227513227" calcext:value-type="float">
            <text:p>3.27513227513227E-05</text:p>
          </table:table-cell>
          <table:table-cell table:formula="of:=[.M24] * 1.60934" office:value-type="float" office:value="0.0000527080137566137" calcext:value-type="float">
            <text:p>5.27080137566137E-05</text:p>
          </table:table-cell>
          <table:table-cell table:formula="of:=[.N24]*1000" office:value-type="float" office:value="0.0527080137566137" calcext:value-type="float">
            <text:p>0.0527080137566137</text:p>
          </table:table-cell>
          <table:table-cell table:formula="of:=[.O24]*[.E24]" office:value-type="float" office:value="13.2824194666667" calcext:value-type="float">
            <text:p>13.2824194666667</text:p>
          </table:table-cell>
          <table:table-cell table:number-columns-repeated="2"/>
          <table:table-cell table:formula="of:=[.L24]*1.609" office:value-type="float" office:value="47.806608" calcext:value-type="float">
            <text:p>47.806608</text:p>
          </table:table-cell>
        </table:table-row>
        <table:table-row table:style-name="ro1">
          <table:table-cell office:value-type="date" office:date-value="2021-01-03" calcext:value-type="date">
            <text:p>01/03/21</text:p>
          </table:table-cell>
          <table:table-cell office:value-type="float" office:value="32.9" calcext:value-type="float">
            <text:p>32.9</text:p>
          </table:table-cell>
          <table:table-cell table:formula="of:=[.B25]*60" office:value-type="float" office:value="1974" calcext:value-type="float">
            <text:p>1974</text:p>
          </table:table-cell>
          <table:table-cell office:value-type="float" office:value="16.55" calcext:value-type="float">
            <text:p>16.55</text:p>
          </table:table-cell>
          <table:table-cell office:value-type="float" office:value="252" calcext:value-type="float">
            <text:p>252</text:p>
          </table:table-cell>
          <table:table-cell office:value-type="float" office:value="28.4" calcext:value-type="float">
            <text:p>28.4</text:p>
          </table:table-cell>
          <table:table-cell office:value-type="float" office:value="15.38" calcext:value-type="float">
            <text:p>15.38</text:p>
          </table:table-cell>
          <table:table-cell office:value-type="float" office:value="271" calcext:value-type="float">
            <text:p>271</text:p>
          </table:table-cell>
          <table:table-cell table:style-name="Default" office:value-type="float" office:value="258" calcext:value-type="float">
            <text:p>258</text:p>
          </table:table-cell>
          <table:table-cell table:style-name="Default" office:value-type="float" office:value="481" calcext:value-type="float">
            <text:p>481</text:p>
          </table:table-cell>
          <table:table-cell office:value-type="float" office:value="423" calcext:value-type="float">
            <text:p>423</text:p>
          </table:table-cell>
          <table:table-cell table:formula="of:=[.D25]/[.B25]*60" office:value-type="float" office:value="30.1823708206687" calcext:value-type="float">
            <text:p>30.1823708206687</text:p>
          </table:table-cell>
          <table:table-cell table:formula="of:=[.D25]/[.C25]/[.E25]" office:value-type="float" office:value="0.0000332698091056754" calcext:value-type="float">
            <text:p>3.32698091056754E-05</text:p>
          </table:table-cell>
          <table:table-cell table:formula="of:=[.M25] * 1.60934" office:value-type="float" office:value="0.0000535424345861276" calcext:value-type="float">
            <text:p>5.35424345861276E-05</text:p>
          </table:table-cell>
          <table:table-cell table:formula="of:=[.N25]*1000" office:value-type="float" office:value="0.0535424345861276" calcext:value-type="float">
            <text:p>0.0535424345861276</text:p>
          </table:table-cell>
          <table:table-cell table:formula="of:=[.O25]*[.E25]" office:value-type="float" office:value="13.4926935157042" calcext:value-type="float">
            <text:p>13.4926935157042</text:p>
          </table:table-cell>
          <table:table-cell table:number-columns-repeated="2"/>
          <table:table-cell table:formula="of:=[.L25]*1.609" office:value-type="float" office:value="48.5634346504559" calcext:value-type="float">
            <text:p>48.5634346504559</text:p>
          </table:table-cell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float" office:value="45.7" calcext:value-type="float">
            <text:p>45.7</text:p>
          </table:table-cell>
          <table:table-cell table:formula="of:=[.B26]*60" office:value-type="float" office:value="2742" calcext:value-type="float">
            <text:p>2742</text:p>
          </table:table-cell>
          <table:table-cell office:value-type="float" office:value="24.6" calcext:value-type="float">
            <text:p>24.6</text:p>
          </table:table-cell>
          <table:table-cell office:value-type="float" office:value="269" calcext:value-type="float">
            <text:p>269</text:p>
          </table:table-cell>
          <table:table-cell office:value-type="float" office:value="43.5" calcext:value-type="float">
            <text:p>43.5</text:p>
          </table:table-cell>
          <table:table-cell office:value-type="float" office:value="24.05" calcext:value-type="float">
            <text:p>24.05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729" calcext:value-type="float">
            <text:p>729</text:p>
          </table:table-cell>
          <table:table-cell office:value-type="float" office:value="648" calcext:value-type="float">
            <text:p>648</text:p>
          </table:table-cell>
          <table:table-cell table:formula="of:=[.D26]/[.B26]*60" office:value-type="float" office:value="32.2975929978118" calcext:value-type="float">
            <text:p>32.2975929978118</text:p>
          </table:table-cell>
          <table:table-cell table:formula="of:=[.D26]/[.C26]/[.E26]" office:value-type="float" office:value="0.0000333515004107929" calcext:value-type="float">
            <text:p>3.33515004107929E-05</text:p>
          </table:table-cell>
          <table:table-cell table:formula="of:=[.M26] * 1.60934" office:value-type="float" office:value="0.0000536739036711054" calcext:value-type="float">
            <text:p>5.36739036711054E-05</text:p>
          </table:table-cell>
          <table:table-cell table:formula="of:=[.N26]*1000" office:value-type="float" office:value="0.0536739036711054" calcext:value-type="float">
            <text:p>0.0536739036711054</text:p>
          </table:table-cell>
          <table:table-cell table:formula="of:=[.O26]*[.E26]" office:value-type="float" office:value="14.4382800875274" calcext:value-type="float">
            <text:p>14.4382800875274</text:p>
          </table:table-cell>
          <table:table-cell table:number-columns-repeated="2"/>
          <table:table-cell table:formula="of:=[.L26]*1.609" office:value-type="float" office:value="51.9668271334792" calcext:value-type="float">
            <text:p>51.9668271334792</text:p>
          </table:table-cell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float" office:value="37.2" calcext:value-type="float">
            <text:p>37.2</text:p>
          </table:table-cell>
          <table:table-cell table:formula="of:=[.B27]*60" office:value-type="float" office:value="2232" calcext:value-type="float">
            <text:p>2232</text:p>
          </table:table-cell>
          <table:table-cell office:value-type="float" office:value="18.65" calcext:value-type="float">
            <text:p>18.65</text:p>
          </table:table-cell>
          <table:table-cell office:value-type="float" office:value="251" calcext:value-type="float">
            <text:p>251</text:p>
          </table:table-cell>
          <table:table-cell office:value-type="float" office:value="28.9" calcext:value-type="float">
            <text:p>28.9</text:p>
          </table:table-cell>
          <table:table-cell office:value-type="float" office:value="16.36" calcext:value-type="float">
            <text:p>16.36</text:p>
          </table:table-cell>
          <table:table-cell office:value-type="float" office:value="283" calcext:value-type="float">
            <text:p>283</text:p>
          </table:table-cell>
          <table:table-cell table:style-name="Default" office:value-type="float" office:value="277" calcext:value-type="float">
            <text:p>277</text:p>
          </table:table-cell>
          <table:table-cell table:style-name="Default" office:value-type="float" office:value="650" calcext:value-type="float">
            <text:p>650</text:p>
          </table:table-cell>
          <table:table-cell office:value-type="float" office:value="452" calcext:value-type="float">
            <text:p>452</text:p>
          </table:table-cell>
          <table:table-cell table:formula="of:=[.D27]/[.B27]*60" office:value-type="float" office:value="30.0806451612903" calcext:value-type="float">
            <text:p>30.0806451612903</text:p>
          </table:table-cell>
          <table:table-cell table:formula="of:=[.D27]/[.C27]/[.E27]" office:value-type="float" office:value="0.0000332897799483071" calcext:value-type="float">
            <text:p>3.32897799483071E-05</text:p>
          </table:table-cell>
          <table:table-cell table:formula="of:=[.M27] * 1.60934" office:value-type="float" office:value="0.0000535745744620086" calcext:value-type="float">
            <text:p>5.35745744620086E-05</text:p>
          </table:table-cell>
          <table:table-cell table:formula="of:=[.N27]*1000" office:value-type="float" office:value="0.0535745744620086" calcext:value-type="float">
            <text:p>0.0535745744620086</text:p>
          </table:table-cell>
          <table:table-cell table:formula="of:=[.O27]*[.E27]" office:value-type="float" office:value="13.4472181899642" calcext:value-type="float">
            <text:p>13.4472181899642</text:p>
          </table:table-cell>
          <table:table-cell table:number-columns-repeated="2"/>
          <table:table-cell table:formula="of:=[.L27]*1.609" office:value-type="float" office:value="48.3997580645161" calcext:value-type="float">
            <text:p>48.3997580645161</text:p>
          </table:table-cell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float" office:value="50.1" calcext:value-type="float">
            <text:p>50.1</text:p>
          </table:table-cell>
          <table:table-cell table:formula="of:=[.B28]*60" office:value-type="float" office:value="3006" calcext:value-type="float">
            <text:p>3006</text:p>
          </table:table-cell>
          <table:table-cell office:value-type="float" office:value="25.26" calcext:value-type="float">
            <text:p>25.26</text:p>
          </table:table-cell>
          <table:table-cell office:value-type="float" office:value="252" calcext:value-type="float">
            <text:p>252</text:p>
          </table:table-cell>
          <table:table-cell office:value-type="float" office:value="44.3" calcext:value-type="float">
            <text:p>44.3</text:p>
          </table:table-cell>
          <table:table-cell office:value-type="float" office:value="23.53" calcext:value-type="float">
            <text:p>23.5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836" calcext:value-type="float">
            <text:p>836</text:p>
          </table:table-cell>
          <table:table-cell office:value-type="float" office:value="635" calcext:value-type="float">
            <text:p>635</text:p>
          </table:table-cell>
          <table:table-cell table:formula="of:=[.D28]/[.B28]*60" office:value-type="float" office:value="30.251497005988" calcext:value-type="float">
            <text:p>30.251497005988</text:p>
          </table:table-cell>
          <table:table-cell table:formula="of:=[.D28]/[.C28]/[.E28]" office:value-type="float" office:value="0.0000333460063998986" calcext:value-type="float">
            <text:p>3.33460063998986E-05</text:p>
          </table:table-cell>
          <table:table-cell table:formula="of:=[.M28] * 1.60934" office:value-type="float" office:value="0.0000536650619396128" calcext:value-type="float">
            <text:p>5.36650619396128E-05</text:p>
          </table:table-cell>
          <table:table-cell table:formula="of:=[.N28]*1000" office:value-type="float" office:value="0.0536650619396128" calcext:value-type="float">
            <text:p>0.0536650619396128</text:p>
          </table:table-cell>
          <table:table-cell table:formula="of:=[.O28]*[.E28]" office:value-type="float" office:value="13.5235956087824" calcext:value-type="float">
            <text:p>13.5235956087824</text:p>
          </table:table-cell>
          <table:table-cell table:number-columns-repeated="2"/>
          <table:table-cell table:formula="of:=[.L28]*1.609" office:value-type="float" office:value="48.6746586826347" calcext:value-type="float">
            <text:p>48.6746586826347</text:p>
          </table:table-cell>
        </table:table-row>
        <table:table-row table:style-name="ro1">
          <table:table-cell office:value-type="date" office:date-value="2021-01-07" calcext:value-type="date">
            <text:p>01/07/21</text:p>
          </table:table-cell>
          <table:table-cell office:value-type="float" office:value="29.5" calcext:value-type="float">
            <text:p>29.5</text:p>
          </table:table-cell>
          <table:table-cell table:formula="of:=[.B29]*60" office:value-type="float" office:value="1770" calcext:value-type="float">
            <text:p>1770</text:p>
          </table:table-cell>
          <table:table-cell office:value-type="float" office:value="13.98" calcext:value-type="float">
            <text:p>13.98</text:p>
          </table:table-cell>
          <table:table-cell office:value-type="float" office:value="237" calcext:value-type="float">
            <text:p>2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1" calcext:value-type="float">
            <text:p>13.91</text:p>
          </table:table-cell>
          <table:table-cell office:value-type="float" office:value="238" calcext:value-type="float">
            <text:p>238</text:p>
          </table:table-cell>
          <table:table-cell table:style-name="Default" office:value-type="float" office:value="233" calcext:value-type="float">
            <text:p>233</text:p>
          </table:table-cell>
          <table:table-cell table:style-name="Default" office:value-type="float" office:value="583" calcext:value-type="float">
            <text:p>583</text:p>
          </table:table-cell>
          <table:table-cell office:value-type="float" office:value="377" calcext:value-type="float">
            <text:p>377</text:p>
          </table:table-cell>
          <table:table-cell table:formula="of:=[.D29]/[.B29]*60" office:value-type="float" office:value="28.4338983050847" calcext:value-type="float">
            <text:p>28.4338983050847</text:p>
          </table:table-cell>
          <table:table-cell table:formula="of:=[.D29]/[.C29]/[.E29]" office:value-type="float" office:value="0.0000333261817921762" calcext:value-type="float">
            <text:p>3.33261817921762E-05</text:p>
          </table:table-cell>
          <table:table-cell table:formula="of:=[.M29] * 1.60934" office:value-type="float" office:value="0.0000536331574054209" calcext:value-type="float">
            <text:p>5.36331574054209E-05</text:p>
          </table:table-cell>
          <table:table-cell table:formula="of:=[.N29]*1000" office:value-type="float" office:value="0.0536331574054209" calcext:value-type="float">
            <text:p>0.0536331574054209</text:p>
          </table:table-cell>
          <table:table-cell table:formula="of:=[.O29]*[.E29]" office:value-type="float" office:value="12.7110583050847" calcext:value-type="float">
            <text:p>12.7110583050847</text:p>
          </table:table-cell>
          <table:table-cell table:number-columns-repeated="2"/>
          <table:table-cell table:formula="of:=[.L29]*1.609" office:value-type="float" office:value="45.7501423728814" calcext:value-type="float">
            <text:p>45.7501423728814</text:p>
          </table:table-cell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float" office:value="46" calcext:value-type="float">
            <text:p>46</text:p>
          </table:table-cell>
          <table:table-cell table:formula="of:=[.B30]*60" office:value-type="float" office:value="2760" calcext:value-type="float">
            <text:p>2760</text:p>
          </table:table-cell>
          <table:table-cell office:value-type="float" office:value="22.27" calcext:value-type="float">
            <text:p>22.27</text:p>
          </table:table-cell>
          <table:table-cell office:value-type="float" office:value="242" calcext:value-type="float">
            <text:p>242</text:p>
          </table:table-cell>
          <table:table-cell office:value-type="float" office:value="41.5" calcext:value-type="float">
            <text:p>41.5</text:p>
          </table:table-cell>
          <table:table-cell office:value-type="float" office:value="21" calcext:value-type="float">
            <text:p>21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7" calcext:value-type="float">
            <text:p>247</text:p>
          </table:table-cell>
          <table:table-cell table:style-name="Default" office:value-type="float" office:value="789" calcext:value-type="float">
            <text:p>789</text:p>
          </table:table-cell>
          <table:table-cell office:value-type="float" office:value="582" calcext:value-type="float">
            <text:p>582</text:p>
          </table:table-cell>
          <table:table-cell table:formula="of:=[.D30]/[.B30]*60" office:value-type="float" office:value="29.0478260869565" calcext:value-type="float">
            <text:p>29.0478260869565</text:p>
          </table:table-cell>
          <table:table-cell table:formula="of:=[.D30]/[.C30]/[.E30]" office:value-type="float" office:value="0.0000333423164450832" calcext:value-type="float">
            <text:p>3.33423164450832E-05</text:p>
          </table:table-cell>
          <table:table-cell table:formula="of:=[.M30] * 1.60934" office:value-type="float" office:value="0.0000536591235477303" calcext:value-type="float">
            <text:p>5.36591235477303E-05</text:p>
          </table:table-cell>
          <table:table-cell table:formula="of:=[.N30]*1000" office:value-type="float" office:value="0.0536591235477303" calcext:value-type="float">
            <text:p>0.0536591235477303</text:p>
          </table:table-cell>
          <table:table-cell table:formula="of:=[.O30]*[.E30]" office:value-type="float" office:value="12.9855078985507" calcext:value-type="float">
            <text:p>12.9855078985507</text:p>
          </table:table-cell>
          <table:table-cell table:number-columns-repeated="2"/>
          <table:table-cell table:formula="of:=[.L30]*1.609" office:value-type="float" office:value="46.737952173913" calcext:value-type="float">
            <text:p>46.737952173913</text:p>
          </table:table-cell>
        </table:table-row>
        <table:table-row table:style-name="ro1">
          <table:table-cell office:value-type="date" office:date-value="2021-01-09" calcext:value-type="date">
            <text:p>01/09/21</text:p>
          </table:table-cell>
          <table:table-cell office:value-type="float" office:value="32.2" calcext:value-type="float">
            <text:p>32.2</text:p>
          </table:table-cell>
          <table:table-cell table:formula="of:=[.B31]*60" office:value-type="float" office:value="1932" calcext:value-type="float">
            <text:p>1932</text:p>
          </table:table-cell>
          <table:table-cell office:value-type="float" office:value="16.23" calcext:value-type="float">
            <text:p>16.2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15.96" calcext:value-type="float">
            <text:p>15.96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630" calcext:value-type="float">
            <text:p>630</text:p>
          </table:table-cell>
          <table:table-cell office:value-type="float" office:value="430" calcext:value-type="float">
            <text:p>430</text:p>
          </table:table-cell>
          <table:table-cell table:formula="of:=[.D31]/[.B31]*60" office:value-type="float" office:value="30.2422360248447" calcext:value-type="float">
            <text:p>30.2422360248447</text:p>
          </table:table-cell>
          <table:table-cell table:formula="of:=[.D31]/[.C31]/[.E31]" office:value-type="float" office:value="0.0000332040360395748" calcext:value-type="float">
            <text:p>3.32040360395748E-05</text:p>
          </table:table-cell>
          <table:table-cell table:formula="of:=[.M31] * 1.60934" office:value-type="float" office:value="0.0000534365833599293" calcext:value-type="float">
            <text:p>5.34365833599293E-05</text:p>
          </table:table-cell>
          <table:table-cell table:formula="of:=[.N31]*1000" office:value-type="float" office:value="0.0534365833599293" calcext:value-type="float">
            <text:p>0.0534365833599293</text:p>
          </table:table-cell>
          <table:table-cell table:formula="of:=[.O31]*[.E31]" office:value-type="float" office:value="13.5194555900621" calcext:value-type="float">
            <text:p>13.5194555900621</text:p>
          </table:table-cell>
          <table:table-cell table:number-columns-repeated="2"/>
          <table:table-cell table:formula="of:=[.L31]*1.609" office:value-type="float" office:value="48.6597577639751" calcext:value-type="float">
            <text:p>48.6597577639751</text:p>
          </table:table-cell>
        </table:table-row>
        <table:table-row table:style-name="ro1">
          <table:table-cell office:value-type="date" office:date-value="2021-01-10" calcext:value-type="date">
            <text:p>01/10/21</text:p>
          </table:table-cell>
          <table:table-cell office:value-type="float" office:value="32.1" calcext:value-type="float">
            <text:p>32.1</text:p>
          </table:table-cell>
          <table:table-cell table:formula="of:=[.B32]*60" office:value-type="float" office:value="1926" calcext:value-type="float">
            <text:p>1926</text:p>
          </table:table-cell>
          <table:table-cell office:value-type="float" office:value="16.33" calcext:value-type="float">
            <text:p>16.33</text:p>
          </table:table-cell>
          <table:table-cell office:value-type="float" office:value="255" calcext:value-type="float">
            <text:p>255</text:p>
          </table:table-cell>
          <table:table-cell office:value-type="float" office:value="26.4" calcext:value-type="float">
            <text:p>26.4</text:p>
          </table:table-cell>
          <table:table-cell office:value-type="float" office:value="14.5" calcext:value-type="float">
            <text:p>14.5</text:p>
          </table:table-cell>
          <table:table-cell office:value-type="float" office:value="275" calcext:value-type="float">
            <text:p>27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34" calcext:value-type="float">
            <text:p>334</text:p>
          </table:table-cell>
          <table:table-cell table:formula="of:=[.D32]/[.B32]*60" office:value-type="float" office:value="30.5233644859813" calcext:value-type="float">
            <text:p>30.5233644859813</text:p>
          </table:table-cell>
          <table:table-cell table:formula="of:=[.D32]/[.C32]/[.E32]" office:value-type="float" office:value="0.0000332498523812432" calcext:value-type="float">
            <text:p>3.32498523812432E-05</text:p>
          </table:table-cell>
          <table:table-cell table:formula="of:=[.M32] * 1.60934" office:value-type="float" office:value="0.00005351031743123" calcext:value-type="float">
            <text:p>5.351031743123E-05</text:p>
          </table:table-cell>
          <table:table-cell table:formula="of:=[.N32]*1000" office:value-type="float" office:value="0.05351031743123" calcext:value-type="float">
            <text:p>0.05351031743123</text:p>
          </table:table-cell>
          <table:table-cell table:formula="of:=[.O32]*[.E32]" office:value-type="float" office:value="13.6451309449637" calcext:value-type="float">
            <text:p>13.6451309449637</text:p>
          </table:table-cell>
          <table:table-cell table:number-columns-repeated="2"/>
          <table:table-cell table:formula="of:=[.L32]*1.609" office:value-type="float" office:value="49.1120934579439" calcext:value-type="float">
            <text:p>49.1120934579439</text:p>
          </table:table-cell>
        </table:table-row>
        <table:table-row table:style-name="ro1">
          <table:table-cell office:value-type="date" office:date-value="2021-01-11" calcext:value-type="date">
            <text:p>01/11/21</text:p>
          </table:table-cell>
          <table:table-cell office:value-type="float" office:value="34.8" calcext:value-type="float">
            <text:p>34.8</text:p>
          </table:table-cell>
          <table:table-cell table:formula="of:=[.B33]*60" office:value-type="float" office:value="2088" calcext:value-type="float">
            <text:p>2088</text:p>
          </table:table-cell>
          <table:table-cell office:value-type="float" office:value="17.81" calcext:value-type="float">
            <text:p>17.81</text:p>
          </table:table-cell>
          <table:table-cell office:value-type="float" office:value="259" calcext:value-type="float">
            <text:p>259</text:p>
          </table:table-cell>
          <table:table-cell office:value-type="float" office:value="29.4" calcext:value-type="float">
            <text:p>29.4</text:p>
          </table:table-cell>
          <table:table-cell office:value-type="float" office:value="16.05" calcext:value-type="float">
            <text:p>16.05</text:p>
          </table:table-cell>
          <table:table-cell office:value-type="float" office:value="273" calcext:value-type="float">
            <text:p>273</text:p>
          </table:table-cell>
          <table:table-cell table:number-columns-repeated="2"/>
          <table:table-cell table:style-name="ce5"/>
          <table:table-cell table:formula="of:=[.D33]/[.B33]*60" office:value-type="float" office:value="30.7068965517241" calcext:value-type="float">
            <text:p>30.7068965517241</text:p>
          </table:table-cell>
          <table:table-cell table:formula="of:=[.D33]/[.C33]/[.E33]" office:value-type="float" office:value="0.0000329331794849036" calcext:value-type="float">
            <text:p>3.29331794849036E-05</text:p>
          </table:table-cell>
          <table:table-cell table:formula="of:=[.M33] * 1.60934" office:value-type="float" office:value="0.0000530006830722348" calcext:value-type="float">
            <text:p>5.30006830722348E-05</text:p>
          </table:table-cell>
          <table:table-cell table:formula="of:=[.N33]*1000" office:value-type="float" office:value="0.0530006830722348" calcext:value-type="float">
            <text:p>0.0530006830722348</text:p>
          </table:table-cell>
          <table:table-cell table:formula="of:=[.O33]*[.E33]" office:value-type="float" office:value="13.7271769157088" calcext:value-type="float">
            <text:p>13.7271769157088</text:p>
          </table:table-cell>
          <table:table-cell table:number-columns-repeated="2"/>
          <table:table-cell table:formula="of:=[.L33]*1.609" office:value-type="float" office:value="49.4073965517241" calcext:value-type="float">
            <text:p>49.4073965517241</text:p>
          </table:table-cell>
        </table:table-row>
        <table:table-row table:style-name="ro1">
          <table:table-cell office:value-type="date" office:date-value="2021-01-12" calcext:value-type="date">
            <text:p>01/12/21</text:p>
          </table:table-cell>
          <table:table-cell office:value-type="float" office:value="36.6" calcext:value-type="float">
            <text:p>36.6</text:p>
          </table:table-cell>
          <table:table-cell table:formula="of:=[.B34]*60" office:value-type="float" office:value="2196" calcext:value-type="float">
            <text:p>2196</text:p>
          </table:table-cell>
          <table:table-cell office:value-type="float" office:value="19.7" calcext:value-type="float">
            <text:p>19.7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office:value-type="float" office:value="18.15" calcext:value-type="float">
            <text:p>18.15</text:p>
          </table:table-cell>
          <table:table-cell office:value-type="float" office:value="284" calcext:value-type="float">
            <text:p>284</text:p>
          </table:table-cell>
          <table:table-cell office:value-type="float" office:value="294" calcext:value-type="float">
            <text:p>294</text:p>
          </table:table-cell>
          <table:table-cell office:value-type="float" office:value="537" calcext:value-type="float">
            <text:p>537</text:p>
          </table:table-cell>
          <table:table-cell table:style-name="ce5" office:value-type="float" office:value="483" calcext:value-type="float">
            <text:p>483</text:p>
          </table:table-cell>
          <table:table-cell table:formula="of:=[.D34]/[.B34]*60" office:value-type="float" office:value="32.2950819672131" calcext:value-type="float">
            <text:p>32.2950819672131</text:p>
          </table:table-cell>
          <table:table-cell table:formula="of:=[.D34]/[.C34]/[.E34]" office:value-type="float" office:value="0.0000333489074423927" calcext:value-type="float">
            <text:p>3.33489074423927E-05</text:p>
          </table:table-cell>
          <table:table-cell table:formula="of:=[.M34] * 1.60934" office:value-type="float" office:value="0.0000536697307033403" calcext:value-type="float">
            <text:p>5.36697307033403E-05</text:p>
          </table:table-cell>
          <table:table-cell table:formula="of:=[.N34]*1000" office:value-type="float" office:value="0.0536697307033403" calcext:value-type="float">
            <text:p>0.0536697307033403</text:p>
          </table:table-cell>
          <table:table-cell table:formula="of:=[.O34]*[.E34]" office:value-type="float" office:value="14.4371575591985" calcext:value-type="float">
            <text:p>14.4371575591985</text:p>
          </table:table-cell>
          <table:table-cell table:number-columns-repeated="2"/>
          <table:table-cell table:formula="of:=[.L34]*1.609" office:value-type="float" office:value="51.9627868852459" calcext:value-type="float">
            <text:p>51.9627868852459</text:p>
          </table:table-cell>
        </table:table-row>
        <table:table-row table:style-name="ro1">
          <table:table-cell office:value-type="date" office:date-value="2021-01-13" calcext:value-type="date">
            <text:p>01/13/21</text:p>
          </table:table-cell>
          <table:table-cell office:value-type="float" office:value="46.6" calcext:value-type="float">
            <text:p>46.6</text:p>
          </table:table-cell>
          <table:table-cell table:formula="of:=[.B35]*60" office:value-type="float" office:value="2796" calcext:value-type="float">
            <text:p>2796</text:p>
          </table:table-cell>
          <table:table-cell office:value-type="float" office:value="25.77" calcext:value-type="float">
            <text:p>25.77</text:p>
          </table:table-cell>
          <table:table-cell office:value-type="float" office:value="276" calcext:value-type="float">
            <text:p>276</text:p>
          </table:table-cell>
          <table:table-cell office:value-type="float" office:value="45.7" calcext:value-type="float">
            <text:p>45.7</text:p>
          </table:table-cell>
          <table:table-cell office:value-type="float" office:value="25.49" calcext:value-type="float">
            <text:p>25.49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760" calcext:value-type="float">
            <text:p>760</text:p>
          </table:table-cell>
          <table:table-cell table:style-name="ce5" office:value-type="float" office:value="677" calcext:value-type="float">
            <text:p>677</text:p>
          </table:table-cell>
          <table:table-cell table:formula="of:=[.D35]/[.B35]*60" office:value-type="float" office:value="33.1802575107296" calcext:value-type="float">
            <text:p>33.1802575107296</text:p>
          </table:table-cell>
          <table:table-cell table:formula="of:=[.D35]/[.C35]/[.E35]" office:value-type="float" office:value="0.0000333939789761771" calcext:value-type="float">
            <text:p>3.33939789761771E-05</text:p>
          </table:table-cell>
          <table:table-cell table:formula="of:=[.M35] * 1.60934" office:value-type="float" office:value="0.0000537422661255209" calcext:value-type="float">
            <text:p>5.37422661255209E-05</text:p>
          </table:table-cell>
          <table:table-cell table:formula="of:=[.N35]*1000" office:value-type="float" office:value="0.0537422661255209" calcext:value-type="float">
            <text:p>0.0537422661255209</text:p>
          </table:table-cell>
          <table:table-cell table:formula="of:=[.O35]*[.E35]" office:value-type="float" office:value="14.8328654506438" calcext:value-type="float">
            <text:p>14.8328654506438</text:p>
          </table:table-cell>
          <table:table-cell table:number-columns-repeated="2"/>
          <table:table-cell table:formula="of:=[.L35]*1.609" office:value-type="float" office:value="53.387034334764" calcext:value-type="float">
            <text:p>53.387034334764</text:p>
          </table:table-cell>
        </table:table-row>
        <table:table-row table:style-name="ro1">
          <table:table-cell office:value-type="date" office:date-value="2021-01-14" calcext:value-type="date">
            <text:p>01/14/21</text:p>
          </table:table-cell>
          <table:table-cell office:value-type="float" office:value="32" calcext:value-type="float">
            <text:p>32</text:p>
          </table:table-cell>
          <table:table-cell table:formula="of:=[.B36]*60" office:value-type="float" office:value="1920" calcext:value-type="float">
            <text:p>1920</text:p>
          </table:table-cell>
          <table:table-cell office:value-type="float" office:value="14.2" calcext:value-type="float">
            <text:p>14.2</text:p>
          </table:table-cell>
          <table:table-cell office:value-type="float" office:value="222" calcext:value-type="float">
            <text:p>222</text:p>
          </table:table-cell>
          <table:table-cell office:value-type="float" office:value="31.4" calcext:value-type="float">
            <text:p>31.4</text:p>
          </table:table-cell>
          <table:table-cell office:value-type="float" office:value="14.06" calcext:value-type="float">
            <text:p>14.06</text:p>
          </table:table-cell>
          <table:table-cell office:value-type="float" office:value="224" calcext:value-type="float">
            <text:p>224</text:p>
          </table:table-cell>
          <table:table-cell office:value-type="float" office:value="230" calcext:value-type="float">
            <text:p>230</text:p>
          </table:table-cell>
          <table:table-cell office:value-type="float" office:value="438" calcext:value-type="float">
            <text:p>438</text:p>
          </table:table-cell>
          <table:table-cell table:style-name="ce5" office:value-type="float" office:value="378" calcext:value-type="float">
            <text:p>378</text:p>
          </table:table-cell>
          <table:table-cell table:formula="of:=[.D36]/[.B36]*60" office:value-type="float" office:value="26.625" calcext:value-type="float">
            <text:p>26.625</text:p>
          </table:table-cell>
          <table:table-cell table:formula="of:=[.D36]/[.C36]/[.E36]" office:value-type="float" office:value="0.0000333145645645646" calcext:value-type="float">
            <text:p>3.33145645645646E-05</text:p>
          </table:table-cell>
          <table:table-cell table:formula="of:=[.M36] * 1.60934" office:value-type="float" office:value="0.0000536144613363363" calcext:value-type="float">
            <text:p>5.36144613363363E-05</text:p>
          </table:table-cell>
          <table:table-cell table:formula="of:=[.N36]*1000" office:value-type="float" office:value="0.0536144613363363" calcext:value-type="float">
            <text:p>0.0536144613363363</text:p>
          </table:table-cell>
          <table:table-cell table:formula="of:=[.O36]*[.E36]" office:value-type="float" office:value="11.9024104166667" calcext:value-type="float">
            <text:p>11.9024104166667</text:p>
          </table:table-cell>
          <table:table-cell table:number-columns-repeated="2"/>
          <table:table-cell table:formula="of:=[.L36]*1.609" office:value-type="float" office:value="42.839625" calcext:value-type="float">
            <text:p>42.839625</text:p>
          </table:table-cell>
        </table:table-row>
        <table:table-row table:style-name="ro1">
          <table:table-cell office:value-type="date" office:date-value="2021-01-15" calcext:value-type="date">
            <text:p>01/15/21</text:p>
          </table:table-cell>
          <table:table-cell office:value-type="float" office:value="46.5" calcext:value-type="float">
            <text:p>46.5</text:p>
          </table:table-cell>
          <table:table-cell table:formula="of:=[.B37]*60" office:value-type="float" office:value="2790" calcext:value-type="float">
            <text:p>2790</text:p>
          </table:table-cell>
          <table:table-cell office:value-type="float" office:value="23.62" calcext:value-type="float">
            <text:p>23.62</text:p>
          </table:table-cell>
          <table:table-cell office:value-type="float" office:value="255" calcext:value-type="float">
            <text:p>255</text:p>
          </table:table-cell>
          <table:table-cell office:value-type="float" office:value="41" calcext:value-type="float">
            <text:p>41</text:p>
          </table:table-cell>
          <table:table-cell office:value-type="float" office:value="21.86" calcext:value-type="float">
            <text:p>21.86</text:p>
          </table:table-cell>
          <table:table-cell office:value-type="float" office:value="267" calcext:value-type="float">
            <text:p>267</text:p>
          </table:table-cell>
          <table:table-cell office:value-type="float" office:value="260" calcext:value-type="float">
            <text:p>260</text:p>
          </table:table-cell>
          <table:table-cell office:value-type="float" office:value="686" calcext:value-type="float">
            <text:p>686</text:p>
          </table:table-cell>
          <table:table-cell table:style-name="ce5" office:value-type="float" office:value="605" calcext:value-type="float">
            <text:p>605</text:p>
          </table:table-cell>
          <table:table-cell table:formula="of:=[.D37]/[.B37]*60" office:value-type="float" office:value="30.4774193548387" calcext:value-type="float">
            <text:p>30.4774193548387</text:p>
          </table:table-cell>
          <table:table-cell table:formula="of:=[.D37]/[.C37]/[.E37]" office:value-type="float" office:value="0.0000331998032187786" calcext:value-type="float">
            <text:p>3.31998032187786E-05</text:p>
          </table:table-cell>
          <table:table-cell table:formula="of:=[.M37] * 1.60934" office:value-type="float" office:value="0.0000534297713121091" calcext:value-type="float">
            <text:p>5.34297713121091E-05</text:p>
          </table:table-cell>
          <table:table-cell table:formula="of:=[.N37]*1000" office:value-type="float" office:value="0.0534297713121091" calcext:value-type="float">
            <text:p>0.0534297713121091</text:p>
          </table:table-cell>
          <table:table-cell table:formula="of:=[.O37]*[.E37]" office:value-type="float" office:value="13.6245916845878" calcext:value-type="float">
            <text:p>13.6245916845878</text:p>
          </table:table-cell>
          <table:table-cell table:number-columns-repeated="2"/>
          <table:table-cell table:formula="of:=[.L37]*1.609" office:value-type="float" office:value="49.0381677419355" calcext:value-type="float">
            <text:p>49.0381677419355</text:p>
          </table:table-cell>
        </table:table-row>
        <table:table-row table:style-name="ro1">
          <table:table-cell office:value-type="date" office:date-value="2021-01-17" calcext:value-type="date">
            <text:p>01/17/21</text:p>
          </table:table-cell>
          <table:table-cell office:value-type="float" office:value="34.1" calcext:value-type="float">
            <text:p>34.1</text:p>
          </table:table-cell>
          <table:table-cell table:formula="of:=[.B38]*60" office:value-type="float" office:value="2046" calcext:value-type="float">
            <text:p>2046</text:p>
          </table:table-cell>
          <table:table-cell office:value-type="float" office:value="17.46" calcext:value-type="float">
            <text:p>17.46</text:p>
          </table:table-cell>
          <table:table-cell office:value-type="float" office:value="256" calcext:value-type="float">
            <text:p>256</text:p>
          </table:table-cell>
          <table:table-cell office:value-type="float" office:value="25.2" calcext:value-type="float">
            <text:p>25.2</text:p>
          </table:table-cell>
          <table:table-cell office:value-type="float" office:value="14.14" calcext:value-type="float">
            <text:p>14.14</text:p>
          </table:table-cell>
          <table:table-cell office:value-type="float" office:value="281" calcext:value-type="float">
            <text:p>281</text:p>
          </table:table-cell>
          <table:table-cell office:value-type="float" office:value="268" calcext:value-type="float">
            <text:p>268</text:p>
          </table:table-cell>
          <table:table-cell office:value-type="float" office:value="496" calcext:value-type="float">
            <text:p>496</text:p>
          </table:table-cell>
          <table:table-cell table:style-name="ce5" office:value-type="float" office:value="439" calcext:value-type="float">
            <text:p>439</text:p>
          </table:table-cell>
          <table:table-cell table:formula="of:=[.D38]/[.B38]*60" office:value-type="float" office:value="30.7214076246334" calcext:value-type="float">
            <text:p>30.7214076246334</text:p>
          </table:table-cell>
          <table:table-cell table:formula="of:=[.D38]/[.C38]/[.E38]" office:value-type="float" office:value="0.0000333348607038123" calcext:value-type="float">
            <text:p>3.33348607038123E-05</text:p>
          </table:table-cell>
          <table:table-cell table:formula="of:=[.M38] * 1.60934" office:value-type="float" office:value="0.0000536471247250733" calcext:value-type="float">
            <text:p>5.36471247250733E-05</text:p>
          </table:table-cell>
          <table:table-cell table:formula="of:=[.N38]*1000" office:value-type="float" office:value="0.0536471247250733" calcext:value-type="float">
            <text:p>0.0536471247250733</text:p>
          </table:table-cell>
          <table:table-cell table:formula="of:=[.O38]*[.E38]" office:value-type="float" office:value="13.7336639296188" calcext:value-type="float">
            <text:p>13.7336639296188</text:p>
          </table:table-cell>
          <table:table-cell table:number-columns-repeated="2"/>
          <table:table-cell table:formula="of:=[.L38]*1.609" office:value-type="float" office:value="49.4307448680352" calcext:value-type="float">
            <text:p>49.4307448680352</text:p>
          </table:table-cell>
        </table:table-row>
        <table:table-row table:style-name="ro1">
          <table:table-cell office:value-type="date" office:date-value="2021-04-11" calcext:value-type="date">
            <text:p>04/11/21</text:p>
          </table:table-cell>
          <table:table-cell office:value-type="float" office:value="45.4" calcext:value-type="float">
            <text:p>45.4</text:p>
          </table:table-cell>
          <table:table-cell table:formula="of:=[.B39]*60" office:value-type="float" office:value="2724" calcext:value-type="float">
            <text:p>2724</text:p>
          </table:table-cell>
          <table:table-cell office:value-type="float" office:value="14.99" calcext:value-type="float">
            <text:p>14.99</text:p>
          </table:table-cell>
          <table:table-cell office:value-type="float" office:value="168" calcext:value-type="float">
            <text:p>168</text:p>
          </table:table-cell>
          <table:table-cell office:value-type="float" office:value="1.6" calcext:value-type="float">
            <text:p>1.6</text:p>
          </table:table-cell>
          <table:table-cell office:value-type="float" office:value="0.13" calcext:value-type="float">
            <text:p>0.13</text:p>
          </table:table-cell>
          <table:table-cell office:value-type="float" office:value="74" calcext:value-type="float">
            <text:p>74</text:p>
          </table:table-cell>
          <table:table-cell office:value-type="float" office:value="168" calcext:value-type="float">
            <text:p>168</text:p>
          </table:table-cell>
          <table:table-cell office:value-type="float" office:value="493" calcext:value-type="float">
            <text:p>493</text:p>
          </table:table-cell>
          <table:table-cell table:style-name="ce5" office:value-type="float" office:value="399" calcext:value-type="float">
            <text:p>399</text:p>
          </table:table-cell>
          <table:table-cell table:formula="of:=[.D39]/[.B39]*60" office:value-type="float" office:value="19.8105726872247" calcext:value-type="float">
            <text:p>19.8105726872247</text:p>
          </table:table-cell>
          <table:table-cell table:formula="of:=[.D39]/[.C39]/[.E39]" office:value-type="float" office:value="0.0000327555765331096" calcext:value-type="float">
            <text:p>3.27555765331096E-05</text:p>
          </table:table-cell>
          <table:table-cell table:formula="of:=[.M39] * 1.60934" office:value-type="float" office:value="0.0000527148595377946" calcext:value-type="float">
            <text:p>5.27148595377946E-05</text:p>
          </table:table-cell>
          <table:table-cell table:formula="of:=[.N39]*1000" office:value-type="float" office:value="0.0527148595377946" calcext:value-type="float">
            <text:p>0.0527148595377946</text:p>
          </table:table-cell>
          <table:table-cell table:formula="of:=[.O39]*[.E39]" office:value-type="float" office:value="8.85609640234948" calcext:value-type="float">
            <text:p>8.85609640234948</text:p>
          </table:table-cell>
          <table:table-cell table:number-columns-repeated="2"/>
          <table:table-cell table:formula="of:=[.L39]*1.609" office:value-type="float" office:value="31.8752114537445" calcext:value-type="float">
            <text:p>31.8752114537445</text:p>
          </table:table-cell>
        </table:table-row>
        <table:table-row table:style-name="ro1">
          <table:table-cell office:value-type="date" office:date-value="2021-04-13" calcext:value-type="date">
            <text:p>04/13/21</text:p>
          </table:table-cell>
          <table:table-cell office:value-type="float" office:value="31.9" calcext:value-type="float">
            <text:p>31.9</text:p>
          </table:table-cell>
          <table:table-cell table:formula="of:=[.B40]*60" office:value-type="float" office:value="1914" calcext:value-type="float">
            <text:p>1914</text:p>
          </table:table-cell>
          <table:table-cell office:value-type="float" office:value="15.16" calcext:value-type="float">
            <text:p>15.16</text:p>
          </table:table-cell>
          <table:table-cell office:value-type="float" office:value="245" calcext:value-type="float">
            <text:p>245</text:p>
          </table:table-cell>
          <table:table-cell office:value-type="float" office:value="25" calcext:value-type="float">
            <text:p>25</text:p>
          </table:table-cell>
          <table:table-cell office:value-type="float" office:value="13.02" calcext:value-type="float">
            <text:p>13.02</text:p>
          </table:table-cell>
          <table:table-cell office:value-type="float" office:value="260" calcext:value-type="float">
            <text:p>260</text:p>
          </table:table-cell>
          <table:table-cell office:value-type="float" office:value="251" calcext:value-type="float">
            <text:p>251</text:p>
          </table:table-cell>
          <table:table-cell office:value-type="float" office:value="470" calcext:value-type="float">
            <text:p>470</text:p>
          </table:table-cell>
          <table:table-cell table:style-name="ce5" office:value-type="float" office:value="412" calcext:value-type="float">
            <text:p>412</text:p>
          </table:table-cell>
          <table:table-cell table:formula="of:=[.D40]/[.B40]*60" office:value-type="float" office:value="28.5141065830721" calcext:value-type="float">
            <text:p>28.5141065830721</text:p>
          </table:table-cell>
          <table:table-cell table:formula="of:=[.D40]/[.C40]/[.E40]" office:value-type="float" office:value="0.0000323289190284264" calcext:value-type="float">
            <text:p>3.23289190284264E-05</text:p>
          </table:table-cell>
          <table:table-cell table:formula="of:=[.M40] * 1.60934" office:value-type="float" office:value="0.0000520282225492078" calcext:value-type="float">
            <text:p>5.20282225492078E-05</text:p>
          </table:table-cell>
          <table:table-cell table:formula="of:=[.N40]*1000" office:value-type="float" office:value="0.0520282225492078" calcext:value-type="float">
            <text:p>0.0520282225492078</text:p>
          </table:table-cell>
          <table:table-cell table:formula="of:=[.O40]*[.E40]" office:value-type="float" office:value="12.7469145245559" calcext:value-type="float">
            <text:p>12.7469145245559</text:p>
          </table:table-cell>
          <table:table-cell table:number-columns-repeated="2"/>
          <table:table-cell table:formula="of:=[.L40]*1.609" office:value-type="float" office:value="45.879197492163" calcext:value-type="float">
            <text:p>45.879197492163</text:p>
          </table:table-cell>
        </table:table-row>
        <table:table-row table:style-name="ro1">
          <table:table-cell office:value-type="date" office:date-value="2021-04-14" calcext:value-type="date">
            <text:p>04/14/21</text:p>
          </table:table-cell>
          <table:table-cell office:value-type="float" office:value="48.3" calcext:value-type="float">
            <text:p>48.3</text:p>
          </table:table-cell>
          <table:table-cell table:formula="of:=[.B41]*60" office:value-type="float" office:value="2898" calcext:value-type="float">
            <text:p>2898</text:p>
          </table:table-cell>
          <table:table-cell office:value-type="float" office:value="27.33" calcext:value-type="float">
            <text:p>27.33</text:p>
          </table:table-cell>
          <table:table-cell office:value-type="float" office:value="285" calcext:value-type="float">
            <text:p>285</text:p>
          </table:table-cell>
          <table:table-cell office:value-type="float" office:value="41.9" calcext:value-type="float">
            <text:p>41.9</text:p>
          </table:table-cell>
          <table:table-cell office:value-type="float" office:value="25.05" calcext:value-type="float">
            <text:p>25.05</text:p>
          </table:table-cell>
          <table:table-cell office:value-type="float" office:value="299" calcext:value-type="float">
            <text:p>299</text:p>
          </table:table-cell>
          <table:table-cell office:value-type="float" office:value="290" calcext:value-type="float">
            <text:p>290</text:p>
          </table:table-cell>
          <table:table-cell office:value-type="float" office:value="791" calcext:value-type="float">
            <text:p>791</text:p>
          </table:table-cell>
          <table:table-cell table:style-name="ce5" office:value-type="float" office:value="709" calcext:value-type="float">
            <text:p>709</text:p>
          </table:table-cell>
          <table:table-cell table:formula="of:=[.D41]/[.B41]*60" office:value-type="float" office:value="33.9503105590062" calcext:value-type="float">
            <text:p>33.9503105590062</text:p>
          </table:table-cell>
          <table:table-cell table:formula="of:=[.D41]/[.C41]/[.E41]" office:value-type="float" office:value="0.0000330899713050743" calcext:value-type="float">
            <text:p>3.30899713050743E-05</text:p>
          </table:table-cell>
          <table:table-cell table:formula="of:=[.M41] * 1.60934" office:value-type="float" office:value="0.0000532530144201082" calcext:value-type="float">
            <text:p>5.32530144201082E-05</text:p>
          </table:table-cell>
          <table:table-cell table:formula="of:=[.N41]*1000" office:value-type="float" office:value="0.0532530144201082" calcext:value-type="float">
            <text:p>0.0532530144201082</text:p>
          </table:table-cell>
          <table:table-cell table:formula="of:=[.O41]*[.E41]" office:value-type="float" office:value="15.1771091097308" calcext:value-type="float">
            <text:p>15.1771091097308</text:p>
          </table:table-cell>
          <table:table-cell table:number-columns-repeated="2"/>
          <table:table-cell table:formula="of:=[.L41]*1.609" office:value-type="float" office:value="54.626049689441" calcext:value-type="float">
            <text:p>54.626049689441</text:p>
          </table:table-cell>
        </table:table-row>
        <table:table-row table:style-name="ro1">
          <table:table-cell office:value-type="date" office:date-value="2021-04-15" calcext:value-type="date">
            <text:p>04/15/21</text:p>
          </table:table-cell>
          <table:table-cell office:value-type="float" office:value="34.8" calcext:value-type="float">
            <text:p>34.8</text:p>
          </table:table-cell>
          <table:table-cell table:formula="of:=[.B42]*60" office:value-type="float" office:value="2088" calcext:value-type="float">
            <text:p>2088</text:p>
          </table:table-cell>
          <table:table-cell office:value-type="float" office:value="20.77" calcext:value-type="float">
            <text:p>20.77</text:p>
          </table:table-cell>
          <table:table-cell office:value-type="float" office:value="299" calcext:value-type="float">
            <text:p>299</text:p>
          </table:table-cell>
          <table:table-cell office:value-type="float" office:value="27.6" calcext:value-type="float">
            <text:p>27.6</text:p>
          </table:table-cell>
          <table:table-cell office:value-type="float" office:value="17.68" calcext:value-type="float">
            <text:p>17.68</text:p>
          </table:table-cell>
          <table:table-cell office:value-type="float" office:value="321" calcext:value-type="float">
            <text:p>321</text:p>
          </table:table-cell>
          <table:table-cell office:value-type="float" office:value="314" calcext:value-type="float">
            <text:p>314</text:p>
          </table:table-cell>
          <table:table-cell office:value-type="float" office:value="568" calcext:value-type="float">
            <text:p>568</text:p>
          </table:table-cell>
          <table:table-cell table:style-name="ce5" office:value-type="float" office:value="515" calcext:value-type="float">
            <text:p>515</text:p>
          </table:table-cell>
          <table:table-cell table:formula="of:=[.D42]/[.B42]*60" office:value-type="float" office:value="35.8103448275862" calcext:value-type="float">
            <text:p>35.8103448275862</text:p>
          </table:table-cell>
          <table:table-cell table:formula="of:=[.D42]/[.C42]/[.E42]" office:value-type="float" office:value="0.0000332686220992068" calcext:value-type="float">
            <text:p>3.32686220992068E-05</text:p>
          </table:table-cell>
          <table:table-cell table:formula="of:=[.M42] * 1.60934" office:value-type="float" office:value="0.0000535405242891375" calcext:value-type="float">
            <text:p>5.35405242891375E-05</text:p>
          </table:table-cell>
          <table:table-cell table:formula="of:=[.N42]*1000" office:value-type="float" office:value="0.0535405242891375" calcext:value-type="float">
            <text:p>0.0535405242891375</text:p>
          </table:table-cell>
          <table:table-cell table:formula="of:=[.O42]*[.E42]" office:value-type="float" office:value="16.0086167624521" calcext:value-type="float">
            <text:p>16.0086167624521</text:p>
          </table:table-cell>
          <table:table-cell table:number-columns-repeated="2"/>
          <table:table-cell table:formula="of:=[.L42]*1.609" office:value-type="float" office:value="57.6188448275862" calcext:value-type="float">
            <text:p>57.6188448275862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6" calcext:value-type="float">
            <text:p>46.6</text:p>
          </table:table-cell>
          <table:table-cell table:formula="of:=[.B43]*60" office:value-type="float" office:value="2796" calcext:value-type="float">
            <text:p>2796</text:p>
          </table:table-cell>
          <table:table-cell office:value-type="float" office:value="23.67" calcext:value-type="float">
            <text:p>23.67</text:p>
          </table:table-cell>
          <table:table-cell office:value-type="float" office:value="255" calcext:value-type="float">
            <text:p>255</text:p>
          </table:table-cell>
          <table:table-cell office:value-type="float" office:value="43.3" calcext:value-type="float">
            <text:p>43.3</text:p>
          </table:table-cell>
          <table:table-cell office:value-type="float" office:value="22.94" calcext:value-type="float">
            <text:p>22.94</text:p>
          </table:table-cell>
          <table:table-cell office:value-type="float" office:value="264" calcext:value-type="float">
            <text:p>264</text:p>
          </table:table-cell>
          <table:table-cell office:value-type="float" office:value="259" calcext:value-type="float">
            <text:p>259</text:p>
          </table:table-cell>
          <table:table-cell office:value-type="float" office:value="717" calcext:value-type="float">
            <text:p>717</text:p>
          </table:table-cell>
          <table:table-cell table:style-name="ce5" office:value-type="float" office:value="632" calcext:value-type="float">
            <text:p>632</text:p>
          </table:table-cell>
          <table:table-cell table:formula="of:=[.D43]/[.B43]*60" office:value-type="float" office:value="30.4763948497854" calcext:value-type="float">
            <text:p>30.4763948497854</text:p>
          </table:table-cell>
          <table:table-cell table:formula="of:=[.D43]/[.C43]/[.E43]" office:value-type="float" office:value="0.000033198687200202" calcext:value-type="float">
            <text:p>3.3198687200202E-05</text:p>
          </table:table-cell>
          <table:table-cell table:formula="of:=[.M43] * 1.60934" office:value-type="float" office:value="0.000053427975258773" calcext:value-type="float">
            <text:p>5.3427975258773E-05</text:p>
          </table:table-cell>
          <table:table-cell table:formula="of:=[.N43]*1000" office:value-type="float" office:value="0.053427975258773" calcext:value-type="float">
            <text:p>0.053427975258773</text:p>
          </table:table-cell>
          <table:table-cell table:formula="of:=[.O43]*[.E43]" office:value-type="float" office:value="13.6241336909871" calcext:value-type="float">
            <text:p>13.6241336909871</text:p>
          </table:table-cell>
          <table:table-cell table:number-columns-repeated="2"/>
          <table:table-cell table:formula="of:=[.L43]*1.609" office:value-type="float" office:value="49.0365193133047" calcext:value-type="float">
            <text:p>49.0365193133047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5" calcext:value-type="float">
            <text:p>46.5</text:p>
          </table:table-cell>
          <table:table-cell table:formula="of:=[.B44]*60" office:value-type="float" office:value="2790" calcext:value-type="float">
            <text:p>2790</text:p>
          </table:table-cell>
          <table:table-cell office:value-type="float" office:value="25.13" calcext:value-type="float">
            <text:p>25.13</text:p>
          </table:table-cell>
          <table:table-cell office:value-type="float" office:value="283" calcext:value-type="float">
            <text:p>283</text:p>
          </table:table-cell>
          <table:table-cell office:value-type="float" office:value="41.6" calcext:value-type="float">
            <text:p>41.6</text:p>
          </table:table-cell>
          <table:table-cell office:value-type="float" office:value="23.91" calcext:value-type="float">
            <text:p>23.91</text:p>
          </table:table-cell>
          <table:table-cell office:value-type="float" office:value="287" calcext:value-type="float">
            <text:p>287</text:p>
          </table:table-cell>
          <table:table-cell office:value-type="float" office:value="282" calcext:value-type="float">
            <text:p>282</text:p>
          </table:table-cell>
          <table:table-cell office:value-type="float" office:value="756" calcext:value-type="float">
            <text:p>756</text:p>
          </table:table-cell>
          <table:table-cell table:style-name="ce5" office:value-type="float" office:value="674" calcext:value-type="float">
            <text:p>674</text:p>
          </table:table-cell>
          <table:table-cell table:formula="of:=[.D44]/[.B44]*60" office:value-type="float" office:value="32.4258064516129" calcext:value-type="float">
            <text:p>32.4258064516129</text:p>
          </table:table-cell>
          <table:table-cell table:formula="of:=[.D44]/[.C44]/[.E44]" office:value-type="float" office:value="0.0000318274503843864" calcext:value-type="float">
            <text:p>3.18274503843864E-05</text:p>
          </table:table-cell>
          <table:table-cell table:formula="of:=[.M44] * 1.60934" office:value-type="float" office:value="0.0000512211890016085" calcext:value-type="float">
            <text:p>5.12211890016085E-05</text:p>
          </table:table-cell>
          <table:table-cell table:formula="of:=[.N44]*1000" office:value-type="float" office:value="0.0512211890016085" calcext:value-type="float">
            <text:p>0.0512211890016085</text:p>
          </table:table-cell>
          <table:table-cell table:formula="of:=[.O44]*[.E44]" office:value-type="float" office:value="14.4955964874552" calcext:value-type="float">
            <text:p>14.4955964874552</text:p>
          </table:table-cell>
          <table:table-cell table:number-columns-repeated="2"/>
          <table:table-cell table:formula="of:=[.L44]*1.609" office:value-type="float" office:value="52.1731225806452" calcext:value-type="float">
            <text:p>52.173122580645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3" calcext:value-type="float">
            <text:p>43</text:p>
          </table:table-cell>
          <table:table-cell table:formula="of:=[.B45]*60" office:value-type="float" office:value="2580" calcext:value-type="float">
            <text:p>2580</text:p>
          </table:table-cell>
          <table:table-cell office:value-type="float" office:value="23.51" calcext:value-type="float">
            <text:p>23.51</text:p>
          </table:table-cell>
          <table:table-cell office:value-type="float" office:value="275" calcext:value-type="float">
            <text:p>275</text:p>
          </table:table-cell>
          <table:table-cell office:value-type="float" office:value="42.5" calcext:value-type="float">
            <text:p>42.5</text:p>
          </table:table-cell>
          <table:table-cell office:value-type="float" office:value="23.46" calcext:value-type="float">
            <text:p>23.46</text:p>
          </table:table-cell>
          <table:table-cell office:value-type="float" office:value="276" calcext:value-type="float">
            <text:p>276</text:p>
          </table:table-cell>
          <table:table-cell office:value-type="float" office:value="271" calcext:value-type="float">
            <text:p>271</text:p>
          </table:table-cell>
          <table:table-cell office:value-type="float" office:value="726" calcext:value-type="float">
            <text:p>726</text:p>
          </table:table-cell>
          <table:table-cell table:style-name="ce5" office:value-type="float" office:value="644" calcext:value-type="float">
            <text:p>644</text:p>
          </table:table-cell>
          <table:table-cell table:formula="of:=[.D45]/[.B45]*60" office:value-type="float" office:value="32.8046511627907" calcext:value-type="float">
            <text:p>32.8046511627907</text:p>
          </table:table-cell>
          <table:table-cell table:formula="of:=[.D45]/[.C45]/[.E45]" office:value-type="float" office:value="0.0000331360112755462" calcext:value-type="float">
            <text:p>3.31360112755462E-05</text:p>
          </table:table-cell>
          <table:table-cell table:formula="of:=[.M45] * 1.60934" office:value-type="float" office:value="0.0000533271083861875" calcext:value-type="float">
            <text:p>5.33271083861875E-05</text:p>
          </table:table-cell>
          <table:table-cell table:formula="of:=[.N45]*1000" office:value-type="float" office:value="0.0533271083861875" calcext:value-type="float">
            <text:p>0.0533271083861875</text:p>
          </table:table-cell>
          <table:table-cell table:formula="of:=[.O45]*[.E45]" office:value-type="float" office:value="14.6649548062015" calcext:value-type="float">
            <text:p>14.6649548062015</text:p>
          </table:table-cell>
          <table:table-cell table:number-columns-repeated="2"/>
          <table:table-cell table:formula="of:=[.L45]*1.609" office:value-type="float" office:value="52.7826837209302" calcext:value-type="float">
            <text:p>52.782683720930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8.5" calcext:value-type="float">
            <text:p>48.5</text:p>
          </table:table-cell>
          <table:table-cell table:formula="of:=[.B46]*60" office:value-type="float" office:value="2910" calcext:value-type="float">
            <text:p>2910</text:p>
          </table:table-cell>
          <table:table-cell office:value-type="float" office:value="24.08" calcext:value-type="float">
            <text:p>24.08</text:p>
          </table:table-cell>
          <table:table-cell office:value-type="float" office:value="248" calcext:value-type="float">
            <text:p>248</text:p>
          </table:table-cell>
          <table:table-cell office:value-type="float" office:value="43.5" calcext:value-type="float">
            <text:p>43.5</text:p>
          </table:table-cell>
          <table:table-cell office:value-type="float" office:value="23.3" calcext:value-type="float">
            <text:p>23.3</text:p>
          </table:table-cell>
          <table:table-cell office:value-type="float" office:value="267" calcext:value-type="float">
            <text:p>267</text:p>
          </table:table-cell>
          <table:table-cell office:value-type="float" office:value="266" calcext:value-type="float">
            <text:p>266</text:p>
          </table:table-cell>
          <table:table-cell office:value-type="float" office:value="712" calcext:value-type="float">
            <text:p>712</text:p>
          </table:table-cell>
          <table:table-cell table:style-name="ce5" office:value-type="float" office:value="629" calcext:value-type="float">
            <text:p>629</text:p>
          </table:table-cell>
          <table:table-cell table:formula="of:=[.D46]/[.B46]*60" office:value-type="float" office:value="29.7896907216495" calcext:value-type="float">
            <text:p>29.7896907216495</text:p>
          </table:table-cell>
          <table:table-cell table:formula="of:=[.D46]/[.C46]/[.E46]" office:value-type="float" office:value="0.0000333665890699479" calcext:value-type="float">
            <text:p>3.33665890699479E-05</text:p>
          </table:table-cell>
          <table:table-cell table:formula="of:=[.M46] * 1.60934" office:value-type="float" office:value="0.0000536981864538299" calcext:value-type="float">
            <text:p>5.36981864538299E-05</text:p>
          </table:table-cell>
          <table:table-cell table:formula="of:=[.N46]*1000" office:value-type="float" office:value="0.0536981864538299" calcext:value-type="float">
            <text:p>0.0536981864538299</text:p>
          </table:table-cell>
          <table:table-cell table:formula="of:=[.O46]*[.E46]" office:value-type="float" office:value="13.3171502405498" calcext:value-type="float">
            <text:p>13.3171502405498</text:p>
          </table:table-cell>
          <table:table-cell table:number-columns-repeated="2"/>
          <table:table-cell table:formula="of:=[.L46]*1.609" office:value-type="float" office:value="47.931612371134" calcext:value-type="float">
            <text:p>47.931612371134</text:p>
          </table:table-cell>
        </table:table-row>
        <table:table-row table:style-name="ro1">
          <table:table-cell office:value-type="date" office:date-value="2021-04-19" calcext:value-type="date">
            <text:p>04/19/21</text:p>
          </table:table-cell>
          <table:table-cell office:value-type="float" office:value="48.3" calcext:value-type="float">
            <text:p>48.3</text:p>
          </table:table-cell>
          <table:table-cell table:formula="of:=[.B47]*60" office:value-type="float" office:value="2898" calcext:value-type="float">
            <text:p>2898</text:p>
          </table:table-cell>
          <table:table-cell office:value-type="float" office:value="21.08" calcext:value-type="float">
            <text:p>21.08</text:p>
          </table:table-cell>
          <table:table-cell office:value-type="float" office:value="220" calcext:value-type="float">
            <text:p>220</text:p>
          </table:table-cell>
          <table:table-cell office:value-type="float" office:value="41.2" calcext:value-type="float">
            <text:p>41.2</text:p>
          </table:table-cell>
          <table:table-cell office:value-type="float" office:value="19.61" calcext:value-type="float">
            <text:p>19.61</text:p>
          </table:table-cell>
          <table:table-cell office:value-type="float" office:value="238" calcext:value-type="float">
            <text:p>238</text:p>
          </table:table-cell>
          <table:table-cell office:value-type="float" office:value="231" calcext:value-type="float">
            <text:p>231</text:p>
          </table:table-cell>
          <table:table-cell office:value-type="float" office:value="628" calcext:value-type="float">
            <text:p>628</text:p>
          </table:table-cell>
          <table:table-cell table:style-name="ce5" office:value-type="float" office:value="542" calcext:value-type="float">
            <text:p>542</text:p>
          </table:table-cell>
          <table:table-cell table:formula="of:=[.D47]/[.B47]*60" office:value-type="float" office:value="26.1863354037267" calcext:value-type="float">
            <text:p>26.1863354037267</text:p>
          </table:table-cell>
          <table:table-cell table:formula="of:=[.D47]/[.C47]/[.E47]" office:value-type="float" office:value="0.0000330635548026852" calcext:value-type="float">
            <text:p>3.30635548026852E-05</text:p>
          </table:table-cell>
          <table:table-cell table:formula="of:=[.M47] * 1.60934" office:value-type="float" office:value="0.0000532105012861535" calcext:value-type="float">
            <text:p>5.32105012861535E-05</text:p>
          </table:table-cell>
          <table:table-cell table:formula="of:=[.N47]*1000" office:value-type="float" office:value="0.0532105012861535" calcext:value-type="float">
            <text:p>0.0532105012861535</text:p>
          </table:table-cell>
          <table:table-cell table:formula="of:=[.O47]*[.E47]" office:value-type="float" office:value="11.7063102829538" calcext:value-type="float">
            <text:p>11.7063102829538</text:p>
          </table:table-cell>
          <table:table-cell table:number-columns-repeated="2"/>
          <table:table-cell table:formula="of:=[.L47]*1.609" office:value-type="float" office:value="42.1338136645963" calcext:value-type="float">
            <text:p>42.1338136645963</text:p>
          </table:table-cell>
        </table:table-row>
        <table:table-row table:style-name="ro1">
          <table:table-cell office:value-type="date" office:date-value="2021-04-20" calcext:value-type="date">
            <text:p>04/20/21</text:p>
          </table:table-cell>
          <table:table-cell office:value-type="float" office:value="32.2" calcext:value-type="float">
            <text:p>32.2</text:p>
          </table:table-cell>
          <table:table-cell table:formula="of:=[.B48]*60" office:value-type="float" office:value="1932" calcext:value-type="float">
            <text:p>1932</text:p>
          </table:table-cell>
          <table:table-cell office:value-type="float" office:value="16.48" calcext:value-type="float">
            <text:p>16.48</text:p>
          </table:table-cell>
          <table:table-cell office:value-type="float" office:value="258" calcext:value-type="float">
            <text:p>258</text:p>
          </table:table-cell>
          <table:table-cell office:value-type="float" office:value="26.7" calcext:value-type="float">
            <text:p>26.7</text:p>
          </table:table-cell>
          <table:table-cell office:value-type="float" office:value="14.74" calcext:value-type="float">
            <text:p>14.74</text:p>
          </table:table-cell>
          <table:table-cell office:value-type="float" office:value="276" calcext:value-type="float">
            <text:p>276</text:p>
          </table:table-cell>
          <table:table-cell office:value-type="float" office:value="266" calcext:value-type="float">
            <text:p>266</text:p>
          </table:table-cell>
          <table:table-cell office:value-type="float" office:value="493" calcext:value-type="float">
            <text:p>493</text:p>
          </table:table-cell>
          <table:table-cell table:style-name="ce5" office:value-type="float" office:value="436" calcext:value-type="float">
            <text:p>436</text:p>
          </table:table-cell>
          <table:table-cell table:formula="of:=[.D48]/[.B48]*60" office:value-type="float" office:value="30.7080745341615" calcext:value-type="float">
            <text:p>30.7080745341615</text:p>
          </table:table-cell>
          <table:table-cell table:formula="of:=[.D48]/[.C48]/[.E48]" office:value-type="float" office:value="0.0000330620957516812" calcext:value-type="float">
            <text:p>3.30620957516812E-05</text:p>
          </table:table-cell>
          <table:table-cell table:formula="of:=[.M48] * 1.60934" office:value-type="float" office:value="0.0000532081531770106" calcext:value-type="float">
            <text:p>5.32081531770106E-05</text:p>
          </table:table-cell>
          <table:table-cell table:formula="of:=[.N48]*1000" office:value-type="float" office:value="0.0532081531770106" calcext:value-type="float">
            <text:p>0.0532081531770106</text:p>
          </table:table-cell>
          <table:table-cell table:formula="of:=[.O48]*[.E48]" office:value-type="float" office:value="13.7277035196687" calcext:value-type="float">
            <text:p>13.7277035196687</text:p>
          </table:table-cell>
          <table:table-cell table:number-columns-repeated="2"/>
          <table:table-cell table:formula="of:=[.L48]*1.609" office:value-type="float" office:value="49.4092919254658" calcext:value-type="float">
            <text:p>49.4092919254658</text:p>
          </table:table-cell>
        </table:table-row>
        <table:table-row table:style-name="ro1">
          <table:table-cell office:value-type="date" office:date-value="2021-04-21" calcext:value-type="date">
            <text:p>04/21/21</text:p>
          </table:table-cell>
          <table:table-cell office:value-type="float" office:value="51.3" calcext:value-type="float">
            <text:p>51.3</text:p>
          </table:table-cell>
          <table:table-cell table:formula="of:=[.B49]*60" office:value-type="float" office:value="3078" calcext:value-type="float">
            <text:p>3078</text:p>
          </table:table-cell>
          <table:table-cell office:value-type="float" office:value="30.7" calcext:value-type="float">
            <text:p>30.7</text:p>
          </table:table-cell>
          <table:table-cell office:value-type="float" office:value="302" calcext:value-type="float">
            <text:p>302</text:p>
          </table:table-cell>
          <table:table-cell office:value-type="float" office:value="43.8" calcext:value-type="float">
            <text:p>43.8</text:p>
          </table:table-cell>
          <table:table-cell office:value-type="float" office:value="27.75" calcext:value-type="float">
            <text:p>27.75</text:p>
          </table:table-cell>
          <table:table-cell office:value-type="float" office:value="317" calcext:value-type="float">
            <text:p>317</text:p>
          </table:table-cell>
          <table:table-cell office:value-type="float" office:value="312" calcext:value-type="float">
            <text:p>312</text:p>
          </table:table-cell>
          <table:table-cell office:value-type="float" office:value="846" calcext:value-type="float">
            <text:p>846</text:p>
          </table:table-cell>
          <table:table-cell table:style-name="ce5" office:value-type="float" office:value="766" calcext:value-type="float">
            <text:p>766</text:p>
          </table:table-cell>
          <table:table-cell table:formula="of:=[.D49]/[.B49]*60" office:value-type="float" office:value="35.906432748538" calcext:value-type="float">
            <text:p>35.906432748538</text:p>
          </table:table-cell>
          <table:table-cell table:formula="of:=[.D49]/[.C49]/[.E49]" office:value-type="float" office:value="0.0000330265201881328" calcext:value-type="float">
            <text:p>3.30265201881328E-05</text:p>
          </table:table-cell>
          <table:table-cell table:formula="of:=[.M49] * 1.60934" office:value-type="float" office:value="0.0000531508999995697" calcext:value-type="float">
            <text:p>5.31508999995697E-05</text:p>
          </table:table-cell>
          <table:table-cell table:formula="of:=[.N49]*1000" office:value-type="float" office:value="0.0531508999995697" calcext:value-type="float">
            <text:p>0.0531508999995697</text:p>
          </table:table-cell>
          <table:table-cell table:formula="of:=[.O49]*[.E49]" office:value-type="float" office:value="16.05157179987" calcext:value-type="float">
            <text:p>16.05157179987</text:p>
          </table:table-cell>
          <table:table-cell table:number-columns-repeated="2"/>
          <table:table-cell table:formula="of:=[.L49]*1.609" office:value-type="float" office:value="57.7734502923977" calcext:value-type="float">
            <text:p>57.7734502923977</text:p>
          </table:table-cell>
        </table:table-row>
        <table:table-row table:style-name="ro1">
          <table:table-cell office:value-type="date" office:date-value="2021-04-22" calcext:value-type="date">
            <text:p>04/22/21</text:p>
          </table:table-cell>
          <table:table-cell office:value-type="float" office:value="31.2" calcext:value-type="float">
            <text:p>31.2</text:p>
          </table:table-cell>
          <table:table-cell table:formula="of:=[.B50]*60" office:value-type="float" office:value="1872" calcext:value-type="float">
            <text:p>1872</text:p>
          </table:table-cell>
          <table:table-cell office:value-type="float" office:value="16.73" calcext:value-type="float">
            <text:p>16.73</text:p>
          </table:table-cell>
          <table:table-cell office:value-type="float" office:value="272" calcext:value-type="float">
            <text:p>272</text:p>
          </table:table-cell>
          <table:table-cell office:value-type="float" office:value="30" calcext:value-type="float">
            <text:p>30</text:p>
          </table:table-cell>
          <table:table-cell office:value-type="float" office:value="16.55" calcext:value-type="float">
            <text:p>16.55</text:p>
          </table:table-cell>
          <table:table-cell table:number-columns-repeated="2" office:value-type="float" office:value="275" calcext:value-type="float">
            <text:p>275</text:p>
          </table:table-cell>
          <table:table-cell office:value-type="float" office:value="495" calcext:value-type="float">
            <text:p>495</text:p>
          </table:table-cell>
          <table:table-cell table:style-name="ce5" office:value-type="float" office:value="442" calcext:value-type="float">
            <text:p>442</text:p>
          </table:table-cell>
          <table:table-cell table:formula="of:=[.D50]/[.B50]*60" office:value-type="float" office:value="32.1730769230769" calcext:value-type="float">
            <text:p>32.1730769230769</text:p>
          </table:table-cell>
          <table:table-cell table:formula="of:=[.D50]/[.C50]/[.E50]" office:value-type="float" office:value="0.0000328564919557567" calcext:value-type="float">
            <text:p>3.28564919557567E-05</text:p>
          </table:table-cell>
          <table:table-cell table:formula="of:=[.M50] * 1.60934" office:value-type="float" office:value="0.0000528772667640774" calcext:value-type="float">
            <text:p>5.28772667640774E-05</text:p>
          </table:table-cell>
          <table:table-cell table:formula="of:=[.N50]*1000" office:value-type="float" office:value="0.0528772667640774" calcext:value-type="float">
            <text:p>0.0528772667640774</text:p>
          </table:table-cell>
          <table:table-cell table:formula="of:=[.O50]*[.E50]" office:value-type="float" office:value="14.3826165598291" calcext:value-type="float">
            <text:p>14.3826165598291</text:p>
          </table:table-cell>
          <table:table-cell table:number-columns-repeated="2"/>
          <table:table-cell table:formula="of:=[.L50]*1.609" office:value-type="float" office:value="51.7664807692308" calcext:value-type="float">
            <text:p>51.7664807692308</text:p>
          </table:table-cell>
        </table:table-row>
        <table:table-row table:style-name="ro1">
          <table:table-cell office:value-type="date" office:date-value="2021-04-24" calcext:value-type="date">
            <text:p>04/24/21</text:p>
          </table:table-cell>
          <table:table-cell office:value-type="float" office:value="47" calcext:value-type="float">
            <text:p>47</text:p>
          </table:table-cell>
          <table:table-cell table:formula="of:=[.B51]*60" office:value-type="float" office:value="2820" calcext:value-type="float">
            <text:p>2820</text:p>
          </table:table-cell>
          <table:table-cell office:value-type="float" office:value="24.62" calcext:value-type="float">
            <text:p>24.62</text:p>
          </table:table-cell>
          <table:table-cell office:value-type="float" office:value="262" calcext:value-type="float">
            <text:p>262</text:p>
          </table:table-cell>
          <table:table-cell office:value-type="float" office:value="44.4" calcext:value-type="float">
            <text:p>44.4</text:p>
          </table:table-cell>
          <table:table-cell office:value-type="float" office:value="23.71" calcext:value-type="float">
            <text:p>23.71</text:p>
          </table:table-cell>
          <table:table-cell office:value-type="float" office:value="267" calcext:value-type="float">
            <text:p>267</text:p>
          </table:table-cell>
          <table:table-cell office:value-type="float" office:value="265" calcext:value-type="float">
            <text:p>265</text:p>
          </table:table-cell>
          <table:table-cell office:value-type="float" office:value="737" calcext:value-type="float">
            <text:p>737</text:p>
          </table:table-cell>
          <table:table-cell table:style-name="ce5" office:value-type="float" office:value="655" calcext:value-type="float">
            <text:p>655</text:p>
          </table:table-cell>
          <table:table-cell table:formula="of:=[.D51]/[.B51]*60" office:value-type="float" office:value="31.4297872340426" calcext:value-type="float">
            <text:p>31.4297872340426</text:p>
          </table:table-cell>
          <table:table-cell table:formula="of:=[.D51]/[.C51]/[.E51]" office:value-type="float" office:value="0.0000333225055492393" calcext:value-type="float">
            <text:p>3.33225055492393E-05</text:p>
          </table:table-cell>
          <table:table-cell table:formula="of:=[.M51] * 1.60934" office:value-type="float" office:value="0.0000536272410806129" calcext:value-type="float">
            <text:p>5.36272410806129E-05</text:p>
          </table:table-cell>
          <table:table-cell table:formula="of:=[.N51]*1000" office:value-type="float" office:value="0.0536272410806129" calcext:value-type="float">
            <text:p>0.0536272410806129</text:p>
          </table:table-cell>
          <table:table-cell table:formula="of:=[.O51]*[.E51]" office:value-type="float" office:value="14.0503371631206" calcext:value-type="float">
            <text:p>14.0503371631206</text:p>
          </table:table-cell>
          <table:table-cell table:number-columns-repeated="2"/>
          <table:table-cell table:formula="of:=[.L51]*1.609" office:value-type="float" office:value="50.5705276595745" calcext:value-type="float">
            <text:p>50.5705276595745</text:p>
          </table:table-cell>
        </table:table-row>
        <table:table-row table:style-name="ro1">
          <table:table-cell office:value-type="date" office:date-value="2021-04-25" calcext:value-type="date">
            <text:p>04/25/21</text:p>
          </table:table-cell>
          <table:table-cell office:value-type="float" office:value="45.8" calcext:value-type="float">
            <text:p>45.8</text:p>
          </table:table-cell>
          <table:table-cell table:formula="of:=[.B52]*60" office:value-type="float" office:value="2748" calcext:value-type="float">
            <text:p>2748</text:p>
          </table:table-cell>
          <table:table-cell office:value-type="float" office:value="22.09" calcext:value-type="float">
            <text:p>22.09</text:p>
          </table:table-cell>
          <table:table-cell office:value-type="float" office:value="241" calcext:value-type="float">
            <text:p>241</text:p>
          </table:table-cell>
          <table:table-cell office:value-type="float" office:value="45.5" calcext:value-type="float">
            <text:p>45.5</text:p>
          </table:table-cell>
          <table:table-cell office:value-type="float" office:value="22.02" calcext:value-type="float">
            <text:p>22.02</text:p>
          </table:table-cell>
          <table:table-cell table:number-columns-repeated="2" office:value-type="float" office:value="242" calcext:value-type="float">
            <text:p>242</text:p>
          </table:table-cell>
          <table:table-cell office:value-type="float" office:value="682" calcext:value-type="float">
            <text:p>682</text:p>
          </table:table-cell>
          <table:table-cell table:style-name="ce5" office:value-type="float" office:value="597" calcext:value-type="float">
            <text:p>597</text:p>
          </table:table-cell>
          <table:table-cell table:formula="of:=[.D52]/[.B52]*60" office:value-type="float" office:value="28.938864628821" calcext:value-type="float">
            <text:p>28.938864628821</text:p>
          </table:table-cell>
          <table:table-cell table:formula="of:=[.D52]/[.C52]/[.E52]" office:value-type="float" office:value="0.0000333550767967046" calcext:value-type="float">
            <text:p>3.33550767967046E-05</text:p>
          </table:table-cell>
          <table:table-cell table:formula="of:=[.M52] * 1.60934" office:value-type="float" office:value="0.0000536796592920087" calcext:value-type="float">
            <text:p>5.36796592920087E-05</text:p>
          </table:table-cell>
          <table:table-cell table:formula="of:=[.N52]*1000" office:value-type="float" office:value="0.0536796592920087" calcext:value-type="float">
            <text:p>0.0536796592920087</text:p>
          </table:table-cell>
          <table:table-cell table:formula="of:=[.O52]*[.E52]" office:value-type="float" office:value="12.9367978893741" calcext:value-type="float">
            <text:p>12.9367978893741</text:p>
          </table:table-cell>
          <table:table-cell table:number-columns-repeated="2"/>
          <table:table-cell table:formula="of:=[.L52]*1.609" office:value-type="float" office:value="46.5626331877729" calcext:value-type="float">
            <text:p>46.5626331877729</text:p>
          </table:table-cell>
        </table:table-row>
        <table:table-row table:style-name="ro1">
          <table:table-cell office:value-type="date" office:date-value="2021-04-26" calcext:value-type="date">
            <text:p>04/26/21</text:p>
          </table:table-cell>
          <table:table-cell office:value-type="float" office:value="47.3" calcext:value-type="float">
            <text:p>47.3</text:p>
          </table:table-cell>
          <table:table-cell table:formula="of:=[.B53]*60" office:value-type="float" office:value="2838" calcext:value-type="float">
            <text:p>2838</text:p>
          </table:table-cell>
          <table:table-cell office:value-type="float" office:value="21.99" calcext:value-type="float">
            <text:p>21.99</text:p>
          </table:table-cell>
          <table:table-cell office:value-type="float" office:value="232" calcext:value-type="float">
            <text:p>232</text:p>
          </table:table-cell>
          <table:table-cell office:value-type="float" office:value="42.9" calcext:value-type="float">
            <text:p>42.9</text:p>
          </table:table-cell>
          <table:table-cell office:value-type="float" office:value="20.61" calcext:value-type="float">
            <text:p>20.61</text:p>
          </table:table-cell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648" calcext:value-type="float">
            <text:p>648</text:p>
          </table:table-cell>
          <table:table-cell table:style-name="ce5" office:value-type="float" office:value="565" calcext:value-type="float">
            <text:p>565</text:p>
          </table:table-cell>
          <table:table-cell table:formula="of:=[.D53]/[.B53]*60" office:value-type="float" office:value="27.8942917547569" calcext:value-type="float">
            <text:p>27.8942917547569</text:p>
          </table:table-cell>
          <table:table-cell table:formula="of:=[.D53]/[.C53]/[.E53]" office:value-type="float" office:value="0.0000333983378289713" calcext:value-type="float">
            <text:p>3.33983378289713E-05</text:p>
          </table:table-cell>
          <table:table-cell table:formula="of:=[.M53] * 1.60934" office:value-type="float" office:value="0.0000537492810016768" calcext:value-type="float">
            <text:p>5.37492810016768E-05</text:p>
          </table:table-cell>
          <table:table-cell table:formula="of:=[.N53]*1000" office:value-type="float" office:value="0.0537492810016768" calcext:value-type="float">
            <text:p>0.0537492810016768</text:p>
          </table:table-cell>
          <table:table-cell table:formula="of:=[.O53]*[.E53]" office:value-type="float" office:value="12.469833192389" calcext:value-type="float">
            <text:p>12.469833192389</text:p>
          </table:table-cell>
          <table:table-cell table:number-columns-repeated="2"/>
          <table:table-cell table:formula="of:=[.L53]*1.609" office:value-type="float" office:value="44.8819154334038" calcext:value-type="float">
            <text:p>44.8819154334038</text:p>
          </table:table-cell>
        </table:table-row>
        <table:table-row table:style-name="ro1">
          <table:table-cell office:value-type="date" office:date-value="2021-04-27" calcext:value-type="date">
            <text:p>04/27/21</text:p>
          </table:table-cell>
          <table:table-cell office:value-type="float" office:value="33" calcext:value-type="float">
            <text:p>33</text:p>
          </table:table-cell>
          <table:table-cell table:formula="of:=[.B54]*60" office:value-type="float" office:value="1980" calcext:value-type="float">
            <text:p>1980</text:p>
          </table:table-cell>
          <table:table-cell office:value-type="float" office:value="15.01" calcext:value-type="float">
            <text:p>15.01</text:p>
          </table:table-cell>
          <table:table-cell office:value-type="float" office:value="380" calcext:value-type="float">
            <text:p>380</text:p>
          </table:table-cell>
          <table:table-cell office:value-type="float" office:value="27.9" calcext:value-type="float">
            <text:p>27.9</text:p>
          </table:table-cell>
          <table:table-cell office:value-type="float" office:value="13.03" calcext:value-type="float">
            <text:p>13.03</text:p>
          </table:table-cell>
          <table:table-cell office:value-type="float" office:value="403" calcext:value-type="float">
            <text:p>403</text:p>
          </table:table-cell>
          <table:table-cell office:value-type="float" office:value="396" calcext:value-type="float">
            <text:p>396</text:p>
          </table:table-cell>
          <table:table-cell office:value-type="float" office:value="693" calcext:value-type="float">
            <text:p>693</text:p>
          </table:table-cell>
          <table:table-cell table:style-name="ce5" office:value-type="float" office:value="649" calcext:value-type="float">
            <text:p>649</text:p>
          </table:table-cell>
          <table:table-cell table:formula="of:=[.D54]/[.B54]*60" office:value-type="float" office:value="27.2909090909091" calcext:value-type="float">
            <text:p>27.2909090909091</text:p>
          </table:table-cell>
          <table:table-cell table:formula="of:=[.D54]/[.C54]/[.E54]" office:value-type="float" office:value="0.0000199494949494949" calcext:value-type="float">
            <text:p>1.99494949494949E-05</text:p>
          </table:table-cell>
          <table:table-cell table:formula="of:=[.M54] * 1.60934" office:value-type="float" office:value="0.0000321055202020202" calcext:value-type="float">
            <text:p>3.21055202020202E-05</text:p>
          </table:table-cell>
          <table:table-cell table:formula="of:=[.N54]*1000" office:value-type="float" office:value="0.0321055202020202" calcext:value-type="float">
            <text:p>0.0321055202020202</text:p>
          </table:table-cell>
          <table:table-cell table:formula="of:=[.O54]*[.E54]" office:value-type="float" office:value="12.2000976767677" calcext:value-type="float">
            <text:p>12.2000976767677</text:p>
          </table:table-cell>
          <table:table-cell table:number-columns-repeated="2"/>
          <table:table-cell table:formula="of:=[.L54]*1.609" office:value-type="float" office:value="43.9110727272727" calcext:value-type="float">
            <text:p>43.9110727272727</text:p>
          </table:table-cell>
        </table:table-row>
        <table:table-row table:style-name="ro1">
          <table:table-cell office:value-type="date" office:date-value="2021-04-28" calcext:value-type="date">
            <text:p>04/28/21</text:p>
          </table:table-cell>
          <table:table-cell office:value-type="float" office:value="32.3" calcext:value-type="float">
            <text:p>32.3</text:p>
          </table:table-cell>
          <table:table-cell table:formula="of:=[.B55]*60" office:value-type="float" office:value="1938" calcext:value-type="float">
            <text:p>1938</text:p>
          </table:table-cell>
          <table:table-cell office:value-type="float" office:value="16.48" calcext:value-type="float">
            <text:p>16.48</text:p>
          </table:table-cell>
          <table:table-cell office:value-type="float" office:value="261" calcext:value-type="float">
            <text:p>261</text:p>
          </table:table-cell>
          <table:table-cell office:value-type="float" office:value="29.6" calcext:value-type="float">
            <text:p>29.6</text:p>
          </table:table-cell>
          <table:table-cell office:value-type="float" office:value="16.15" calcext:value-type="float">
            <text:p>16.15</text:p>
          </table:table-cell>
          <table:table-cell office:value-type="float" office:value="273" calcext:value-type="float">
            <text:p>273</text:p>
          </table:table-cell>
          <table:table-cell office:value-type="float" office:value="269" calcext:value-type="float">
            <text:p>269</text:p>
          </table:table-cell>
          <table:table-cell office:value-type="float" office:value="495" calcext:value-type="float">
            <text:p>495</text:p>
          </table:table-cell>
          <table:table-cell table:style-name="ce5" office:value-type="float" office:value="441" calcext:value-type="float">
            <text:p>441</text:p>
          </table:table-cell>
          <table:table-cell table:formula="of:=[.D55]/[.B55]*60" office:value-type="float" office:value="30.6130030959752" calcext:value-type="float">
            <text:p>30.6130030959752</text:p>
          </table:table-cell>
          <table:table-cell table:formula="of:=[.D55]/[.C55]/[.E55]" office:value-type="float" office:value="0.0000325808887781771" calcext:value-type="float">
            <text:p>3.25808887781771E-05</text:p>
          </table:table-cell>
          <table:table-cell table:formula="of:=[.M55] * 1.60934" office:value-type="float" office:value="0.0000524337275462716" calcext:value-type="float">
            <text:p>5.24337275462716E-05</text:p>
          </table:table-cell>
          <table:table-cell table:formula="of:=[.N55]*1000" office:value-type="float" office:value="0.0524337275462716" calcext:value-type="float">
            <text:p>0.0524337275462716</text:p>
          </table:table-cell>
          <table:table-cell table:formula="of:=[.O55]*[.E55]" office:value-type="float" office:value="13.6852028895769" calcext:value-type="float">
            <text:p>13.6852028895769</text:p>
          </table:table-cell>
          <table:table-cell table:number-columns-repeated="2"/>
          <table:table-cell table:formula="of:=[.L55]*1.609" office:value-type="float" office:value="49.2563219814242" calcext:value-type="float">
            <text:p>49.2563219814242</text:p>
          </table:table-cell>
        </table:table-row>
        <table:table-row table:style-name="ro1">
          <table:table-cell office:value-type="date" office:date-value="2021-04-29" calcext:value-type="date">
            <text:p>04/29/21</text:p>
          </table:table-cell>
          <table:table-cell office:value-type="float" office:value="35.3" calcext:value-type="float">
            <text:p>35.3</text:p>
          </table:table-cell>
          <table:table-cell table:formula="of:=[.B56]*60" office:value-type="float" office:value="2118" calcext:value-type="float">
            <text:p>2118</text:p>
          </table:table-cell>
          <table:table-cell office:value-type="float" office:value="17.43" calcext:value-type="float">
            <text:p>17.43</text:p>
          </table:table-cell>
          <table:table-cell office:value-type="float" office:value="247" calcext:value-type="float">
            <text:p>247</text:p>
          </table:table-cell>
          <table:table-cell office:value-type="float" office:value="33.3" calcext:value-type="float">
            <text:p>33.3</text:p>
          </table:table-cell>
          <table:table-cell office:value-type="float" office:value="16.88" calcext:value-type="float">
            <text:p>16.88</text:p>
          </table:table-cell>
          <table:table-cell office:value-type="float" office:value="254" calcext:value-type="float">
            <text:p>254</text:p>
          </table:table-cell>
          <table:table-cell office:value-type="float" office:value="259" calcext:value-type="float">
            <text:p>259</text:p>
          </table:table-cell>
          <table:table-cell office:value-type="float" office:value="482" calcext:value-type="float">
            <text:p>482</text:p>
          </table:table-cell>
          <table:table-cell table:style-name="ce5" office:value-type="float" office:value="427" calcext:value-type="float">
            <text:p>427</text:p>
          </table:table-cell>
          <table:table-cell table:formula="of:=[.D56]/[.B56]*60" office:value-type="float" office:value="29.6260623229462" calcext:value-type="float">
            <text:p>29.6260623229462</text:p>
          </table:table-cell>
          <table:table-cell table:formula="of:=[.D56]/[.C56]/[.E56]" office:value-type="float" office:value="0.000033317658932688" calcext:value-type="float">
            <text:p>3.3317658932688E-05</text:p>
          </table:table-cell>
          <table:table-cell table:formula="of:=[.M56] * 1.60934" office:value-type="float" office:value="0.0000536194412267321" calcext:value-type="float">
            <text:p>5.36194412267321E-05</text:p>
          </table:table-cell>
          <table:table-cell table:formula="of:=[.N56]*1000" office:value-type="float" office:value="0.0536194412267321" calcext:value-type="float">
            <text:p>0.0536194412267321</text:p>
          </table:table-cell>
          <table:table-cell table:formula="of:=[.O56]*[.E56]" office:value-type="float" office:value="13.2440019830028" calcext:value-type="float">
            <text:p>13.2440019830028</text:p>
          </table:table-cell>
          <table:table-cell table:number-columns-repeated="3"/>
        </table:table-row>
        <table:table-row table:style-name="ro1">
          <table:table-cell office:value-type="date" office:date-value="2021-05-01" calcext:value-type="date">
            <text:p>05/01/21</text:p>
          </table:table-cell>
          <table:table-cell office:value-type="float" office:value="49.5" calcext:value-type="float">
            <text:p>49.5</text:p>
          </table:table-cell>
          <table:table-cell table:formula="of:=[.B57]*60" office:value-type="float" office:value="2970" calcext:value-type="float">
            <text:p>2970</text:p>
          </table:table-cell>
          <table:table-cell office:value-type="float" office:value="22.86" calcext:value-type="float">
            <text:p>22.86</text:p>
          </table:table-cell>
          <table:table-cell office:value-type="float" office:value="231" calcext:value-type="float">
            <text:p>231</text:p>
          </table:table-cell>
          <table:table-cell office:value-type="float" office:value="44.9" calcext:value-type="float">
            <text:p>44.9</text:p>
          </table:table-cell>
          <table:table-cell office:value-type="float" office:value="21.68" calcext:value-type="float">
            <text:p>21.68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float" office:value="680" calcext:value-type="float">
            <text:p>680</text:p>
          </table:table-cell>
          <table:table-cell table:style-name="ce5" office:value-type="float" office:value="595" calcext:value-type="float">
            <text:p>595</text:p>
          </table:table-cell>
          <table:table-cell table:formula="of:=[.D57]/[.B57]*60" office:value-type="float" office:value="27.7090909090909" calcext:value-type="float">
            <text:p>27.7090909090909</text:p>
          </table:table-cell>
          <table:table-cell table:formula="of:=[.D57]/[.C57]/[.E57]" office:value-type="float" office:value="0.000033320215138397" calcext:value-type="float">
            <text:p>3.3320215138397E-05</text:p>
          </table:table-cell>
          <table:table-cell table:formula="of:=[.M57] * 1.60934" office:value-type="float" office:value="0.0000536235550308278" calcext:value-type="float">
            <text:p>5.36235550308278E-05</text:p>
          </table:table-cell>
          <table:table-cell table:formula="of:=[.N57]*1000" office:value-type="float" office:value="0.0536235550308278" calcext:value-type="float">
            <text:p>0.0536235550308278</text:p>
          </table:table-cell>
          <table:table-cell table:formula="of:=[.O57]*[.E57]" office:value-type="float" office:value="12.3870412121212" calcext:value-type="float">
            <text:p>12.3870412121212</text:p>
          </table:table-cell>
          <table:table-cell table:number-columns-repeated="3"/>
        </table:table-row>
        <table:table-row table:style-name="ro1">
          <table:table-cell office:value-type="date" office:date-value="2021-05-03" calcext:value-type="date">
            <text:p>05/03/21</text:p>
          </table:table-cell>
          <table:table-cell office:value-type="float" office:value="43" calcext:value-type="float">
            <text:p>43</text:p>
          </table:table-cell>
          <table:table-cell table:formula="of:=[.B58]*60" office:value-type="float" office:value="2580" calcext:value-type="float">
            <text:p>2580</text:p>
          </table:table-cell>
          <table:table-cell office:value-type="float" office:value="26.77" calcext:value-type="float">
            <text:p>26.77</text:p>
          </table:table-cell>
          <table:table-cell office:value-type="float" office:value="312" calcext:value-type="float">
            <text:p>312</text:p>
          </table:table-cell>
          <table:table-cell office:value-type="float" office:value="40.9" calcext:value-type="float">
            <text:p>40.9</text:p>
          </table:table-cell>
          <table:table-cell office:value-type="float" office:value="26.12" calcext:value-type="float">
            <text:p>26.12</text:p>
          </table:table-cell>
          <table:table-cell office:value-type="float" office:value="319" calcext:value-type="float">
            <text:p>319</text:p>
          </table:table-cell>
          <table:table-cell office:value-type="float" office:value="314" calcext:value-type="float">
            <text:p>314</text:p>
          </table:table-cell>
          <table:table-cell office:value-type="float" office:value="792" calcext:value-type="float">
            <text:p>792</text:p>
          </table:table-cell>
          <table:table-cell table:style-name="ce5" office:value-type="float" office:value="721" calcext:value-type="float">
            <text:p>721</text:p>
          </table:table-cell>
          <table:table-cell table:formula="of:=[.D58]/[.B58]*60" office:value-type="float" office:value="37.353488372093" calcext:value-type="float">
            <text:p>37.353488372093</text:p>
          </table:table-cell>
          <table:table-cell table:formula="of:=[.D58]/[.C58]/[.E58]" office:value-type="float" office:value="0.0000332563108725899" calcext:value-type="float">
            <text:p>3.32563108725899E-05</text:p>
          </table:table-cell>
          <table:table-cell table:formula="of:=[.M58] * 1.60934" office:value-type="float" office:value="0.0000535207113396939" calcext:value-type="float">
            <text:p>5.35207113396939E-05</text:p>
          </table:table-cell>
          <table:table-cell table:formula="of:=[.N58]*1000" office:value-type="float" office:value="0.0535207113396939" calcext:value-type="float">
            <text:p>0.0535207113396939</text:p>
          </table:table-cell>
          <table:table-cell table:formula="of:=[.O58]*[.E58]" office:value-type="float" office:value="16.6984619379845" calcext:value-type="float">
            <text:p>16.6984619379845</text:p>
          </table:table-cell>
          <table:table-cell table:number-columns-repeated="3"/>
        </table:table-row>
        <table:table-row table:style-name="ro1">
          <table:table-cell office:value-type="date" office:date-value="2021-05-04" calcext:value-type="date">
            <text:p>05/04/21</text:p>
          </table:table-cell>
          <table:table-cell office:value-type="float" office:value="31.4" calcext:value-type="float">
            <text:p>31.4</text:p>
          </table:table-cell>
          <table:table-cell table:formula="of:=[.B59]*60" office:value-type="float" office:value="1884" calcext:value-type="float">
            <text:p>1884</text:p>
          </table:table-cell>
          <table:table-cell office:value-type="float" office:value="15.57" calcext:value-type="float">
            <text:p>15.57</text:p>
          </table:table-cell>
          <table:table-cell office:value-type="float" office:value="248" calcext:value-type="float">
            <text:p>248</text:p>
          </table:table-cell>
          <table:table-cell office:value-type="float" office:value="29.1" calcext:value-type="float">
            <text:p>29.1</text:p>
          </table:table-cell>
          <table:table-cell office:value-type="float" office:value="15" calcext:value-type="float">
            <text:p>15</text:p>
          </table:table-cell>
          <table:table-cell office:value-type="float" office:value="257" calcext:value-type="float">
            <text:p>257</text:p>
          </table:table-cell>
          <table:table-cell office:value-type="float" office:value="253" calcext:value-type="float">
            <text:p>253</text:p>
          </table:table-cell>
          <table:table-cell office:value-type="float" office:value="472" calcext:value-type="float">
            <text:p>472</text:p>
          </table:table-cell>
          <table:table-cell table:style-name="ce5" office:value-type="float" office:value="416" calcext:value-type="float">
            <text:p>416</text:p>
          </table:table-cell>
          <table:table-cell table:formula="of:=[.D59]/[.B59]*60" office:value-type="float" office:value="29.7515923566879" calcext:value-type="float">
            <text:p>29.7515923566879</text:p>
          </table:table-cell>
          <table:table-cell table:formula="of:=[.D59]/[.C59]/[.E59]" office:value-type="float" office:value="0.0000333239161701253" calcext:value-type="float">
            <text:p>3.33239161701253E-05</text:p>
          </table:table-cell>
          <table:table-cell table:formula="of:=[.M59] * 1.60934" office:value-type="float" office:value="0.0000536295112492295" calcext:value-type="float">
            <text:p>5.36295112492295E-05</text:p>
          </table:table-cell>
          <table:table-cell table:formula="of:=[.N59]*1000" office:value-type="float" office:value="0.0536295112492295" calcext:value-type="float">
            <text:p>0.0536295112492295</text:p>
          </table:table-cell>
          <table:table-cell table:formula="of:=[.O59]*[.E59]" office:value-type="float" office:value="13.3001187898089" calcext:value-type="float">
            <text:p>13.3001187898089</text:p>
          </table:table-cell>
          <table:table-cell table:number-columns-repeated="3"/>
        </table:table-row>
        <table:table-row table:style-name="ro1">
          <table:table-cell office:value-type="date" office:date-value="2021-05-05" calcext:value-type="date">
            <text:p>05/05/21</text:p>
          </table:table-cell>
          <table:table-cell office:value-type="float" office:value="45.1" calcext:value-type="float">
            <text:p>45.1</text:p>
          </table:table-cell>
          <table:table-cell table:formula="of:=[.B60]*60" office:value-type="float" office:value="2706" calcext:value-type="float">
            <text:p>2706</text:p>
          </table:table-cell>
          <table:table-cell office:value-type="float" office:value="27.75" calcext:value-type="float">
            <text:p>27.75</text:p>
          </table:table-cell>
          <table:table-cell office:value-type="float" office:value="308" calcext:value-type="float">
            <text:p>308</text:p>
          </table:table-cell>
          <table:table-cell office:value-type="float" office:value="43.8" calcext:value-type="float">
            <text:p>43.8</text:p>
          </table:table-cell>
          <table:table-cell office:value-type="float" office:value="27.28" calcext:value-type="float">
            <text:p>27.28</text:p>
          </table:table-cell>
          <table:table-cell office:value-type="float" office:value="312" calcext:value-type="float">
            <text:p>312</text:p>
          </table:table-cell>
          <table:table-cell office:value-type="float" office:value="308" calcext:value-type="float">
            <text:p>308</text:p>
          </table:table-cell>
          <table:table-cell office:value-type="float" office:value="830" calcext:value-type="float">
            <text:p>830</text:p>
          </table:table-cell>
          <table:table-cell table:style-name="ce5" office:value-type="float" office:value="754" calcext:value-type="float">
            <text:p>754</text:p>
          </table:table-cell>
          <table:table-cell table:formula="of:=[.D60]/[.B60]*60" office:value-type="float" office:value="36.9179600886918" calcext:value-type="float">
            <text:p>36.9179600886918</text:p>
          </table:table-cell>
          <table:table-cell table:formula="of:=[.D60]/[.C60]/[.E60]" office:value-type="float" office:value="0.0000332954185504075" calcext:value-type="float">
            <text:p>3.32954185504075E-05</text:p>
          </table:table-cell>
          <table:table-cell table:formula="of:=[.M60] * 1.60934" office:value-type="float" office:value="0.0000535836488899128" calcext:value-type="float">
            <text:p>5.35836488899128E-05</text:p>
          </table:table-cell>
          <table:table-cell table:formula="of:=[.N60]*1000" office:value-type="float" office:value="0.0535836488899128" calcext:value-type="float">
            <text:p>0.0535836488899128</text:p>
          </table:table-cell>
          <table:table-cell table:formula="of:=[.O60]*[.E60]" office:value-type="float" office:value="16.5037638580931" calcext:value-type="float">
            <text:p>16.5037638580931</text:p>
          </table:table-cell>
          <table:table-cell table:number-columns-repeated="3"/>
        </table:table-row>
        <table:table-row table:style-name="ro1">
          <table:table-cell office:value-type="date" office:date-value="2021-05-06" calcext:value-type="date">
            <text:p>05/06/21</text:p>
          </table:table-cell>
          <table:table-cell office:value-type="float" office:value="32.5" calcext:value-type="float">
            <text:p>32.5</text:p>
          </table:table-cell>
          <table:table-cell table:formula="of:=[.B61]*60" office:value-type="float" office:value="1950" calcext:value-type="float">
            <text:p>1950</text:p>
          </table:table-cell>
          <table:table-cell office:value-type="float" office:value="21.7" calcext:value-type="float">
            <text:p>21.7</text:p>
          </table:table-cell>
          <table:table-cell office:value-type="float" office:value="334" calcext:value-type="float">
            <text:p>334</text:p>
          </table:table-cell>
          <table:table-cell office:value-type="float" office:value="30.4" calcext:value-type="float">
            <text:p>30.4</text:p>
          </table:table-cell>
          <table:table-cell office:value-type="float" office:value="20.85" calcext:value-type="float">
            <text:p>20.85</text:p>
          </table:table-cell>
          <table:table-cell table:number-columns-repeated="2" office:value-type="float" office:value="344" calcext:value-type="float">
            <text:p>344</text:p>
          </table:table-cell>
          <table:table-cell office:value-type="float" office:value="612" calcext:value-type="float">
            <text:p>612</text:p>
          </table:table-cell>
          <table:table-cell table:style-name="ce5" office:value-type="float" office:value="564" calcext:value-type="float">
            <text:p>564</text:p>
          </table:table-cell>
          <table:table-cell table:formula="of:=[.D61]/[.B61]*60" office:value-type="float" office:value="40.0615384615385" calcext:value-type="float">
            <text:p>40.0615384615385</text:p>
          </table:table-cell>
          <table:table-cell table:formula="of:=[.D61]/[.C61]/[.E61]" office:value-type="float" office:value="0.0000333179794257638" calcext:value-type="float">
            <text:p>3.33179794257638E-05</text:p>
          </table:table-cell>
          <table:table-cell table:formula="of:=[.M61] * 1.60934" office:value-type="float" office:value="0.0000536199570090588" calcext:value-type="float">
            <text:p>5.36199570090588E-05</text:p>
          </table:table-cell>
          <table:table-cell table:formula="of:=[.N61]*1000" office:value-type="float" office:value="0.0536199570090588" calcext:value-type="float">
            <text:p>0.0536199570090588</text:p>
          </table:table-cell>
          <table:table-cell table:formula="of:=[.O61]*[.E61]" office:value-type="float" office:value="17.9090656410256" calcext:value-type="float">
            <text:p>17.9090656410256</text:p>
          </table:table-cell>
          <table:table-cell table:number-columns-repeated="3"/>
        </table:table-row>
        <table:table-row table:style-name="ro1">
          <table:table-cell office:value-type="date" office:date-value="2021-05-08" calcext:value-type="date">
            <text:p>05/08/21</text:p>
          </table:table-cell>
          <table:table-cell office:value-type="float" office:value="46.7" calcext:value-type="float">
            <text:p>46.7</text:p>
          </table:table-cell>
          <table:table-cell table:formula="of:=[.B62]*60" office:value-type="float" office:value="2802" calcext:value-type="float">
            <text:p>2802</text:p>
          </table:table-cell>
          <table:table-cell office:value-type="float" office:value="23.23" calcext:value-type="float">
            <text:p>23.23</text:p>
          </table:table-cell>
          <table:table-cell office:value-type="float" office:value="249" calcext:value-type="float">
            <text:p>249</text:p>
          </table:table-cell>
          <table:table-cell office:value-type="float" office:value="44.2" calcext:value-type="float">
            <text:p>44.2</text:p>
          </table:table-cell>
          <table:table-cell office:value-type="float" office:value="22.68" calcext:value-type="float">
            <text:p>22.68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707" calcext:value-type="float">
            <text:p>707</text:p>
          </table:table-cell>
          <table:table-cell table:style-name="ce5" office:value-type="float" office:value="624" calcext:value-type="float">
            <text:p>624</text:p>
          </table:table-cell>
          <table:table-cell table:formula="of:=[.D62]/[.B62]*60" office:value-type="float" office:value="29.8458244111349" calcext:value-type="float">
            <text:p>29.8458244111349</text:p>
          </table:table-cell>
          <table:table-cell table:formula="of:=[.D62]/[.C62]/[.E62]" office:value-type="float" office:value="0.0000332952079553044" calcext:value-type="float">
            <text:p>3.32952079553044E-05</text:p>
          </table:table-cell>
          <table:table-cell table:formula="of:=[.M62] * 1.60934" office:value-type="float" office:value="0.0000535833099707897" calcext:value-type="float">
            <text:p>5.35833099707897E-05</text:p>
          </table:table-cell>
          <table:table-cell table:formula="of:=[.N62]*1000" office:value-type="float" office:value="0.0535833099707897" calcext:value-type="float">
            <text:p>0.0535833099707897</text:p>
          </table:table-cell>
          <table:table-cell table:formula="of:=[.O62]*[.E62]" office:value-type="float" office:value="13.3422441827266" calcext:value-type="float">
            <text:p>13.3422441827266</text:p>
          </table:table-cell>
          <table:table-cell table:number-columns-repeated="3"/>
        </table:table-row>
        <table:table-row table:style-name="ro1">
          <table:table-cell office:value-type="date" office:date-value="2021-05-09" calcext:value-type="date">
            <text:p>05/09/21</text:p>
          </table:table-cell>
          <table:table-cell office:value-type="float" office:value="46.3" calcext:value-type="float">
            <text:p>46.3</text:p>
          </table:table-cell>
          <table:table-cell table:formula="of:=[.B63]*60" office:value-type="float" office:value="2778" calcext:value-type="float">
            <text:p>2778</text:p>
          </table:table-cell>
          <table:table-cell office:value-type="float" office:value="29.04" calcext:value-type="float">
            <text:p>29.04</text:p>
          </table:table-cell>
          <table:table-cell office:value-type="float" office:value="317" calcext:value-type="float">
            <text:p>317</text:p>
          </table:table-cell>
          <table:table-cell office:value-type="float" office:value="44" calcext:value-type="float">
            <text:p>44</text:p>
          </table:table-cell>
          <table:table-cell office:value-type="float" office:value="28.42" calcext:value-type="float">
            <text:p>28.42</text:p>
          </table:table-cell>
          <table:table-cell office:value-type="float" office:value="323" calcext:value-type="float">
            <text:p>323</text:p>
          </table:table-cell>
          <table:table-cell office:value-type="float" office:value="319" calcext:value-type="float">
            <text:p>319</text:p>
          </table:table-cell>
          <table:table-cell office:value-type="float" office:value="861" calcext:value-type="float">
            <text:p>861</text:p>
          </table:table-cell>
          <table:table-cell table:style-name="ce5" office:value-type="float" office:value="786" calcext:value-type="float">
            <text:p>786</text:p>
          </table:table-cell>
          <table:table-cell table:formula="of:=[.D63]/[.B63]*60" office:value-type="float" office:value="37.6328293736501" calcext:value-type="float">
            <text:p>37.6328293736501</text:p>
          </table:table-cell>
          <table:table-cell table:formula="of:=[.D63]/[.C63]/[.E63]" office:value-type="float" office:value="0.0000329765416873906" calcext:value-type="float">
            <text:p>3.29765416873906E-05</text:p>
          </table:table-cell>
          <table:table-cell table:formula="of:=[.M63] * 1.60934" office:value-type="float" office:value="0.0000530704675991851" calcext:value-type="float">
            <text:p>5.30704675991851E-05</text:p>
          </table:table-cell>
          <table:table-cell table:formula="of:=[.N63]*1000" office:value-type="float" office:value="0.0530704675991851" calcext:value-type="float">
            <text:p>0.0530704675991851</text:p>
          </table:table-cell>
          <table:table-cell table:formula="of:=[.O63]*[.E63]" office:value-type="float" office:value="16.8233382289417" calcext:value-type="float">
            <text:p>16.8233382289417</text:p>
          </table:table-cell>
          <table:table-cell table:number-columns-repeated="3"/>
        </table:table-row>
        <table:table-row table:style-name="ro1">
          <table:table-cell office:value-type="date" office:date-value="2021-05-10" calcext:value-type="date">
            <text:p>05/10/21</text:p>
          </table:table-cell>
          <table:table-cell office:value-type="float" office:value="47.9" calcext:value-type="float">
            <text:p>47.9</text:p>
          </table:table-cell>
          <table:table-cell table:formula="of:=[.B64]*60" office:value-type="float" office:value="2874" calcext:value-type="float">
            <text:p>2874</text:p>
          </table:table-cell>
          <table:table-cell office:value-type="float" office:value="29.63" calcext:value-type="float">
            <text:p>29.63</text:p>
          </table:table-cell>
          <table:table-cell office:value-type="float" office:value="309" calcext:value-type="float">
            <text:p>309</text:p>
          </table:table-cell>
          <table:table-cell office:value-type="float" office:value="42.7" calcext:value-type="float">
            <text:p>42.7</text:p>
          </table:table-cell>
          <table:table-cell office:value-type="float" office:value="27.64" calcext:value-type="float">
            <text:p>27.64</text:p>
          </table:table-cell>
          <table:table-cell office:value-type="float" office:value="323" calcext:value-type="float">
            <text:p>323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table:style-name="ce5" office:value-type="float" office:value="775" calcext:value-type="float">
            <text:p>775</text:p>
          </table:table-cell>
          <table:table-cell table:formula="of:=[.D64]/[.B64]*60" office:value-type="float" office:value="37.1148225469729" calcext:value-type="float">
            <text:p>37.1148225469729</text:p>
          </table:table-cell>
          <table:table-cell table:formula="of:=[.D64]/[.C64]/[.E64]" office:value-type="float" office:value="0.0000333646373129925" calcext:value-type="float">
            <text:p>3.33646373129925E-05</text:p>
          </table:table-cell>
          <table:table-cell table:formula="of:=[.M64] * 1.60934" office:value-type="float" office:value="0.0000536950454132913" calcext:value-type="float">
            <text:p>5.36950454132913E-05</text:p>
          </table:table-cell>
          <table:table-cell table:formula="of:=[.N64]*1000" office:value-type="float" office:value="0.0536950454132913" calcext:value-type="float">
            <text:p>0.0536950454132913</text:p>
          </table:table-cell>
          <table:table-cell table:formula="of:=[.O64]*[.E64]" office:value-type="float" office:value="16.591769032707" calcext:value-type="float">
            <text:p>16.591769032707</text:p>
          </table:table-cell>
          <table:table-cell table:number-columns-repeated="3"/>
        </table:table-row>
        <table:table-row table:style-name="ro1">
          <table:table-cell office:value-type="date" office:date-value="2021-05-11" calcext:value-type="date">
            <text:p>05/11/21</text:p>
          </table:table-cell>
          <table:table-cell office:value-type="float" office:value="48.4" calcext:value-type="float">
            <text:p>48.4</text:p>
          </table:table-cell>
          <table:table-cell table:formula="of:=[.B65]*60" office:value-type="float" office:value="2904" calcext:value-type="float">
            <text:p>2904</text:p>
          </table:table-cell>
          <table:table-cell office:value-type="float" office:value="22.84" calcext:value-type="float">
            <text:p>22.84</text:p>
          </table:table-cell>
          <table:table-cell office:value-type="float" office:value="236" calcext:value-type="float">
            <text:p>236</text:p>
          </table:table-cell>
          <table:table-cell office:value-type="float" office:value="44.9" calcext:value-type="float">
            <text:p>44.9</text:p>
          </table:table-cell>
          <table:table-cell office:value-type="float" office:value="21.9" calcext:value-type="float">
            <text:p>21.9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float" office:value="686" calcext:value-type="float">
            <text:p>686</text:p>
          </table:table-cell>
          <table:table-cell table:style-name="ce5" office:value-type="float" office:value="601" calcext:value-type="float">
            <text:p>601</text:p>
          </table:table-cell>
          <table:table-cell table:formula="of:=[.D65]/[.B65]*60" office:value-type="float" office:value="28.3140495867769" calcext:value-type="float">
            <text:p>28.3140495867769</text:p>
          </table:table-cell>
          <table:table-cell table:formula="of:=[.D65]/[.C65]/[.E65]" office:value-type="float" office:value="0.000033326329551291" calcext:value-type="float">
            <text:p>3.3326329551291E-05</text:p>
          </table:table-cell>
          <table:table-cell table:formula="of:=[.M65] * 1.60934" office:value-type="float" office:value="0.0000536333952000747" calcext:value-type="float">
            <text:p>5.36333952000747E-05</text:p>
          </table:table-cell>
          <table:table-cell table:formula="of:=[.N65]*1000" office:value-type="float" office:value="0.0536333952000747" calcext:value-type="float">
            <text:p>0.0536333952000747</text:p>
          </table:table-cell>
          <table:table-cell table:formula="of:=[.O65]*[.E65]" office:value-type="float" office:value="12.6574812672176" calcext:value-type="float">
            <text:p>12.6574812672176</text:p>
          </table:table-cell>
          <table:table-cell table:number-columns-repeated="3"/>
        </table:table-row>
        <table:table-row table:style-name="ro1">
          <table:table-cell office:value-type="date" office:date-value="2021-05-12" calcext:value-type="date">
            <text:p>05/12/21</text:p>
          </table:table-cell>
          <table:table-cell office:value-type="float" office:value="45.4" calcext:value-type="float">
            <text:p>45.4</text:p>
          </table:table-cell>
          <table:table-cell table:formula="of:=[.B66]*60" office:value-type="float" office:value="2724" calcext:value-type="float">
            <text:p>2724</text:p>
          </table:table-cell>
          <table:table-cell office:value-type="float" office:value="28.93" calcext:value-type="float">
            <text:p>28.93</text:p>
          </table:table-cell>
          <table:table-cell office:value-type="float" office:value="319" calcext:value-type="float">
            <text:p>319</text:p>
          </table:table-cell>
          <table:table-cell office:value-type="float" office:value="43.6" calcext:value-type="float">
            <text:p>43.6</text:p>
          </table:table-cell>
          <table:table-cell office:value-type="float" office:value="28.31" calcext:value-type="float">
            <text:p>28.31</text:p>
          </table:table-cell>
          <table:table-cell office:value-type="float" office:value="324" calcext:value-type="float">
            <text:p>324</text:p>
          </table:table-cell>
          <table:table-cell office:value-type="float" office:value="321" calcext:value-type="float">
            <text:p>321</text:p>
          </table:table-cell>
          <table:table-cell office:value-type="float" office:value="851" calcext:value-type="float">
            <text:p>851</text:p>
          </table:table-cell>
          <table:table-cell table:style-name="ce5" office:value-type="float" office:value="777" calcext:value-type="float">
            <text:p>777</text:p>
          </table:table-cell>
          <table:table-cell table:formula="of:=[.D66]/[.B66]*60" office:value-type="float" office:value="38.2334801762115" calcext:value-type="float">
            <text:p>38.2334801762115</text:p>
          </table:table-cell>
          <table:table-cell table:formula="of:=[.D66]/[.C66]/[.E66]" office:value-type="float" office:value="0.0000332928249531622" calcext:value-type="float">
            <text:p>3.32928249531622E-05</text:p>
          </table:table-cell>
          <table:table-cell table:formula="of:=[.M66] * 1.60934" office:value-type="float" office:value="0.000053579474910122" calcext:value-type="float">
            <text:p>5.3579474910122E-05</text:p>
          </table:table-cell>
          <table:table-cell table:formula="of:=[.N66]*1000" office:value-type="float" office:value="0.053579474910122" calcext:value-type="float">
            <text:p>0.053579474910122</text:p>
          </table:table-cell>
          <table:table-cell table:formula="of:=[.O66]*[.E66]" office:value-type="float" office:value="17.0918524963289" calcext:value-type="float">
            <text:p>17.0918524963289</text:p>
          </table:table-cell>
          <table:table-cell table:number-columns-repeated="3"/>
        </table:table-row>
        <table:table-row table:style-name="ro1">
          <table:table-cell office:value-type="date" office:date-value="2021-05-16" calcext:value-type="date">
            <text:p>05/16/21</text:p>
          </table:table-cell>
          <table:table-cell office:value-type="float" office:value="48.3" calcext:value-type="float">
            <text:p>48.3</text:p>
          </table:table-cell>
          <table:table-cell table:formula="of:=[.B67]*60" office:value-type="float" office:value="2898" calcext:value-type="float">
            <text:p>2898</text:p>
          </table:table-cell>
          <table:table-cell office:value-type="float" office:value="28.36" calcext:value-type="float">
            <text:p>28.36</text:p>
          </table:table-cell>
          <table:table-cell office:value-type="float" office:value="294" calcext:value-type="float">
            <text:p>294</text:p>
          </table:table-cell>
          <table:table-cell office:value-type="float" office:value="42.7" calcext:value-type="float">
            <text:p>42.7</text:p>
          </table:table-cell>
          <table:table-cell office:value-type="float" office:value="26.42" calcext:value-type="float">
            <text:p>26.42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829" calcext:value-type="float">
            <text:p>829</text:p>
          </table:table-cell>
          <table:table-cell table:style-name="ce5" office:value-type="float" office:value="752" calcext:value-type="float">
            <text:p>752</text:p>
          </table:table-cell>
          <table:table-cell table:formula="of:=[.D67]/[.B67]*60" office:value-type="float" office:value="35.2298136645963" calcext:value-type="float">
            <text:p>35.2298136645963</text:p>
          </table:table-cell>
          <table:table-cell table:formula="of:=[.D67]/[.C67]/[.E67]" office:value-type="float" office:value="0.0000332859161608052" calcext:value-type="float">
            <text:p>3.32859161608052E-05</text:p>
          </table:table-cell>
          <table:table-cell table:formula="of:=[.M67] * 1.60934" office:value-type="float" office:value="0.0000535683563142303" calcext:value-type="float">
            <text:p>5.35683563142303E-05</text:p>
          </table:table-cell>
          <table:table-cell table:formula="of:=[.N67]*1000" office:value-type="float" office:value="0.0535683563142303" calcext:value-type="float">
            <text:p>0.0535683563142303</text:p>
          </table:table-cell>
          <table:table-cell table:formula="of:=[.O67]*[.E67]" office:value-type="float" office:value="15.7490967563837" calcext:value-type="float">
            <text:p>15.7490967563837</text:p>
          </table:table-cell>
          <table:table-cell table:number-columns-repeated="3"/>
        </table:table-row>
        <table:table-row table:style-name="ro1">
          <table:table-cell office:value-type="date" office:date-value="2021-05-17" calcext:value-type="date">
            <text:p>05/17/21</text:p>
          </table:table-cell>
          <table:table-cell office:value-type="float" office:value="47.3" calcext:value-type="float">
            <text:p>47.3</text:p>
          </table:table-cell>
          <table:table-cell table:formula="of:=[.B68]*60" office:value-type="float" office:value="2838" calcext:value-type="float">
            <text:p>2838</text:p>
          </table:table-cell>
          <table:table-cell office:value-type="float" office:value="30.45" calcext:value-type="float">
            <text:p>30.4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29.74" calcext:value-type="float">
            <text:p>29.74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41" calcext:value-type="float">
            <text:p>841</text:p>
          </table:table-cell>
          <table:table-cell table:style-name="ce5" office:value-type="float" office:value="771" calcext:value-type="float">
            <text:p>771</text:p>
          </table:table-cell>
          <table:table-cell table:formula="of:=[.D68]/[.B68]*60" office:value-type="float" office:value="38.6257928118393" calcext:value-type="float">
            <text:p>38.6257928118393</text:p>
          </table:table-cell>
          <table:table-cell table:formula="of:=[.D68]/[.C68]/[.E68]" office:value-type="float" office:value="0.0000333210773048993" calcext:value-type="float">
            <text:p>3.33210773048993E-05</text:p>
          </table:table-cell>
          <table:table-cell table:formula="of:=[.M68] * 1.60934" office:value-type="float" office:value="0.0000536249425498667" calcext:value-type="float">
            <text:p>5.36249425498667E-05</text:p>
          </table:table-cell>
          <table:table-cell table:formula="of:=[.N68]*1000" office:value-type="float" office:value="0.0536249425498667" calcext:value-type="float">
            <text:p>0.0536249425498667</text:p>
          </table:table-cell>
          <table:table-cell table:formula="of:=[.O68]*[.E68]" office:value-type="float" office:value="17.2672315010571" calcext:value-type="float">
            <text:p>17.2672315010571</text:p>
          </table:table-cell>
          <table:table-cell table:number-columns-repeated="3"/>
        </table:table-row>
        <table:table-row table:style-name="ro1">
          <table:table-cell office:value-type="date" office:date-value="2021-05-18" calcext:value-type="date">
            <text:p>05/18/21</text:p>
          </table:table-cell>
          <table:table-cell office:value-type="float" office:value="46.5" calcext:value-type="float">
            <text:p>46.5</text:p>
          </table:table-cell>
          <table:table-cell table:formula="of:=[.B69]*60" office:value-type="float" office:value="2790" calcext:value-type="float">
            <text:p>2790</text:p>
          </table:table-cell>
          <table:table-cell office:value-type="float" office:value="25.03" calcext:value-type="float">
            <text:p>25.03</text:p>
          </table:table-cell>
          <table:table-cell office:value-type="float" office:value="269" calcext:value-type="float">
            <text:p>269</text:p>
          </table:table-cell>
          <table:table-cell office:value-type="float" office:value="43.7" calcext:value-type="float">
            <text:p>43.7</text:p>
          </table:table-cell>
          <table:table-cell office:value-type="float" office:value="24.34" calcext:value-type="float">
            <text:p>24.34</text:p>
          </table:table-cell>
          <table:table-cell office:value-type="float" office:value="278" calcext:value-type="float">
            <text:p>278</text:p>
          </table:table-cell>
          <table:table-cell office:value-type="float" office:value="274" calcext:value-type="float">
            <text:p>274</text:p>
          </table:table-cell>
          <table:table-cell office:value-type="float" office:value="748" calcext:value-type="float">
            <text:p>748</text:p>
          </table:table-cell>
          <table:table-cell table:style-name="ce5" office:value-type="float" office:value="668" calcext:value-type="float">
            <text:p>668</text:p>
          </table:table-cell>
          <table:table-cell table:formula="of:=[.D69]/[.B69]*60" office:value-type="float" office:value="32.2967741935484" calcext:value-type="float">
            <text:p>32.2967741935484</text:p>
          </table:table-cell>
          <table:table-cell table:formula="of:=[.D69]/[.C69]/[.E69]" office:value-type="float" office:value="0.0000333506548880095" calcext:value-type="float">
            <text:p>3.33506548880095E-05</text:p>
          </table:table-cell>
          <table:table-cell table:formula="of:=[.M69] * 1.60934" office:value-type="float" office:value="0.0000536725429374692" calcext:value-type="float">
            <text:p>5.36725429374692E-05</text:p>
          </table:table-cell>
          <table:table-cell table:formula="of:=[.N69]*1000" office:value-type="float" office:value="0.0536725429374692" calcext:value-type="float">
            <text:p>0.0536725429374692</text:p>
          </table:table-cell>
          <table:table-cell table:formula="of:=[.O69]*[.E69]" office:value-type="float" office:value="14.4379140501792" calcext:value-type="float">
            <text:p>14.4379140501792</text:p>
          </table:table-cell>
          <table:table-cell table:number-columns-repeated="3"/>
        </table:table-row>
        <table:table-row table:style-name="ro1">
          <table:table-cell office:value-type="date" office:date-value="2021-05-19" calcext:value-type="date">
            <text:p>05/19/21</text:p>
          </table:table-cell>
          <table:table-cell office:value-type="float" office:value="45" calcext:value-type="float">
            <text:p>45</text:p>
          </table:table-cell>
          <table:table-cell table:formula="of:=[.B70]*60" office:value-type="float" office:value="2700" calcext:value-type="float">
            <text:p>2700</text:p>
          </table:table-cell>
          <table:table-cell office:value-type="float" office:value="27.08" calcext:value-type="float">
            <text:p>27.08</text:p>
          </table:table-cell>
          <table:table-cell office:value-type="float" office:value="301" calcext:value-type="float">
            <text:p>301</text:p>
          </table:table-cell>
          <table:table-cell office:value-type="float" office:value="43.2" calcext:value-type="float">
            <text:p>43.2</text:p>
          </table:table-cell>
          <table:table-cell office:value-type="float" office:value="26.45" calcext:value-type="float">
            <text:p>26.45</text:p>
          </table:table-cell>
          <table:table-cell office:value-type="float" office:value="306" calcext:value-type="float">
            <text:p>306</text:p>
          </table:table-cell>
          <table:table-cell office:value-type="float" office:value="300" calcext:value-type="float">
            <text:p>300</text:p>
          </table:table-cell>
          <table:table-cell office:value-type="float" office:value="818" calcext:value-type="float">
            <text:p>818</text:p>
          </table:table-cell>
          <table:table-cell table:style-name="ce5" office:value-type="float" office:value="740" calcext:value-type="float">
            <text:p>740</text:p>
          </table:table-cell>
          <table:table-cell table:formula="of:=[.D70]/[.B70]*60" office:value-type="float" office:value="36.1066666666667" calcext:value-type="float">
            <text:p>36.1066666666667</text:p>
          </table:table-cell>
          <table:table-cell table:formula="of:=[.D70]/[.C70]/[.E70]" office:value-type="float" office:value="0.0000333210286698659" calcext:value-type="float">
            <text:p>3.33210286698659E-05</text:p>
          </table:table-cell>
          <table:table-cell table:formula="of:=[.M70] * 1.60934" office:value-type="float" office:value="0.0000536248642795619" calcext:value-type="float">
            <text:p>5.36248642795619E-05</text:p>
          </table:table-cell>
          <table:table-cell table:formula="of:=[.N70]*1000" office:value-type="float" office:value="0.0536248642795619" calcext:value-type="float">
            <text:p>0.0536248642795619</text:p>
          </table:table-cell>
          <table:table-cell table:formula="of:=[.O70]*[.E70]" office:value-type="float" office:value="16.1410841481481" calcext:value-type="float">
            <text:p>16.1410841481481</text:p>
          </table:table-cell>
          <table:table-cell table:number-columns-repeated="3"/>
        </table:table-row>
        <table:table-row table:style-name="ro1">
          <table:table-cell office:value-type="date" office:date-value="2021-05-24" calcext:value-type="date">
            <text:p>05/24/21</text:p>
          </table:table-cell>
          <table:table-cell office:value-type="float" office:value="45.7" calcext:value-type="float">
            <text:p>45.7</text:p>
          </table:table-cell>
          <table:table-cell table:formula="of:=[.B71]*60" office:value-type="float" office:value="2742" calcext:value-type="float">
            <text:p>2742</text:p>
          </table:table-cell>
          <table:table-cell office:value-type="float" office:value="30.3" calcext:value-type="float">
            <text:p>30.3</text:p>
          </table:table-cell>
          <table:table-cell office:value-type="float" office:value="332" calcext:value-type="float">
            <text:p>332</text:p>
          </table:table-cell>
          <table:table-cell office:value-type="float" office:value="44.4" calcext:value-type="float">
            <text:p>44.4</text:p>
          </table:table-cell>
          <table:table-cell office:value-type="float" office:value="29.83" calcext:value-type="float">
            <text:p>29.83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2" calcext:value-type="float">
            <text:p>892</text:p>
          </table:table-cell>
          <table:table-cell table:style-name="ce5" office:value-type="float" office:value="818" calcext:value-type="float">
            <text:p>818</text:p>
          </table:table-cell>
          <table:table-cell table:formula="of:=[.D71]/[.B71]*60" office:value-type="float" office:value="39.781181619256" calcext:value-type="float">
            <text:p>39.781181619256</text:p>
          </table:table-cell>
          <table:table-cell table:formula="of:=[.D71]/[.C71]/[.E71]" office:value-type="float" office:value="0.0000332841211673829" calcext:value-type="float">
            <text:p>3.32841211673829E-05</text:p>
          </table:table-cell>
          <table:table-cell table:formula="of:=[.M71] * 1.60934" office:value-type="float" office:value="0.000053565467559516" calcext:value-type="float">
            <text:p>5.3565467559516E-05</text:p>
          </table:table-cell>
          <table:table-cell table:formula="of:=[.N71]*1000" office:value-type="float" office:value="0.053565467559516" calcext:value-type="float">
            <text:p>0.053565467559516</text:p>
          </table:table-cell>
          <table:table-cell table:formula="of:=[.O71]*[.E71]" office:value-type="float" office:value="17.7837352297593" calcext:value-type="float">
            <text:p>17.7837352297593</text:p>
          </table:table-cell>
          <table:table-cell table:number-columns-repeated="3"/>
        </table:table-row>
        <table:table-row table:style-name="ro1">
          <table:table-cell office:value-type="date" office:date-value="2021-05-25" calcext:value-type="date">
            <text:p>05/25/21</text:p>
          </table:table-cell>
          <table:table-cell office:value-type="float" office:value="32.8" calcext:value-type="float">
            <text:p>32.8</text:p>
          </table:table-cell>
          <table:table-cell table:formula="of:=[.B72]*60" office:value-type="float" office:value="1968" calcext:value-type="float">
            <text:p>1968</text:p>
          </table:table-cell>
          <table:table-cell office:value-type="float" office:value="20.93" calcext:value-type="float">
            <text:p>20.93</text:p>
          </table:table-cell>
          <table:table-cell office:value-type="float" office:value="320" calcext:value-type="float">
            <text:p>320</text:p>
          </table:table-cell>
          <table:table-cell office:value-type="float" office:value="29.2" calcext:value-type="float">
            <text:p>29.2</text:p>
          </table:table-cell>
          <table:table-cell office:value-type="float" office:value="19.38" calcext:value-type="float">
            <text:p>19.38</text:p>
          </table:table-cell>
          <table:table-cell office:value-type="float" office:value="332" calcext:value-type="float">
            <text:p>332</text:p>
          </table:table-cell>
          <table:table-cell office:value-type="float" office:value="329" calcext:value-type="float">
            <text:p>329</text:p>
          </table:table-cell>
          <table:table-cell office:value-type="float" office:value="590" calcext:value-type="float">
            <text:p>590</text:p>
          </table:table-cell>
          <table:table-cell table:style-name="ce5" office:value-type="float" office:value="541" calcext:value-type="float">
            <text:p>541</text:p>
          </table:table-cell>
          <table:table-cell table:formula="of:=[.D72]/[.B72]*60" office:value-type="float" office:value="38.2865853658537" calcext:value-type="float">
            <text:p>38.2865853658537</text:p>
          </table:table-cell>
          <table:table-cell table:formula="of:=[.D72]/[.C72]/[.E72]" office:value-type="float" office:value="0.0000332348831300813" calcext:value-type="float">
            <text:p>3.32348831300813E-05</text:p>
          </table:table-cell>
          <table:table-cell table:formula="of:=[.M72] * 1.60934" office:value-type="float" office:value="0.000053486226816565" calcext:value-type="float">
            <text:p>5.3486226816565E-05</text:p>
          </table:table-cell>
          <table:table-cell table:formula="of:=[.N72]*1000" office:value-type="float" office:value="0.0534862268165651" calcext:value-type="float">
            <text:p>0.0534862268165651</text:p>
          </table:table-cell>
          <table:table-cell table:formula="of:=[.O72]*[.E72]" office:value-type="float" office:value="17.1155925813008" calcext:value-type="float">
            <text:p>17.1155925813008</text:p>
          </table:table-cell>
          <table:table-cell table:number-columns-repeated="3"/>
        </table:table-row>
        <table:table-row table:style-name="ro1">
          <table:table-cell office:value-type="date" office:date-value="2021-05-26" calcext:value-type="date">
            <text:p>05/26/21</text:p>
          </table:table-cell>
          <table:table-cell office:value-type="float" office:value="41.2" calcext:value-type="float">
            <text:p>41.2</text:p>
          </table:table-cell>
          <table:table-cell table:formula="of:=[.B73]*60" office:value-type="float" office:value="2472" calcext:value-type="float">
            <text:p>2472</text:p>
          </table:table-cell>
          <table:table-cell office:value-type="float" office:value="27.9" calcext:value-type="float">
            <text:p>27.9</text:p>
          </table:table-cell>
          <table:table-cell office:value-type="float" office:value="339" calcext:value-type="float">
            <text:p>339</text:p>
          </table:table-cell>
          <table:table-cell office:value-type="float" office:value="35.3" calcext:value-type="float">
            <text:p>35.3</text:p>
          </table:table-cell>
          <table:table-cell office:value-type="float" office:value="24.23" calcext:value-type="float">
            <text:p>24.23</text:p>
          </table:table-cell>
          <table:table-cell office:value-type="float" office:value="343" calcext:value-type="float">
            <text:p>343</text:p>
          </table:table-cell>
          <table:table-cell office:value-type="float" office:value="337" calcext:value-type="float">
            <text:p>337</text:p>
          </table:table-cell>
          <table:table-cell office:value-type="float" office:value="832" calcext:value-type="float">
            <text:p>832</text:p>
          </table:table-cell>
          <table:table-cell table:style-name="ce5" office:value-type="float" office:value="765" calcext:value-type="float">
            <text:p>765</text:p>
          </table:table-cell>
          <table:table-cell table:formula="of:=[.D73]/[.B73]*60" office:value-type="float" office:value="40.631067961165" calcext:value-type="float">
            <text:p>40.631067961165</text:p>
          </table:table-cell>
          <table:table-cell table:formula="of:=[.D73]/[.C73]/[.E73]" office:value-type="float" office:value="0.0000332932382507088" calcext:value-type="float">
            <text:p>3.32932382507088E-05</text:p>
          </table:table-cell>
          <table:table-cell table:formula="of:=[.M73] * 1.60934" office:value-type="float" office:value="0.0000535801400463957" calcext:value-type="float">
            <text:p>5.35801400463957E-05</text:p>
          </table:table-cell>
          <table:table-cell table:formula="of:=[.N73]*1000" office:value-type="float" office:value="0.0535801400463957" calcext:value-type="float">
            <text:p>0.0535801400463957</text:p>
          </table:table-cell>
          <table:table-cell table:formula="of:=[.O73]*[.E73]" office:value-type="float" office:value="18.1636674757282" calcext:value-type="float">
            <text:p>18.1636674757282</text:p>
          </table:table-cell>
          <table:table-cell table:number-columns-repeated="3"/>
        </table:table-row>
        <table:table-row table:style-name="ro1">
          <table:table-cell office:value-type="date" office:date-value="2021-05-27" calcext:value-type="date">
            <text:p>05/27/21</text:p>
          </table:table-cell>
          <table:table-cell office:value-type="float" office:value="33.1" calcext:value-type="float">
            <text:p>33.1</text:p>
          </table:table-cell>
          <table:table-cell table:formula="of:=[.B74]*60" office:value-type="float" office:value="1986" calcext:value-type="float">
            <text:p>1986</text:p>
          </table:table-cell>
          <table:table-cell office:value-type="float" office:value="21.07" calcext:value-type="float">
            <text:p>21.07</text:p>
          </table:table-cell>
          <table:table-cell office:value-type="float" office:value="319" calcext:value-type="float">
            <text:p>319</text:p>
          </table:table-cell>
          <table:table-cell office:value-type="float" office:value="29.3" calcext:value-type="float">
            <text:p>29.3</text:p>
          </table:table-cell>
          <table:table-cell office:value-type="float" office:value="19.55" calcext:value-type="float">
            <text:p>19.55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594" calcext:value-type="float">
            <text:p>594</text:p>
          </table:table-cell>
          <table:table-cell table:style-name="ce5" office:value-type="float" office:value="545" calcext:value-type="float">
            <text:p>545</text:p>
          </table:table-cell>
          <table:table-cell table:formula="of:=[.D74]/[.B74]*60" office:value-type="float" office:value="38.1933534743202" calcext:value-type="float">
            <text:p>38.1933534743202</text:p>
          </table:table-cell>
          <table:table-cell table:formula="of:=[.D74]/[.C74]/[.E74]" office:value-type="float" office:value="0.0000332578835547895" calcext:value-type="float">
            <text:p>3.32578835547895E-05</text:p>
          </table:table-cell>
          <table:table-cell table:formula="of:=[.M74] * 1.60934" office:value-type="float" office:value="0.0000535232423200649" calcext:value-type="float">
            <text:p>5.35232423200649E-05</text:p>
          </table:table-cell>
          <table:table-cell table:formula="of:=[.N74]*1000" office:value-type="float" office:value="0.0535232423200649" calcext:value-type="float">
            <text:p>0.0535232423200649</text:p>
          </table:table-cell>
          <table:table-cell table:formula="of:=[.O74]*[.E74]" office:value-type="float" office:value="17.0739143001007" calcext:value-type="float">
            <text:p>17.0739143001007</text:p>
          </table:table-cell>
          <table:table-cell table:number-columns-repeated="3"/>
        </table:table-row>
        <table:table-row table:style-name="ro1">
          <table:table-cell office:value-type="date" office:date-value="2021-05-29" calcext:value-type="date">
            <text:p>05/29/21</text:p>
          </table:table-cell>
          <table:table-cell office:value-type="float" office:value="47.7" calcext:value-type="float">
            <text:p>47.7</text:p>
          </table:table-cell>
          <table:table-cell table:formula="of:=[.B75]*60" office:value-type="float" office:value="2862" calcext:value-type="float">
            <text:p>2862</text:p>
          </table:table-cell>
          <table:table-cell office:value-type="float" office:value="31.18" calcext:value-type="float">
            <text:p>31.18</text:p>
          </table:table-cell>
          <table:table-cell office:value-type="float" office:value="327" calcext:value-type="float">
            <text:p>327</text:p>
          </table:table-cell>
          <table:table-cell office:value-type="float" office:value="44.5" calcext:value-type="float">
            <text:p>44.5</text:p>
          </table:table-cell>
          <table:table-cell office:value-type="float" office:value="29.85" calcext:value-type="float">
            <text:p>29.85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1" calcext:value-type="float">
            <text:p>891</text:p>
          </table:table-cell>
          <table:table-cell table:style-name="ce5" office:value-type="float" office:value="817" calcext:value-type="float">
            <text:p>817</text:p>
          </table:table-cell>
          <table:table-cell table:formula="of:=[.D75]/[.B75]*60" office:value-type="float" office:value="39.2201257861635" calcext:value-type="float">
            <text:p>39.2201257861635</text:p>
          </table:table-cell>
          <table:table-cell table:formula="of:=[.D75]/[.C75]/[.E75]" office:value-type="float" office:value="0.0000333164507187933" calcext:value-type="float">
            <text:p>3.33164507187933E-05</text:p>
          </table:table-cell>
          <table:table-cell table:formula="of:=[.M75] * 1.60934" office:value-type="float" office:value="0.0000536174967997829" calcext:value-type="float">
            <text:p>5.36174967997829E-05</text:p>
          </table:table-cell>
          <table:table-cell table:formula="of:=[.N75]*1000" office:value-type="float" office:value="0.0536174967997829" calcext:value-type="float">
            <text:p>0.0536174967997829</text:p>
          </table:table-cell>
          <table:table-cell table:formula="of:=[.O75]*[.E75]" office:value-type="float" office:value="17.532921453529" calcext:value-type="float">
            <text:p>17.532921453529</text:p>
          </table:table-cell>
          <table:table-cell table:number-columns-repeated="3"/>
        </table:table-row>
        <table:table-row table:style-name="ro1">
          <table:table-cell office:value-type="date" office:date-value="2021-05-30" calcext:value-type="date">
            <text:p>05/30/21</text:p>
          </table:table-cell>
          <table:table-cell office:value-type="float" office:value="49" calcext:value-type="float">
            <text:p>49</text:p>
          </table:table-cell>
          <table:table-cell table:formula="of:=[.B76]*60" office:value-type="float" office:value="2940" calcext:value-type="float">
            <text:p>2940</text:p>
          </table:table-cell>
          <table:table-cell office:value-type="float" office:value="31.66" calcext:value-type="float">
            <text:p>31.66</text:p>
          </table:table-cell>
          <table:table-cell office:value-type="float" office:value="323" calcext:value-type="float">
            <text:p>323</text:p>
          </table:table-cell>
          <table:table-cell office:value-type="float" office:value="43" calcext:value-type="float">
            <text:p>43</text:p>
          </table:table-cell>
          <table:table-cell office:value-type="float" office:value="28.99" calcext:value-type="float">
            <text:p>28.99</text:p>
          </table:table-cell>
          <table:table-cell office:value-type="float" office:value="337" calcext:value-type="float">
            <text:p>337</text:p>
          </table:table-cell>
          <table:table-cell office:value-type="float" office:value="334" calcext:value-type="float">
            <text:p>334</text:p>
          </table:table-cell>
          <table:table-cell office:value-type="float" office:value="878" calcext:value-type="float">
            <text:p>878</text:p>
          </table:table-cell>
          <table:table-cell table:style-name="ce5" office:value-type="float" office:value="807" calcext:value-type="float">
            <text:p>807</text:p>
          </table:table-cell>
          <table:table-cell table:formula="of:=[.D76]/[.B76]*60" office:value-type="float" office:value="38.7673469387755" calcext:value-type="float">
            <text:p>38.7673469387755</text:p>
          </table:table-cell>
          <table:table-cell table:formula="of:=[.D76]/[.C76]/[.E76]" office:value-type="float" office:value="0.0000333396516501337" calcext:value-type="float">
            <text:p>3.33396516501337E-05</text:p>
          </table:table-cell>
          <table:table-cell table:formula="of:=[.M76] * 1.60934" office:value-type="float" office:value="0.0000536548349866262" calcext:value-type="float">
            <text:p>5.36548349866262E-05</text:p>
          </table:table-cell>
          <table:table-cell table:formula="of:=[.N76]*1000" office:value-type="float" office:value="0.0536548349866262" calcext:value-type="float">
            <text:p>0.0536548349866262</text:p>
          </table:table-cell>
          <table:table-cell table:formula="of:=[.O76]*[.E76]" office:value-type="float" office:value="17.3305117006803" calcext:value-type="float">
            <text:p>17.3305117006803</text:p>
          </table:table-cell>
          <table:table-cell table:number-columns-repeated="3"/>
        </table:table-row>
        <table:table-row table:style-name="ro1">
          <table:table-cell office:value-type="date" office:date-value="2021-05-31" calcext:value-type="date">
            <text:p>05/31/21</text:p>
          </table:table-cell>
          <table:table-cell office:value-type="float" office:value="48.7" calcext:value-type="float">
            <text:p>48.7</text:p>
          </table:table-cell>
          <table:table-cell table:formula="of:=[.B77]*60" office:value-type="float" office:value="2922" calcext:value-type="float">
            <text:p>2922</text:p>
          </table:table-cell>
          <table:table-cell office:value-type="float" office:value="31.3" calcext:value-type="float">
            <text:p>31.3</text:p>
          </table:table-cell>
          <table:table-cell office:value-type="float" office:value="321" calcext:value-type="float">
            <text:p>321</text:p>
          </table:table-cell>
          <table:table-cell office:value-type="float" office:value="44.1" calcext:value-type="float">
            <text:p>44.1</text:p>
          </table:table-cell>
          <table:table-cell office:value-type="float" office:value="29.45" calcext:value-type="float">
            <text:p>29.45</text:p>
          </table:table-cell>
          <table:table-cell office:value-type="float" office:value="334" calcext:value-type="float">
            <text:p>334</text:p>
          </table:table-cell>
          <table:table-cell office:value-type="float" office:value="329" calcext:value-type="float">
            <text:p>329</text:p>
          </table:table-cell>
          <table:table-cell office:value-type="float" office:value="882" calcext:value-type="float">
            <text:p>882</text:p>
          </table:table-cell>
          <table:table-cell table:style-name="ce5" office:value-type="float" office:value="808" calcext:value-type="float">
            <text:p>808</text:p>
          </table:table-cell>
          <table:table-cell table:formula="of:=[.D77]/[.B77]*60" office:value-type="float" office:value="38.5626283367556" calcext:value-type="float">
            <text:p>38.5626283367556</text:p>
          </table:table-cell>
          <table:table-cell table:formula="of:=[.D77]/[.C77]/[.E77]" office:value-type="float" office:value="0.0000333702218213531" calcext:value-type="float">
            <text:p>3.33702218213531E-05</text:p>
          </table:table-cell>
          <table:table-cell table:formula="of:=[.M77] * 1.60934" office:value-type="float" office:value="0.0000537040327859764" calcext:value-type="float">
            <text:p>5.37040327859764E-05</text:p>
          </table:table-cell>
          <table:table-cell table:formula="of:=[.N77]*1000" office:value-type="float" office:value="0.0537040327859764" calcext:value-type="float">
            <text:p>0.0537040327859764</text:p>
          </table:table-cell>
          <table:table-cell table:formula="of:=[.O77]*[.E77]" office:value-type="float" office:value="17.2389945242984" calcext:value-type="float">
            <text:p>17.2389945242984</text:p>
          </table:table-cell>
          <table:table-cell table:number-columns-repeated="3"/>
        </table:table-row>
        <table:table-row table:style-name="ro1">
          <table:table-cell office:value-type="date" office:date-value="2021-06-01" calcext:value-type="date">
            <text:p>06/01/21</text:p>
          </table:table-cell>
          <table:table-cell office:value-type="float" office:value="44.6" calcext:value-type="float">
            <text:p>44.6</text:p>
          </table:table-cell>
          <table:table-cell table:formula="of:=[.B78]*60" office:value-type="float" office:value="2676" calcext:value-type="float">
            <text:p>2676</text:p>
          </table:table-cell>
          <table:table-cell office:value-type="float" office:value="26.1" calcext:value-type="float">
            <text:p>26.1</text:p>
          </table:table-cell>
          <table:table-cell office:value-type="float" office:value="293" calcext:value-type="float">
            <text:p>293</text:p>
          </table:table-cell>
          <table:table-cell office:value-type="float" office:value="44.3" calcext:value-type="float">
            <text:p>44.3</text:p>
          </table:table-cell>
          <table:table-cell office:value-type="float" office:value="26.01" calcext:value-type="float">
            <text:p>26.01</text:p>
          </table:table-cell>
          <table:table-cell office:value-type="float" office:value="293" calcext:value-type="float">
            <text:p>293</text:p>
          </table:table-cell>
          <table:table-cell office:value-type="float" office:value="290" calcext:value-type="float">
            <text:p>290</text:p>
          </table:table-cell>
          <table:table-cell office:value-type="float" office:value="794" calcext:value-type="float">
            <text:p>794</text:p>
          </table:table-cell>
          <table:table-cell table:style-name="ce5" office:value-type="float" office:value="715" calcext:value-type="float">
            <text:p>715</text:p>
          </table:table-cell>
          <table:table-cell table:formula="of:=[.D78]/[.B78]*60" office:value-type="float" office:value="35.1121076233184" calcext:value-type="float">
            <text:p>35.1121076233184</text:p>
          </table:table-cell>
          <table:table-cell table:formula="of:=[.D78]/[.C78]/[.E78]" office:value-type="float" office:value="0.0000332879291081896" calcext:value-type="float">
            <text:p>3.32879291081896E-05</text:p>
          </table:table-cell>
          <table:table-cell table:formula="of:=[.M78] * 1.60934" office:value-type="float" office:value="0.0000535715958309738" calcext:value-type="float">
            <text:p>5.35715958309738E-05</text:p>
          </table:table-cell>
          <table:table-cell table:formula="of:=[.N78]*1000" office:value-type="float" office:value="0.0535715958309738" calcext:value-type="float">
            <text:p>0.0535715958309738</text:p>
          </table:table-cell>
          <table:table-cell table:formula="of:=[.O78]*[.E78]" office:value-type="float" office:value="15.6964775784753" calcext:value-type="float">
            <text:p>15.6964775784753</text:p>
          </table:table-cell>
          <table:table-cell table:number-columns-repeated="3"/>
        </table:table-row>
        <table:table-row table:style-name="ro1">
          <table:table-cell office:value-type="date" office:date-value="2021-06-02" calcext:value-type="date">
            <text:p>06/02/21</text:p>
          </table:table-cell>
          <table:table-cell office:value-type="float" office:value="46" calcext:value-type="float">
            <text:p>46</text:p>
          </table:table-cell>
          <table:table-cell table:formula="of:=[.B79]*60" office:value-type="float" office:value="2760" calcext:value-type="float">
            <text:p>2760</text:p>
          </table:table-cell>
          <table:table-cell office:value-type="float" office:value="30.02" calcext:value-type="float">
            <text:p>30.02</text:p>
          </table:table-cell>
          <table:table-cell office:value-type="float" office:value="326" calcext:value-type="float">
            <text:p>326</text:p>
          </table:table-cell>
          <table:table-cell office:value-type="float" office:value="42.9" calcext:value-type="float">
            <text:p>42.9</text:p>
          </table:table-cell>
          <table:table-cell office:value-type="float" office:value="28.76" calcext:value-type="float">
            <text:p>28.76</text:p>
          </table:table-cell>
          <table:table-cell office:value-type="float" office:value="335" calcext:value-type="float">
            <text:p>335</text:p>
          </table:table-cell>
          <table:table-cell office:value-type="float" office:value="332" calcext:value-type="float">
            <text:p>332</text:p>
          </table:table-cell>
          <table:table-cell office:value-type="float" office:value="863" calcext:value-type="float">
            <text:p>863</text:p>
          </table:table-cell>
          <table:table-cell table:style-name="ce5" office:value-type="float" office:value="792" calcext:value-type="float">
            <text:p>792</text:p>
          </table:table-cell>
          <table:table-cell table:formula="of:=[.D79]/[.B79]*60" office:value-type="float" office:value="39.1565217391304" calcext:value-type="float">
            <text:p>39.1565217391304</text:p>
          </table:table-cell>
          <table:table-cell table:formula="of:=[.D79]/[.C79]/[.E79]" office:value-type="float" office:value="0.0000333644527429537" calcext:value-type="float">
            <text:p>3.33644527429537E-05</text:p>
          </table:table-cell>
          <table:table-cell table:formula="of:=[.M79] * 1.60934" office:value-type="float" office:value="0.0000536947483773451" calcext:value-type="float">
            <text:p>5.36947483773451E-05</text:p>
          </table:table-cell>
          <table:table-cell table:formula="of:=[.N79]*1000" office:value-type="float" office:value="0.0536947483773451" calcext:value-type="float">
            <text:p>0.0536947483773451</text:p>
          </table:table-cell>
          <table:table-cell table:formula="of:=[.O79]*[.E79]" office:value-type="float" office:value="17.5044879710145" calcext:value-type="float">
            <text:p>17.5044879710145</text:p>
          </table:table-cell>
          <table:table-cell table:number-columns-repeated="3"/>
        </table:table-row>
        <table:table-row table:style-name="ro1">
          <table:table-cell office:value-type="date" office:date-value="2021-06-03" calcext:value-type="date">
            <text:p>06/03/21</text:p>
          </table:table-cell>
          <table:table-cell office:value-type="float" office:value="30.8" calcext:value-type="float">
            <text:p>30.8</text:p>
          </table:table-cell>
          <table:table-cell table:formula="of:=[.B80]*60" office:value-type="float" office:value="1848" calcext:value-type="float">
            <text:p>1848</text:p>
          </table:table-cell>
          <table:table-cell office:value-type="float" office:value="19.89" calcext:value-type="float">
            <text:p>19.89</text:p>
          </table:table-cell>
          <table:table-cell office:value-type="float" office:value="323" calcext:value-type="float">
            <text:p>323</text:p>
          </table:table-cell>
          <table:table-cell office:value-type="float" office:value="29.9" calcext:value-type="float">
            <text:p>29.9</text:p>
          </table:table-cell>
          <table:table-cell office:value-type="float" office:value="19.55" calcext:value-type="float">
            <text:p>19.55</text:p>
          </table:table-cell>
          <table:table-cell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  <table:table-cell office:value-type="float" office:value="584" calcext:value-type="float">
            <text:p>584</text:p>
          </table:table-cell>
          <table:table-cell table:style-name="ce5" office:value-type="float" office:value="534" calcext:value-type="float">
            <text:p>534</text:p>
          </table:table-cell>
          <table:table-cell table:formula="of:=[.D80]/[.B80]*60" office:value-type="float" office:value="38.7467532467532" calcext:value-type="float">
            <text:p>38.7467532467532</text:p>
          </table:table-cell>
          <table:table-cell table:formula="of:=[.D80]/[.C80]/[.E80]" office:value-type="float" office:value="0.0000333219412166781" calcext:value-type="float">
            <text:p>3.33219412166781E-05</text:p>
          </table:table-cell>
          <table:table-cell table:formula="of:=[.M80] * 1.60934" office:value-type="float" office:value="0.0000536263328776487" calcext:value-type="float">
            <text:p>5.36263328776487E-05</text:p>
          </table:table-cell>
          <table:table-cell table:formula="of:=[.N80]*1000" office:value-type="float" office:value="0.0536263328776487" calcext:value-type="float">
            <text:p>0.0536263328776487</text:p>
          </table:table-cell>
          <table:table-cell table:formula="of:=[.O80]*[.E80]" office:value-type="float" office:value="17.3213055194805" calcext:value-type="float">
            <text:p>17.3213055194805</text:p>
          </table:table-cell>
          <table:table-cell table:number-columns-repeated="3"/>
        </table:table-row>
        <table:table-row table:style-name="ro1">
          <table:table-cell office:value-type="date" office:date-value="2021-06-05" calcext:value-type="date">
            <text:p>06/05/21</text:p>
          </table:table-cell>
          <table:table-cell office:value-type="float" office:value="52" calcext:value-type="float">
            <text:p>52</text:p>
          </table:table-cell>
          <table:table-cell table:formula="of:=[.B81]*60" office:value-type="float" office:value="3120" calcext:value-type="float">
            <text:p>3120</text:p>
          </table:table-cell>
          <table:table-cell office:value-type="float" office:value="34.32" calcext:value-type="float">
            <text:p>34.32</text:p>
          </table:table-cell>
          <table:table-cell office:value-type="float" office:value="330" calcext:value-type="float">
            <text:p>330</text:p>
          </table:table-cell>
          <table:table-cell office:value-type="float" office:value="45.5" calcext:value-type="float">
            <text:p>45.5</text:p>
          </table:table-cell>
          <table:table-cell office:value-type="float" office:value="31.91" calcext:value-type="float">
            <text:p>31.91</text:p>
          </table:table-cell>
          <table:table-cell office:value-type="float" office:value="351" calcext:value-type="float">
            <text:p>351</text:p>
          </table:table-cell>
          <table:table-cell office:value-type="float" office:value="355" calcext:value-type="float">
            <text:p>355</text:p>
          </table:table-cell>
          <table:table-cell office:value-type="float" office:value="943" calcext:value-type="float">
            <text:p>943</text:p>
          </table:table-cell>
          <table:table-cell table:style-name="ce5" office:value-type="float" office:value="872" calcext:value-type="float">
            <text:p>872</text:p>
          </table:table-cell>
          <table:table-cell table:formula="of:=[.D81]/[.B81]*60" office:value-type="float" office:value="39.6" calcext:value-type="float">
            <text:p>39.6</text:p>
          </table:table-cell>
          <table:table-cell table:formula="of:=[.D81]/[.C81]/[.E81]" office:value-type="float" office:value="0.0000333333333333333" calcext:value-type="float">
            <text:p>3.33333333333333E-05</text:p>
          </table:table-cell>
          <table:table-cell table:formula="of:=[.M81] * 1.60934" office:value-type="float" office:value="0.0000536446666666667" calcext:value-type="float">
            <text:p>5.36446666666667E-05</text:p>
          </table:table-cell>
          <table:table-cell table:formula="of:=[.N81]*1000" office:value-type="float" office:value="0.0536446666666667" calcext:value-type="float">
            <text:p>0.0536446666666667</text:p>
          </table:table-cell>
          <table:table-cell table:formula="of:=[.O81]*[.E81]" office:value-type="float" office:value="17.70274" calcext:value-type="float">
            <text:p>17.70274</text:p>
          </table:table-cell>
          <table:table-cell table:number-columns-repeated="3"/>
        </table:table-row>
        <table:table-row table:style-name="ro1">
          <table:table-cell office:value-type="date" office:date-value="2021-06-06" calcext:value-type="date">
            <text:p>06/06/21</text:p>
          </table:table-cell>
          <table:table-cell office:value-type="float" office:value="52.4" calcext:value-type="float">
            <text:p>52.4</text:p>
          </table:table-cell>
          <table:table-cell table:formula="of:=[.B82]*60" office:value-type="float" office:value="3144" calcext:value-type="float">
            <text:p>3144</text:p>
          </table:table-cell>
          <table:table-cell office:value-type="float" office:value="34.41" calcext:value-type="float">
            <text:p>34.41</text:p>
          </table:table-cell>
          <table:table-cell office:value-type="float" office:value="328" calcext:value-type="float">
            <text:p>328</text:p>
          </table:table-cell>
          <table:table-cell office:value-type="float" office:value="46.8" calcext:value-type="float">
            <text:p>46.8</text:p>
          </table:table-cell>
          <table:table-cell office:value-type="float" office:value="32.44" calcext:value-type="float">
            <text:p>32.44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925" calcext:value-type="float">
            <text:p>925</text:p>
          </table:table-cell>
          <table:table-cell table:style-name="ce5" office:value-type="float" office:value="853" calcext:value-type="float">
            <text:p>853</text:p>
          </table:table-cell>
          <table:table-cell table:formula="of:=[.D82]/[.B82]*60" office:value-type="float" office:value="39.4007633587786" calcext:value-type="float">
            <text:p>39.4007633587786</text:p>
          </table:table-cell>
          <table:table-cell table:formula="of:=[.D82]/[.C82]/[.E82]" office:value-type="float" office:value="0.0000333678551480171" calcext:value-type="float">
            <text:p>3.33678551480171E-05</text:p>
          </table:table-cell>
          <table:table-cell table:formula="of:=[.M82] * 1.60934" office:value-type="float" office:value="0.0000537002240039099" calcext:value-type="float">
            <text:p>5.37002240039099E-05</text:p>
          </table:table-cell>
          <table:table-cell table:formula="of:=[.N82]*1000" office:value-type="float" office:value="0.0537002240039099" calcext:value-type="float">
            <text:p>0.0537002240039099</text:p>
          </table:table-cell>
          <table:table-cell table:formula="of:=[.O82]*[.E82]" office:value-type="float" office:value="17.6136734732824" calcext:value-type="float">
            <text:p>17.6136734732824</text:p>
          </table:table-cell>
          <table:table-cell table:number-columns-repeated="3"/>
        </table:table-row>
        <table:table-row table:style-name="ro1">
          <table:table-cell office:value-type="date" office:date-value="2021-06-07" calcext:value-type="date">
            <text:p>06/07/21</text:p>
          </table:table-cell>
          <table:table-cell office:value-type="float" office:value="47.2" calcext:value-type="float">
            <text:p>47.2</text:p>
          </table:table-cell>
          <table:table-cell table:formula="of:=[.B83]*60" office:value-type="float" office:value="2832" calcext:value-type="float">
            <text:p>2832</text:p>
          </table:table-cell>
          <table:table-cell office:value-type="float" office:value="31.57" calcext:value-type="float">
            <text:p>31.57</text:p>
          </table:table-cell>
          <table:table-cell office:value-type="float" office:value="334" calcext:value-type="float">
            <text:p>334</text:p>
          </table:table-cell>
          <table:table-cell office:value-type="float" office:value="43.8" calcext:value-type="float">
            <text:p>43.8</text:p>
          </table:table-cell>
          <table:table-cell office:value-type="float" office:value="30" calcext:value-type="float">
            <text:p>30</text:p>
          </table:table-cell>
          <table:table-cell office:value-type="float" office:value="343" calcext:value-type="float">
            <text:p>343</text:p>
          </table:table-cell>
          <table:table-cell office:value-type="float" office:value="339" calcext:value-type="float">
            <text:p>339</text:p>
          </table:table-cell>
          <table:table-cell office:value-type="float" office:value="893" calcext:value-type="float">
            <text:p>893</text:p>
          </table:table-cell>
          <table:table-cell table:style-name="ce5" office:value-type="float" office:value="822" calcext:value-type="float">
            <text:p>822</text:p>
          </table:table-cell>
          <table:table-cell table:formula="of:=[.D83]/[.B83]*60" office:value-type="float" office:value="40.1313559322034" calcext:value-type="float">
            <text:p>40.1313559322034</text:p>
          </table:table-cell>
          <table:table-cell table:formula="of:=[.D83]/[.C83]/[.E83]" office:value-type="float" office:value="0.0000333760445211272" calcext:value-type="float">
            <text:p>3.33760445211272E-05</text:p>
          </table:table-cell>
          <table:table-cell table:formula="of:=[.M83] * 1.60934" office:value-type="float" office:value="0.0000537134034896309" calcext:value-type="float">
            <text:p>5.37134034896309E-05</text:p>
          </table:table-cell>
          <table:table-cell table:formula="of:=[.N83]*1000" office:value-type="float" office:value="0.0537134034896309" calcext:value-type="float">
            <text:p>0.0537134034896309</text:p>
          </table:table-cell>
          <table:table-cell table:formula="of:=[.O83]*[.E83]" office:value-type="float" office:value="17.9402767655367" calcext:value-type="float">
            <text:p>17.9402767655367</text:p>
          </table:table-cell>
          <table:table-cell table:number-columns-repeated="3"/>
        </table:table-row>
        <table:table-row table:style-name="ro1">
          <table:table-cell office:value-type="date" office:date-value="2021-06-08" calcext:value-type="date">
            <text:p>06/08/21</text:p>
          </table:table-cell>
          <table:table-cell office:value-type="float" office:value="49.8" calcext:value-type="float">
            <text:p>49.8</text:p>
          </table:table-cell>
          <table:table-cell table:formula="of:=[.B84]*60" office:value-type="float" office:value="2988" calcext:value-type="float">
            <text:p>2988</text:p>
          </table:table-cell>
          <table:table-cell office:value-type="float" office:value="27.94" calcext:value-type="float">
            <text:p>27.94</text:p>
          </table:table-cell>
          <table:table-cell office:value-type="float" office:value="281" calcext:value-type="float">
            <text:p>281</text:p>
          </table:table-cell>
          <table:table-cell office:value-type="float" office:value="43.9" calcext:value-type="float">
            <text:p>43.9</text:p>
          </table:table-cell>
          <table:table-cell office:value-type="float" office:value="26.1" calcext:value-type="float">
            <text:p>26.1</text:p>
          </table:table-cell>
          <table:table-cell office:value-type="float" office:value="297" calcext:value-type="float">
            <text:p>297</text:p>
          </table:table-cell>
          <table:table-cell office:value-type="float" office:value="294" calcext:value-type="float">
            <text:p>294</text:p>
          </table:table-cell>
          <table:table-cell office:value-type="float" office:value="794" calcext:value-type="float">
            <text:p>794</text:p>
          </table:table-cell>
          <table:table-cell table:style-name="ce5" office:value-type="float" office:value="716" calcext:value-type="float">
            <text:p>716</text:p>
          </table:table-cell>
          <table:table-cell table:formula="of:=[.D84]/[.B84]*60" office:value-type="float" office:value="33.6626506024096" calcext:value-type="float">
            <text:p>33.6626506024096</text:p>
          </table:table-cell>
          <table:table-cell table:formula="of:=[.D84]/[.C84]/[.E84]" office:value-type="float" office:value="0.00003327664156031" calcext:value-type="float">
            <text:p>3.327664156031E-05</text:p>
          </table:table-cell>
          <table:table-cell table:formula="of:=[.M84] * 1.60934" office:value-type="float" office:value="0.0000535534303286694" calcext:value-type="float">
            <text:p>5.35534303286694E-05</text:p>
          </table:table-cell>
          <table:table-cell table:formula="of:=[.N84]*1000" office:value-type="float" office:value="0.0535534303286694" calcext:value-type="float">
            <text:p>0.0535534303286694</text:p>
          </table:table-cell>
          <table:table-cell table:formula="of:=[.O84]*[.E84]" office:value-type="float" office:value="15.0485139223561" calcext:value-type="float">
            <text:p>15.0485139223561</text:p>
          </table:table-cell>
          <table:table-cell table:number-columns-repeated="3"/>
        </table:table-row>
        <table:table-row table:style-name="ro1">
          <table:table-cell office:value-type="date" office:date-value="2021-06-09" calcext:value-type="date">
            <text:p>06/09/21</text:p>
          </table:table-cell>
          <table:table-cell office:value-type="float" office:value="44.3" calcext:value-type="float">
            <text:p>44.3</text:p>
          </table:table-cell>
          <table:table-cell table:formula="of:=[.B85]*60" office:value-type="float" office:value="2658" calcext:value-type="float">
            <text:p>2658</text:p>
          </table:table-cell>
          <table:table-cell office:value-type="float" office:value="29.57" calcext:value-type="float">
            <text:p>29.57</text:p>
          </table:table-cell>
          <table:table-cell office:value-type="float" office:value="334" calcext:value-type="float">
            <text:p>334</text:p>
          </table:table-cell>
          <table:table-cell office:value-type="float" office:value="41.6" calcext:value-type="float">
            <text:p>41.6</text:p>
          </table:table-cell>
          <table:table-cell office:value-type="float" office:value="28.53" calcext:value-type="float">
            <text:p>28.53</text:p>
          </table:table-cell>
          <table:table-cell office:value-type="float" office:value="343" calcext:value-type="float">
            <text:p>343</text:p>
          </table:table-cell>
          <table:table-cell office:value-type="float" office:value="338" calcext:value-type="float">
            <text:p>338</text:p>
          </table:table-cell>
          <table:table-cell office:value-type="float" office:value="852" calcext:value-type="float">
            <text:p>852</text:p>
          </table:table-cell>
          <table:table-cell table:style-name="ce5" office:value-type="float" office:value="784" calcext:value-type="float">
            <text:p>784</text:p>
          </table:table-cell>
          <table:table-cell table:formula="of:=[.D85]/[.B85]*60" office:value-type="float" office:value="40.0496613995485" calcext:value-type="float">
            <text:p>40.0496613995485</text:p>
          </table:table-cell>
          <table:table-cell table:formula="of:=[.D85]/[.C85]/[.E85]" office:value-type="float" office:value="0.0000333081016296977" calcext:value-type="float">
            <text:p>3.33081016296977E-05</text:p>
          </table:table-cell>
          <table:table-cell table:formula="of:=[.M85] * 1.60934" office:value-type="float" office:value="0.0000536040602767377" calcext:value-type="float">
            <text:p>5.36040602767377E-05</text:p>
          </table:table-cell>
          <table:table-cell table:formula="of:=[.N85]*1000" office:value-type="float" office:value="0.0536040602767377" calcext:value-type="float">
            <text:p>0.0536040602767377</text:p>
          </table:table-cell>
          <table:table-cell table:formula="of:=[.O85]*[.E85]" office:value-type="float" office:value="17.9037561324304" calcext:value-type="float">
            <text:p>17.9037561324304</text:p>
          </table:table-cell>
          <table:table-cell table:number-columns-repeated="3"/>
        </table:table-row>
        <table:table-row table:style-name="ro1">
          <table:table-cell office:value-type="date" office:date-value="2021-06-10" calcext:value-type="date">
            <text:p>06/10/21</text:p>
          </table:table-cell>
          <table:table-cell office:value-type="float" office:value="48" calcext:value-type="float">
            <text:p>48</text:p>
          </table:table-cell>
          <table:table-cell table:formula="of:=[.B86]*60" office:value-type="float" office:value="2880" calcext:value-type="float">
            <text:p>2880</text:p>
          </table:table-cell>
          <table:table-cell office:value-type="float" office:value="22.94" calcext:value-type="float">
            <text:p>22.94</text:p>
          </table:table-cell>
          <table:table-cell office:value-type="float" office:value="239" calcext:value-type="float">
            <text:p>239</text:p>
          </table:table-cell>
          <table:table-cell office:value-type="float" office:value="43.2" calcext:value-type="float">
            <text:p>43.2</text:p>
          </table:table-cell>
          <table:table-cell office:value-type="float" office:value="21.53" calcext:value-type="float">
            <text:p>21.53</text:p>
          </table:table-cell>
          <table:table-cell office:value-type="float" office:value="249" calcext:value-type="float">
            <text:p>249</text:p>
          </table:table-cell>
          <table:table-cell office:value-type="float" office:value="246" calcext:value-type="float">
            <text:p>246</text:p>
          </table:table-cell>
          <table:table-cell office:value-type="float" office:value="673" calcext:value-type="float">
            <text:p>673</text:p>
          </table:table-cell>
          <table:table-cell table:style-name="ce5" office:value-type="float" office:value="591" calcext:value-type="float">
            <text:p>591</text:p>
          </table:table-cell>
          <table:table-cell table:formula="of:=[.D86]/[.B86]*60" office:value-type="float" office:value="28.675" calcext:value-type="float">
            <text:p>28.675</text:p>
          </table:table-cell>
          <table:table-cell table:formula="of:=[.D86]/[.C86]/[.E86]" office:value-type="float" office:value="0.0000333275220827522" calcext:value-type="float">
            <text:p>3.33275220827522E-05</text:p>
          </table:table-cell>
          <table:table-cell table:formula="of:=[.M86] * 1.60934" office:value-type="float" office:value="0.0000536353143886564" calcext:value-type="float">
            <text:p>5.36353143886564E-05</text:p>
          </table:table-cell>
          <table:table-cell table:formula="of:=[.N86]*1000" office:value-type="float" office:value="0.0536353143886564" calcext:value-type="float">
            <text:p>0.0536353143886564</text:p>
          </table:table-cell>
          <table:table-cell table:formula="of:=[.O86]*[.E86]" office:value-type="float" office:value="12.8188401388889" calcext:value-type="float">
            <text:p>12.8188401388889</text:p>
          </table:table-cell>
          <table:table-cell table:number-columns-repeated="3"/>
        </table:table-row>
        <table:table-row table:style-name="ro1">
          <table:table-cell office:value-type="date" office:date-value="2021-06-12" calcext:value-type="date">
            <text:p>06/12/21</text:p>
          </table:table-cell>
          <table:table-cell office:value-type="float" office:value="43.6" calcext:value-type="float">
            <text:p>43.6</text:p>
          </table:table-cell>
          <table:table-cell table:formula="of:=[.B87]*60" office:value-type="float" office:value="2616" calcext:value-type="float">
            <text:p>2616</text:p>
          </table:table-cell>
          <table:table-cell office:value-type="float" office:value="19.88" calcext:value-type="float">
            <text:p>19.88</text:p>
          </table:table-cell>
          <table:table-cell office:value-type="float" office:value="383" calcext:value-type="float">
            <text:p>383</text:p>
          </table:table-cell>
          <table:table-cell office:value-type="float" office:value="42.5" calcext:value-type="float">
            <text:p>42.5</text:p>
          </table:table-cell>
          <table:table-cell office:value-type="float" office:value="19.58" calcext:value-type="float">
            <text:p>19.58</text:p>
          </table:table-cell>
          <table:table-cell office:value-type="float" office:value="289" calcext:value-type="float">
            <text:p>289</text:p>
          </table:table-cell>
          <table:table-cell office:value-type="float" office:value="384" calcext:value-type="float">
            <text:p>384</text:p>
          </table:table-cell>
          <table:table-cell office:value-type="float" office:value="970" calcext:value-type="float">
            <text:p>970</text:p>
          </table:table-cell>
          <table:table-cell table:style-name="ce5" office:value-type="float" office:value="905" calcext:value-type="float">
            <text:p>905</text:p>
          </table:table-cell>
          <table:table-cell table:formula="of:=[.D87]/[.B87]*60" office:value-type="float" office:value="27.3577981651376" calcext:value-type="float">
            <text:p>27.3577981651376</text:p>
          </table:table-cell>
          <table:table-cell table:formula="of:=[.D87]/[.C87]/[.E87]" office:value-type="float" office:value="0.0000198417451154175" calcext:value-type="float">
            <text:p>1.98417451154175E-05</text:p>
          </table:table-cell>
          <table:table-cell table:formula="of:=[.M87] * 1.60934" office:value-type="float" office:value="0.000031932114084046" calcext:value-type="float">
            <text:p>3.1932114084046E-05</text:p>
          </table:table-cell>
          <table:table-cell table:formula="of:=[.N87]*1000" office:value-type="float" office:value="0.031932114084046" calcext:value-type="float">
            <text:p>0.031932114084046</text:p>
          </table:table-cell>
          <table:table-cell table:formula="of:=[.O87]*[.E87]" office:value-type="float" office:value="12.2299996941896" calcext:value-type="float">
            <text:p>12.2299996941896</text:p>
          </table:table-cell>
          <table:table-cell table:number-columns-repeated="3"/>
        </table:table-row>
        <table:table-row table:style-name="ro1">
          <table:table-cell office:value-type="date" office:date-value="2021-06-13" calcext:value-type="date">
            <text:p>06/13/21</text:p>
          </table:table-cell>
          <table:table-cell office:value-type="float" office:value="50" calcext:value-type="float">
            <text:p>50</text:p>
          </table:table-cell>
          <table:table-cell table:formula="of:=[.B88]*60" office:value-type="float" office:value="3000" calcext:value-type="float">
            <text:p>3000</text:p>
          </table:table-cell>
          <table:table-cell office:value-type="float" office:value="28.67" calcext:value-type="float">
            <text:p>28.67</text:p>
          </table:table-cell>
          <table:table-cell office:value-type="float" office:value="287" calcext:value-type="float">
            <text:p>287</text:p>
          </table:table-cell>
          <table:table-cell office:value-type="float" office:value="47.1" calcext:value-type="float">
            <text:p>47.1</text:p>
          </table:table-cell>
          <table:table-cell office:value-type="float" office:value="27.78" calcext:value-type="float">
            <text:p>27.78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float" office:value="805" calcext:value-type="float">
            <text:p>805</text:p>
          </table:table-cell>
          <table:table-cell table:style-name="ce5" office:value-type="float" office:value="726" calcext:value-type="float">
            <text:p>726</text:p>
          </table:table-cell>
          <table:table-cell table:formula="of:=[.D88]/[.B88]*60" office:value-type="float" office:value="34.404" calcext:value-type="float">
            <text:p>34.404</text:p>
          </table:table-cell>
          <table:table-cell table:formula="of:=[.D88]/[.C88]/[.E88]" office:value-type="float" office:value="0.0000332984901277584" calcext:value-type="float">
            <text:p>3.32984901277584E-05</text:p>
          </table:table-cell>
          <table:table-cell table:formula="of:=[.M88] * 1.60934" office:value-type="float" office:value="0.0000535885921022067" calcext:value-type="float">
            <text:p>5.35885921022067E-05</text:p>
          </table:table-cell>
          <table:table-cell table:formula="of:=[.N88]*1000" office:value-type="float" office:value="0.0535885921022067" calcext:value-type="float">
            <text:p>0.0535885921022067</text:p>
          </table:table-cell>
          <table:table-cell table:formula="of:=[.O88]*[.E88]" office:value-type="float" office:value="15.3799259333333" calcext:value-type="float">
            <text:p>15.3799259333333</text:p>
          </table:table-cell>
          <table:table-cell table:number-columns-repeated="3"/>
        </table:table-row>
        <table:table-row table:style-name="ro1">
          <table:table-cell office:value-type="date" office:date-value="2021-06-14" calcext:value-type="date">
            <text:p>06/14/21</text:p>
          </table:table-cell>
          <table:table-cell office:value-type="float" office:value="51.3" calcext:value-type="float">
            <text:p>51.3</text:p>
          </table:table-cell>
          <table:table-cell table:formula="of:=[.B89]*60" office:value-type="float" office:value="3078" calcext:value-type="float">
            <text:p>3078</text:p>
          </table:table-cell>
          <table:table-cell office:value-type="float" office:value="28.75" calcext:value-type="float">
            <text:p>28.75</text:p>
          </table:table-cell>
          <table:table-cell office:value-type="float" office:value="282" calcext:value-type="float">
            <text:p>282</text:p>
          </table:table-cell>
          <table:table-cell office:value-type="float" office:value="41.8" calcext:value-type="float">
            <text:p>41.8</text:p>
          </table:table-cell>
          <table:table-cell office:value-type="float" office:value="25.35" calcext:value-type="float">
            <text:p>25.35</text:p>
          </table:table-cell>
          <table:table-cell office:value-type="float" office:value="303" calcext:value-type="float">
            <text:p>303</text:p>
          </table:table-cell>
          <table:table-cell office:value-type="float" office:value="295" calcext:value-type="float">
            <text:p>295</text:p>
          </table:table-cell>
          <table:table-cell office:value-type="float" office:value="780" calcext:value-type="float">
            <text:p>780</text:p>
          </table:table-cell>
          <table:table-cell table:style-name="ce5" office:value-type="float" office:value="704" calcext:value-type="float">
            <text:p>704</text:p>
          </table:table-cell>
          <table:table-cell table:formula="of:=[.D89]/[.B89]*60" office:value-type="float" office:value="33.6257309941521" calcext:value-type="float">
            <text:p>33.6257309941521</text:p>
          </table:table-cell>
          <table:table-cell table:formula="of:=[.D89]/[.C89]/[.E89]" office:value-type="float" office:value="0.0000331222724528684" calcext:value-type="float">
            <text:p>3.31222724528684E-05</text:p>
          </table:table-cell>
          <table:table-cell table:formula="of:=[.M89] * 1.60934" office:value-type="float" office:value="0.0000533049979492993" calcext:value-type="float">
            <text:p>5.33049979492993E-05</text:p>
          </table:table-cell>
          <table:table-cell table:formula="of:=[.N89]*1000" office:value-type="float" office:value="0.0533049979492993" calcext:value-type="float">
            <text:p>0.0533049979492993</text:p>
          </table:table-cell>
          <table:table-cell table:formula="of:=[.O89]*[.E89]" office:value-type="float" office:value="15.0320094217024" calcext:value-type="float">
            <text:p>15.0320094217024</text:p>
          </table:table-cell>
          <table:table-cell table:number-columns-repeated="3"/>
        </table:table-row>
        <table:table-row table:style-name="ro1">
          <table:table-cell office:value-type="date" office:date-value="2021-06-15" calcext:value-type="date">
            <text:p>06/15/21</text:p>
          </table:table-cell>
          <table:table-cell office:value-type="float" office:value="34.8" calcext:value-type="float">
            <text:p>34.8</text:p>
          </table:table-cell>
          <table:table-cell table:formula="of:=[.B90]*60" office:value-type="float" office:value="2088" calcext:value-type="float">
            <text:p>2088</text:p>
          </table:table-cell>
          <table:table-cell office:value-type="float" office:value="15.58" calcext:value-type="float">
            <text:p>15.58</text:p>
          </table:table-cell>
          <table:table-cell office:value-type="float" office:value="363" calcext:value-type="float">
            <text:p>363</text:p>
          </table:table-cell>
          <table:table-cell office:value-type="float" office:value="30.7" calcext:value-type="float">
            <text:p>30.7</text:p>
          </table:table-cell>
          <table:table-cell office:value-type="float" office:value="14.02" calcext:value-type="float">
            <text:p>14.02</text:p>
          </table:table-cell>
          <table:table-cell office:value-type="float" office:value="379" calcext:value-type="float">
            <text:p>379</text:p>
          </table:table-cell>
          <table:table-cell office:value-type="float" office:value="382" calcext:value-type="float">
            <text:p>382</text:p>
          </table:table-cell>
          <table:table-cell office:value-type="float" office:value="671" calcext:value-type="float">
            <text:p>671</text:p>
          </table:table-cell>
          <table:table-cell table:style-name="ce5" office:value-type="float" office:value="626" calcext:value-type="float">
            <text:p>626</text:p>
          </table:table-cell>
          <table:table-cell table:formula="of:=[.D90]/[.B90]*60" office:value-type="float" office:value="26.8620689655172" calcext:value-type="float">
            <text:p>26.8620689655172</text:p>
          </table:table-cell>
          <table:table-cell table:formula="of:=[.D90]/[.C90]/[.E90]" office:value-type="float" office:value="0.000020555608329903" calcext:value-type="float">
            <text:p>2.0555608329903E-05</text:p>
          </table:table-cell>
          <table:table-cell table:formula="of:=[.M90] * 1.60934" office:value-type="float" office:value="0.0000330809627096461" calcext:value-type="float">
            <text:p>3.30809627096461E-05</text:p>
          </table:table-cell>
          <table:table-cell table:formula="of:=[.N90]*1000" office:value-type="float" office:value="0.0330809627096461" calcext:value-type="float">
            <text:p>0.0330809627096461</text:p>
          </table:table-cell>
          <table:table-cell table:formula="of:=[.O90]*[.E90]" office:value-type="float" office:value="12.0083894636015" calcext:value-type="float">
            <text:p>12.0083894636015</text:p>
          </table:table-cell>
          <table:table-cell table:number-columns-repeated="3"/>
        </table:table-row>
        <table:table-row table:style-name="ro1">
          <table:table-cell office:value-type="date" office:date-value="2021-06-16" calcext:value-type="date">
            <text:p>06/16/21</text:p>
          </table:table-cell>
          <table:table-cell office:value-type="float" office:value="42.7" calcext:value-type="float">
            <text:p>42.7</text:p>
          </table:table-cell>
          <table:table-cell table:formula="of:=[.B91]*60" office:value-type="float" office:value="2562" calcext:value-type="float">
            <text:p>2562</text:p>
          </table:table-cell>
          <table:table-cell office:value-type="float" office:value="26.61" calcext:value-type="float">
            <text:p>26.61</text:p>
          </table:table-cell>
          <table:table-cell office:value-type="float" office:value="312" calcext:value-type="float">
            <text:p>312</text:p>
          </table:table-cell>
          <table:table-cell office:value-type="float" office:value="42" calcext:value-type="float">
            <text:p>42</text:p>
          </table:table-cell>
          <table:table-cell office:value-type="float" office:value="26.35" calcext:value-type="float">
            <text:p>26.35</text:p>
          </table:table-cell>
          <table:table-cell office:value-type="float" office:value="314" calcext:value-type="float">
            <text:p>314</text:p>
          </table:table-cell>
          <table:table-cell office:value-type="float" office:value="310" calcext:value-type="float">
            <text:p>310</text:p>
          </table:table-cell>
          <table:table-cell office:value-type="float" office:value="795" calcext:value-type="float">
            <text:p>795</text:p>
          </table:table-cell>
          <table:table-cell table:style-name="ce5" office:value-type="float" office:value="723" calcext:value-type="float">
            <text:p>723</text:p>
          </table:table-cell>
          <table:table-cell table:formula="of:=[.D91]/[.B91]*60" office:value-type="float" office:value="37.3911007025761" calcext:value-type="float">
            <text:p>37.3911007025761</text:p>
          </table:table-cell>
          <table:table-cell table:formula="of:=[.D91]/[.C91]/[.E91]" office:value-type="float" office:value="0.0000332897976340599" calcext:value-type="float">
            <text:p>3.32897976340599E-05</text:p>
          </table:table-cell>
          <table:table-cell table:formula="of:=[.M91] * 1.60934" office:value-type="float" office:value="0.000053574602924398" calcext:value-type="float">
            <text:p>5.3574602924398E-05</text:p>
          </table:table-cell>
          <table:table-cell table:formula="of:=[.N91]*1000" office:value-type="float" office:value="0.053574602924398" calcext:value-type="float">
            <text:p>0.053574602924398</text:p>
          </table:table-cell>
          <table:table-cell table:formula="of:=[.O91]*[.E91]" office:value-type="float" office:value="16.7152761124122" calcext:value-type="float">
            <text:p>16.7152761124122</text:p>
          </table:table-cell>
          <table:table-cell table:number-columns-repeated="3"/>
        </table:table-row>
        <table:table-row table:style-name="ro1">
          <table:table-cell office:value-type="date" office:date-value="2021-06-17" calcext:value-type="date">
            <text:p>06/17/21</text:p>
          </table:table-cell>
          <table:table-cell office:value-type="float" office:value="44" calcext:value-type="float">
            <text:p>44</text:p>
          </table:table-cell>
          <table:table-cell table:formula="of:=[.B92]*60" office:value-type="float" office:value="2640" calcext:value-type="float">
            <text:p>2640</text:p>
          </table:table-cell>
          <table:table-cell office:value-type="float" office:value="27.59" calcext:value-type="float">
            <text:p>27.59</text:p>
          </table:table-cell>
          <table:table-cell office:value-type="float" office:value="314" calcext:value-type="float">
            <text:p>314</text:p>
          </table:table-cell>
          <table:table-cell office:value-type="float" office:value="43.5" calcext:value-type="float">
            <text:p>43.5</text:p>
          </table:table-cell>
          <table:table-cell office:value-type="float" office:value="27.45" calcext:value-type="float">
            <text:p>27.45</text:p>
          </table:table-cell>
          <table:table-cell office:value-type="float" office:value="315" calcext:value-type="float">
            <text:p>315</text:p>
          </table:table-cell>
          <table:table-cell office:value-type="float" office:value="317" calcext:value-type="float">
            <text:p>317</text:p>
          </table:table-cell>
          <table:table-cell office:value-type="float" office:value="811" calcext:value-type="float">
            <text:p>811</text:p>
          </table:table-cell>
          <table:table-cell table:style-name="ce5" office:value-type="float" office:value="739" calcext:value-type="float">
            <text:p>739</text:p>
          </table:table-cell>
          <table:table-cell table:formula="of:=[.D92]/[.B92]*60" office:value-type="float" office:value="37.6227272727273" calcext:value-type="float">
            <text:p>37.6227272727273</text:p>
          </table:table-cell>
          <table:table-cell table:formula="of:=[.D92]/[.C92]/[.E92]" office:value-type="float" office:value="0.0000332826674387184" calcext:value-type="float">
            <text:p>3.32826674387184E-05</text:p>
          </table:table-cell>
          <table:table-cell table:formula="of:=[.M92] * 1.60934" office:value-type="float" office:value="0.0000535631280158271" calcext:value-type="float">
            <text:p>5.35631280158271E-05</text:p>
          </table:table-cell>
          <table:table-cell table:formula="of:=[.N92]*1000" office:value-type="float" office:value="0.0535631280158271" calcext:value-type="float">
            <text:p>0.0535631280158271</text:p>
          </table:table-cell>
          <table:table-cell table:formula="of:=[.O92]*[.E92]" office:value-type="float" office:value="16.8188221969697" calcext:value-type="float">
            <text:p>16.8188221969697</text:p>
          </table:table-cell>
          <table:table-cell table:number-columns-repeated="3"/>
        </table:table-row>
        <table:table-row table:style-name="ro1">
          <table:table-cell office:value-type="date" office:date-value="2021-06-19" calcext:value-type="date">
            <text:p>06/19/21</text:p>
          </table:table-cell>
          <table:table-cell office:value-type="float" office:value="64.9" calcext:value-type="float">
            <text:p>64.9</text:p>
          </table:table-cell>
          <table:table-cell table:formula="of:=[.B93]*60" office:value-type="float" office:value="3894" calcext:value-type="float">
            <text:p>3894</text:p>
          </table:table-cell>
          <table:table-cell office:value-type="float" office:value="40.27" calcext:value-type="float">
            <text:p>40.27</text:p>
          </table:table-cell>
          <table:table-cell office:value-type="float" office:value="310" calcext:value-type="float">
            <text:p>310</text:p>
          </table:table-cell>
          <table:table-cell office:value-type="float" office:value="58.7" calcext:value-type="float">
            <text:p>58.7</text:p>
          </table:table-cell>
          <table:table-cell office:value-type="float" office:value="37.66" calcext:value-type="float">
            <text:p>37.66</text:p>
          </table:table-cell>
          <table:table-cell office:value-type="float" office:value="321" calcext:value-type="float">
            <text:p>321</text:p>
          </table:table-cell>
          <table:table-cell office:value-type="float" office:value="318" calcext:value-type="float">
            <text:p>318</text:p>
          </table:table-cell>
          <table:table-cell office:value-type="float" office:value="1127" calcext:value-type="float">
            <text:p>1127</text:p>
          </table:table-cell>
          <table:table-cell table:style-name="ce5" office:value-type="float" office:value="1029" calcext:value-type="float">
            <text:p>1029</text:p>
          </table:table-cell>
          <table:table-cell table:formula="of:=[.D93]/[.B93]*60" office:value-type="float" office:value="37.2295839753467" calcext:value-type="float">
            <text:p>37.2295839753467</text:p>
          </table:table-cell>
          <table:table-cell table:formula="of:=[.D93]/[.C93]/[.E93]" office:value-type="float" office:value="0.000033359842271816" calcext:value-type="float">
            <text:p>3.3359842271816E-05</text:p>
          </table:table-cell>
          <table:table-cell table:formula="of:=[.M93] * 1.60934" office:value-type="float" office:value="0.0000536873285617244" calcext:value-type="float">
            <text:p>5.36873285617244E-05</text:p>
          </table:table-cell>
          <table:table-cell table:formula="of:=[.N93]*1000" office:value-type="float" office:value="0.0536873285617244" calcext:value-type="float">
            <text:p>0.0536873285617244</text:p>
          </table:table-cell>
          <table:table-cell table:formula="of:=[.O93]*[.E93]" office:value-type="float" office:value="16.6430718541346" calcext:value-type="float">
            <text:p>16.6430718541346</text:p>
          </table:table-cell>
          <table:table-cell table:number-columns-repeated="3"/>
        </table:table-row>
        <table:table-row table:style-name="ro1">
          <table:table-cell office:value-type="date" office:date-value="2021-06-20" calcext:value-type="date">
            <text:p>06/20/21</text:p>
          </table:table-cell>
          <table:table-cell office:value-type="float" office:value="47.3" calcext:value-type="float">
            <text:p>47.3</text:p>
          </table:table-cell>
          <table:table-cell table:formula="of:=[.B94]*60" office:value-type="float" office:value="2838" calcext:value-type="float">
            <text:p>2838</text:p>
          </table:table-cell>
          <table:table-cell office:value-type="float" office:value="31.75" calcext:value-type="float">
            <text:p>31.75</text:p>
          </table:table-cell>
          <table:table-cell office:value-type="float" office:value="336" calcext:value-type="float">
            <text:p>336</text:p>
          </table:table-cell>
          <table:table-cell office:value-type="float" office:value="44.7" calcext:value-type="float">
            <text:p>44.7</text:p>
          </table:table-cell>
          <table:table-cell office:value-type="float" office:value="30.74" calcext:value-type="float">
            <text:p>30.74</text:p>
          </table:table-cell>
          <table:table-cell office:value-type="float" office:value="344" calcext:value-type="float">
            <text:p>344</text:p>
          </table:table-cell>
          <table:table-cell office:value-type="float" office:value="342" calcext:value-type="float">
            <text:p>342</text:p>
          </table:table-cell>
          <table:table-cell office:value-type="float" office:value="913" calcext:value-type="float">
            <text:p>913</text:p>
          </table:table-cell>
          <table:table-cell table:style-name="ce5" office:value-type="float" office:value="841" calcext:value-type="float">
            <text:p>841</text:p>
          </table:table-cell>
          <table:table-cell table:formula="of:=[.D94]/[.B94]*60" office:value-type="float" office:value="40.2748414376321" calcext:value-type="float">
            <text:p>40.2748414376321</text:p>
          </table:table-cell>
          <table:table-cell table:formula="of:=[.D94]/[.C94]/[.E94]" office:value-type="float" office:value="0.0000332959998657673" calcext:value-type="float">
            <text:p>3.32959998657673E-05</text:p>
          </table:table-cell>
          <table:table-cell table:formula="of:=[.M94] * 1.60934" office:value-type="float" office:value="0.000053584584423974" calcext:value-type="float">
            <text:p>5.3584584423974E-05</text:p>
          </table:table-cell>
          <table:table-cell table:formula="of:=[.N94]*1000" office:value-type="float" office:value="0.053584584423974" calcext:value-type="float">
            <text:p>0.053584584423974</text:p>
          </table:table-cell>
          <table:table-cell table:formula="of:=[.O94]*[.E94]" office:value-type="float" office:value="18.0044203664552" calcext:value-type="float">
            <text:p>18.0044203664552</text:p>
          </table:table-cell>
          <table:table-cell table:number-columns-repeated="3"/>
        </table:table-row>
        <table:table-row table:style-name="ro1">
          <table:table-cell office:value-type="date" office:date-value="2021-06-21" calcext:value-type="date">
            <text:p>06/21/21</text:p>
          </table:table-cell>
          <table:table-cell office:value-type="float" office:value="47.7" calcext:value-type="float">
            <text:p>47.7</text:p>
          </table:table-cell>
          <table:table-cell table:formula="of:=[.B95]*60" office:value-type="float" office:value="2862" calcext:value-type="float">
            <text:p>2862</text:p>
          </table:table-cell>
          <table:table-cell office:value-type="float" office:value="29.64" calcext:value-type="float">
            <text:p>29.64</text:p>
          </table:table-cell>
          <table:table-cell office:value-type="float" office:value="322" calcext:value-type="float">
            <text:p>322</text:p>
          </table:table-cell>
          <table:table-cell office:value-type="float" office:value="43.9" calcext:value-type="float">
            <text:p>43.9</text:p>
          </table:table-cell>
          <table:table-cell office:value-type="float" office:value="28.93" calcext:value-type="float">
            <text:p>28.93</text:p>
          </table:table-cell>
          <table:table-cell office:value-type="float" office:value="329" calcext:value-type="float">
            <text:p>329</text:p>
          </table:table-cell>
          <table:table-cell office:value-type="float" office:value="323" calcext:value-type="float">
            <text:p>323</text:p>
          </table:table-cell>
          <table:table-cell office:value-type="float" office:value="871" calcext:value-type="float">
            <text:p>871</text:p>
          </table:table-cell>
          <table:table-cell table:style-name="ce5" office:value-type="float" office:value="797" calcext:value-type="float">
            <text:p>797</text:p>
          </table:table-cell>
          <table:table-cell table:formula="of:=[.D95]/[.B95]*60" office:value-type="float" office:value="37.2830188679245" calcext:value-type="float">
            <text:p>37.2830188679245</text:p>
          </table:table-cell>
          <table:table-cell table:formula="of:=[.D95]/[.C95]/[.E95]" office:value-type="float" office:value="0.0000321627146893759" calcext:value-type="float">
            <text:p>3.21627146893759E-05</text:p>
          </table:table-cell>
          <table:table-cell table:formula="of:=[.M95] * 1.60934" office:value-type="float" office:value="0.0000517607432582002" calcext:value-type="float">
            <text:p>0.0000517607432582002</text:p>
          </table:table-cell>
          <table:table-cell table:formula="of:=[.N95]*1000" office:value-type="float" office:value="0.0517607432582002" calcext:value-type="float">
            <text:p>0.0517607432582002</text:p>
          </table:table-cell>
          <table:table-cell table:formula="of:=[.O95]*[.E95]" office:value-type="float" office:value="16.6669593291405" calcext:value-type="float">
            <text:p>16.6669593291405</text:p>
          </table:table-cell>
          <table:table-cell table:number-columns-repeated="3"/>
        </table:table-row>
        <table:table-row table:style-name="ro1">
          <table:table-cell office:value-type="date" office:date-value="2021-06-22" calcext:value-type="date">
            <text:p>06/22/21</text:p>
          </table:table-cell>
          <table:table-cell office:value-type="float" office:value="32.8" calcext:value-type="float">
            <text:p>32.8</text:p>
          </table:table-cell>
          <table:table-cell table:formula="of:=[.B96]*60" office:value-type="float" office:value="1968" calcext:value-type="float">
            <text:p>1968</text:p>
          </table:table-cell>
          <table:table-cell office:value-type="float" office:value="21.76" calcext:value-type="float">
            <text:p>21.76</text:p>
          </table:table-cell>
          <table:table-cell office:value-type="float" office:value="333" calcext:value-type="float">
            <text:p>333</text:p>
          </table:table-cell>
          <table:table-cell office:value-type="float" office:value="30.3" calcext:value-type="float">
            <text:p>30.3</text:p>
          </table:table-cell>
          <table:table-cell office:value-type="float" office:value="20.96" calcext:value-type="float">
            <text:p>20.96</text:p>
          </table:table-cell>
          <table:table-cell office:value-type="float" office:value="346" calcext:value-type="float">
            <text:p>346</text:p>
          </table:table-cell>
          <table:table-cell office:value-type="float" office:value="348" calcext:value-type="float">
            <text:p>348</text:p>
          </table:table-cell>
          <table:table-cell office:value-type="float" office:value="618" calcext:value-type="float">
            <text:p>618</text:p>
          </table:table-cell>
          <table:table-cell table:style-name="ce5" office:value-type="float" office:value="570" calcext:value-type="float">
            <text:p>570</text:p>
          </table:table-cell>
          <table:table-cell table:formula="of:=[.D96]/[.B96]*60" office:value-type="float" office:value="39.8048780487805" calcext:value-type="float">
            <text:p>39.8048780487805</text:p>
          </table:table-cell>
          <table:table-cell table:formula="of:=[.D96]/[.C96]/[.E96]" office:value-type="float" office:value="0.00003320393564296" calcext:value-type="float">
            <text:p>3.320393564296E-05</text:p>
          </table:table-cell>
          <table:table-cell table:formula="of:=[.M96] * 1.60934" office:value-type="float" office:value="0.0000534364217876413" calcext:value-type="float">
            <text:p>5.34364217876413E-05</text:p>
          </table:table-cell>
          <table:table-cell table:formula="of:=[.N96]*1000" office:value-type="float" office:value="0.0534364217876413" calcext:value-type="float">
            <text:p>0.0534364217876413</text:p>
          </table:table-cell>
          <table:table-cell table:formula="of:=[.O96]*[.E96]" office:value-type="float" office:value="17.7943284552846" calcext:value-type="float">
            <text:p>17.7943284552846</text:p>
          </table:table-cell>
          <table:table-cell table:number-columns-repeated="3"/>
        </table:table-row>
        <table:table-row table:style-name="ro1">
          <table:table-cell office:value-type="date" office:date-value="2021-06-23" calcext:value-type="date">
            <text:p>06/23/21</text:p>
          </table:table-cell>
          <table:table-cell office:value-type="float" office:value="46.1" calcext:value-type="float">
            <text:p>46.1</text:p>
          </table:table-cell>
          <table:table-cell table:formula="of:=[.B97]*60" office:value-type="float" office:value="2766" calcext:value-type="float">
            <text:p>2766</text:p>
          </table:table-cell>
          <table:table-cell office:value-type="float" office:value="28.46" calcext:value-type="float">
            <text:p>28.46</text:p>
          </table:table-cell>
          <table:table-cell office:value-type="float" office:value="309" calcext:value-type="float">
            <text:p>309</text:p>
          </table:table-cell>
          <table:table-cell office:value-type="float" office:value="42.2" calcext:value-type="float">
            <text:p>42.2</text:p>
          </table:table-cell>
          <table:table-cell office:value-type="float" office:value="26.97" calcext:value-type="float">
            <text:p>26.97</text:p>
          </table:table-cell>
          <table:table-cell office:value-type="float" office:value="320" calcext:value-type="float">
            <text:p>320</text:p>
          </table:table-cell>
          <table:table-cell office:value-type="float" office:value="313" calcext:value-type="float">
            <text:p>313</text:p>
          </table:table-cell>
          <table:table-cell office:value-type="float" office:value="833" calcext:value-type="float">
            <text:p>833</text:p>
          </table:table-cell>
          <table:table-cell table:style-name="ce5" office:value-type="float" office:value="758" calcext:value-type="float">
            <text:p>758</text:p>
          </table:table-cell>
          <table:table-cell table:formula="of:=[.D97]/[.B97]*60" office:value-type="float" office:value="37.0412147505423" calcext:value-type="float">
            <text:p>37.0412147505423</text:p>
          </table:table-cell>
          <table:table-cell table:formula="of:=[.D97]/[.C97]/[.E97]" office:value-type="float" office:value="0.0000332984670537058" calcext:value-type="float">
            <text:p>3.32984670537058E-05</text:p>
          </table:table-cell>
          <table:table-cell table:formula="of:=[.M97] * 1.60934" office:value-type="float" office:value="0.0000535885549682109" calcext:value-type="float">
            <text:p>5.35885549682109E-05</text:p>
          </table:table-cell>
          <table:table-cell table:formula="of:=[.N97]*1000" office:value-type="float" office:value="0.0535885549682109" calcext:value-type="float">
            <text:p>0.0535885549682109</text:p>
          </table:table-cell>
          <table:table-cell table:formula="of:=[.O97]*[.E97]" office:value-type="float" office:value="16.5588634851772" calcext:value-type="float">
            <text:p>16.5588634851772</text:p>
          </table:table-cell>
          <table:table-cell table:number-columns-repeated="3"/>
        </table:table-row>
        <table:table-row table:style-name="ro1">
          <table:table-cell office:value-type="date" office:date-value="2021-06-24" calcext:value-type="date">
            <text:p>06/24/21</text:p>
          </table:table-cell>
          <table:table-cell office:value-type="float" office:value="34.7" calcext:value-type="float">
            <text:p>34.7</text:p>
          </table:table-cell>
          <table:table-cell table:formula="of:=[.B98]*60" office:value-type="float" office:value="2082" calcext:value-type="float">
            <text:p>2082</text:p>
          </table:table-cell>
          <table:table-cell office:value-type="float" office:value="22.05" calcext:value-type="float">
            <text:p>22.05</text:p>
          </table:table-cell>
          <table:table-cell office:value-type="float" office:value="325" calcext:value-type="float">
            <text:p>325</text:p>
          </table:table-cell>
          <table:table-cell office:value-type="float" office:value="31.3" calcext:value-type="float">
            <text:p>31.3</text:p>
          </table:table-cell>
          <table:table-cell office:value-type="float" office:value="20.65" calcext:value-type="float">
            <text:p>20.65</text:p>
          </table:table-cell>
          <table:table-cell office:value-type="float" office:value="337" calcext:value-type="float">
            <text:p>337</text:p>
          </table:table-cell>
          <table:table-cell office:value-type="float" office:value="344" calcext:value-type="float">
            <text:p>344</text:p>
          </table:table-cell>
          <table:table-cell office:value-type="float" office:value="613" calcext:value-type="float">
            <text:p>613</text:p>
          </table:table-cell>
          <table:table-cell table:style-name="ce5" office:value-type="float" office:value="565" calcext:value-type="float">
            <text:p>565</text:p>
          </table:table-cell>
          <table:table-cell table:formula="of:=[.D98]/[.B98]*60" office:value-type="float" office:value="38.1268011527377" calcext:value-type="float">
            <text:p>38.1268011527377</text:p>
          </table:table-cell>
          <table:table-cell table:formula="of:=[.D98]/[.C98]/[.E98]" office:value-type="float" office:value="0.0000325870095322545" calcext:value-type="float">
            <text:p>3.25870095322545E-05</text:p>
          </table:table-cell>
          <table:table-cell table:formula="of:=[.M98] * 1.60934" office:value-type="float" office:value="0.0000524435779206384" calcext:value-type="float">
            <text:p>5.24435779206384E-05</text:p>
          </table:table-cell>
          <table:table-cell table:formula="of:=[.N98]*1000" office:value-type="float" office:value="0.0524435779206384" calcext:value-type="float">
            <text:p>0.0524435779206384</text:p>
          </table:table-cell>
          <table:table-cell table:formula="of:=[.O98]*[.E98]" office:value-type="float" office:value="17.0441628242075" calcext:value-type="float">
            <text:p>17.0441628242075</text:p>
          </table:table-cell>
          <table:table-cell table:number-columns-repeated="3"/>
        </table:table-row>
        <table:table-row table:style-name="ro1">
          <table:table-cell office:value-type="date" office:date-value="2021-06-26" calcext:value-type="date">
            <text:p>06/26/21</text:p>
          </table:table-cell>
          <table:table-cell office:value-type="float" office:value="31.7" calcext:value-type="float">
            <text:p>31.7</text:p>
          </table:table-cell>
          <table:table-cell table:formula="of:=[.B99]*60" office:value-type="float" office:value="1902" calcext:value-type="float">
            <text:p>1902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31.7" calcext:value-type="float">
            <text:p>31.7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278" calcext:value-type="float">
            <text:p>278</text:p>
          </table:table-cell>
          <table:table-cell office:value-type="float" office:value="539" calcext:value-type="float">
            <text:p>539</text:p>
          </table:table-cell>
          <table:table-cell table:style-name="ce5" office:value-type="float" office:value="482" calcext:value-type="float">
            <text:p>482</text:p>
          </table:table-cell>
          <table:table-cell table:formula="of:=[.D99]/[.B99]*60" office:value-type="float" office:value="33.5583596214511" calcext:value-type="float">
            <text:p>33.5583596214511</text:p>
          </table:table-cell>
          <table:table-cell table:formula="of:=[.D99]/[.C99]/[.E99]" office:value-type="float" office:value="0.0000327079528474182" calcext:value-type="float">
            <text:p>3.27079528474182E-05</text:p>
          </table:table-cell>
          <table:table-cell table:formula="of:=[.M99] * 1.60934" office:value-type="float" office:value="0.000052638216835464" calcext:value-type="float">
            <text:p>5.2638216835464E-05</text:p>
          </table:table-cell>
          <table:table-cell table:formula="of:=[.N99]*1000" office:value-type="float" office:value="0.052638216835464" calcext:value-type="float">
            <text:p>0.052638216835464</text:p>
          </table:table-cell>
          <table:table-cell table:formula="of:=[.O99]*[.E99]" office:value-type="float" office:value="15.0018917981073" calcext:value-type="float">
            <text:p>15.0018917981073</text:p>
          </table:table-cell>
          <table:table-cell table:number-columns-repeated="3"/>
        </table:table-row>
        <table:table-row table:style-name="ro1">
          <table:table-cell office:value-type="date" office:date-value="2021-06-27" calcext:value-type="date">
            <text:p>06/27/21</text:p>
          </table:table-cell>
          <table:table-cell office:value-type="float" office:value="51" calcext:value-type="float">
            <text:p>51</text:p>
          </table:table-cell>
          <table:table-cell table:formula="of:=[.B100]*60" office:value-type="float" office:value="3060" calcext:value-type="float">
            <text:p>3060</text:p>
          </table:table-cell>
          <table:table-cell office:value-type="float" office:value="31.74" calcext:value-type="float">
            <text:p>31.74</text:p>
          </table:table-cell>
          <table:table-cell office:value-type="float" office:value="311" calcext:value-type="float">
            <text:p>311</text:p>
          </table:table-cell>
          <table:table-cell office:value-type="float" office:value="45.6" calcext:value-type="float">
            <text:p>45.6</text:p>
          </table:table-cell>
          <table:table-cell office:value-type="float" office:value="29.75" calcext:value-type="float">
            <text:p>29.75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81" calcext:value-type="float">
            <text:p>881</text:p>
          </table:table-cell>
          <table:table-cell table:style-name="ce5" office:value-type="float" office:value="807" calcext:value-type="float">
            <text:p>807</text:p>
          </table:table-cell>
          <table:table-cell table:formula="of:=[.D100]/[.B100]*60" office:value-type="float" office:value="37.3411764705882" calcext:value-type="float">
            <text:p>37.3411764705882</text:p>
          </table:table-cell>
          <table:table-cell table:formula="of:=[.D100]/[.C100]/[.E100]" office:value-type="float" office:value="0.0000333522476514722" calcext:value-type="float">
            <text:p>3.33522476514722E-05</text:p>
          </table:table-cell>
          <table:table-cell table:formula="of:=[.M100] * 1.60934" office:value-type="float" office:value="0.0000536751062354202" calcext:value-type="float">
            <text:p>5.36751062354202E-05</text:p>
          </table:table-cell>
          <table:table-cell table:formula="of:=[.N100]*1000" office:value-type="float" office:value="0.0536751062354202" calcext:value-type="float">
            <text:p>0.0536751062354202</text:p>
          </table:table-cell>
          <table:table-cell table:formula="of:=[.O100]*[.E100]" office:value-type="float" office:value="16.6929580392157" calcext:value-type="float">
            <text:p>16.6929580392157</text:p>
          </table:table-cell>
          <table:table-cell table:number-columns-repeated="3"/>
        </table:table-row>
        <table:table-row table:style-name="ro1">
          <table:table-cell office:value-type="date" office:date-value="2021-06-28" calcext:value-type="date">
            <text:p>06/28/21</text:p>
          </table:table-cell>
          <table:table-cell office:value-type="float" office:value="44" calcext:value-type="float">
            <text:p>44</text:p>
          </table:table-cell>
          <table:table-cell table:formula="of:=[.B101]*60" office:value-type="float" office:value="2640" calcext:value-type="float">
            <text:p>2640</text:p>
          </table:table-cell>
          <table:table-cell office:value-type="float" office:value="26.97" calcext:value-type="float">
            <text:p>26.97</text:p>
          </table:table-cell>
          <table:table-cell office:value-type="float" office:value="307" calcext:value-type="float">
            <text:p>307</text:p>
          </table:table-cell>
          <table:table-cell office:value-type="float" office:value="43.5" calcext:value-type="float">
            <text:p>43.5</text:p>
          </table:table-cell>
          <table:table-cell office:value-type="float" office:value="26.77" calcext:value-type="float">
            <text:p>26.77</text:p>
          </table:table-cell>
          <table:table-cell office:value-type="float" office:value="308" calcext:value-type="float">
            <text:p>308</text:p>
          </table:table-cell>
          <table:table-cell office:value-type="float" office:value="304" calcext:value-type="float">
            <text:p>304</text:p>
          </table:table-cell>
          <table:table-cell office:value-type="float" office:value="816" calcext:value-type="float">
            <text:p>816</text:p>
          </table:table-cell>
          <table:table-cell office:value-type="float" office:value="740" calcext:value-type="float">
            <text:p>740</text:p>
          </table:table-cell>
          <table:table-cell table:formula="of:=[.D101]/[.B101]*60" office:value-type="float" office:value="36.7772727272727" calcext:value-type="float">
            <text:p>36.7772727272727</text:p>
          </table:table-cell>
          <table:table-cell table:formula="of:=[.D101]/[.C101]/[.E101]" office:value-type="float" office:value="0.0000332765768433521" calcext:value-type="float">
            <text:p>3.32765768433521E-05</text:p>
          </table:table-cell>
          <table:table-cell table:formula="of:=[.M101] * 1.60934" office:value-type="float" office:value="0.0000535533261770802" calcext:value-type="float">
            <text:p>5.35533261770802E-05</text:p>
          </table:table-cell>
          <table:table-cell table:formula="of:=[.N101]*1000" office:value-type="float" office:value="0.0535533261770802" calcext:value-type="float">
            <text:p>0.0535533261770802</text:p>
          </table:table-cell>
          <table:table-cell table:formula="of:=[.O101]*[.E101]" office:value-type="float" office:value="16.4408711363636" calcext:value-type="float">
            <text:p>16.4408711363636</text:p>
          </table:table-cell>
          <table:table-cell table:number-columns-repeated="3"/>
        </table:table-row>
        <table:table-row table:style-name="ro1">
          <table:table-cell office:value-type="date" office:date-value="2021-06-29" calcext:value-type="date">
            <text:p>06/29/21</text:p>
          </table:table-cell>
          <table:table-cell office:value-type="float" office:value="31.2" calcext:value-type="float">
            <text:p>31.2</text:p>
          </table:table-cell>
          <table:table-cell table:formula="of:=[.B102]*60" office:value-type="float" office:value="1872" calcext:value-type="float">
            <text:p>1872</text:p>
          </table:table-cell>
          <table:table-cell office:value-type="float" office:value="21.49" calcext:value-type="float">
            <text:p>21.49</text:p>
          </table:table-cell>
          <table:table-cell office:value-type="float" office:value="345" calcext:value-type="float">
            <text:p>345</text:p>
          </table:table-cell>
          <table:table-cell office:value-type="float" office:value="31.1" calcext:value-type="float">
            <text:p>31.1</text:p>
          </table:table-cell>
          <table:table-cell office:value-type="float" office:value="21.46" calcext:value-type="float">
            <text:p>21.46</text:p>
          </table:table-cell>
          <table:table-cell office:value-type="float" office:value="345" calcext:value-type="float">
            <text:p>345</text:p>
          </table:table-cell>
          <table:table-cell office:value-type="float" office:value="350" calcext:value-type="float">
            <text:p>350</text:p>
          </table:table-cell>
          <table:table-cell office:value-type="float" office:value="613" calcext:value-type="float">
            <text:p>613</text:p>
          </table:table-cell>
          <table:table-cell office:value-type="float" office:value="566" calcext:value-type="float">
            <text:p>566</text:p>
          </table:table-cell>
          <table:table-cell table:formula="of:=[.D102]/[.B102]*60" office:value-type="float" office:value="41.3269230769231" calcext:value-type="float">
            <text:p>41.3269230769231</text:p>
          </table:table-cell>
          <table:table-cell table:formula="of:=[.D102]/[.C102]/[.E102]" office:value-type="float" office:value="0.000033274495231017" calcext:value-type="float">
            <text:p>3.3274495231017E-05</text:p>
          </table:table-cell>
          <table:table-cell table:formula="of:=[.M102] * 1.60934" office:value-type="float" office:value="0.0000535499761550848" calcext:value-type="float">
            <text:p>5.35499761550848E-05</text:p>
          </table:table-cell>
          <table:table-cell table:formula="of:=[.N102]*1000" office:value-type="float" office:value="0.0535499761550848" calcext:value-type="float">
            <text:p>0.0535499761550848</text:p>
          </table:table-cell>
          <table:table-cell table:formula="of:=[.O102]*[.E102]" office:value-type="float" office:value="18.4747417735043" calcext:value-type="float">
            <text:p>18.4747417735043</text:p>
          </table:table-cell>
          <table:table-cell table:number-columns-repeated="3"/>
        </table:table-row>
        <table:table-row table:style-name="ro1">
          <table:table-cell office:value-type="date" office:date-value="2021-06-30" calcext:value-type="date">
            <text:p>06/30/21</text:p>
          </table:table-cell>
          <table:table-cell office:value-type="float" office:value="44.6" calcext:value-type="float">
            <text:p>44.6</text:p>
          </table:table-cell>
          <table:table-cell table:formula="of:=[.B103]*60" office:value-type="float" office:value="2676" calcext:value-type="float">
            <text:p>2676</text:p>
          </table:table-cell>
          <table:table-cell office:value-type="float" office:value="26.23" calcext:value-type="float">
            <text:p>26.23</text:p>
          </table:table-cell>
          <table:table-cell office:value-type="float" office:value="294" calcext:value-type="float">
            <text:p>294</text:p>
          </table:table-cell>
          <table:table-cell office:value-type="float" office:value="42.5" calcext:value-type="float">
            <text:p>42.5</text:p>
          </table:table-cell>
          <table:table-cell office:value-type="float" office:value="25.5" calcext:value-type="float">
            <text:p>25.5</text:p>
          </table:table-cell>
          <table:table-cell office:value-type="float" office:value="300" calcext:value-type="float">
            <text:p>300</text:p>
          </table:table-cell>
          <table:table-cell office:value-type="float" office:value="296" calcext:value-type="float">
            <text:p>296</text:p>
          </table:table-cell>
          <table:table-cell office:value-type="float" office:value="775" calcext:value-type="float">
            <text:p>775</text:p>
          </table:table-cell>
          <table:table-cell office:value-type="float" office:value="700" calcext:value-type="float">
            <text:p>700</text:p>
          </table:table-cell>
          <table:table-cell table:formula="of:=[.D103]/[.B103]*60" office:value-type="float" office:value="35.2869955156951" calcext:value-type="float">
            <text:p>35.2869955156951</text:p>
          </table:table-cell>
          <table:table-cell table:formula="of:=[.D103]/[.C103]/[.E103]" office:value-type="float" office:value="0.0000333399428530755" calcext:value-type="float">
            <text:p>3.33399428530755E-05</text:p>
          </table:table-cell>
          <table:table-cell table:formula="of:=[.M103] * 1.60934" office:value-type="float" office:value="0.0000536553036311685" calcext:value-type="float">
            <text:p>5.36553036311685E-05</text:p>
          </table:table-cell>
          <table:table-cell table:formula="of:=[.N103]*1000" office:value-type="float" office:value="0.0536553036311685" calcext:value-type="float">
            <text:p>0.0536553036311685</text:p>
          </table:table-cell>
          <table:table-cell table:formula="of:=[.O103]*[.E103]" office:value-type="float" office:value="15.7746592675635" calcext:value-type="float">
            <text:p>15.7746592675635</text:p>
          </table:table-cell>
          <table:table-cell table:number-columns-repeated="3"/>
        </table:table-row>
        <table:table-row table:style-name="ro1">
          <table:table-cell office:value-type="date" office:date-value="2021-07-01" calcext:value-type="date">
            <text:p>07/01/21</text:p>
          </table:table-cell>
          <table:table-cell office:value-type="float" office:value="34.2" calcext:value-type="float">
            <text:p>34.2</text:p>
          </table:table-cell>
          <table:table-cell table:formula="of:=[.B104]*60" office:value-type="float" office:value="2052" calcext:value-type="float">
            <text:p>2052</text:p>
          </table:table-cell>
          <table:table-cell office:value-type="float" office:value="23.61" calcext:value-type="float">
            <text:p>23.61</text:p>
          </table:table-cell>
          <table:table-cell office:value-type="float" office:value="346" calcext:value-type="float">
            <text:p>346</text:p>
          </table:table-cell>
          <table:table-cell office:value-type="float" office:value="31.8" calcext:value-type="float">
            <text:p>31.8</text:p>
          </table:table-cell>
          <table:table-cell office:value-type="float" office:value="22.66" calcext:value-type="float">
            <text:p>22.66</text:p>
          </table:table-cell>
          <table:table-cell table:number-columns-repeated="2" office:value-type="float" office:value="357" calcext:value-type="float">
            <text:p>357</text:p>
          </table:table-cell>
          <table:table-cell office:value-type="float" office:value="633" calcext:value-type="float">
            <text:p>633</text:p>
          </table:table-cell>
          <table:table-cell office:value-type="float" office:value="586" calcext:value-type="float">
            <text:p>586</text:p>
          </table:table-cell>
          <table:table-cell table:formula="of:=[.D104]/[.B104]*60" office:value-type="float" office:value="41.4210526315789" calcext:value-type="float">
            <text:p>41.4210526315789</text:p>
          </table:table-cell>
          <table:table-cell table:formula="of:=[.D104]/[.C104]/[.E104]" office:value-type="float" office:value="0.0000332538958185444" calcext:value-type="float">
            <text:p>3.32538958185444E-05</text:p>
          </table:table-cell>
          <table:table-cell table:formula="of:=[.M104] * 1.60934" office:value-type="float" office:value="0.0000535168246966163" calcext:value-type="float">
            <text:p>5.35168246966163E-05</text:p>
          </table:table-cell>
          <table:table-cell table:formula="of:=[.N104]*1000" office:value-type="float" office:value="0.0535168246966163" calcext:value-type="float">
            <text:p>0.0535168246966163</text:p>
          </table:table-cell>
          <table:table-cell table:formula="of:=[.O104]*[.E104]" office:value-type="float" office:value="18.5168213450292" calcext:value-type="float">
            <text:p>18.5168213450292</text:p>
          </table:table-cell>
          <table:table-cell table:number-columns-repeated="3"/>
        </table:table-row>
        <table:table-row table:style-name="ro1">
          <table:table-cell office:value-type="date" office:date-value="2021-07-03" calcext:value-type="date">
            <text:p>07/03/21</text:p>
          </table:table-cell>
          <table:table-cell office:value-type="float" office:value="48.5" calcext:value-type="float">
            <text:p>48.5</text:p>
          </table:table-cell>
          <table:table-cell table:formula="of:=[.B105]*60" office:value-type="float" office:value="2910" calcext:value-type="float">
            <text:p>2910</text:p>
          </table:table-cell>
          <table:table-cell office:value-type="float" office:value="29.68" calcext:value-type="float">
            <text:p>29.68</text:p>
          </table:table-cell>
          <table:table-cell office:value-type="float" office:value="306" calcext:value-type="float">
            <text:p>306</text:p>
          </table:table-cell>
          <table:table-cell office:value-type="float" office:value="45.2" calcext:value-type="float">
            <text:p>45.2</text:p>
          </table:table-cell>
          <table:table-cell office:value-type="float" office:value="28.52" calcext:value-type="float">
            <text:p>28.52</text:p>
          </table:table-cell>
          <table:table-cell office:value-type="float" office:value="315" calcext:value-type="float">
            <text:p>315</text:p>
          </table:table-cell>
          <table:table-cell office:value-type="float" office:value="322" calcext:value-type="float">
            <text:p>322</text:p>
          </table:table-cell>
          <table:table-cell office:value-type="float" office:value="851" calcext:value-type="float">
            <text:p>851</text:p>
          </table:table-cell>
          <table:table-cell office:value-type="float" office:value="777" calcext:value-type="float">
            <text:p>777</text:p>
          </table:table-cell>
          <table:table-cell table:formula="of:=[.D105]/[.B105]*60" office:value-type="float" office:value="36.7175257731959" calcext:value-type="float">
            <text:p>36.7175257731959</text:p>
          </table:table-cell>
          <table:table-cell table:formula="of:=[.D105]/[.C105]/[.E105]" office:value-type="float" office:value="0.0000333310873031916" calcext:value-type="float">
            <text:p>3.33310873031916E-05</text:p>
          </table:table-cell>
          <table:table-cell table:formula="of:=[.M105] * 1.60934" office:value-type="float" office:value="0.0000536410520405184" calcext:value-type="float">
            <text:p>5.36410520405184E-05</text:p>
          </table:table-cell>
          <table:table-cell table:formula="of:=[.N105]*1000" office:value-type="float" office:value="0.0536410520405184" calcext:value-type="float">
            <text:p>0.0536410520405184</text:p>
          </table:table-cell>
          <table:table-cell table:formula="of:=[.O105]*[.E105]" office:value-type="float" office:value="16.4141619243986" calcext:value-type="float">
            <text:p>16.4141619243986</text:p>
          </table:table-cell>
          <table:table-cell table:number-columns-repeated="3"/>
        </table:table-row>
        <table:table-row table:style-name="ro1">
          <table:table-cell office:value-type="date" office:date-value="2021-07-04" calcext:value-type="date">
            <text:p>07/04/21</text:p>
          </table:table-cell>
          <table:table-cell office:value-type="float" office:value="47.4" calcext:value-type="float">
            <text:p>47.4</text:p>
          </table:table-cell>
          <table:table-cell table:formula="of:=[.B106]*60" office:value-type="float" office:value="2844" calcext:value-type="float">
            <text:p>2844</text:p>
          </table:table-cell>
          <table:table-cell office:value-type="float" office:value="30.25" calcext:value-type="float">
            <text:p>30.25</text:p>
          </table:table-cell>
          <table:table-cell office:value-type="float" office:value="319" calcext:value-type="float">
            <text:p>319</text:p>
          </table:table-cell>
          <table:table-cell office:value-type="float" office:value="46.2" calcext:value-type="float">
            <text:p>46.2</text:p>
          </table:table-cell>
          <table:table-cell office:value-type="float" office:value="29.85" calcext:value-type="float">
            <text:p>29.85</text:p>
          </table:table-cell>
          <table:table-cell office:value-type="float" office:value="323" calcext:value-type="float">
            <text:p>323</text:p>
          </table:table-cell>
          <table:table-cell office:value-type="float" office:value="329" calcext:value-type="float">
            <text:p>329</text:p>
          </table:table-cell>
          <table:table-cell office:value-type="float" office:value="884" calcext:value-type="float">
            <text:p>884</text:p>
          </table:table-cell>
          <table:table-cell office:value-type="float" office:value="810" calcext:value-type="float">
            <text:p>810</text:p>
          </table:table-cell>
          <table:table-cell table:formula="of:=[.D106]/[.B106]*60" office:value-type="float" office:value="38.2911392405063" calcext:value-type="float">
            <text:p>38.2911392405063</text:p>
          </table:table-cell>
          <table:table-cell table:formula="of:=[.D106]/[.C106]/[.E106]" office:value-type="float" office:value="0.0000333430331247878" calcext:value-type="float">
            <text:p>3.33430331247878E-05</text:p>
          </table:table-cell>
          <table:table-cell table:formula="of:=[.M106] * 1.60934" office:value-type="float" office:value="0.000053660276929046" calcext:value-type="float">
            <text:p>5.3660276929046E-05</text:p>
          </table:table-cell>
          <table:table-cell table:formula="of:=[.N106]*1000" office:value-type="float" office:value="0.053660276929046" calcext:value-type="float">
            <text:p>0.053660276929046</text:p>
          </table:table-cell>
          <table:table-cell table:formula="of:=[.O106]*[.E106]" office:value-type="float" office:value="17.1176283403657" calcext:value-type="float">
            <text:p>17.1176283403657</text:p>
          </table:table-cell>
          <table:table-cell table:number-columns-repeated="3"/>
        </table:table-row>
        <table:table-row table:style-name="ro1">
          <table:table-cell office:value-type="date" office:date-value="2021-07-05" calcext:value-type="date">
            <text:p>07/05/21</text:p>
          </table:table-cell>
          <table:table-cell office:value-type="float" office:value="44.5" calcext:value-type="float">
            <text:p>44.5</text:p>
          </table:table-cell>
          <table:table-cell table:formula="of:=[.B107]*60" office:value-type="float" office:value="2670" calcext:value-type="float">
            <text:p>2670</text:p>
          </table:table-cell>
          <table:table-cell office:value-type="float" office:value="29.05" calcext:value-type="float">
            <text:p>29.05</text:p>
          </table:table-cell>
          <table:table-cell office:value-type="float" office:value="327" calcext:value-type="float">
            <text:p>327</text:p>
          </table:table-cell>
          <table:table-cell office:value-type="float" office:value="41" calcext:value-type="float">
            <text:p>41</text:p>
          </table:table-cell>
          <table:table-cell office:value-type="float" office:value="27.72" calcext:value-type="float">
            <text:p>27.72</text:p>
          </table:table-cell>
          <table:table-cell office:value-type="float" office:value="339" calcext:value-type="float">
            <text:p>339</text:p>
          </table:table-cell>
          <table:table-cell office:value-type="float" office:value="335" calcext:value-type="float">
            <text:p>335</text:p>
          </table:table-cell>
          <table:table-cell office:value-type="float" office:value="828" calcext:value-type="float">
            <text:p>828</text:p>
          </table:table-cell>
          <table:table-cell office:value-type="float" office:value="760" calcext:value-type="float">
            <text:p>760</text:p>
          </table:table-cell>
          <table:table-cell table:formula="of:=[.D107]/[.B107]*60" office:value-type="float" office:value="39.1685393258427" calcext:value-type="float">
            <text:p>39.1685393258427</text:p>
          </table:table-cell>
          <table:table-cell table:formula="of:=[.D107]/[.C107]/[.E107]" office:value-type="float" office:value="0.0000332726293967403" calcext:value-type="float">
            <text:p>3.32726293967403E-05</text:p>
          </table:table-cell>
          <table:table-cell table:formula="of:=[.M107] * 1.60934" office:value-type="float" office:value="0.00005354697339335" calcext:value-type="float">
            <text:p>5.354697339335E-05</text:p>
          </table:table-cell>
          <table:table-cell table:formula="of:=[.N107]*1000" office:value-type="float" office:value="0.05354697339335" calcext:value-type="float">
            <text:p>0.05354697339335</text:p>
          </table:table-cell>
          <table:table-cell table:formula="of:=[.O107]*[.E107]" office:value-type="float" office:value="17.5098602996255" calcext:value-type="float">
            <text:p>17.5098602996255</text:p>
          </table:table-cell>
          <table:table-cell table:number-columns-repeated="3"/>
        </table:table-row>
        <table:table-row table:style-name="ro1">
          <table:table-cell office:value-type="date" office:date-value="2021-07-06" calcext:value-type="date">
            <text:p>07/06/21</text:p>
          </table:table-cell>
          <table:table-cell office:value-type="float" office:value="32.3" calcext:value-type="float">
            <text:p>32.3</text:p>
          </table:table-cell>
          <table:table-cell table:formula="of:=[.B108]*60" office:value-type="float" office:value="1938" calcext:value-type="float">
            <text:p>1938</text:p>
          </table:table-cell>
          <table:table-cell office:value-type="float" office:value="21.9" calcext:value-type="float">
            <text:p>21.9</text:p>
          </table:table-cell>
          <table:table-cell office:value-type="float" office:value="339" calcext:value-type="float">
            <text:p>339</text:p>
          </table:table-cell>
          <table:table-cell office:value-type="float" office:value="28.8" calcext:value-type="float">
            <text:p>28.8</text:p>
          </table:table-cell>
          <table:table-cell office:value-type="float" office:value="20.44" calcext:value-type="float">
            <text:p>20.44</text:p>
          </table:table-cell>
          <table:table-cell office:value-type="float" office:value="355" calcext:value-type="float">
            <text:p>355</text:p>
          </table:table-cell>
          <table:table-cell office:value-type="float" office:value="348" calcext:value-type="float">
            <text:p>348</text:p>
          </table:table-cell>
          <table:table-cell office:value-type="float" office:value="608" calcext:value-type="float">
            <text:p>608</text:p>
          </table:table-cell>
          <table:table-cell office:value-type="float" office:value="561" calcext:value-type="float">
            <text:p>561</text:p>
          </table:table-cell>
          <table:table-cell table:formula="of:=[.D108]/[.B108]*60" office:value-type="float" office:value="40.6811145510836" calcext:value-type="float">
            <text:p>40.6811145510836</text:p>
          </table:table-cell>
          <table:table-cell table:formula="of:=[.D108]/[.C108]/[.E108]" office:value-type="float" office:value="0.0000333342466003635" calcext:value-type="float">
            <text:p>3.33342466003635E-05</text:p>
          </table:table-cell>
          <table:table-cell table:formula="of:=[.M108] * 1.60934" office:value-type="float" office:value="0.000053646136423829" calcext:value-type="float">
            <text:p>5.3646136423829E-05</text:p>
          </table:table-cell>
          <table:table-cell table:formula="of:=[.N108]*1000" office:value-type="float" office:value="0.053646136423829" calcext:value-type="float">
            <text:p>0.053646136423829</text:p>
          </table:table-cell>
          <table:table-cell table:formula="of:=[.O108]*[.E108]" office:value-type="float" office:value="18.186040247678" calcext:value-type="float">
            <text:p>18.186040247678</text:p>
          </table:table-cell>
          <table:table-cell table:number-columns-repeated="3"/>
        </table:table-row>
        <table:table-row table:style-name="ro1">
          <table:table-cell office:value-type="date" office:date-value="2021-07-07" calcext:value-type="date">
            <text:p>07/07/21</text:p>
          </table:table-cell>
          <table:table-cell office:value-type="float" office:value="43.8" calcext:value-type="float">
            <text:p>43.8</text:p>
          </table:table-cell>
          <table:table-cell table:formula="of:=[.B109]*60" office:value-type="float" office:value="2628" calcext:value-type="float">
            <text:p>2628</text:p>
          </table:table-cell>
          <table:table-cell office:value-type="float" office:value="26.25" calcext:value-type="float">
            <text:p>26.25</text:p>
          </table:table-cell>
          <table:table-cell office:value-type="float" office:value="300" calcext:value-type="float">
            <text:p>300</text:p>
          </table:table-cell>
          <table:table-cell office:value-type="float" office:value="43" calcext:value-type="float">
            <text:p>43</text:p>
          </table:table-cell>
          <table:table-cell office:value-type="float" office:value="26.04" calcext:value-type="float">
            <text:p>26.04</text:p>
          </table:table-cell>
          <table:table-cell office:value-type="float" office:value="303" calcext:value-type="float">
            <text:p>303</text:p>
          </table:table-cell>
          <table:table-cell office:value-type="float" office:value="299" calcext:value-type="float">
            <text:p>299</text:p>
          </table:table-cell>
          <table:table-cell office:value-type="float" office:value="786" calcext:value-type="float">
            <text:p>786</text:p>
          </table:table-cell>
          <table:table-cell office:value-type="float" office:value="711" calcext:value-type="float">
            <text:p>711</text:p>
          </table:table-cell>
          <table:table-cell table:formula="of:=[.D109]/[.B109]*60" office:value-type="float" office:value="35.958904109589" calcext:value-type="float">
            <text:p>35.958904109589</text:p>
          </table:table-cell>
          <table:table-cell table:formula="of:=[.D109]/[.C109]/[.E109]" office:value-type="float" office:value="0.0000332952815829528" calcext:value-type="float">
            <text:p>3.32952815829528E-05</text:p>
          </table:table-cell>
          <table:table-cell table:formula="of:=[.M109] * 1.60934" office:value-type="float" office:value="0.0000535834284627093" calcext:value-type="float">
            <text:p>5.35834284627093E-05</text:p>
          </table:table-cell>
          <table:table-cell table:formula="of:=[.N109]*1000" office:value-type="float" office:value="0.0535834284627093" calcext:value-type="float">
            <text:p>0.0535834284627093</text:p>
          </table:table-cell>
          <table:table-cell table:formula="of:=[.O109]*[.E109]" office:value-type="float" office:value="16.0750285388128" calcext:value-type="float">
            <text:p>16.0750285388128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45.2" calcext:value-type="float">
            <text:p>45.2</text:p>
          </table:table-cell>
          <table:table-cell table:formula="of:=[.B110]*60" office:value-type="float" office:value="2712" calcext:value-type="float">
            <text:p>2712</text:p>
          </table:table-cell>
          <table:table-cell office:value-type="float" office:value="25.52" calcext:value-type="float">
            <text:p>25.52</text:p>
          </table:table-cell>
          <table:table-cell office:value-type="float" office:value="282" calcext:value-type="float">
            <text:p>282</text:p>
          </table:table-cell>
          <table:table-cell office:value-type="float" office:value="43.9" calcext:value-type="float">
            <text:p>43.9</text:p>
          </table:table-cell>
          <table:table-cell office:value-type="float" office:value="25" calcext:value-type="float">
            <text:p>25</text:p>
          </table:table-cell>
          <table:table-cell office:value-type="float" office:value="285" calcext:value-type="float">
            <text:p>285</text:p>
          </table:table-cell>
          <table:table-cell office:value-type="float" office:value="284" calcext:value-type="float">
            <text:p>284</text:p>
          </table:table-cell>
          <table:table-cell office:value-type="float" office:value="724" calcext:value-type="float">
            <text:p>724</text:p>
          </table:table-cell>
          <table:table-cell office:value-type="float" office:value="650" calcext:value-type="float">
            <text:p>650</text:p>
          </table:table-cell>
          <table:table-cell table:formula="of:=[.D110]/[.B110]*60" office:value-type="float" office:value="33.8761061946903" calcext:value-type="float">
            <text:p>33.8761061946903</text:p>
          </table:table-cell>
          <table:table-cell table:formula="of:=[.D110]/[.C110]/[.E110]" office:value-type="float" office:value="0.00003336889893094" calcext:value-type="float">
            <text:p>3.336889893094E-05</text:p>
          </table:table-cell>
          <table:table-cell table:formula="of:=[.M110] * 1.60934" office:value-type="float" office:value="0.0000537019038055189" calcext:value-type="float">
            <text:p>5.37019038055189E-05</text:p>
          </table:table-cell>
          <table:table-cell table:formula="of:=[.N110]*1000" office:value-type="float" office:value="0.0537019038055189" calcext:value-type="float">
            <text:p>0.0537019038055189</text:p>
          </table:table-cell>
          <table:table-cell table:formula="of:=[.O110]*[.E110]" office:value-type="float" office:value="15.1439368731563" calcext:value-type="float">
            <text:p>15.1439368731563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32.1" calcext:value-type="float">
            <text:p>32.1</text:p>
          </table:table-cell>
          <table:table-cell table:formula="of:=[.B111]*60" office:value-type="float" office:value="1926" calcext:value-type="float">
            <text:p>1926</text:p>
          </table:table-cell>
          <table:table-cell office:value-type="float" office:value="20.54" calcext:value-type="float">
            <text:p>20.54</text:p>
          </table:table-cell>
          <table:table-cell office:value-type="float" office:value="321" calcext:value-type="float">
            <text:p>321</text:p>
          </table:table-cell>
          <table:table-cell office:value-type="float" office:value="30.3" calcext:value-type="float">
            <text:p>30.3</text:p>
          </table:table-cell>
          <table:table-cell office:value-type="float" office:value="19.68" calcext:value-type="float">
            <text:p>19.68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11]/[.B111]*60" office:value-type="float" office:value="38.392523364486" calcext:value-type="float">
            <text:p>38.392523364486</text:p>
          </table:table-cell>
          <table:table-cell table:formula="of:=[.D111]/[.C111]/[.E111]" office:value-type="float" office:value="0.0000332230212569107" calcext:value-type="float">
            <text:p>3.32230212569107E-05</text:p>
          </table:table-cell>
          <table:table-cell table:formula="of:=[.M111] * 1.60934" office:value-type="float" office:value="0.0000534671370295966" calcext:value-type="float">
            <text:p>5.34671370295966E-05</text:p>
          </table:table-cell>
          <table:table-cell table:formula="of:=[.N111]*1000" office:value-type="float" office:value="0.0534671370295966" calcext:value-type="float">
            <text:p>0.0534671370295966</text:p>
          </table:table-cell>
          <table:table-cell table:formula="of:=[.O111]*[.E111]" office:value-type="float" office:value="17.1629509865005" calcext:value-type="float">
            <text:p>17.1629509865005</text:p>
          </table:table-cell>
          <table:table-cell table:number-columns-repeated="3"/>
        </table:table-row>
        <table:table-row table:style-name="ro1">
          <table:table-cell office:value-type="date" office:date-value="2021-07-10" calcext:value-type="date">
            <text:p>07/10/21</text:p>
          </table:table-cell>
          <table:table-cell office:value-type="float" office:value="46.7" calcext:value-type="float">
            <text:p>46.7</text:p>
          </table:table-cell>
          <table:table-cell table:formula="of:=[.B112]*60" office:value-type="float" office:value="2802" calcext:value-type="float">
            <text:p>2802</text:p>
          </table:table-cell>
          <table:table-cell office:value-type="float" office:value="27.42" calcext:value-type="float">
            <text:p>27.42</text:p>
          </table:table-cell>
          <table:table-cell office:value-type="float" office:value="294" calcext:value-type="float">
            <text:p>294</text:p>
          </table:table-cell>
          <table:table-cell office:value-type="float" office:value="43.4" calcext:value-type="float">
            <text:p>43.4</text:p>
          </table:table-cell>
          <table:table-cell office:value-type="float" office:value="26.32" calcext:value-type="float">
            <text:p>26.32</text:p>
          </table:table-cell>
          <table:table-cell office:value-type="float" office:value="303" calcext:value-type="float">
            <text:p>303</text:p>
          </table:table-cell>
          <table:table-cell office:value-type="float" office:value="286" calcext:value-type="float">
            <text:p>286</text:p>
          </table:table-cell>
          <table:table-cell office:value-type="float" office:value="779" calcext:value-type="float">
            <text:p>779</text:p>
          </table:table-cell>
          <table:table-cell office:value-type="float" office:value="700" calcext:value-type="float">
            <text:p>700</text:p>
          </table:table-cell>
          <table:table-cell table:formula="of:=[.D112]/[.B112]*60" office:value-type="float" office:value="35.2291220556745" calcext:value-type="float">
            <text:p>35.2291220556745</text:p>
          </table:table-cell>
          <table:table-cell table:formula="of:=[.D112]/[.C112]/[.E112]" office:value-type="float" office:value="0.0000332852627132223" calcext:value-type="float">
            <text:p>3.32852627132223E-05</text:p>
          </table:table-cell>
          <table:table-cell table:formula="of:=[.M112] * 1.60934" office:value-type="float" office:value="0.0000535673046948972" calcext:value-type="float">
            <text:p>5.35673046948972E-05</text:p>
          </table:table-cell>
          <table:table-cell table:formula="of:=[.N112]*1000" office:value-type="float" office:value="0.0535673046948972" calcext:value-type="float">
            <text:p>0.0535673046948972</text:p>
          </table:table-cell>
          <table:table-cell table:formula="of:=[.O112]*[.E112]" office:value-type="float" office:value="15.7487875802998" calcext:value-type="float">
            <text:p>15.7487875802998</text:p>
          </table:table-cell>
          <table:table-cell table:number-columns-repeated="3"/>
        </table:table-row>
        <table:table-row table:style-name="ro1">
          <table:table-cell office:value-type="date" office:date-value="2021-07-11" calcext:value-type="date">
            <text:p>07/11/21</text:p>
          </table:table-cell>
          <table:table-cell office:value-type="float" office:value="45.8" calcext:value-type="float">
            <text:p>45.8</text:p>
          </table:table-cell>
          <table:table-cell table:formula="of:=[.B113]*60" office:value-type="float" office:value="2748" calcext:value-type="float">
            <text:p>2748</text:p>
          </table:table-cell>
          <table:table-cell office:value-type="float" office:value="28.17" calcext:value-type="float">
            <text:p>28.17</text:p>
          </table:table-cell>
          <table:table-cell office:value-type="float" office:value="308" calcext:value-type="float">
            <text:p>308</text:p>
          </table:table-cell>
          <table:table-cell office:value-type="float" office:value="43" calcext:value-type="float">
            <text:p>43</text:p>
          </table:table-cell>
          <table:table-cell office:value-type="float" office:value="27.34" calcext:value-type="float">
            <text:p>27.34</text:p>
          </table:table-cell>
          <table:table-cell office:value-type="float" office:value="318" calcext:value-type="float">
            <text:p>318</text:p>
          </table:table-cell>
          <table:table-cell office:value-type="float" office:value="315" calcext:value-type="float">
            <text:p>315</text:p>
          </table:table-cell>
          <table:table-cell office:value-type="float" office:value="821" calcext:value-type="float">
            <text:p>821</text:p>
          </table:table-cell>
          <table:table-cell office:value-type="float" office:value="748" calcext:value-type="float">
            <text:p>748</text:p>
          </table:table-cell>
          <table:table-cell table:formula="of:=[.D113]/[.B113]*60" office:value-type="float" office:value="36.9039301310044" calcext:value-type="float">
            <text:p>36.9039301310044</text:p>
          </table:table-cell>
          <table:table-cell table:formula="of:=[.D113]/[.C113]/[.E113]" office:value-type="float" office:value="0.0000332827652696648" calcext:value-type="float">
            <text:p>3.32827652696648E-05</text:p>
          </table:table-cell>
          <table:table-cell table:formula="of:=[.M113] * 1.60934" office:value-type="float" office:value="0.0000535632854590824" calcext:value-type="float">
            <text:p>5.35632854590824E-05</text:p>
          </table:table-cell>
          <table:table-cell table:formula="of:=[.N113]*1000" office:value-type="float" office:value="0.0535632854590824" calcext:value-type="float">
            <text:p>0.0535632854590824</text:p>
          </table:table-cell>
          <table:table-cell table:formula="of:=[.O113]*[.E113]" office:value-type="float" office:value="16.4974919213974" calcext:value-type="float">
            <text:p>16.4974919213974</text:p>
          </table:table-cell>
          <table:table-cell table:number-columns-repeated="3"/>
        </table:table-row>
        <table:table-row table:style-name="ro1">
          <table:table-cell office:value-type="date" office:date-value="2021-07-12" calcext:value-type="date">
            <text:p>07/12/21</text:p>
          </table:table-cell>
          <table:table-cell office:value-type="float" office:value="45.7" calcext:value-type="float">
            <text:p>45.7</text:p>
          </table:table-cell>
          <table:table-cell table:formula="of:=[.B114]*60" office:value-type="float" office:value="2742" calcext:value-type="float">
            <text:p>2742</text:p>
          </table:table-cell>
          <table:table-cell office:value-type="float" office:value="32.01" calcext:value-type="float">
            <text:p>32.01</text:p>
          </table:table-cell>
          <table:table-cell office:value-type="float" office:value="351" calcext:value-type="float">
            <text:p>351</text:p>
          </table:table-cell>
          <table:table-cell office:value-type="float" office:value="41.8" calcext:value-type="float">
            <text:p>41.8</text:p>
          </table:table-cell>
          <table:table-cell office:value-type="float" office:value="30.33" calcext:value-type="float">
            <text:p>30.33</text:p>
          </table:table-cell>
          <table:table-cell office:value-type="float" office:value="363" calcext:value-type="float">
            <text:p>363</text:p>
          </table:table-cell>
          <table:table-cell office:value-type="float" office:value="359" calcext:value-type="float">
            <text:p>359</text:p>
          </table:table-cell>
          <table:table-cell office:value-type="float" office:value="899" calcext:value-type="float">
            <text:p>899</text:p>
          </table:table-cell>
          <table:table-cell office:value-type="float" office:value="833" calcext:value-type="float">
            <text:p>833</text:p>
          </table:table-cell>
          <table:table-cell table:formula="of:=[.D114]/[.B114]*60" office:value-type="float" office:value="42.0262582056893" calcext:value-type="float">
            <text:p>42.0262582056893</text:p>
          </table:table-cell>
          <table:table-cell table:formula="of:=[.D114]/[.C114]/[.E114]" office:value-type="float" office:value="0.000033259147044705" calcext:value-type="float">
            <text:p>3.3259147044705E-05</text:p>
          </table:table-cell>
          <table:table-cell table:formula="of:=[.M114] * 1.60934" office:value-type="float" office:value="0.0000535252757049256" calcext:value-type="float">
            <text:p>5.35252757049256E-05</text:p>
          </table:table-cell>
          <table:table-cell table:formula="of:=[.N114]*1000" office:value-type="float" office:value="0.0535252757049256" calcext:value-type="float">
            <text:p>0.0535252757049256</text:p>
          </table:table-cell>
          <table:table-cell table:formula="of:=[.O114]*[.E114]" office:value-type="float" office:value="18.7873717724289" calcext:value-type="float">
            <text:p>18.7873717724289</text:p>
          </table:table-cell>
          <table:table-cell table:number-columns-repeated="3"/>
        </table:table-row>
        <table:table-row table:style-name="ro1">
          <table:table-cell office:value-type="date" office:date-value="2021-07-13" calcext:value-type="date">
            <text:p>07/13/21</text:p>
          </table:table-cell>
          <table:table-cell office:value-type="float" office:value="34.1" calcext:value-type="float">
            <text:p>34.1</text:p>
          </table:table-cell>
          <table:table-cell table:formula="of:=[.B115]*60" office:value-type="float" office:value="2046" calcext:value-type="float">
            <text:p>2046</text:p>
          </table:table-cell>
          <table:table-cell office:value-type="float" office:value="22.35" calcext:value-type="float">
            <text:p>22.35</text:p>
          </table:table-cell>
          <table:table-cell office:value-type="float" office:value="330" calcext:value-type="float">
            <text:p>330</text:p>
          </table:table-cell>
          <table:table-cell office:value-type="float" office:value="30.7" calcext:value-type="float">
            <text:p>30.7</text:p>
          </table:table-cell>
          <table:table-cell office:value-type="float" office:value="20.94" calcext:value-type="float">
            <text:p>20.94</text:p>
          </table:table-cell>
          <table:table-cell office:value-type="float" office:value="343" calcext:value-type="float">
            <text:p>343</text:p>
          </table:table-cell>
          <table:table-cell office:value-type="float" office:value="349" calcext:value-type="float">
            <text:p>349</text:p>
          </table:table-cell>
          <table:table-cell office:value-type="float" office:value="619" calcext:value-type="float">
            <text:p>619</text:p>
          </table:table-cell>
          <table:table-cell office:value-type="float" office:value="572" calcext:value-type="float">
            <text:p>572</text:p>
          </table:table-cell>
          <table:table-cell table:formula="of:=[.D115]/[.B115]*60" office:value-type="float" office:value="39.3255131964809" calcext:value-type="float">
            <text:p>39.3255131964809</text:p>
          </table:table-cell>
          <table:table-cell table:formula="of:=[.D115]/[.C115]/[.E115]" office:value-type="float" office:value="0.0000331022838354217" calcext:value-type="float">
            <text:p>3.31022838354217E-05</text:p>
          </table:table-cell>
          <table:table-cell table:formula="of:=[.M115] * 1.60934" office:value-type="float" office:value="0.0000532728294676975" calcext:value-type="float">
            <text:p>5.32728294676975E-05</text:p>
          </table:table-cell>
          <table:table-cell table:formula="of:=[.N115]*1000" office:value-type="float" office:value="0.0532728294676975" calcext:value-type="float">
            <text:p>0.0532728294676975</text:p>
          </table:table-cell>
          <table:table-cell table:formula="of:=[.O115]*[.E115]" office:value-type="float" office:value="17.5800337243402" calcext:value-type="float">
            <text:p>17.5800337243402</text:p>
          </table:table-cell>
          <table:table-cell table:number-columns-repeated="3"/>
        </table:table-row>
        <table:table-row table:style-name="ro1">
          <table:table-cell office:value-type="date" office:date-value="2021-07-14" calcext:value-type="date">
            <text:p>07/14/21</text:p>
          </table:table-cell>
          <table:table-cell office:value-type="float" office:value="44.8" calcext:value-type="float">
            <text:p>44.8</text:p>
          </table:table-cell>
          <table:table-cell table:formula="of:=[.B116]*60" office:value-type="float" office:value="2688" calcext:value-type="float">
            <text:p>2688</text:p>
          </table:table-cell>
          <table:table-cell office:value-type="float" office:value="31.46" calcext:value-type="float">
            <text:p>31.46</text:p>
          </table:table-cell>
          <table:table-cell office:value-type="float" office:value="351" calcext:value-type="float">
            <text:p>351</text:p>
          </table:table-cell>
          <table:table-cell office:value-type="float" office:value="40.5" calcext:value-type="float">
            <text:p>40.5</text:p>
          </table:table-cell>
          <table:table-cell office:value-type="float" office:value="29.4" calcext:value-type="float">
            <text:p>29.4</text:p>
          </table:table-cell>
          <table:table-cell office:value-type="float" office:value="364" calcext:value-type="float">
            <text:p>364</text:p>
          </table:table-cell>
          <table:table-cell office:value-type="float" office:value="358" calcext:value-type="float">
            <text:p>358</text:p>
          </table:table-cell>
          <table:table-cell office:value-type="float" office:value="873" calcext:value-type="float">
            <text:p>873</text:p>
          </table:table-cell>
          <table:table-cell office:value-type="float" office:value="808" calcext:value-type="float">
            <text:p>808</text:p>
          </table:table-cell>
          <table:table-cell table:formula="of:=[.D116]/[.B116]*60" office:value-type="float" office:value="42.1339285714286" calcext:value-type="float">
            <text:p>42.1339285714286</text:p>
          </table:table-cell>
          <table:table-cell table:formula="of:=[.D116]/[.C116]/[.E116]" office:value-type="float" office:value="0.0000333443562610229" calcext:value-type="float">
            <text:p>3.33443562610229E-05</text:p>
          </table:table-cell>
          <table:table-cell table:formula="of:=[.M116] * 1.60934" office:value-type="float" office:value="0.0000536624063051146" calcext:value-type="float">
            <text:p>5.36624063051146E-05</text:p>
          </table:table-cell>
          <table:table-cell table:formula="of:=[.N116]*1000" office:value-type="float" office:value="0.0536624063051147" calcext:value-type="float">
            <text:p>0.0536624063051147</text:p>
          </table:table-cell>
          <table:table-cell table:formula="of:=[.O116]*[.E116]" office:value-type="float" office:value="18.8355046130952" calcext:value-type="float">
            <text:p>18.8355046130952</text:p>
          </table:table-cell>
          <table:table-cell table:number-columns-repeated="3"/>
        </table:table-row>
        <table:table-row table:style-name="ro1">
          <table:table-cell office:value-type="date" office:date-value="2021-07-15" calcext:value-type="date">
            <text:p>07/15/21</text:p>
          </table:table-cell>
          <table:table-cell office:value-type="float" office:value="37.7" calcext:value-type="float">
            <text:p>37.7</text:p>
          </table:table-cell>
          <table:table-cell table:formula="of:=[.B117]*60" office:value-type="float" office:value="2262" calcext:value-type="float">
            <text:p>2262</text:p>
          </table:table-cell>
          <table:table-cell office:value-type="float" office:value="25.03" calcext:value-type="float">
            <text:p>25.03</text:p>
          </table:table-cell>
          <table:table-cell office:value-type="float" office:value="333" calcext:value-type="float">
            <text:p>333</text:p>
          </table:table-cell>
          <table:table-cell office:value-type="float" office:value="31.5" calcext:value-type="float">
            <text:p>31.5</text:p>
          </table:table-cell>
          <table:table-cell office:value-type="float" office:value="22.55" calcext:value-type="float">
            <text:p>22.55</text:p>
          </table:table-cell>
          <table:table-cell office:value-type="float" office:value="359" calcext:value-type="float">
            <text:p>359</text:p>
          </table:table-cell>
          <table:table-cell office:value-type="float" office:value="361" calcext:value-type="float">
            <text:p>361</text:p>
          </table:table-cell>
          <table:table-cell office:value-type="float" office:value="639" calcext:value-type="float">
            <text:p>639</text:p>
          </table:table-cell>
          <table:table-cell office:value-type="float" office:value="592" calcext:value-type="float">
            <text:p>592</text:p>
          </table:table-cell>
          <table:table-cell table:formula="of:=[.D117]/[.B117]*60" office:value-type="float" office:value="39.8355437665782" calcext:value-type="float">
            <text:p>39.8355437665782</text:p>
          </table:table-cell>
          <table:table-cell table:formula="of:=[.D117]/[.C117]/[.E117]" office:value-type="float" office:value="0.0000332295159881367" calcext:value-type="float">
            <text:p>3.32295159881367E-05</text:p>
          </table:table-cell>
          <table:table-cell table:formula="of:=[.M117] * 1.60934" office:value-type="float" office:value="0.0000534775892603479" calcext:value-type="float">
            <text:p>5.34775892603479E-05</text:p>
          </table:table-cell>
          <table:table-cell table:formula="of:=[.N117]*1000" office:value-type="float" office:value="0.0534775892603479" calcext:value-type="float">
            <text:p>0.0534775892603479</text:p>
          </table:table-cell>
          <table:table-cell table:formula="of:=[.O117]*[.E117]" office:value-type="float" office:value="17.8080372236958" calcext:value-type="float">
            <text:p>17.8080372236958</text:p>
          </table:table-cell>
          <table:table-cell table:number-columns-repeated="3"/>
        </table:table-row>
        <table:table-row table:style-name="ro1">
          <table:table-cell office:value-type="date" office:date-value="2021-07-17" calcext:value-type="date">
            <text:p>07/17/21</text:p>
          </table:table-cell>
          <table:table-cell office:value-type="float" office:value="50.3" calcext:value-type="float">
            <text:p>50.3</text:p>
          </table:table-cell>
          <table:table-cell table:formula="of:=[.B118]*60" office:value-type="float" office:value="3018" calcext:value-type="float">
            <text:p>3018</text:p>
          </table:table-cell>
          <table:table-cell office:value-type="float" office:value="34.3" calcext:value-type="float">
            <text:p>34.3</text:p>
          </table:table-cell>
          <table:table-cell office:value-type="float" office:value="341" calcext:value-type="float">
            <text:p>341</text:p>
          </table:table-cell>
          <table:table-cell office:value-type="float" office:value="44.8" calcext:value-type="float">
            <text:p>44.8</text:p>
          </table:table-cell>
          <table:table-cell office:value-type="float" office:value="31.65" calcext:value-type="float">
            <text:p>31.65</text:p>
          </table:table-cell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float" office:value="942" calcext:value-type="float">
            <text:p>942</text:p>
          </table:table-cell>
          <table:table-cell office:value-type="float" office:value="871" calcext:value-type="float">
            <text:p>871</text:p>
          </table:table-cell>
          <table:table-cell table:formula="of:=[.D118]/[.B118]*60" office:value-type="float" office:value="40.9145129224652" calcext:value-type="float">
            <text:p>40.9145129224652</text:p>
          </table:table-cell>
          <table:table-cell table:formula="of:=[.D118]/[.C118]/[.E118]" office:value-type="float" office:value="0.000033328863573204" calcext:value-type="float">
            <text:p>3.3328863573204E-05</text:p>
          </table:table-cell>
          <table:table-cell table:formula="of:=[.M118] * 1.60934" office:value-type="float" office:value="0.0000536374733029001" calcext:value-type="float">
            <text:p>0.0000536374733029001</text:p>
          </table:table-cell>
          <table:table-cell table:formula="of:=[.N118]*1000" office:value-type="float" office:value="0.0536374733029001" calcext:value-type="float">
            <text:p>0.0536374733029001</text:p>
          </table:table-cell>
          <table:table-cell table:formula="of:=[.O118]*[.E118]" office:value-type="float" office:value="18.2903783962889" calcext:value-type="float">
            <text:p>18.2903783962889</text:p>
          </table:table-cell>
          <table:table-cell table:number-columns-repeated="3"/>
        </table:table-row>
        <table:table-row table:style-name="ro1">
          <table:table-cell office:value-type="date" office:date-value="2021-07-18" calcext:value-type="date">
            <text:p>07/18/21</text:p>
          </table:table-cell>
          <table:table-cell office:value-type="float" office:value="51.4" calcext:value-type="float">
            <text:p>51.4</text:p>
          </table:table-cell>
          <table:table-cell table:formula="of:=[.B119]*60" office:value-type="float" office:value="3084" calcext:value-type="float">
            <text:p>3084</text:p>
          </table:table-cell>
          <table:table-cell office:value-type="float" office:value="32.71" calcext:value-type="float">
            <text:p>32.71</text:p>
          </table:table-cell>
          <table:table-cell office:value-type="float" office:value="318" calcext:value-type="float">
            <text:p>318</text:p>
          </table:table-cell>
          <table:table-cell office:value-type="float" office:value="47.5" calcext:value-type="float">
            <text:p>47.5</text:p>
          </table:table-cell>
          <table:table-cell office:value-type="float" office:value="31.21" calcext:value-type="float">
            <text:p>31.21</text:p>
          </table:table-cell>
          <table:table-cell table:number-columns-repeated="2" office:value-type="float" office:value="328" calcext:value-type="float">
            <text:p>328</text:p>
          </table:table-cell>
          <table:table-cell office:value-type="float" office:value="882" calcext:value-type="float">
            <text:p>882</text:p>
          </table:table-cell>
          <table:table-cell office:value-type="float" office:value="808" calcext:value-type="float">
            <text:p>808</text:p>
          </table:table-cell>
          <table:table-cell table:formula="of:=[.D119]/[.B119]*60" office:value-type="float" office:value="38.1828793774319" calcext:value-type="float">
            <text:p>38.1828793774319</text:p>
          </table:table-cell>
          <table:table-cell table:formula="of:=[.D119]/[.C119]/[.E119]" office:value-type="float" office:value="0.0000333533188132704" calcext:value-type="float">
            <text:p>3.33533188132704E-05</text:p>
          </table:table-cell>
          <table:table-cell table:formula="of:=[.M119] * 1.60934" office:value-type="float" office:value="0.0000536768300989485" calcext:value-type="float">
            <text:p>5.36768300989485E-05</text:p>
          </table:table-cell>
          <table:table-cell table:formula="of:=[.N119]*1000" office:value-type="float" office:value="0.0536768300989485" calcext:value-type="float">
            <text:p>0.0536768300989485</text:p>
          </table:table-cell>
          <table:table-cell table:formula="of:=[.O119]*[.E119]" office:value-type="float" office:value="17.0692319714656" calcext:value-type="float">
            <text:p>17.0692319714656</text:p>
          </table:table-cell>
          <table:table-cell table:number-columns-repeated="3"/>
        </table:table-row>
        <table:table-row table:style-name="ro1">
          <table:table-cell office:value-type="date" office:date-value="2021-07-19" calcext:value-type="date">
            <text:p>07/19/21</text:p>
          </table:table-cell>
          <table:table-cell office:value-type="float" office:value="51.5" calcext:value-type="float">
            <text:p>51.5</text:p>
          </table:table-cell>
          <table:table-cell table:formula="of:=[.B120]*60" office:value-type="float" office:value="3090" calcext:value-type="float">
            <text:p>3090</text:p>
          </table:table-cell>
          <table:table-cell office:value-type="float" office:value="33.86" calcext:value-type="float">
            <text:p>33.86</text:p>
          </table:table-cell>
          <table:table-cell office:value-type="float" office:value="329" calcext:value-type="float">
            <text:p>329</text:p>
          </table:table-cell>
          <table:table-cell office:value-type="float" office:value="44.7" calcext:value-type="float">
            <text:p>44.7</text:p>
          </table:table-cell>
          <table:table-cell office:value-type="float" office:value="31.78" calcext:value-type="float">
            <text:p>31.78</text:p>
          </table:table-cell>
          <table:table-cell office:value-type="float" office:value="356" calcext:value-type="float">
            <text:p>356</text:p>
          </table:table-cell>
          <table:table-cell office:value-type="float" office:value="354" calcext:value-type="float">
            <text:p>354</text:p>
          </table:table-cell>
          <table:table-cell office:value-type="float" office:value="942" calcext:value-type="float">
            <text:p>942</text:p>
          </table:table-cell>
          <table:table-cell office:value-type="float" office:value="872" calcext:value-type="float">
            <text:p>872</text:p>
          </table:table-cell>
          <table:table-cell table:formula="of:=[.D120]/[.B120]*60" office:value-type="float" office:value="39.4485436893204" calcext:value-type="float">
            <text:p>39.4485436893204</text:p>
          </table:table-cell>
          <table:table-cell table:formula="of:=[.D120]/[.C120]/[.E120]" office:value-type="float" office:value="0.0000333067744759544" calcext:value-type="float">
            <text:p>3.33067744759544E-05</text:p>
          </table:table-cell>
          <table:table-cell table:formula="of:=[.M120] * 1.60934" office:value-type="float" office:value="0.0000536019244351324" calcext:value-type="float">
            <text:p>5.36019244351324E-05</text:p>
          </table:table-cell>
          <table:table-cell table:formula="of:=[.N120]*1000" office:value-type="float" office:value="0.0536019244351324" calcext:value-type="float">
            <text:p>0.0536019244351324</text:p>
          </table:table-cell>
          <table:table-cell table:formula="of:=[.O120]*[.E120]" office:value-type="float" office:value="17.6350331391586" calcext:value-type="float">
            <text:p>17.6350331391586</text:p>
          </table:table-cell>
          <table:table-cell table:number-columns-repeated="3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float" office:value="36.7" calcext:value-type="float">
            <text:p>36.7</text:p>
          </table:table-cell>
          <table:table-cell table:formula="of:=[.B121]*60" office:value-type="float" office:value="2202" calcext:value-type="float">
            <text:p>2202</text:p>
          </table:table-cell>
          <table:table-cell office:value-type="float" office:value="24.19" calcext:value-type="float">
            <text:p>24.19</text:p>
          </table:table-cell>
          <table:table-cell office:value-type="float" office:value="330" calcext:value-type="float">
            <text:p>330</text:p>
          </table:table-cell>
          <table:table-cell office:value-type="float" office:value="31.3" calcext:value-type="float">
            <text:p>31.3</text:p>
          </table:table-cell>
          <table:table-cell office:value-type="float" office:value="22.14" calcext:value-type="float">
            <text:p>22.14</text:p>
          </table:table-cell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629" calcext:value-type="float">
            <text:p>629</text:p>
          </table:table-cell>
          <table:table-cell office:value-type="float" office:value="582" calcext:value-type="float">
            <text:p>582</text:p>
          </table:table-cell>
          <table:table-cell table:formula="of:=[.D121]/[.B121]*60" office:value-type="float" office:value="39.5476839237057" calcext:value-type="float">
            <text:p>39.5476839237057</text:p>
          </table:table-cell>
          <table:table-cell table:formula="of:=[.D121]/[.C121]/[.E121]" office:value-type="float" office:value="0.0000332892962320755" calcext:value-type="float">
            <text:p>3.32892962320755E-05</text:p>
          </table:table-cell>
          <table:table-cell table:formula="of:=[.M121] * 1.60934" office:value-type="float" office:value="0.0000535737959981284" calcext:value-type="float">
            <text:p>5.35737959981284E-05</text:p>
          </table:table-cell>
          <table:table-cell table:formula="of:=[.N121]*1000" office:value-type="float" office:value="0.0535737959981284" calcext:value-type="float">
            <text:p>0.0535737959981284</text:p>
          </table:table-cell>
          <table:table-cell table:formula="of:=[.O121]*[.E121]" office:value-type="float" office:value="17.6793526793824" calcext:value-type="float">
            <text:p>17.6793526793824</text:p>
          </table:table-cell>
          <table:table-cell table:number-columns-repeated="3"/>
        </table:table-row>
        <table:table-row table:style-name="ro1">
          <table:table-cell office:value-type="date" office:date-value="2021-07-21" calcext:value-type="date">
            <text:p>07/21/21</text:p>
          </table:table-cell>
          <table:table-cell office:value-type="float" office:value="66.1" calcext:value-type="float">
            <text:p>66.1</text:p>
          </table:table-cell>
          <table:table-cell table:formula="of:=[.B122]*60" office:value-type="float" office:value="3966" calcext:value-type="float">
            <text:p>3966</text:p>
          </table:table-cell>
          <table:table-cell office:value-type="float" office:value="43.88" calcext:value-type="float">
            <text:p>43.88</text:p>
          </table:table-cell>
          <table:table-cell office:value-type="float" office:value="332" calcext:value-type="float">
            <text:p>332</text:p>
          </table:table-cell>
          <table:table-cell office:value-type="float" office:value="61.9" calcext:value-type="float">
            <text:p>61.9</text:p>
          </table:table-cell>
          <table:table-cell office:value-type="float" office:value="42.36" calcext:value-type="float">
            <text:p>42.36</text:p>
          </table:table-cell>
          <table:table-cell office:value-type="float" office:value="342" calcext:value-type="float">
            <text:p>342</text:p>
          </table:table-cell>
          <table:table-cell office:value-type="float" office:value="344" calcext:value-type="float">
            <text:p>344</text:p>
          </table:table-cell>
          <table:table-cell office:value-type="float" office:value="1224" calcext:value-type="float">
            <text:p>1224</text:p>
          </table:table-cell>
          <table:table-cell office:value-type="float" office:value="1128" calcext:value-type="float">
            <text:p>1128</text:p>
          </table:table-cell>
          <table:table-cell table:formula="of:=[.D122]/[.B122]*60" office:value-type="float" office:value="39.8305597579425" calcext:value-type="float">
            <text:p>39.8305597579425</text:p>
          </table:table-cell>
          <table:table-cell table:formula="of:=[.D122]/[.C122]/[.E122]" office:value-type="float" office:value="0.0000333254348711032" calcext:value-type="float">
            <text:p>3.33254348711032E-05</text:p>
          </table:table-cell>
          <table:table-cell table:formula="of:=[.M122] * 1.60934" office:value-type="float" office:value="0.0000536319553554612" calcext:value-type="float">
            <text:p>5.36319553554612E-05</text:p>
          </table:table-cell>
          <table:table-cell table:formula="of:=[.N122]*1000" office:value-type="float" office:value="0.0536319553554612" calcext:value-type="float">
            <text:p>0.0536319553554612</text:p>
          </table:table-cell>
          <table:table-cell table:formula="of:=[.O122]*[.E122]" office:value-type="float" office:value="17.8058091780131" calcext:value-type="float">
            <text:p>17.8058091780131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45.9" calcext:value-type="float">
            <text:p>45.9</text:p>
          </table:table-cell>
          <table:table-cell table:formula="of:=[.B123]*60" office:value-type="float" office:value="2754" calcext:value-type="float">
            <text:p>2754</text:p>
          </table:table-cell>
          <table:table-cell office:value-type="float" office:value="26.79" calcext:value-type="float">
            <text:p>26.79</text:p>
          </table:table-cell>
          <table:table-cell office:value-type="float" office:value="292" calcext:value-type="float">
            <text:p>292</text:p>
          </table:table-cell>
          <table:table-cell office:value-type="float" office:value="45" calcext:value-type="float">
            <text:p>45</text:p>
          </table:table-cell>
          <table:table-cell office:value-type="float" office:value="26.49" calcext:value-type="float">
            <text:p>26.49</text:p>
          </table:table-cell>
          <table:table-cell office:value-type="float" office:value="295" calcext:value-type="float">
            <text:p>295</text:p>
          </table:table-cell>
          <table:table-cell office:value-type="float" office:value="294" calcext:value-type="float">
            <text:p>294</text:p>
          </table:table-cell>
          <table:table-cell office:value-type="float" office:value="803" calcext:value-type="float">
            <text:p>803</text:p>
          </table:table-cell>
          <table:table-cell office:value-type="float" office:value="724" calcext:value-type="float">
            <text:p>724</text:p>
          </table:table-cell>
          <table:table-cell table:formula="of:=[.D123]/[.B123]*60" office:value-type="float" office:value="35.0196078431373" calcext:value-type="float">
            <text:p>35.0196078431373</text:p>
          </table:table-cell>
          <table:table-cell table:formula="of:=[.D123]/[.C123]/[.E123]" office:value-type="float" office:value="0.0000333139344017668" calcext:value-type="float">
            <text:p>3.33139344017668E-05</text:p>
          </table:table-cell>
          <table:table-cell table:formula="of:=[.M123] * 1.60934" office:value-type="float" office:value="0.0000536134471901394" calcext:value-type="float">
            <text:p>5.36134471901394E-05</text:p>
          </table:table-cell>
          <table:table-cell table:formula="of:=[.N123]*1000" office:value-type="float" office:value="0.0536134471901394" calcext:value-type="float">
            <text:p>0.0536134471901394</text:p>
          </table:table-cell>
          <table:table-cell table:formula="of:=[.O123]*[.E123]" office:value-type="float" office:value="15.6551265795207" calcext:value-type="float">
            <text:p>15.6551265795207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30.8" calcext:value-type="float">
            <text:p>30.8</text:p>
          </table:table-cell>
          <table:table-cell table:formula="of:=[.B124]*60" office:value-type="float" office:value="1848" calcext:value-type="float">
            <text:p>1848</text:p>
          </table:table-cell>
          <table:table-cell office:value-type="float" office:value="19.87" calcext:value-type="float">
            <text:p>19.87</text:p>
          </table:table-cell>
          <table:table-cell office:value-type="float" office:value="323" calcext:value-type="float">
            <text:p>323</text:p>
          </table:table-cell>
          <table:table-cell office:value-type="float" office:value="29.4" calcext:value-type="float">
            <text:p>29.4</text:p>
          </table:table-cell>
          <table:table-cell office:value-type="float" office:value="19.35" calcext:value-type="float">
            <text:p>19.35</text:p>
          </table:table-cell>
          <table:table-cell office:value-type="float" office:value="329" calcext:value-type="float">
            <text:p>329</text:p>
          </table:table-cell>
          <table:table-cell office:value-type="float" office:value="323" calcext:value-type="float">
            <text:p>323</text:p>
          </table:table-cell>
          <table:table-cell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24]/[.B124]*60" office:value-type="float" office:value="38.7077922077922" calcext:value-type="float">
            <text:p>38.7077922077922</text:p>
          </table:table-cell>
          <table:table-cell table:formula="of:=[.D124]/[.C124]/[.E124]" office:value-type="float" office:value="0.0000332884349912214" calcext:value-type="float">
            <text:p>3.32884349912214E-05</text:p>
          </table:table-cell>
          <table:table-cell table:formula="of:=[.M124] * 1.60934" office:value-type="float" office:value="0.0000535724099687722" calcext:value-type="float">
            <text:p>5.35724099687722E-05</text:p>
          </table:table-cell>
          <table:table-cell table:formula="of:=[.N124]*1000" office:value-type="float" office:value="0.0535724099687722" calcext:value-type="float">
            <text:p>0.0535724099687722</text:p>
          </table:table-cell>
          <table:table-cell table:formula="of:=[.O124]*[.E124]" office:value-type="float" office:value="17.3038884199134" calcext:value-type="float">
            <text:p>17.3038884199134</text:p>
          </table:table-cell>
          <table:table-cell table:number-columns-repeated="3"/>
        </table:table-row>
        <table:table-row table:style-name="ro1">
          <table:table-cell office:value-type="date" office:date-value="2021-07-23" calcext:value-type="date">
            <text:p>07/23/21</text:p>
          </table:table-cell>
          <table:table-cell office:value-type="float" office:value="46.1" calcext:value-type="float">
            <text:p>46.1</text:p>
          </table:table-cell>
          <table:table-cell table:formula="of:=[.B125]*60" office:value-type="float" office:value="2766" calcext:value-type="float">
            <text:p>2766</text:p>
          </table:table-cell>
          <table:table-cell office:value-type="float" office:value="31.6" calcext:value-type="float">
            <text:p>31.6</text:p>
          </table:table-cell>
          <table:table-cell office:value-type="float" office:value="343" calcext:value-type="float">
            <text:p>343</text:p>
          </table:table-cell>
          <table:table-cell office:value-type="float" office:value="44" calcext:value-type="float">
            <text:p>44</text:p>
          </table:table-cell>
          <table:table-cell office:value-type="float" office:value="30.82" calcext:value-type="float">
            <text:p>30.82</text:p>
          </table:table-cell>
          <table:table-cell table:number-columns-repeated="2" office:value-type="float" office:value="350" calcext:value-type="float">
            <text:p>350</text:p>
          </table:table-cell>
          <table:table-cell office:value-type="float" office:value="904" calcext:value-type="float">
            <text:p>904</text:p>
          </table:table-cell>
          <table:table-cell office:value-type="float" office:value="835" calcext:value-type="float">
            <text:p>835</text:p>
          </table:table-cell>
          <table:table-cell table:formula="of:=[.D125]/[.B125]*60" office:value-type="float" office:value="41.1279826464208" calcext:value-type="float">
            <text:p>41.1279826464208</text:p>
          </table:table-cell>
          <table:table-cell table:formula="of:=[.D125]/[.C125]/[.E125]" office:value-type="float" office:value="0.0000333074041516204" calcext:value-type="float">
            <text:p>3.33074041516204E-05</text:p>
          </table:table-cell>
          <table:table-cell table:formula="of:=[.M125] * 1.60934" office:value-type="float" office:value="0.0000536029377973687" calcext:value-type="float">
            <text:p>5.36029377973687E-05</text:p>
          </table:table-cell>
          <table:table-cell table:formula="of:=[.N125]*1000" office:value-type="float" office:value="0.0536029377973687" calcext:value-type="float">
            <text:p>0.0536029377973687</text:p>
          </table:table-cell>
          <table:table-cell table:formula="of:=[.O125]*[.E125]" office:value-type="float" office:value="18.3858076644975" calcext:value-type="float">
            <text:p>18.3858076644975</text:p>
          </table:table-cell>
          <table:table-cell table:number-columns-repeated="3"/>
        </table:table-row>
        <table:table-row table:style-name="ro1">
          <table:table-cell office:value-type="date" office:date-value="2021-07-24" calcext:value-type="date">
            <text:p>07/24/21</text:p>
          </table:table-cell>
          <table:table-cell office:value-type="float" office:value="50" calcext:value-type="float">
            <text:p>50</text:p>
          </table:table-cell>
          <table:table-cell table:formula="of:=[.B126]*60" office:value-type="float" office:value="3000" calcext:value-type="float">
            <text:p>3000</text:p>
          </table:table-cell>
          <table:table-cell office:value-type="float" office:value="32.63" calcext:value-type="float">
            <text:p>32.63</text:p>
          </table:table-cell>
          <table:table-cell office:value-type="float" office:value="329" calcext:value-type="float">
            <text:p>329</text:p>
          </table:table-cell>
          <table:table-cell office:value-type="float" office:value="46" calcext:value-type="float">
            <text:p>46</text:p>
          </table:table-cell>
          <table:table-cell office:value-type="float" office:value="31.16" calcext:value-type="float">
            <text:p>31.16</text:p>
          </table:table-cell>
          <table:table-cell office:value-type="float" office:value="339" calcext:value-type="float">
            <text:p>339</text:p>
          </table:table-cell>
          <table:table-cell office:value-type="float" office:value="349" calcext:value-type="float">
            <text:p>349</text:p>
          </table:table-cell>
          <table:table-cell office:value-type="float" office:value="903" calcext:value-type="float">
            <text:p>903</text:p>
          </table:table-cell>
          <table:table-cell office:value-type="float" office:value="834" calcext:value-type="float">
            <text:p>834</text:p>
          </table:table-cell>
          <table:table-cell table:formula="of:=[.D126]/[.B126]*60" office:value-type="float" office:value="39.156" calcext:value-type="float">
            <text:p>39.156</text:p>
          </table:table-cell>
          <table:table-cell table:formula="of:=[.D126]/[.C126]/[.E126]" office:value-type="float" office:value="0.0000330597771023303" calcext:value-type="float">
            <text:p>3.30597771023303E-05</text:p>
          </table:table-cell>
          <table:table-cell table:formula="of:=[.M126] * 1.60934" office:value-type="float" office:value="0.0000532044216818642" calcext:value-type="float">
            <text:p>5.32044216818642E-05</text:p>
          </table:table-cell>
          <table:table-cell table:formula="of:=[.N126]*1000" office:value-type="float" office:value="0.0532044216818642" calcext:value-type="float">
            <text:p>0.0532044216818642</text:p>
          </table:table-cell>
          <table:table-cell table:formula="of:=[.O126]*[.E126]" office:value-type="float" office:value="17.5042547333333" calcext:value-type="float">
            <text:p>17.5042547333333</text:p>
          </table:table-cell>
          <table:table-cell table:number-columns-repeated="3"/>
        </table:table-row>
        <table:table-row table:style-name="ro1">
          <table:table-cell office:value-type="date" office:date-value="2021-07-25" calcext:value-type="date">
            <text:p>07/25/21</text:p>
          </table:table-cell>
          <table:table-cell table:number-columns-repeated="7"/>
          <table:table-cell office:value-type="float" office:value="340" calcext:value-type="float">
            <text:p>340</text:p>
          </table:table-cell>
          <table:table-cell office:value-type="float" office:value="910" calcext:value-type="float">
            <text:p>910</text:p>
          </table:table-cell>
          <table:table-cell office:value-type="float" office:value="838" calcext:value-type="float">
            <text:p>838</text:p>
          </table:table-cell>
          <table:table-cell table:number-columns-repeated="8"/>
        </table:table-row>
        <table:table-row table:style-name="ro1">
          <table:table-cell office:value-type="date" office:date-value="2021-07-26" calcext:value-type="date">
            <text:p>07/26/21</text:p>
          </table:table-cell>
          <table:table-cell office:value-type="float" office:value="47.6" calcext:value-type="float">
            <text:p>47.6</text:p>
          </table:table-cell>
          <table:table-cell table:formula="of:=[.B128]*60" office:value-type="float" office:value="2856" calcext:value-type="float">
            <text:p>2856</text:p>
          </table:table-cell>
          <table:table-cell office:value-type="float" office:value="28.53" calcext:value-type="float">
            <text:p>28.53</text:p>
          </table:table-cell>
          <table:table-cell office:value-type="float" office:value="300" calcext:value-type="float">
            <text:p>300</text:p>
          </table:table-cell>
          <table:table-cell office:value-type="float" office:value="42.3" calcext:value-type="float">
            <text:p>42.3</text:p>
          </table:table-cell>
          <table:table-cell office:value-type="float" office:value="27.11" calcext:value-type="float">
            <text:p>27.11</text:p>
          </table:table-cell>
          <table:table-cell office:value-type="float" office:value="321" calcext:value-type="float">
            <text:p>321</text:p>
          </table:table-cell>
          <table:table-cell office:value-type="float" office:value="310" calcext:value-type="float">
            <text:p>310</text:p>
          </table:table-cell>
          <table:table-cell office:value-type="float" office:value="810" calcext:value-type="float">
            <text:p>810</text:p>
          </table:table-cell>
          <table:table-cell office:value-type="float" office:value="737" calcext:value-type="float">
            <text:p>737</text:p>
          </table:table-cell>
          <table:table-cell table:formula="of:=[.D128]/[.B128]*60" office:value-type="float" office:value="35.9621848739496" calcext:value-type="float">
            <text:p>35.9621848739496</text:p>
          </table:table-cell>
          <table:table-cell table:formula="of:=[.D128]/[.C128]/[.E128]" office:value-type="float" office:value="0.0000332983193277311" calcext:value-type="float">
            <text:p>3.32983193277311E-05</text:p>
          </table:table-cell>
          <table:table-cell table:formula="of:=[.M128] * 1.60934" office:value-type="float" office:value="0.0000535883172268908" calcext:value-type="float">
            <text:p>5.35883172268908E-05</text:p>
          </table:table-cell>
          <table:table-cell table:formula="of:=[.N128]*1000" office:value-type="float" office:value="0.0535883172268908" calcext:value-type="float">
            <text:p>0.0535883172268908</text:p>
          </table:table-cell>
          <table:table-cell table:formula="of:=[.O128]*[.E128]" office:value-type="float" office:value="16.0764951680672" calcext:value-type="float">
            <text:p>16.0764951680672</text:p>
          </table:table-cell>
          <table:table-cell table:number-columns-repeated="3"/>
        </table:table-row>
        <table:table-row table:style-name="ro1">
          <table:table-cell office:value-type="date" office:date-value="2021-07-27" calcext:value-type="date">
            <text:p>07/27/21</text:p>
          </table:table-cell>
          <table:table-cell table:number-columns-repeated="7"/>
          <table:table-cell office:value-type="float" office:value="323" calcext:value-type="float">
            <text:p>323</text:p>
          </table:table-cell>
          <table:table-cell office:value-type="float" office:value="580" calcext:value-type="float">
            <text:p>580</text:p>
          </table:table-cell>
          <table:table-cell office:value-type="float" office:value="530" calcext:value-type="float">
            <text:p>530</text:p>
          </table:table-cell>
          <table:table-cell table:number-columns-repeated="8"/>
        </table:table-row>
        <table:table-row table:style-name="ro1">
          <table:table-cell office:value-type="date" office:date-value="2021-07-28" calcext:value-type="date">
            <text:p>07/28/21</text:p>
          </table:table-cell>
          <table:table-cell office:value-type="float" office:value="43.4" calcext:value-type="float">
            <text:p>43.4</text:p>
          </table:table-cell>
          <table:table-cell table:formula="of:=[.B130]*60" office:value-type="float" office:value="2604" calcext:value-type="float">
            <text:p>2604</text:p>
          </table:table-cell>
          <table:table-cell office:value-type="float" office:value="27.55" calcext:value-type="float">
            <text:p>27.55</text:p>
          </table:table-cell>
          <table:table-cell office:value-type="float" office:value="318" calcext:value-type="float">
            <text:p>318</text:p>
          </table:table-cell>
          <table:table-cell office:value-type="float" office:value="40.8" calcext:value-type="float">
            <text:p>40.8</text:p>
          </table:table-cell>
          <table:table-cell office:value-type="float" office:value="26.76" calcext:value-type="float">
            <text:p>26.76</text:p>
          </table:table-cell>
          <table:table-cell office:value-type="float" office:value="328" calcext:value-type="float">
            <text:p>328</text:p>
          </table:table-cell>
          <table:table-cell office:value-type="float" office:value="330" calcext:value-type="float">
            <text:p>330</text:p>
          </table:table-cell>
          <table:table-cell office:value-type="float" office:value="795" calcext:value-type="float">
            <text:p>795</text:p>
          </table:table-cell>
          <table:table-cell office:value-type="float" office:value="729" calcext:value-type="float">
            <text:p>729</text:p>
          </table:table-cell>
          <table:table-cell table:formula="of:=[.D130]/[.B130]*60" office:value-type="float" office:value="38.0875576036866" calcext:value-type="float">
            <text:p>38.0875576036866</text:p>
          </table:table-cell>
          <table:table-cell table:formula="of:=[.D130]/[.C130]/[.E130]" office:value-type="float" office:value="0.0000332700538117458" calcext:value-type="float">
            <text:p>3.32700538117458E-05</text:p>
          </table:table-cell>
          <table:table-cell table:formula="of:=[.M130] * 1.60934" office:value-type="float" office:value="0.0000535428284013951" calcext:value-type="float">
            <text:p>5.35428284013951E-05</text:p>
          </table:table-cell>
          <table:table-cell table:formula="of:=[.N130]*1000" office:value-type="float" office:value="0.0535428284013951" calcext:value-type="float">
            <text:p>0.0535428284013951</text:p>
          </table:table-cell>
          <table:table-cell table:formula="of:=[.O130]*[.E130]" office:value-type="float" office:value="17.0266194316436" calcext:value-type="float">
            <text:p>17.0266194316436</text:p>
          </table:table-cell>
          <table:table-cell table:number-columns-repeated="3"/>
        </table:table-row>
        <table:table-row table:style-name="ro1">
          <table:table-cell office:value-type="date" office:date-value="2021-07-29" calcext:value-type="date">
            <text:p>07/29/21</text:p>
          </table:table-cell>
          <table:table-cell office:value-type="float" office:value="32.9" calcext:value-type="float">
            <text:p>32.9</text:p>
          </table:table-cell>
          <table:table-cell table:formula="of:=[.B131]*60" office:value-type="float" office:value="1974" calcext:value-type="float">
            <text:p>1974</text:p>
          </table:table-cell>
          <table:table-cell office:value-type="float" office:value="20.73" calcext:value-type="float">
            <text:p>20.73</text:p>
          </table:table-cell>
          <table:table-cell office:value-type="float" office:value="315" calcext:value-type="float">
            <text:p>315</text:p>
          </table:table-cell>
          <table:table-cell office:value-type="float" office:value="29.6" calcext:value-type="float">
            <text:p>29.6</text:p>
          </table:table-cell>
          <table:table-cell office:value-type="float" office:value="19.71" calcext:value-type="float">
            <text:p>19.71</text:p>
          </table:table-cell>
          <table:table-cell office:value-type="float" office:value="333" calcext:value-type="float">
            <text:p>333</text:p>
          </table:table-cell>
          <table:table-cell office:value-type="float" office:value="331" calcext:value-type="float">
            <text:p>331</text:p>
          </table:table-cell>
          <table:table-cell office:value-type="float" office:value="589" calcext:value-type="float">
            <text:p>589</text:p>
          </table:table-cell>
          <table:table-cell office:value-type="float" office:value="540" calcext:value-type="float">
            <text:p>540</text:p>
          </table:table-cell>
          <table:table-cell table:formula="of:=[.D131]/[.B131]*60" office:value-type="float" office:value="37.8054711246201" calcext:value-type="float">
            <text:p>37.8054711246201</text:p>
          </table:table-cell>
          <table:table-cell table:formula="of:=[.D131]/[.C131]/[.E131]" office:value-type="float" office:value="0.0000333381579582187" calcext:value-type="float">
            <text:p>3.33381579582187E-05</text:p>
          </table:table-cell>
          <table:table-cell table:formula="of:=[.M131] * 1.60934" office:value-type="float" office:value="0.0000536524311284798" calcext:value-type="float">
            <text:p>5.36524311284798E-05</text:p>
          </table:table-cell>
          <table:table-cell table:formula="of:=[.N131]*1000" office:value-type="float" office:value="0.0536524311284798" calcext:value-type="float">
            <text:p>0.0536524311284798</text:p>
          </table:table-cell>
          <table:table-cell table:formula="of:=[.O131]*[.E131]" office:value-type="float" office:value="16.9005158054711" calcext:value-type="float">
            <text:p>16.9005158054711</text:p>
          </table:table-cell>
          <table:table-cell table:number-columns-repeated="3"/>
        </table:table-row>
        <table:table-row table:style-name="ro1">
          <table:table-cell office:value-type="date" office:date-value="2021-07-31" calcext:value-type="date">
            <text:p>07/31/21</text:p>
          </table:table-cell>
          <table:table-cell office:value-type="float" office:value="45.5" calcext:value-type="float">
            <text:p>45.5</text:p>
          </table:table-cell>
          <table:table-cell table:formula="of:=[.B132]*60" office:value-type="float" office:value="2730" calcext:value-type="float">
            <text:p>2730</text:p>
          </table:table-cell>
          <table:table-cell office:value-type="float" office:value="31.56" calcext:value-type="float">
            <text:p>31.56</text:p>
          </table:table-cell>
          <table:table-cell office:value-type="float" office:value="347" calcext:value-type="float">
            <text:p>347</text:p>
          </table:table-cell>
          <table:table-cell office:value-type="float" office:value="36" calcext:value-type="float">
            <text:p>36</text:p>
          </table:table-cell>
          <table:table-cell office:value-type="float" office:value="25.84" calcext:value-type="float">
            <text:p>25.84</text:p>
          </table:table-cell>
          <table:table-cell office:value-type="float" office:value="359" calcext:value-type="float">
            <text:p>359</text:p>
          </table:table-cell>
          <table:table-cell office:value-type="float" office:value="348" calcext:value-type="float">
            <text:p>348</text:p>
          </table:table-cell>
          <table:table-cell office:value-type="float" office:value="927" calcext:value-type="float">
            <text:p>927</text:p>
          </table:table-cell>
          <table:table-cell office:value-type="float" office:value="855" calcext:value-type="float">
            <text:p>855</text:p>
          </table:table-cell>
          <table:table-cell table:formula="of:=[.D132]/[.B132]*60" office:value-type="float" office:value="41.6175824175824" calcext:value-type="float">
            <text:p>41.6175824175824</text:p>
          </table:table-cell>
          <table:table-cell table:formula="of:=[.D132]/[.C132]/[.E132]" office:value-type="float" office:value="0.0000333153877822466" calcext:value-type="float">
            <text:p>3.33153877822466E-05</text:p>
          </table:table-cell>
          <table:table-cell table:formula="of:=[.M132] * 1.60934" office:value-type="float" office:value="0.0000536157861734807" calcext:value-type="float">
            <text:p>5.36157861734807E-05</text:p>
          </table:table-cell>
          <table:table-cell table:formula="of:=[.N132]*1000" office:value-type="float" office:value="0.0536157861734807" calcext:value-type="float">
            <text:p>0.0536157861734807</text:p>
          </table:table-cell>
          <table:table-cell table:formula="of:=[.O132]*[.E132]" office:value-type="float" office:value="18.6046778021978" calcext:value-type="float">
            <text:p>18.6046778021978</text:p>
          </table:table-cell>
          <table:table-cell table:number-columns-repeated="3"/>
        </table:table-row>
        <table:table-row table:style-name="ro1">
          <table:table-cell office:value-type="date" office:date-value="2021-08-03" calcext:value-type="date">
            <text:p>08/03/21</text:p>
          </table:table-cell>
          <table:table-cell office:value-type="float" office:value="30.7" calcext:value-type="float">
            <text:p>30.7</text:p>
          </table:table-cell>
          <table:table-cell table:formula="of:=[.B133]*60" office:value-type="float" office:value="1842" calcext:value-type="float">
            <text:p>1842</text:p>
          </table:table-cell>
          <table:table-cell office:value-type="float" office:value="15.11" calcext:value-type="float">
            <text:p>15.11</text:p>
          </table:table-cell>
          <table:table-cell office:value-type="float" office:value="246" calcext:value-type="float">
            <text:p>246</text:p>
          </table:table-cell>
          <table:table-cell office:value-type="float" office:value="29.1" calcext:value-type="float">
            <text:p>29.1</text:p>
          </table:table-cell>
          <table:table-cell office:value-type="float" office:value="14.66" calcext:value-type="float">
            <text:p>14.66</text:p>
          </table:table-cell>
          <table:table-cell office:value-type="float" office:value="252" calcext:value-type="float">
            <text:p>252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table:formula="of:=[.D133]/[.B133]*60" office:value-type="float" office:value="29.5309446254072" calcext:value-type="float">
            <text:p>29.5309446254072</text:p>
          </table:table-cell>
          <table:table-cell table:formula="of:=[.D133]/[.C133]/[.E133]" office:value-type="float" office:value="0.0000333456917631065" calcext:value-type="float">
            <text:p>3.33456917631065E-05</text:p>
          </table:table-cell>
          <table:table-cell table:formula="of:=[.M133] * 1.60934" office:value-type="float" office:value="0.0000536645555820379" calcext:value-type="float">
            <text:p>5.36645555820379E-05</text:p>
          </table:table-cell>
          <table:table-cell table:formula="of:=[.N133]*1000" office:value-type="float" office:value="0.0536645555820379" calcext:value-type="float">
            <text:p>0.0536645555820379</text:p>
          </table:table-cell>
          <table:table-cell table:formula="of:=[.O133]*[.E133]" office:value-type="float" office:value="13.2014806731813" calcext:value-type="float">
            <text:p>13.2014806731813</text:p>
          </table:table-cell>
          <table:table-cell table:number-columns-repeated="3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float" office:value="45.5" calcext:value-type="float">
            <text:p>45.5</text:p>
          </table:table-cell>
          <table:table-cell table:formula="of:=[.B134]*60" office:value-type="float" office:value="2730" calcext:value-type="float">
            <text:p>2730</text:p>
          </table:table-cell>
          <table:table-cell office:value-type="float" office:value="24.62" calcext:value-type="float">
            <text:p>24.62</text:p>
          </table:table-cell>
          <table:table-cell office:value-type="float" office:value="270" calcext:value-type="float">
            <text:p>270</text:p>
          </table:table-cell>
          <table:table-cell office:value-type="float" office:value="41.2" calcext:value-type="float">
            <text:p>41.2</text:p>
          </table:table-cell>
          <table:table-cell office:value-type="float" office:value="23.1" calcext:value-type="float">
            <text:p>23.1</text:p>
          </table:table-cell>
          <table:table-cell office:value-type="float" office:value="280" calcext:value-type="float">
            <text:p>280</text:p>
          </table:table-cell>
          <table:table-cell office:value-type="float" office:value="273" calcext:value-type="float">
            <text:p>273</text:p>
          </table:table-cell>
          <table:table-cell office:value-type="float" office:value="737" calcext:value-type="float">
            <text:p>737</text:p>
          </table:table-cell>
          <table:table-cell office:value-type="float" office:value="658" calcext:value-type="float">
            <text:p>658</text:p>
          </table:table-cell>
          <table:table-cell table:formula="of:=[.D134]/[.B134]*60" office:value-type="float" office:value="32.4659340659341" calcext:value-type="float">
            <text:p>32.4659340659341</text:p>
          </table:table-cell>
          <table:table-cell table:formula="of:=[.D134]/[.C134]/[.E134]" office:value-type="float" office:value="0.0000334011667345001" calcext:value-type="float">
            <text:p>0.0000334011667345001</text:p>
          </table:table-cell>
          <table:table-cell table:formula="of:=[.M134] * 1.60934" office:value-type="float" office:value="0.0000537538336725003" calcext:value-type="float">
            <text:p>5.37538336725003E-05</text:p>
          </table:table-cell>
          <table:table-cell table:formula="of:=[.N134]*1000" office:value-type="float" office:value="0.0537538336725003" calcext:value-type="float">
            <text:p>0.0537538336725003</text:p>
          </table:table-cell>
          <table:table-cell table:formula="of:=[.O134]*[.E134]" office:value-type="float" office:value="14.5135350915751" calcext:value-type="float">
            <text:p>14.5135350915751</text:p>
          </table:table-cell>
          <table:table-cell table:number-columns-repeated="3"/>
        </table:table-row>
        <table:table-row table:style-name="ro1">
          <table:table-cell office:value-type="date" office:date-value="2021-08-05" calcext:value-type="date">
            <text:p>08/05/21</text:p>
          </table:table-cell>
          <table:table-cell office:value-type="float" office:value="38.9" calcext:value-type="float">
            <text:p>38.9</text:p>
          </table:table-cell>
          <table:table-cell table:formula="of:=[.B135]*60" office:value-type="float" office:value="2334" calcext:value-type="float">
            <text:p>2334</text:p>
          </table:table-cell>
          <table:table-cell office:value-type="float" office:value="19.33" calcext:value-type="float">
            <text:p>19.33</text:p>
          </table:table-cell>
          <table:table-cell office:value-type="float" office:value="272" calcext:value-type="float">
            <text:p>272</text:p>
          </table:table-cell>
          <table:table-cell office:value-type="float" office:value="33" calcext:value-type="float">
            <text:p>33</text:p>
          </table:table-cell>
          <table:table-cell office:value-type="float" office:value="17.83" calcext:value-type="float">
            <text:p>17.83</text:p>
          </table:table-cell>
          <table:table-cell office:value-type="float" office:value="288" calcext:value-type="float">
            <text:p>288</text:p>
          </table:table-cell>
          <table:table-cell office:value-type="float" office:value="292" calcext:value-type="float">
            <text:p>292</text:p>
          </table:table-cell>
          <table:table-cell office:value-type="float" office:value="532" calcext:value-type="float">
            <text:p>532</text:p>
          </table:table-cell>
          <table:table-cell office:value-type="float" office:value="479" calcext:value-type="float">
            <text:p>479</text:p>
          </table:table-cell>
          <table:table-cell table:formula="of:=[.D135]/[.B135]*60" office:value-type="float" office:value="29.8149100257069" calcext:value-type="float">
            <text:p>29.8149100257069</text:p>
          </table:table-cell>
          <table:table-cell table:formula="of:=[.D135]/[.C135]/[.E135]" office:value-type="float" office:value="0.000030448233277887" calcext:value-type="float">
            <text:p>3.0448233277887E-05</text:p>
          </table:table-cell>
          <table:table-cell table:formula="of:=[.M135] * 1.60934" office:value-type="float" office:value="0.0000490015597434346" calcext:value-type="float">
            <text:p>4.90015597434346E-05</text:p>
          </table:table-cell>
          <table:table-cell table:formula="of:=[.N135]*1000" office:value-type="float" office:value="0.0490015597434346" calcext:value-type="float">
            <text:p>0.0490015597434346</text:p>
          </table:table-cell>
          <table:table-cell table:formula="of:=[.O135]*[.E135]" office:value-type="float" office:value="13.3284242502142" calcext:value-type="float">
            <text:p>13.3284242502142</text:p>
          </table:table-cell>
          <table:table-cell table:number-columns-repeated="3"/>
        </table:table-row>
        <table:table-row table:style-name="ro1">
          <table:table-cell office:value-type="date" office:date-value="2021-08-09" calcext:value-type="date">
            <text:p>08/09/21</text:p>
          </table:table-cell>
          <table:table-cell office:value-type="float" office:value="48.2" calcext:value-type="float">
            <text:p>48.2</text:p>
          </table:table-cell>
          <table:table-cell table:formula="of:=[.B136]*60" office:value-type="float" office:value="2892" calcext:value-type="float">
            <text:p>2892</text:p>
          </table:table-cell>
          <table:table-cell office:value-type="float" office:value="23.64" calcext:value-type="float">
            <text:p>23.64</text:p>
          </table:table-cell>
          <table:table-cell office:value-type="float" office:value="245" calcext:value-type="float">
            <text:p>245</text:p>
          </table:table-cell>
          <table:table-cell office:value-type="float" office:value="39.5" calcext:value-type="float">
            <text:p>39.5</text:p>
          </table:table-cell>
          <table:table-cell office:value-type="float" office:value="20.76" calcext:value-type="float">
            <text:p>20.76</text:p>
          </table:table-cell>
          <table:table-cell office:value-type="float" office:value="263" calcext:value-type="float">
            <text:p>263</text:p>
          </table:table-cell>
          <table:table-cell office:value-type="float" office:value="258" calcext:value-type="float">
            <text:p>258</text:p>
          </table:table-cell>
          <table:table-cell office:value-type="float" office:value="694" calcext:value-type="float">
            <text:p>694</text:p>
          </table:table-cell>
          <table:table-cell office:value-type="float" office:value="614" calcext:value-type="float">
            <text:p>614</text:p>
          </table:table-cell>
          <table:table-cell table:formula="of:=[.D136]/[.B136]*60" office:value-type="float" office:value="29.4273858921162" calcext:value-type="float">
            <text:p>29.4273858921162</text:p>
          </table:table-cell>
          <table:table-cell table:formula="of:=[.D136]/[.C136]/[.E136]" office:value-type="float" office:value="0.0000333643830976374" calcext:value-type="float">
            <text:p>3.33643830976374E-05</text:p>
          </table:table-cell>
          <table:table-cell table:formula="of:=[.M136] * 1.60934" office:value-type="float" office:value="0.0000536946362943518" calcext:value-type="float">
            <text:p>5.36946362943518E-05</text:p>
          </table:table-cell>
          <table:table-cell table:formula="of:=[.N136]*1000" office:value-type="float" office:value="0.0536946362943518" calcext:value-type="float">
            <text:p>0.0536946362943518</text:p>
          </table:table-cell>
          <table:table-cell table:formula="of:=[.O136]*[.E136]" office:value-type="float" office:value="13.1551858921162" calcext:value-type="float">
            <text:p>13.1551858921162</text:p>
          </table:table-cell>
          <table:table-cell table:number-columns-repeated="3"/>
        </table:table-row>
        <table:table-row table:style-name="ro1">
          <table:table-cell office:value-type="date" office:date-value="2021-08-10" calcext:value-type="date">
            <text:p>08/10/21</text:p>
          </table:table-cell>
          <table:table-cell office:value-type="float" office:value="30.7" calcext:value-type="float">
            <text:p>30.7</text:p>
          </table:table-cell>
          <table:table-cell table:formula="of:=[.B137]*60" office:value-type="float" office:value="1842" calcext:value-type="float">
            <text:p>1842</text:p>
          </table:table-cell>
          <table:table-cell office:value-type="float" office:value="18.47" calcext:value-type="float">
            <text:p>18.47</text:p>
          </table:table-cell>
          <table:table-cell office:value-type="float" office:value="301" calcext:value-type="float">
            <text:p>301</text:p>
          </table:table-cell>
          <table:table-cell office:value-type="float" office:value="30.2" calcext:value-type="float">
            <text:p>30.2</text:p>
          </table:table-cell>
          <table:table-cell office:value-type="float" office:value="18.3" calcext:value-type="float">
            <text:p>18.3</text:p>
          </table:table-cell>
          <table:table-cell table:number-columns-repeated="2" office:value-type="float" office:value="303" calcext:value-type="float">
            <text:p>303</text:p>
          </table:table-cell>
          <table:table-cell office:value-type="float" office:value="549" calcext:value-type="float">
            <text:p>549</text:p>
          </table:table-cell>
          <table:table-cell office:value-type="float" office:value="498" calcext:value-type="float">
            <text:p>498</text:p>
          </table:table-cell>
          <table:table-cell table:formula="of:=[.D137]/[.B137]*60" office:value-type="float" office:value="36.0977198697068" calcext:value-type="float">
            <text:p>36.0977198697068</text:p>
          </table:table-cell>
          <table:table-cell table:formula="of:=[.D137]/[.C137]/[.E137]" office:value-type="float" office:value="0.0000333127721204382" calcext:value-type="float">
            <text:p>3.33127721204382E-05</text:p>
          </table:table-cell>
          <table:table-cell table:formula="of:=[.M137] * 1.60934" office:value-type="float" office:value="0.000053611576684306" calcext:value-type="float">
            <text:p>5.3611576684306E-05</text:p>
          </table:table-cell>
          <table:table-cell table:formula="of:=[.N137]*1000" office:value-type="float" office:value="0.053611576684306" calcext:value-type="float">
            <text:p>0.053611576684306</text:p>
          </table:table-cell>
          <table:table-cell table:formula="of:=[.O137]*[.E137]" office:value-type="float" office:value="16.1370845819761" calcext:value-type="float">
            <text:p>16.1370845819761</text:p>
          </table:table-cell>
          <table:table-cell table:number-columns-repeated="3"/>
        </table:table-row>
        <table:table-row table:style-name="ro1">
          <table:table-cell office:value-type="date" office:date-value="2021-08-11" calcext:value-type="date">
            <text:p>08/11/21</text:p>
          </table:table-cell>
          <table:table-cell office:value-type="float" office:value="48.3" calcext:value-type="float">
            <text:p>48.3</text:p>
          </table:table-cell>
          <table:table-cell table:formula="of:=[.B138]*60" office:value-type="float" office:value="2898" calcext:value-type="float">
            <text:p>2898</text:p>
          </table:table-cell>
          <table:table-cell office:value-type="float" office:value="29.81" calcext:value-type="float">
            <text:p>29.81</text:p>
          </table:table-cell>
          <table:table-cell office:value-type="float" office:value="311" calcext:value-type="float">
            <text:p>311</text:p>
          </table:table-cell>
          <table:table-cell office:value-type="float" office:value="43.9" calcext:value-type="float">
            <text:p>43.9</text:p>
          </table:table-cell>
          <table:table-cell office:value-type="float" office:value="28.41" calcext:value-type="float">
            <text:p>28.41</text:p>
          </table:table-cell>
          <table:table-cell office:value-type="float" office:value="324" calcext:value-type="float">
            <text:p>324</text:p>
          </table:table-cell>
          <table:table-cell office:value-type="float" office:value="320" calcext:value-type="float">
            <text:p>320</text:p>
          </table:table-cell>
          <table:table-cell office:value-type="float" office:value="854" calcext:value-type="float">
            <text:p>854</text:p>
          </table:table-cell>
          <table:table-cell office:value-type="float" office:value="780" calcext:value-type="float">
            <text:p>780</text:p>
          </table:table-cell>
          <table:table-cell table:formula="of:=[.D138]/[.B138]*60" office:value-type="float" office:value="37.0310559006211" calcext:value-type="float">
            <text:p>37.0310559006211</text:p>
          </table:table-cell>
          <table:table-cell table:formula="of:=[.D138]/[.C138]/[.E138]" office:value-type="float" office:value="0.0000330752553596116" calcext:value-type="float">
            <text:p>3.30752553596116E-05</text:p>
          </table:table-cell>
          <table:table-cell table:formula="of:=[.M138] * 1.60934" office:value-type="float" office:value="0.0000532293314604373" calcext:value-type="float">
            <text:p>5.32293314604373E-05</text:p>
          </table:table-cell>
          <table:table-cell table:formula="of:=[.N138]*1000" office:value-type="float" office:value="0.0532293314604373" calcext:value-type="float">
            <text:p>0.0532293314604373</text:p>
          </table:table-cell>
          <table:table-cell table:formula="of:=[.O138]*[.E138]" office:value-type="float" office:value="16.554322084196" calcext:value-type="float">
            <text:p>16.554322084196</text:p>
          </table:table-cell>
          <table:table-cell table:number-columns-repeated="3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float" office:value="33.4" calcext:value-type="float">
            <text:p>33.4</text:p>
          </table:table-cell>
          <table:table-cell table:formula="of:=[.B139]*60" office:value-type="float" office:value="2004" calcext:value-type="float">
            <text:p>2004</text:p>
          </table:table-cell>
          <table:table-cell office:value-type="float" office:value="19.68" calcext:value-type="float">
            <text:p>19.68</text:p>
          </table:table-cell>
          <table:table-cell office:value-type="float" office:value="297" calcext:value-type="float">
            <text:p>297</text:p>
          </table:table-cell>
          <table:table-cell office:value-type="float" office:value="27.1" calcext:value-type="float">
            <text:p>27.1</text:p>
          </table:table-cell>
          <table:table-cell office:value-type="float" office:value="17.07" calcext:value-type="float">
            <text:p>17.07</text:p>
          </table:table-cell>
          <table:table-cell office:value-type="float" office:value="316" calcext:value-type="float">
            <text:p>316</text:p>
          </table:table-cell>
          <table:table-cell office:value-type="float" office:value="311" calcext:value-type="float">
            <text:p>311</text:p>
          </table:table-cell>
          <table:table-cell office:value-type="float" office:value="561" calcext:value-type="float">
            <text:p>561</text:p>
          </table:table-cell>
          <table:table-cell office:value-type="float" office:value="510" calcext:value-type="float">
            <text:p>510</text:p>
          </table:table-cell>
          <table:table-cell table:formula="of:=[.D139]/[.B139]*60" office:value-type="float" office:value="35.3532934131737" calcext:value-type="float">
            <text:p>35.3532934131737</text:p>
          </table:table-cell>
          <table:table-cell table:formula="of:=[.D139]/[.C139]/[.E139]" office:value-type="float" office:value="0.0000330651827657816" calcext:value-type="float">
            <text:p>3.30651827657816E-05</text:p>
          </table:table-cell>
          <table:table-cell table:formula="of:=[.M139] * 1.60934" office:value-type="float" office:value="0.0000532131212322829" calcext:value-type="float">
            <text:p>5.32131212322829E-05</text:p>
          </table:table-cell>
          <table:table-cell table:formula="of:=[.N139]*1000" office:value-type="float" office:value="0.0532131212322829" calcext:value-type="float">
            <text:p>0.0532131212322829</text:p>
          </table:table-cell>
          <table:table-cell table:formula="of:=[.O139]*[.E139]" office:value-type="float" office:value="15.804297005988" calcext:value-type="float">
            <text:p>15.804297005988</text:p>
          </table:table-cell>
          <table:table-cell table:number-columns-repeated="3"/>
        </table:table-row>
        <table:table-row table:style-name="ro1">
          <table:table-cell office:value-type="date" office:date-value="2021-08-14" calcext:value-type="date">
            <text:p>08/14/21</text:p>
          </table:table-cell>
          <table:table-cell office:value-type="float" office:value="47.5" calcext:value-type="float">
            <text:p>47.5</text:p>
          </table:table-cell>
          <table:table-cell table:formula="of:=[.B140]*60" office:value-type="float" office:value="2850" calcext:value-type="float">
            <text:p>2850</text:p>
          </table:table-cell>
          <table:table-cell office:value-type="float" office:value="28.18" calcext:value-type="float">
            <text:p>28.18</text:p>
          </table:table-cell>
          <table:table-cell office:value-type="float" office:value="296" calcext:value-type="float">
            <text:p>296</text:p>
          </table:table-cell>
          <table:table-cell office:value-type="float" office:value="43.5" calcext:value-type="float">
            <text:p>43.5</text:p>
          </table:table-cell>
          <table:table-cell office:value-type="float" office:value="26.7" calcext:value-type="float">
            <text:p>26.7</text:p>
          </table:table-cell>
          <table:table-cell office:value-type="float" office:value="307" calcext:value-type="float">
            <text:p>307</text:p>
          </table:table-cell>
          <table:table-cell office:value-type="float" office:value="302" calcext:value-type="float">
            <text:p>302</text:p>
          </table:table-cell>
          <table:table-cell office:value-type="float" office:value="817" calcext:value-type="float">
            <text:p>817</text:p>
          </table:table-cell>
          <table:table-cell office:value-type="float" office:value="740" calcext:value-type="float">
            <text:p>740</text:p>
          </table:table-cell>
          <table:table-cell table:formula="of:=[.D140]/[.B140]*60" office:value-type="float" office:value="35.5957894736842" calcext:value-type="float">
            <text:p>35.5957894736842</text:p>
          </table:table-cell>
          <table:table-cell table:formula="of:=[.D140]/[.C140]/[.E140]" office:value-type="float" office:value="0.0000334044570886676" calcext:value-type="float">
            <text:p>3.34044570886676E-05</text:p>
          </table:table-cell>
          <table:table-cell table:formula="of:=[.M140] * 1.60934" office:value-type="float" office:value="0.0000537591289710763" calcext:value-type="float">
            <text:p>5.37591289710763E-05</text:p>
          </table:table-cell>
          <table:table-cell table:formula="of:=[.N140]*1000" office:value-type="float" office:value="0.0537591289710763" calcext:value-type="float">
            <text:p>0.0537591289710763</text:p>
          </table:table-cell>
          <table:table-cell table:formula="of:=[.O140]*[.E140]" office:value-type="float" office:value="15.9127021754386" calcext:value-type="float">
            <text:p>15.9127021754386</text:p>
          </table:table-cell>
          <table:table-cell table:number-columns-repeated="3"/>
        </table:table-row>
        <table:table-row table:style-name="ro1">
          <table:table-cell office:value-type="date" office:date-value="2021-08-15" calcext:value-type="date">
            <text:p>08/15/21</text:p>
          </table:table-cell>
          <table:table-cell office:value-type="float" office:value="55" calcext:value-type="float">
            <text:p>55</text:p>
          </table:table-cell>
          <table:table-cell table:formula="of:=[.B141]*60" office:value-type="float" office:value="3300" calcext:value-type="float">
            <text:p>3300</text:p>
          </table:table-cell>
          <table:table-cell office:value-type="float" office:value="32.78" calcext:value-type="float">
            <text:p>32.78</text:p>
          </table:table-cell>
          <table:table-cell office:value-type="float" office:value="298" calcext:value-type="float">
            <text:p>298</text:p>
          </table:table-cell>
          <table:table-cell office:value-type="float" office:value="48.2" calcext:value-type="float">
            <text:p>48.2</text:p>
          </table:table-cell>
          <table:table-cell office:value-type="float" office:value="30.24" calcext:value-type="float">
            <text:p>30.24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office:value-type="float" office:value="775" calcext:value-type="float">
            <text:p>775</text:p>
          </table:table-cell>
          <table:table-cell table:formula="of:=[.D141]/[.B141]*60" office:value-type="float" office:value="35.76" calcext:value-type="float">
            <text:p>35.76</text:p>
          </table:table-cell>
          <table:table-cell table:formula="of:=[.D141]/[.C141]/[.E141]" office:value-type="float" office:value="0.0000333333333333333" calcext:value-type="float">
            <text:p>3.33333333333333E-05</text:p>
          </table:table-cell>
          <table:table-cell table:formula="of:=[.M141] * 1.60934" office:value-type="float" office:value="0.0000536446666666667" calcext:value-type="float">
            <text:p>5.36446666666667E-05</text:p>
          </table:table-cell>
          <table:table-cell table:formula="of:=[.N141]*1000" office:value-type="float" office:value="0.0536446666666667" calcext:value-type="float">
            <text:p>0.0536446666666667</text:p>
          </table:table-cell>
          <table:table-cell table:formula="of:=[.O141]*[.E141]" office:value-type="float" office:value="15.9861106666667" calcext:value-type="float">
            <text:p>15.9861106666667</text:p>
          </table:table-cell>
          <table:table-cell table:number-columns-repeated="3"/>
        </table:table-row>
        <table:table-row table:style-name="ro1">
          <table:table-cell office:value-type="date" office:date-value="2021-08-16" calcext:value-type="date">
            <text:p>08/16/21</text:p>
          </table:table-cell>
          <table:table-cell office:value-type="float" office:value="44.7" calcext:value-type="float">
            <text:p>44.7</text:p>
          </table:table-cell>
          <table:table-cell table:formula="of:=[.B142]*60" office:value-type="float" office:value="2682" calcext:value-type="float">
            <text:p>2682</text:p>
          </table:table-cell>
          <table:table-cell office:value-type="float" office:value="27.56" calcext:value-type="float">
            <text:p>27.56</text:p>
          </table:table-cell>
          <table:table-cell office:value-type="float" office:value="309" calcext:value-type="float">
            <text:p>309</text:p>
          </table:table-cell>
          <table:table-cell office:value-type="float" office:value="42" calcext:value-type="float">
            <text:p>42</text:p>
          </table:table-cell>
          <table:table-cell office:value-type="float" office:value="26.62" calcext:value-type="float">
            <text:p>26.62</text:p>
          </table:table-cell>
          <table:table-cell office:value-type="float" office:value="317" calcext:value-type="float">
            <text:p>317</text:p>
          </table:table-cell>
          <table:table-cell office:value-type="float" office:value="315" calcext:value-type="float">
            <text:p>315</text:p>
          </table:table-cell>
          <table:table-cell office:value-type="float" office:value="798" calcext:value-type="float">
            <text:p>798</text:p>
          </table:table-cell>
          <table:table-cell office:value-type="float" office:value="727" calcext:value-type="float">
            <text:p>727</text:p>
          </table:table-cell>
          <table:table-cell table:formula="of:=[.D142]/[.B142]*60" office:value-type="float" office:value="36.993288590604" calcext:value-type="float">
            <text:p>36.993288590604</text:p>
          </table:table-cell>
          <table:table-cell table:formula="of:=[.D142]/[.C142]/[.E142]" office:value-type="float" office:value="0.0000332553834866991" calcext:value-type="float">
            <text:p>3.32553834866991E-05</text:p>
          </table:table-cell>
          <table:table-cell table:formula="of:=[.M142] * 1.60934" office:value-type="float" office:value="0.0000535192188604843" calcext:value-type="float">
            <text:p>5.35192188604843E-05</text:p>
          </table:table-cell>
          <table:table-cell table:formula="of:=[.N142]*1000" office:value-type="float" office:value="0.0535192188604843" calcext:value-type="float">
            <text:p>0.0535192188604843</text:p>
          </table:table-cell>
          <table:table-cell table:formula="of:=[.O142]*[.E142]" office:value-type="float" office:value="16.5374386278896" calcext:value-type="float">
            <text:p>16.5374386278896</text:p>
          </table:table-cell>
          <table:table-cell table:number-columns-repeated="3"/>
        </table:table-row>
        <table:table-row table:style-name="ro1">
          <table:table-cell office:value-type="date" office:date-value="2021-08-17" calcext:value-type="date">
            <text:p>08/17/21</text:p>
          </table:table-cell>
          <table:table-cell office:value-type="float" office:value="29.3" calcext:value-type="float">
            <text:p>29.3</text:p>
          </table:table-cell>
          <table:table-cell table:formula="of:=[.B143]*60" office:value-type="float" office:value="1758" calcext:value-type="float">
            <text:p>1758</text:p>
          </table:table-cell>
          <table:table-cell office:value-type="float" office:value="13.02" calcext:value-type="float">
            <text:p>13.02</text:p>
          </table:table-cell>
          <table:table-cell office:value-type="float" office:value="351" calcext:value-type="float">
            <text:p>351</text:p>
          </table:table-cell>
          <table:table-cell office:value-type="float" office:value="26.5" calcext:value-type="float">
            <text:p>26.5</text:p>
          </table:table-cell>
          <table:table-cell office:value-type="float" office:value="11.8" calcext:value-type="float">
            <text:p>11.8</text:p>
          </table:table-cell>
          <table:table-cell office:value-type="float" office:value="355" calcext:value-type="float">
            <text:p>355</text:p>
          </table:table-cell>
          <table:table-cell office:value-type="float" office:value="346" calcext:value-type="float">
            <text:p>346</text:p>
          </table:table-cell>
          <table:table-cell office:value-type="float" office:value="595" calcext:value-type="float">
            <text:p>595</text:p>
          </table:table-cell>
          <table:table-cell office:value-type="float" office:value="549" calcext:value-type="float">
            <text:p>549</text:p>
          </table:table-cell>
          <table:table-cell table:formula="of:=[.D143]/[.B143]*60" office:value-type="float" office:value="26.6621160409556" calcext:value-type="float">
            <text:p>26.6621160409556</text:p>
          </table:table-cell>
          <table:table-cell table:formula="of:=[.D143]/[.C143]/[.E143]" office:value-type="float" office:value="0.000021100123489202" calcext:value-type="float">
            <text:p>2.1100123489202E-05</text:p>
          </table:table-cell>
          <table:table-cell table:formula="of:=[.M143] * 1.60934" office:value-type="float" office:value="0.0000339572727361123" calcext:value-type="float">
            <text:p>3.39572727361123E-05</text:p>
          </table:table-cell>
          <table:table-cell table:formula="of:=[.N143]*1000" office:value-type="float" office:value="0.0339572727361123" calcext:value-type="float">
            <text:p>0.0339572727361123</text:p>
          </table:table-cell>
          <table:table-cell table:formula="of:=[.O143]*[.E143]" office:value-type="float" office:value="11.9190027303754" calcext:value-type="float">
            <text:p>11.9190027303754</text:p>
          </table:table-cell>
          <table:table-cell table:number-columns-repeated="3"/>
        </table:table-row>
        <table:table-row table:style-name="ro1">
          <table:table-cell office:value-type="date" office:date-value="2021-08-18" calcext:value-type="date">
            <text:p>08/18/21</text:p>
          </table:table-cell>
          <table:table-cell office:value-type="float" office:value="47.9" calcext:value-type="float">
            <text:p>47.9</text:p>
          </table:table-cell>
          <table:table-cell table:formula="of:=[.B144]*60" office:value-type="float" office:value="2874" calcext:value-type="float">
            <text:p>2874</text:p>
          </table:table-cell>
          <table:table-cell office:value-type="float" office:value="21.13" calcext:value-type="float">
            <text:p>21.13</text:p>
          </table:table-cell>
          <table:table-cell office:value-type="float" office:value="352" calcext:value-type="float">
            <text:p>352</text:p>
          </table:table-cell>
          <table:table-cell office:value-type="float" office:value="43" calcext:value-type="float">
            <text:p>43</text:p>
          </table:table-cell>
          <table:table-cell office:value-type="float" office:value="19.31" calcext:value-type="float">
            <text:p>19.31</text:p>
          </table:table-cell>
          <table:table-cell office:value-type="float" office:value="364" calcext:value-type="float">
            <text:p>364</text:p>
          </table:table-cell>
          <table:table-cell office:value-type="float" office:value="276" calcext:value-type="float">
            <text:p>276</text:p>
          </table:table-cell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table:formula="of:=[.D144]/[.B144]*60" office:value-type="float" office:value="26.4676409185804" calcext:value-type="float">
            <text:p>26.4676409185804</text:p>
          </table:table-cell>
          <table:table-cell table:formula="of:=[.D144]/[.C144]/[.E144]" office:value-type="float" office:value="0.0000208867115834757" calcext:value-type="float">
            <text:p>2.08867115834757E-05</text:p>
          </table:table-cell>
          <table:table-cell table:formula="of:=[.M144] * 1.60934" office:value-type="float" office:value="0.0000336138204197507" calcext:value-type="float">
            <text:p>3.36138204197507E-05</text:p>
          </table:table-cell>
          <table:table-cell table:formula="of:=[.N144]*1000" office:value-type="float" office:value="0.0336138204197507" calcext:value-type="float">
            <text:p>0.0336138204197507</text:p>
          </table:table-cell>
          <table:table-cell table:formula="of:=[.O144]*[.E144]" office:value-type="float" office:value="11.8320647877523" calcext:value-type="float">
            <text:p>11.8320647877523</text:p>
          </table:table-cell>
          <table:table-cell table:number-columns-repeated="3"/>
        </table:table-row>
        <table:table-row table:style-name="ro1">
          <table:table-cell office:value-type="date" office:date-value="2021-08-20" calcext:value-type="date">
            <text:p>08/20/21</text:p>
          </table:table-cell>
          <table:table-cell office:value-type="float" office:value="45.9" calcext:value-type="float">
            <text:p>45.9</text:p>
          </table:table-cell>
          <table:table-cell table:formula="of:=[.B145]*60" office:value-type="float" office:value="2754" calcext:value-type="float">
            <text:p>2754</text:p>
          </table:table-cell>
          <table:table-cell office:value-type="float" office:value="29.56" calcext:value-type="float">
            <text:p>29.56</text:p>
          </table:table-cell>
          <table:table-cell office:value-type="float" office:value="322" calcext:value-type="float">
            <text:p>322</text:p>
          </table:table-cell>
          <table:table-cell office:value-type="float" office:value="45" calcext:value-type="float">
            <text:p>45</text:p>
          </table:table-cell>
          <table:table-cell office:value-type="float" office:value="29.21" calcext:value-type="float">
            <text:p>29.21</text:p>
          </table:table-cell>
          <table:table-cell office:value-type="float" office:value="325" calcext:value-type="float">
            <text:p>325</text:p>
          </table:table-cell>
          <table:table-cell office:value-type="float" office:value="328" calcext:value-type="float">
            <text:p>328</text:p>
          </table:table-cell>
          <table:table-cell office:value-type="float" office:value="844" calcext:value-type="float">
            <text:p>844</text:p>
          </table:table-cell>
          <table:table-cell office:value-type="float" office:value="773" calcext:value-type="float">
            <text:p>773</text:p>
          </table:table-cell>
          <table:table-cell table:formula="of:=[.D145]/[.B145]*60" office:value-type="float" office:value="38.640522875817" calcext:value-type="float">
            <text:p>38.640522875817</text:p>
          </table:table-cell>
          <table:table-cell table:formula="of:=[.D145]/[.C145]/[.E145]" office:value-type="float" office:value="0.000033333784399428" calcext:value-type="float">
            <text:p>3.3333784399428E-05</text:p>
          </table:table-cell>
          <table:table-cell table:formula="of:=[.M145] * 1.60934" office:value-type="float" office:value="0.0000536453925853755" calcext:value-type="float">
            <text:p>5.36453925853755E-05</text:p>
          </table:table-cell>
          <table:table-cell table:formula="of:=[.N145]*1000" office:value-type="float" office:value="0.0536453925853755" calcext:value-type="float">
            <text:p>0.0536453925853755</text:p>
          </table:table-cell>
          <table:table-cell table:formula="of:=[.O145]*[.E145]" office:value-type="float" office:value="17.2738164124909" calcext:value-type="float">
            <text:p>17.2738164124909</text:p>
          </table:table-cell>
          <table:table-cell table:number-columns-repeated="3"/>
        </table:table-row>
        <table:table-row table:style-name="ro1">
          <table:table-cell office:value-type="date" office:date-value="2021-08-21" calcext:value-type="date">
            <text:p>08/21/21</text:p>
          </table:table-cell>
          <table:table-cell office:value-type="float" office:value="51" calcext:value-type="float">
            <text:p>51</text:p>
          </table:table-cell>
          <table:table-cell table:formula="of:=[.B146]*60" office:value-type="float" office:value="3060" calcext:value-type="float">
            <text:p>3060</text:p>
          </table:table-cell>
          <table:table-cell office:value-type="float" office:value="22.48" calcext:value-type="float">
            <text:p>22.48</text:p>
          </table:table-cell>
          <table:table-cell office:value-type="float" office:value="345" calcext:value-type="float">
            <text:p>345</text:p>
          </table:table-cell>
          <table:table-cell office:value-type="float" office:value="46.1" calcext:value-type="float">
            <text:p>46.1</text:p>
          </table:table-cell>
          <table:table-cell office:value-type="float" office:value="20.58" calcext:value-type="float">
            <text:p>20.58</text:p>
          </table:table-cell>
          <table:table-cell office:value-type="float" office:value="356" calcext:value-type="float">
            <text:p>356</text:p>
          </table:table-cell>
          <table:table-cell office:value-type="float" office:value="355" calcext:value-type="float">
            <text:p>355</text:p>
          </table:table-cell>
          <table:table-cell office:value-type="float" office:value="945" calcext:value-type="float">
            <text:p>945</text:p>
          </table:table-cell>
          <table:table-cell office:value-type="float" office:value="874" calcext:value-type="float">
            <text:p>874</text:p>
          </table:table-cell>
          <table:table-cell table:formula="of:=[.D146]/[.B146]*60" office:value-type="float" office:value="26.4470588235294" calcext:value-type="float">
            <text:p>26.4470588235294</text:p>
          </table:table-cell>
          <table:table-cell table:formula="of:=[.D146]/[.C146]/[.E146]" office:value-type="float" office:value="0.000021293928199299" calcext:value-type="float">
            <text:p>2.1293928199299E-05</text:p>
          </table:table-cell>
          <table:table-cell table:formula="of:=[.M146] * 1.60934" office:value-type="float" office:value="0.0000342691704082599" calcext:value-type="float">
            <text:p>3.42691704082599E-05</text:p>
          </table:table-cell>
          <table:table-cell table:formula="of:=[.N146]*1000" office:value-type="float" office:value="0.0342691704082599" calcext:value-type="float">
            <text:p>0.0342691704082599</text:p>
          </table:table-cell>
          <table:table-cell table:formula="of:=[.O146]*[.E146]" office:value-type="float" office:value="11.8228637908497" calcext:value-type="float">
            <text:p>11.8228637908497</text:p>
          </table:table-cell>
          <table:table-cell table:number-columns-repeated="3"/>
        </table:table-row>
        <table:table-row table:style-name="ro1">
          <table:table-cell office:value-type="date" office:date-value="2021-08-22" calcext:value-type="date">
            <text:p>08/22/21</text:p>
          </table:table-cell>
          <table:table-cell office:value-type="float" office:value="51.2" calcext:value-type="float">
            <text:p>51.2</text:p>
          </table:table-cell>
          <table:table-cell table:formula="of:=[.B147]*60" office:value-type="float" office:value="3072" calcext:value-type="float">
            <text:p>3072</text:p>
          </table:table-cell>
          <table:table-cell office:value-type="float" office:value="23.35" calcext:value-type="float">
            <text:p>23.35</text:p>
          </table:table-cell>
          <table:table-cell office:value-type="float" office:value="379" calcext:value-type="float">
            <text:p>379</text:p>
          </table:table-cell>
          <table:table-cell office:value-type="float" office:value="43" calcext:value-type="float">
            <text:p>43</text:p>
          </table:table-cell>
          <table:table-cell office:value-type="float" office:value="20.13" calcext:value-type="float">
            <text:p>20.13</text:p>
          </table:table-cell>
          <table:table-cell office:value-type="float" office:value="402" calcext:value-type="float">
            <text:p>402</text:p>
          </table:table-cell>
          <table:table-cell office:value-type="float" office:value="398" calcext:value-type="float">
            <text:p>398</text:p>
          </table:table-cell>
          <table:table-cell office:value-type="float" office:value="1046" calcext:value-type="float">
            <text:p>1046</text:p>
          </table:table-cell>
          <table:table-cell office:value-type="float" office:value="975" calcext:value-type="float">
            <text:p>975</text:p>
          </table:table-cell>
          <table:table-cell table:formula="of:=[.D147]/[.B147]*60" office:value-type="float" office:value="27.36328125" calcext:value-type="float">
            <text:p>27.36328125</text:p>
          </table:table-cell>
          <table:table-cell table:formula="of:=[.D147]/[.C147]/[.E147]" office:value-type="float" office:value="0.000020055175351803" calcext:value-type="float">
            <text:p>2.0055175351803E-05</text:p>
          </table:table-cell>
          <table:table-cell table:formula="of:=[.M147] * 1.60934" office:value-type="float" office:value="0.0000322755959006706" calcext:value-type="float">
            <text:p>3.22755959006706E-05</text:p>
          </table:table-cell>
          <table:table-cell table:formula="of:=[.N147]*1000" office:value-type="float" office:value="0.0322755959006706" calcext:value-type="float">
            <text:p>0.0322755959006706</text:p>
          </table:table-cell>
          <table:table-cell table:formula="of:=[.O147]*[.E147]" office:value-type="float" office:value="12.2324508463542" calcext:value-type="float">
            <text:p>12.2324508463542</text:p>
          </table:table-cell>
          <table:table-cell table:number-columns-repeated="3"/>
        </table:table-row>
        <table:table-row table:style-name="ro1">
          <table:table-cell office:value-type="date" office:date-value="2021-08-23" calcext:value-type="date">
            <text:p>08/23/21</text:p>
          </table:table-cell>
          <table:table-cell office:value-type="float" office:value="47.8" calcext:value-type="float">
            <text:p>47.8</text:p>
          </table:table-cell>
          <table:table-cell table:formula="of:=[.B148]*60" office:value-type="float" office:value="2868" calcext:value-type="float">
            <text:p>2868</text:p>
          </table:table-cell>
          <table:table-cell office:value-type="float" office:value="21.33" calcext:value-type="float">
            <text:p>21.33</text:p>
          </table:table-cell>
          <table:table-cell office:value-type="float" office:value="365" calcext:value-type="float">
            <text:p>365</text:p>
          </table:table-cell>
          <table:table-cell office:value-type="float" office:value="44.5" calcext:value-type="float">
            <text:p>44.5</text:p>
          </table:table-cell>
          <table:table-cell office:value-type="float" office:value="20.06" calcext:value-type="float">
            <text:p>20.06</text:p>
          </table:table-cell>
          <table:table-cell office:value-type="float" office:value="375" calcext:value-type="float">
            <text:p>375</text:p>
          </table:table-cell>
          <table:table-cell office:value-type="float" office:value="374" calcext:value-type="float">
            <text:p>374</text:p>
          </table:table-cell>
          <table:table-cell office:value-type="float" office:value="981" calcext:value-type="float">
            <text:p>981</text:p>
          </table:table-cell>
          <table:table-cell office:value-type="float" office:value="908" calcext:value-type="float">
            <text:p>908</text:p>
          </table:table-cell>
          <table:table-cell table:formula="of:=[.D148]/[.B148]*60" office:value-type="float" office:value="26.7740585774059" calcext:value-type="float">
            <text:p>26.7740585774059</text:p>
          </table:table-cell>
          <table:table-cell table:formula="of:=[.D148]/[.C148]/[.E148]" office:value-type="float" office:value="0.000020375995873216" calcext:value-type="float">
            <text:p>2.0375995873216E-05</text:p>
          </table:table-cell>
          <table:table-cell table:formula="of:=[.M148] * 1.60934" office:value-type="float" office:value="0.0000327919051986015" calcext:value-type="float">
            <text:p>3.27919051986015E-05</text:p>
          </table:table-cell>
          <table:table-cell table:formula="of:=[.N148]*1000" office:value-type="float" office:value="0.0327919051986015" calcext:value-type="float">
            <text:p>0.0327919051986015</text:p>
          </table:table-cell>
          <table:table-cell table:formula="of:=[.O148]*[.E148]" office:value-type="float" office:value="11.9690453974895" calcext:value-type="float">
            <text:p>11.9690453974895</text:p>
          </table:table-cell>
          <table:table-cell table:number-columns-repeated="3"/>
        </table:table-row>
        <table:table-row table:style-name="ro1">
          <table:table-cell office:value-type="date" office:date-value="2021-08-24" calcext:value-type="date">
            <text:p>08/24/21</text:p>
          </table:table-cell>
          <table:table-cell office:value-type="float" office:value="32" calcext:value-type="float">
            <text:p>32</text:p>
          </table:table-cell>
          <table:table-cell table:formula="of:=[.B149]*60" office:value-type="float" office:value="1920" calcext:value-type="float">
            <text:p>1920</text:p>
          </table:table-cell>
          <table:table-cell office:value-type="float" office:value="14.29" calcext:value-type="float">
            <text:p>14.29</text:p>
          </table:table-cell>
          <table:table-cell office:value-type="float" office:value="357" calcext:value-type="float">
            <text:p>357</text:p>
          </table:table-cell>
          <table:table-cell office:value-type="float" office:value="29.9" calcext:value-type="float">
            <text:p>29.9</text:p>
          </table:table-cell>
          <table:table-cell office:value-type="float" office:value="13.48" calcext:value-type="float">
            <text:p>13.48</text:p>
          </table:table-cell>
          <table:table-cell table:number-columns-repeated="2" office:value-type="float" office:value="365" calcext:value-type="float">
            <text:p>365</text:p>
          </table:table-cell>
          <table:table-cell office:value-type="float" office:value="648" calcext:value-type="float">
            <text:p>648</text:p>
          </table:table-cell>
          <table:table-cell office:value-type="float" office:value="597" calcext:value-type="float">
            <text:p>597</text:p>
          </table:table-cell>
          <table:table-cell table:formula="of:=[.D149]/[.B149]*60" office:value-type="float" office:value="26.79375" calcext:value-type="float">
            <text:p>26.79375</text:p>
          </table:table-cell>
          <table:table-cell table:formula="of:=[.D149]/[.C149]/[.E149]" office:value-type="float" office:value="0.0000208479225023343" calcext:value-type="float">
            <text:p>2.08479225023343E-05</text:p>
          </table:table-cell>
          <table:table-cell table:formula="of:=[.M149] * 1.60934" office:value-type="float" office:value="0.0000335513955999066" calcext:value-type="float">
            <text:p>3.35513955999066E-05</text:p>
          </table:table-cell>
          <table:table-cell table:formula="of:=[.N149]*1000" office:value-type="float" office:value="0.0335513955999066" calcext:value-type="float">
            <text:p>0.0335513955999066</text:p>
          </table:table-cell>
          <table:table-cell table:formula="of:=[.O149]*[.E149]" office:value-type="float" office:value="11.9778482291667" calcext:value-type="float">
            <text:p>11.9778482291667</text:p>
          </table:table-cell>
          <table:table-cell table:number-columns-repeated="3"/>
        </table:table-row>
        <table:table-row table:style-name="ro1">
          <table:table-cell office:value-type="date" office:date-value="2021-08-25" calcext:value-type="date">
            <text:p>08/25/21</text:p>
          </table:table-cell>
          <table:table-cell office:value-type="float" office:value="45.7" calcext:value-type="float">
            <text:p>45.7</text:p>
          </table:table-cell>
          <table:table-cell table:formula="of:=[.B150]*60" office:value-type="float" office:value="2742" calcext:value-type="float">
            <text:p>2742</text:p>
          </table:table-cell>
          <table:table-cell office:value-type="float" office:value="20.68" calcext:value-type="float">
            <text:p>20.68</text:p>
          </table:table-cell>
          <table:table-cell office:value-type="float" office:value="380" calcext:value-type="float">
            <text:p>380</text:p>
          </table:table-cell>
          <table:table-cell office:value-type="float" office:value="41.4" calcext:value-type="float">
            <text:p>41.4</text:p>
          </table:table-cell>
          <table:table-cell office:value-type="float" office:value="19.18" calcext:value-type="float">
            <text:p>19.18</text:p>
          </table:table-cell>
          <table:table-cell office:value-type="float" office:value="393" calcext:value-type="float">
            <text:p>393</text:p>
          </table:table-cell>
          <table:table-cell office:value-type="float" office:value="381" calcext:value-type="float">
            <text:p>381</text:p>
          </table:table-cell>
          <table:table-cell office:value-type="float" office:value="1004" calcext:value-type="float">
            <text:p>1004</text:p>
          </table:table-cell>
          <table:table-cell office:value-type="float" office:value="931" calcext:value-type="float">
            <text:p>931</text:p>
          </table:table-cell>
          <table:table-cell table:formula="of:=[.D150]/[.B150]*60" office:value-type="float" office:value="27.1509846827133" calcext:value-type="float">
            <text:p>27.1509846827133</text:p>
          </table:table-cell>
          <table:table-cell table:formula="of:=[.D150]/[.C150]/[.E150]" office:value-type="float" office:value="0.0000198472110253753" calcext:value-type="float">
            <text:p>1.98472110253753E-05</text:p>
          </table:table-cell>
          <table:table-cell table:formula="of:=[.M150] * 1.60934" office:value-type="float" office:value="0.0000319409105915774" calcext:value-type="float">
            <text:p>3.19409105915774E-05</text:p>
          </table:table-cell>
          <table:table-cell table:formula="of:=[.N150]*1000" office:value-type="float" office:value="0.0319409105915774" calcext:value-type="float">
            <text:p>0.0319409105915774</text:p>
          </table:table-cell>
          <table:table-cell table:formula="of:=[.O150]*[.E150]" office:value-type="float" office:value="12.1375460247994" calcext:value-type="float">
            <text:p>12.1375460247994</text:p>
          </table:table-cell>
          <table:table-cell table:number-columns-repeated="3"/>
        </table:table-row>
        <table:table-row table:style-name="ro1">
          <table:table-cell office:value-type="date" office:date-value="2021-08-26" calcext:value-type="date">
            <text:p>08/26/21</text:p>
          </table:table-cell>
          <table:table-cell office:value-type="float" office:value="49.4" calcext:value-type="float">
            <text:p>49.4</text:p>
          </table:table-cell>
          <table:table-cell table:formula="of:=[.B151]*60" office:value-type="float" office:value="2964" calcext:value-type="float">
            <text:p>2964</text:p>
          </table:table-cell>
          <table:table-cell office:value-type="float" office:value="22.04" calcext:value-type="float">
            <text:p>22.04</text:p>
          </table:table-cell>
          <table:table-cell office:value-type="float" office:value="357" calcext:value-type="float">
            <text:p>357</text:p>
          </table:table-cell>
          <table:table-cell office:value-type="float" office:value="43.1" calcext:value-type="float">
            <text:p>43.1</text:p>
          </table:table-cell>
          <table:table-cell office:value-type="float" office:value="19.58" calcext:value-type="float">
            <text:p>19.58</text:p>
          </table:table-cell>
          <table:table-cell office:value-type="float" office:value="374" calcext:value-type="float">
            <text:p>374</text:p>
          </table:table-cell>
          <table:table-cell table:number-columns-repeated="3"/>
          <table:table-cell table:formula="of:=[.D151]/[.B151]*60" office:value-type="float" office:value="26.7692307692308" calcext:value-type="float">
            <text:p>26.7692307692308</text:p>
          </table:table-cell>
          <table:table-cell table:formula="of:=[.D151]/[.C151]/[.E151]" office:value-type="float" office:value="0.0000208288443582561" calcext:value-type="float">
            <text:p>2.08288443582561E-05</text:p>
          </table:table-cell>
          <table:table-cell table:formula="of:=[.M151] * 1.60934" office:value-type="float" office:value="0.0000335206923795159" calcext:value-type="float">
            <text:p>3.35206923795159E-05</text:p>
          </table:table-cell>
          <table:table-cell table:formula="of:=[.N151]*1000" office:value-type="float" office:value="0.0335206923795159" calcext:value-type="float">
            <text:p>0.0335206923795159</text:p>
          </table:table-cell>
          <table:table-cell table:formula="of:=[.O151]*[.E151]" office:value-type="float" office:value="11.9668871794872" calcext:value-type="float">
            <text:p>11.9668871794872</text:p>
          </table:table-cell>
          <table:table-cell table:number-columns-repeated="3"/>
        </table:table-row>
        <table:table-row table:style-name="ro1">
          <table:table-cell office:value-type="date" office:date-value="2021-08-26" calcext:value-type="date">
            <text:p>08/26/21</text:p>
          </table:table-cell>
          <table:table-cell office:value-type="float" office:value="40.1" calcext:value-type="float">
            <text:p>40.1</text:p>
          </table:table-cell>
          <table:table-cell table:formula="of:=[.B152]*60" office:value-type="float" office:value="2406" calcext:value-type="float">
            <text:p>2406</text:p>
          </table:table-cell>
          <table:table-cell office:value-type="float" office:value="17.36" calcext:value-type="float">
            <text:p>17.36</text:p>
          </table:table-cell>
          <table:table-cell office:value-type="float" office:value="331" calcext:value-type="float">
            <text:p>331</text:p>
          </table:table-cell>
          <table:table-cell office:value-type="float" office:value="31.2" calcext:value-type="float">
            <text:p>31.2</text:p>
          </table:table-cell>
          <table:table-cell office:value-type="float" office:value="13.82" calcext:value-type="float">
            <text:p>13.82</text:p>
          </table:table-cell>
          <table:table-cell office:value-type="float" office:value="353" calcext:value-type="float">
            <text:p>353</text:p>
          </table:table-cell>
          <table:table-cell office:value-type="float" office:value="361" calcext:value-type="float">
            <text:p>361</text:p>
          </table:table-cell>
          <table:table-cell office:value-type="float" office:value="642" calcext:value-type="float">
            <text:p>642</text:p>
          </table:table-cell>
          <table:table-cell office:value-type="float" office:value="591" calcext:value-type="float">
            <text:p>591</text:p>
          </table:table-cell>
          <table:table-cell table:formula="of:=[.D152]/[.B152]*60" office:value-type="float" office:value="25.9750623441396" calcext:value-type="float">
            <text:p>25.9750623441396</text:p>
          </table:table-cell>
          <table:table-cell table:formula="of:=[.D152]/[.C152]/[.E152]" office:value-type="float" office:value="0.0000217984746090464" calcext:value-type="float">
            <text:p>2.17984746090464E-05</text:p>
          </table:table-cell>
          <table:table-cell table:formula="of:=[.M152] * 1.60934" office:value-type="float" office:value="0.0000350811571273227" calcext:value-type="float">
            <text:p>3.50811571273227E-05</text:p>
          </table:table-cell>
          <table:table-cell table:formula="of:=[.N152]*1000" office:value-type="float" office:value="0.0350811571273227" calcext:value-type="float">
            <text:p>0.0350811571273227</text:p>
          </table:table-cell>
          <table:table-cell table:formula="of:=[.O152]*[.E152]" office:value-type="float" office:value="11.6118630091438" calcext:value-type="float">
            <text:p>11.6118630091438</text:p>
          </table:table-cell>
          <table:table-cell table:number-columns-repeated="3"/>
        </table:table-row>
        <table:table-row table:style-name="ro1">
          <table:table-cell office:value-type="date" office:date-value="2021-08-27" calcext:value-type="date">
            <text:p>08/27/21</text:p>
          </table:table-cell>
          <table:table-cell office:value-type="float" office:value="53.9" calcext:value-type="float">
            <text:p>53.9</text:p>
          </table:table-cell>
          <table:table-cell table:formula="of:=[.B153]*60" office:value-type="float" office:value="3234" calcext:value-type="float">
            <text:p>3234</text:p>
          </table:table-cell>
          <table:table-cell office:value-type="float" office:value="21.94" calcext:value-type="float">
            <text:p>21.94</text:p>
          </table:table-cell>
          <table:table-cell office:value-type="float" office:value="277" calcext:value-type="float">
            <text:p>277</text:p>
          </table:table-cell>
          <table:table-cell office:value-type="float" office:value="46.4" calcext:value-type="float">
            <text:p>46.4</text:p>
          </table:table-cell>
          <table:table-cell office:value-type="float" office:value="19.45" calcext:value-type="float">
            <text:p>19.45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771" calcext:value-type="float">
            <text:p>771</text:p>
          </table:table-cell>
          <table:table-cell office:value-type="float" office:value="689" calcext:value-type="float">
            <text:p>689</text:p>
          </table:table-cell>
          <table:table-cell table:formula="of:=[.D153]/[.B153]*60" office:value-type="float" office:value="24.4230055658627" calcext:value-type="float">
            <text:p>24.4230055658627</text:p>
          </table:table-cell>
          <table:table-cell table:formula="of:=[.D153]/[.C153]/[.E153]" office:value-type="float" office:value="0.00002449158199545" calcext:value-type="float">
            <text:p>2.449158199545E-05</text:p>
          </table:table-cell>
          <table:table-cell table:formula="of:=[.M153] * 1.60934" office:value-type="float" office:value="0.0000394152825685574" calcext:value-type="float">
            <text:p>3.94152825685574E-05</text:p>
          </table:table-cell>
          <table:table-cell table:formula="of:=[.N153]*1000" office:value-type="float" office:value="0.0394152825685575" calcext:value-type="float">
            <text:p>0.0394152825685575</text:p>
          </table:table-cell>
          <table:table-cell table:formula="of:=[.O153]*[.E153]" office:value-type="float" office:value="10.9180332714904" calcext:value-type="float">
            <text:p>10.9180332714904</text:p>
          </table:table-cell>
          <table:table-cell table:number-columns-repeated="3"/>
        </table:table-row>
        <table:table-row table:style-name="ro1">
          <table:table-cell office:value-type="date" office:date-value="2021-08-28" calcext:value-type="date">
            <text:p>08/28/21</text:p>
          </table:table-cell>
          <table:table-cell office:value-type="float" office:value="50.3" calcext:value-type="float">
            <text:p>50.3</text:p>
          </table:table-cell>
          <table:table-cell table:formula="of:=[.B154]*60" office:value-type="float" office:value="3018" calcext:value-type="float">
            <text:p>3018</text:p>
          </table:table-cell>
          <table:table-cell office:value-type="float" office:value="22.56" calcext:value-type="float">
            <text:p>22.56</text:p>
          </table:table-cell>
          <table:table-cell office:value-type="float" office:value="362" calcext:value-type="float">
            <text:p>362</text:p>
          </table:table-cell>
          <table:table-cell office:value-type="float" office:value="45.1" calcext:value-type="float">
            <text:p>45.1</text:p>
          </table:table-cell>
          <table:table-cell office:value-type="float" office:value="20.65" calcext:value-type="float">
            <text:p>20.65</text:p>
          </table:table-cell>
          <table:table-cell table:number-columns-repeated="2" office:value-type="float" office:value="378" calcext:value-type="float">
            <text:p>378</text:p>
          </table:table-cell>
          <table:table-cell office:value-type="float" office:value="1001" calcext:value-type="float">
            <text:p>1001</text:p>
          </table:table-cell>
          <table:table-cell office:value-type="float" office:value="928" calcext:value-type="float">
            <text:p>928</text:p>
          </table:table-cell>
          <table:table-cell table:formula="of:=[.D154]/[.B154]*60" office:value-type="float" office:value="26.9105367793241" calcext:value-type="float">
            <text:p>26.9105367793241</text:p>
          </table:table-cell>
          <table:table-cell table:formula="of:=[.D154]/[.C154]/[.E154]" office:value-type="float" office:value="0.0000206495831639994" calcext:value-type="float">
            <text:p>2.06495831639994E-05</text:p>
          </table:table-cell>
          <table:table-cell table:formula="of:=[.M154] * 1.60934" office:value-type="float" office:value="0.0000332322001691508" calcext:value-type="float">
            <text:p>3.32322001691508E-05</text:p>
          </table:table-cell>
          <table:table-cell table:formula="of:=[.N154]*1000" office:value-type="float" office:value="0.0332322001691508" calcext:value-type="float">
            <text:p>0.0332322001691508</text:p>
          </table:table-cell>
          <table:table-cell table:formula="of:=[.O154]*[.E154]" office:value-type="float" office:value="12.0300564612326" calcext:value-type="float">
            <text:p>12.0300564612326</text:p>
          </table:table-cell>
          <table:table-cell table:number-columns-repeated="3"/>
        </table:table-row>
        <table:table-row table:style-name="ro1">
          <table:table-cell office:value-type="date" office:date-value="2021-08-29" calcext:value-type="date">
            <text:p>08/29/21</text:p>
          </table:table-cell>
          <table:table-cell office:value-type="float" office:value="50.8" calcext:value-type="float">
            <text:p>50.8</text:p>
          </table:table-cell>
          <table:table-cell table:formula="of:=[.B155]*60" office:value-type="float" office:value="3048" calcext:value-type="float">
            <text:p>3048</text:p>
          </table:table-cell>
          <table:table-cell office:value-type="float" office:value="22.41" calcext:value-type="float">
            <text:p>22.41</text:p>
          </table:table-cell>
          <table:table-cell office:value-type="float" office:value="349" calcext:value-type="float">
            <text:p>349</text:p>
          </table:table-cell>
          <table:table-cell office:value-type="float" office:value="46.9" calcext:value-type="float">
            <text:p>46.9</text:p>
          </table:table-cell>
          <table:table-cell office:value-type="float" office:value="21.04" calcext:value-type="float">
            <text:p>21.04</text:p>
          </table:table-cell>
          <table:table-cell office:value-type="float" office:value="360" calcext:value-type="float">
            <text:p>360</text:p>
          </table:table-cell>
          <table:table-cell office:value-type="float" office:value="364" calcext:value-type="float">
            <text:p>364</text:p>
          </table:table-cell>
          <table:table-cell office:value-type="float" office:value="970" calcext:value-type="float">
            <text:p>970</text:p>
          </table:table-cell>
          <table:table-cell office:value-type="float" office:value="894" calcext:value-type="float">
            <text:p>894</text:p>
          </table:table-cell>
          <table:table-cell table:formula="of:=[.D155]/[.B155]*60" office:value-type="float" office:value="26.4685039370079" calcext:value-type="float">
            <text:p>26.4685039370079</text:p>
          </table:table-cell>
          <table:table-cell table:formula="of:=[.D155]/[.C155]/[.E155]" office:value-type="float" office:value="0.0000210669404146831" calcext:value-type="float">
            <text:p>2.10669404146831E-05</text:p>
          </table:table-cell>
          <table:table-cell table:formula="of:=[.M155] * 1.60934" office:value-type="float" office:value="0.0000339038698869661" calcext:value-type="float">
            <text:p>3.39038698869661E-05</text:p>
          </table:table-cell>
          <table:table-cell table:formula="of:=[.N155]*1000" office:value-type="float" office:value="0.0339038698869661" calcext:value-type="float">
            <text:p>0.0339038698869661</text:p>
          </table:table-cell>
          <table:table-cell table:formula="of:=[.O155]*[.E155]" office:value-type="float" office:value="11.8324505905512" calcext:value-type="float">
            <text:p>11.8324505905512</text:p>
          </table:table-cell>
          <table:table-cell table:number-columns-repeated="3"/>
        </table:table-row>
        <table:table-row table:style-name="ro1">
          <table:table-cell office:value-type="date" office:date-value="2021-08-30" calcext:value-type="date">
            <text:p>08/30/21</text:p>
          </table:table-cell>
          <table:table-cell office:value-type="float" office:value="46.6" calcext:value-type="float">
            <text:p>46.6</text:p>
          </table:table-cell>
          <table:table-cell table:formula="of:=[.B156]*60" office:value-type="float" office:value="2796" calcext:value-type="float">
            <text:p>2796</text:p>
          </table:table-cell>
          <table:table-cell office:value-type="float" office:value="21.35" calcext:value-type="float">
            <text:p>21.35</text:p>
          </table:table-cell>
          <table:table-cell office:value-type="float" office:value="385" calcext:value-type="float">
            <text:p>385</text:p>
          </table:table-cell>
          <table:table-cell office:value-type="float" office:value="44.4" calcext:value-type="float">
            <text:p>44.4</text:p>
          </table:table-cell>
          <table:table-cell office:value-type="float" office:value="20.5" calcext:value-type="float">
            <text:p>20.5</text:p>
          </table:table-cell>
          <table:table-cell office:value-type="float" office:value="393" calcext:value-type="float">
            <text:p>393</text:p>
          </table:table-cell>
          <table:table-cell office:value-type="float" office:value="389" calcext:value-type="float">
            <text:p>389</text:p>
          </table:table-cell>
          <table:table-cell office:value-type="float" office:value="1025" calcext:value-type="float">
            <text:p>1025</text:p>
          </table:table-cell>
          <table:table-cell office:value-type="float" office:value="953" calcext:value-type="float">
            <text:p>953</text:p>
          </table:table-cell>
          <table:table-cell table:formula="of:=[.D156]/[.B156]*60" office:value-type="float" office:value="27.4892703862661" calcext:value-type="float">
            <text:p>27.4892703862661</text:p>
          </table:table-cell>
          <table:table-cell table:formula="of:=[.D156]/[.C156]/[.E156]" office:value-type="float" office:value="0.0000198335284172194" calcext:value-type="float">
            <text:p>1.98335284172194E-05</text:p>
          </table:table-cell>
          <table:table-cell table:formula="of:=[.M156] * 1.60934" office:value-type="float" office:value="0.0000319188906229679" calcext:value-type="float">
            <text:p>3.19188906229679E-05</text:p>
          </table:table-cell>
          <table:table-cell table:formula="of:=[.N156]*1000" office:value-type="float" office:value="0.0319188906229679" calcext:value-type="float">
            <text:p>0.0319188906229679</text:p>
          </table:table-cell>
          <table:table-cell table:formula="of:=[.O156]*[.E156]" office:value-type="float" office:value="12.2887728898426" calcext:value-type="float">
            <text:p>12.2887728898426</text:p>
          </table:table-cell>
          <table:table-cell table:number-columns-repeated="3"/>
        </table:table-row>
        <table:table-row table:style-name="ro1">
          <table:table-cell office:value-type="date" office:date-value="2021-08-31" calcext:value-type="date">
            <text:p>08/31/21</text:p>
          </table:table-cell>
          <table:table-cell office:value-type="float" office:value="35.3" calcext:value-type="float">
            <text:p>35.3</text:p>
          </table:table-cell>
          <table:table-cell table:formula="of:=[.B157]*60" office:value-type="float" office:value="2118" calcext:value-type="float">
            <text:p>2118</text:p>
          </table:table-cell>
          <table:table-cell office:value-type="float" office:value="15.75" calcext:value-type="float">
            <text:p>15.75</text:p>
          </table:table-cell>
          <table:table-cell office:value-type="float" office:value="360" calcext:value-type="float">
            <text:p>360</text:p>
          </table:table-cell>
          <table:table-cell office:value-type="float" office:value="30.2" calcext:value-type="float">
            <text:p>30.2</text:p>
          </table:table-cell>
          <table:table-cell office:value-type="float" office:value="13.86" calcext:value-type="float">
            <text:p>13.86</text:p>
          </table:table-cell>
          <table:table-cell table:number-columns-repeated="2" office:value-type="float" office:value="383" calcext:value-type="float">
            <text:p>383</text:p>
          </table:table-cell>
          <table:table-cell office:value-type="float" office:value="674" calcext:value-type="float">
            <text:p>674</text:p>
          </table:table-cell>
          <table:table-cell office:value-type="float" office:value="625" calcext:value-type="float">
            <text:p>625</text:p>
          </table:table-cell>
          <table:table-cell table:formula="of:=[.D157]/[.B157]*60" office:value-type="float" office:value="26.7705382436261" calcext:value-type="float">
            <text:p>26.7705382436261</text:p>
          </table:table-cell>
          <table:table-cell table:formula="of:=[.D157]/[.C157]/[.E157]" office:value-type="float" office:value="0.0000206562795089707" calcext:value-type="float">
            <text:p>2.06562795089707E-05</text:p>
          </table:table-cell>
          <table:table-cell table:formula="of:=[.M157] * 1.60934" office:value-type="float" office:value="0.0000332429768649669" calcext:value-type="float">
            <text:p>3.32429768649669E-05</text:p>
          </table:table-cell>
          <table:table-cell table:formula="of:=[.N157]*1000" office:value-type="float" office:value="0.0332429768649669" calcext:value-type="float">
            <text:p>0.0332429768649669</text:p>
          </table:table-cell>
          <table:table-cell table:formula="of:=[.O157]*[.E157]" office:value-type="float" office:value="11.9674716713881" calcext:value-type="float">
            <text:p>11.9674716713881</text:p>
          </table:table-cell>
          <table:table-cell table:number-columns-repeated="3"/>
        </table:table-row>
        <table:table-row table:style-name="ro1">
          <table:table-cell office:value-type="date" office:date-value="2021-09-01" calcext:value-type="date">
            <text:p>09/01/21</text:p>
          </table:table-cell>
          <table:table-cell office:value-type="float" office:value="50.2" calcext:value-type="float">
            <text:p>50.2</text:p>
          </table:table-cell>
          <table:table-cell table:formula="of:=[.B158]*60" office:value-type="float" office:value="3012" calcext:value-type="float">
            <text:p>3012</text:p>
          </table:table-cell>
          <table:table-cell office:value-type="float" office:value="21.92" calcext:value-type="float">
            <text:p>21.92</text:p>
          </table:table-cell>
          <table:table-cell office:value-type="float" office:value="352" calcext:value-type="float">
            <text:p>352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369" calcext:value-type="float">
            <text:p>369</text:p>
          </table:table-cell>
          <table:table-cell office:value-type="float" office:value="367" calcext:value-type="float">
            <text:p>367</text:p>
          </table:table-cell>
          <table:table-cell office:value-type="float" office:value="949" calcext:value-type="float">
            <text:p>949</text:p>
          </table:table-cell>
          <table:table-cell office:value-type="float" office:value="876" calcext:value-type="float">
            <text:p>876</text:p>
          </table:table-cell>
          <table:table-cell table:formula="of:=[.D158]/[.B158]*60" office:value-type="float" office:value="26.199203187251" calcext:value-type="float">
            <text:p>26.199203187251</text:p>
          </table:table-cell>
          <table:table-cell table:formula="of:=[.D158]/[.C158]/[.E158]" office:value-type="float" office:value="0.0000206748762525655" calcext:value-type="float">
            <text:p>2.06748762525655E-05</text:p>
          </table:table-cell>
          <table:table-cell table:formula="of:=[.M158] * 1.60934" office:value-type="float" office:value="0.0000332729053483038" calcext:value-type="float">
            <text:p>3.32729053483038E-05</text:p>
          </table:table-cell>
          <table:table-cell table:formula="of:=[.N158]*1000" office:value-type="float" office:value="0.0332729053483038" calcext:value-type="float">
            <text:p>0.0332729053483038</text:p>
          </table:table-cell>
          <table:table-cell table:formula="of:=[.O158]*[.E158]" office:value-type="float" office:value="11.7120626826029" calcext:value-type="float">
            <text:p>11.7120626826029</text:p>
          </table:table-cell>
          <table:table-cell table:number-columns-repeated="3"/>
        </table:table-row>
        <table:table-row table:style-name="ro1">
          <table:table-cell office:value-type="date" office:date-value="2021-09-02" calcext:value-type="date">
            <text:p>09/02/21</text:p>
          </table:table-cell>
          <table:table-cell office:value-type="float" office:value="34" calcext:value-type="float">
            <text:p>34</text:p>
          </table:table-cell>
          <table:table-cell table:formula="of:=[.B159]*60" office:value-type="float" office:value="2040" calcext:value-type="float">
            <text:p>2040</text:p>
          </table:table-cell>
          <table:table-cell office:value-type="float" office:value="15.15" calcext:value-type="float">
            <text:p>15.15</text:p>
          </table:table-cell>
          <table:table-cell office:value-type="float" office:value="359" calcext:value-type="float">
            <text:p>359</text:p>
          </table:table-cell>
          <table:table-cell office:value-type="float" office:value="31.2" calcext:value-type="float">
            <text:p>31.2</text:p>
          </table:table-cell>
          <table:table-cell office:value-type="float" office:value="14.08" calcext:value-type="float">
            <text:p>14.08</text:p>
          </table:table-cell>
          <table:table-cell office:value-type="float" office:value="369" calcext:value-type="float">
            <text:p>369</text:p>
          </table:table-cell>
          <table:table-cell office:value-type="float" office:value="372" calcext:value-type="float">
            <text:p>372</text:p>
          </table:table-cell>
          <table:table-cell office:value-type="float" office:value="618" calcext:value-type="float">
            <text:p>618</text:p>
          </table:table-cell>
          <table:table-cell office:value-type="float" office:value="571" calcext:value-type="float">
            <text:p>571</text:p>
          </table:table-cell>
          <table:table-cell table:formula="of:=[.D159]/[.B159]*60" office:value-type="float" office:value="26.7352941176471" calcext:value-type="float">
            <text:p>26.7352941176471</text:p>
          </table:table-cell>
          <table:table-cell table:formula="of:=[.D159]/[.C159]/[.E159]" office:value-type="float" office:value="0.0000206865475995412" calcext:value-type="float">
            <text:p>2.06865475995412E-05</text:p>
          </table:table-cell>
          <table:table-cell table:formula="of:=[.M159] * 1.60934" office:value-type="float" office:value="0.0000332916885138456" calcext:value-type="float">
            <text:p>3.32916885138456E-05</text:p>
          </table:table-cell>
          <table:table-cell table:formula="of:=[.N159]*1000" office:value-type="float" office:value="0.0332916885138456" calcext:value-type="float">
            <text:p>0.0332916885138456</text:p>
          </table:table-cell>
          <table:table-cell table:formula="of:=[.O159]*[.E159]" office:value-type="float" office:value="11.9517161764706" calcext:value-type="float">
            <text:p>11.9517161764706</text:p>
          </table:table-cell>
          <table:table-cell table:number-columns-repeated="3"/>
        </table:table-row>
        <table:table-row table:style-name="ro1">
          <table:table-cell office:value-type="date" office:date-value="2021-09-03" calcext:value-type="date">
            <text:p>09/03/21</text:p>
          </table:table-cell>
          <table:table-cell office:value-type="float" office:value="47.8" calcext:value-type="float">
            <text:p>47.8</text:p>
          </table:table-cell>
          <table:table-cell table:formula="of:=[.B160]*60" office:value-type="float" office:value="2868" calcext:value-type="float">
            <text:p>2868</text:p>
          </table:table-cell>
          <table:table-cell office:value-type="float" office:value="21.71" calcext:value-type="float">
            <text:p>21.71</text:p>
          </table:table-cell>
          <table:table-cell office:value-type="float" office:value="374" calcext:value-type="float">
            <text:p>374</text:p>
          </table:table-cell>
          <table:table-cell office:value-type="float" office:value="46.7" calcext:value-type="float">
            <text:p>46.7</text:p>
          </table:table-cell>
          <table:table-cell office:value-type="float" office:value="21.22" calcext:value-type="float">
            <text:p>21.22</text:p>
          </table:table-cell>
          <table:table-cell office:value-type="float" office:value="376" calcext:value-type="float">
            <text:p>376</text:p>
          </table:table-cell>
          <table:table-cell office:value-type="float" office:value="385" calcext:value-type="float">
            <text:p>385</text:p>
          </table:table-cell>
          <table:table-cell office:value-type="float" office:value="993" calcext:value-type="float">
            <text:p>993</text:p>
          </table:table-cell>
          <table:table-cell office:value-type="float" office:value="922" calcext:value-type="float">
            <text:p>922</text:p>
          </table:table-cell>
          <table:table-cell table:formula="of:=[.D160]/[.B160]*60" office:value-type="float" office:value="27.2510460251046" calcext:value-type="float">
            <text:p>27.2510460251046</text:p>
          </table:table-cell>
          <table:table-cell table:formula="of:=[.D160]/[.C160]/[.E160]" office:value-type="float" office:value="0.0000202399331737259" calcext:value-type="float">
            <text:p>2.02399331737259E-05</text:p>
          </table:table-cell>
          <table:table-cell table:formula="of:=[.M160] * 1.60934" office:value-type="float" office:value="0.0000325729340538041" calcext:value-type="float">
            <text:p>3.25729340538041E-05</text:p>
          </table:table-cell>
          <table:table-cell table:formula="of:=[.N160]*1000" office:value-type="float" office:value="0.0325729340538041" calcext:value-type="float">
            <text:p>0.0325729340538041</text:p>
          </table:table-cell>
          <table:table-cell table:formula="of:=[.O160]*[.E160]" office:value-type="float" office:value="12.1822773361227" calcext:value-type="float">
            <text:p>12.1822773361227</text:p>
          </table:table-cell>
          <table:table-cell table:number-columns-repeated="3"/>
        </table:table-row>
        <table:table-row table:style-name="ro1">
          <table:table-cell office:value-type="date" office:date-value="2021-09-04" calcext:value-type="date">
            <text:p>09/04/21</text:p>
          </table:table-cell>
          <table:table-cell office:value-type="float" office:value="51.2" calcext:value-type="float">
            <text:p>51.2</text:p>
          </table:table-cell>
          <table:table-cell table:formula="of:=[.B161]*60" office:value-type="float" office:value="3072" calcext:value-type="float">
            <text:p>3072</text:p>
          </table:table-cell>
          <table:table-cell office:value-type="float" office:value="22.72" calcext:value-type="float">
            <text:p>22.72</text:p>
          </table:table-cell>
          <table:table-cell office:value-type="float" office:value="363" calcext:value-type="float">
            <text:p>363</text:p>
          </table:table-cell>
          <table:table-cell office:value-type="float" office:value="46.7" calcext:value-type="float">
            <text:p>46.7</text:p>
          </table:table-cell>
          <table:table-cell office:value-type="float" office:value="21.08" calcext:value-type="float">
            <text:p>21.08</text:p>
          </table:table-cell>
          <table:table-cell office:value-type="float" office:value="377" calcext:value-type="float">
            <text:p>377</text:p>
          </table:table-cell>
          <table:table-cell office:value-type="float" office:value="391" calcext:value-type="float">
            <text:p>391</text:p>
          </table:table-cell>
          <table:table-cell office:value-type="float" office:value="983" calcext:value-type="float">
            <text:p>983</text:p>
          </table:table-cell>
          <table:table-cell office:value-type="float" office:value="914" calcext:value-type="float">
            <text:p>914</text:p>
          </table:table-cell>
          <table:table-cell table:formula="of:=[.D161]/[.B161]*60" office:value-type="float" office:value="26.625" calcext:value-type="float">
            <text:p>26.625</text:p>
          </table:table-cell>
          <table:table-cell table:formula="of:=[.D161]/[.C161]/[.E161]" office:value-type="float" office:value="0.0000203741965105601" calcext:value-type="float">
            <text:p>2.03741965105601E-05</text:p>
          </table:table-cell>
          <table:table-cell table:formula="of:=[.M161] * 1.60934" office:value-type="float" office:value="0.0000327890094123049" calcext:value-type="float">
            <text:p>3.27890094123049E-05</text:p>
          </table:table-cell>
          <table:table-cell table:formula="of:=[.N161]*1000" office:value-type="float" office:value="0.0327890094123049" calcext:value-type="float">
            <text:p>0.0327890094123049</text:p>
          </table:table-cell>
          <table:table-cell table:formula="of:=[.O161]*[.E161]" office:value-type="float" office:value="11.9024104166667" calcext:value-type="float">
            <text:p>11.9024104166667</text:p>
          </table:table-cell>
          <table:table-cell table:number-columns-repeated="3"/>
        </table:table-row>
        <table:table-row table:style-name="ro1">
          <table:table-cell office:value-type="date" office:date-value="2021-09-05" calcext:value-type="date">
            <text:p>09/05/21</text:p>
          </table:table-cell>
          <table:table-cell office:value-type="float" office:value="55.5" calcext:value-type="float">
            <text:p>55.5</text:p>
          </table:table-cell>
          <table:table-cell table:formula="of:=[.B162]*60" office:value-type="float" office:value="3330" calcext:value-type="float">
            <text:p>3330</text:p>
          </table:table-cell>
          <table:table-cell office:value-type="float" office:value="24.68" calcext:value-type="float">
            <text:p>24.68</text:p>
          </table:table-cell>
          <table:table-cell office:value-type="float" office:value="356" calcext:value-type="float">
            <text:p>356</text:p>
          </table:table-cell>
          <table:table-cell office:value-type="float" office:value="46.3" calcext:value-type="float">
            <text:p>46.3</text:p>
          </table:table-cell>
          <table:table-cell office:value-type="float" office:value="21.23" calcext:value-type="float">
            <text:p>21.23</text:p>
          </table:table-cell>
          <table:table-cell office:value-type="float" office:value="383" calcext:value-type="float">
            <text:p>383</text:p>
          </table:table-cell>
          <table:table-cell office:value-type="float" office:value="386" calcext:value-type="float">
            <text:p>386</text:p>
          </table:table-cell>
          <table:table-cell office:value-type="float" office:value="1019" calcext:value-type="float">
            <text:p>1019</text:p>
          </table:table-cell>
          <table:table-cell office:value-type="float" office:value="947" calcext:value-type="float">
            <text:p>947</text:p>
          </table:table-cell>
          <table:table-cell table:formula="of:=[.D162]/[.B162]*60" office:value-type="float" office:value="26.6810810810811" calcext:value-type="float">
            <text:p>26.6810810810811</text:p>
          </table:table-cell>
          <table:table-cell table:formula="of:=[.D162]/[.C162]/[.E162]" office:value-type="float" office:value="0.0000208185713803691" calcext:value-type="float">
            <text:p>2.08185713803691E-05</text:p>
          </table:table-cell>
          <table:table-cell table:formula="of:=[.M162] * 1.60934" office:value-type="float" office:value="0.0000335041596652833" calcext:value-type="float">
            <text:p>3.35041596652833E-05</text:p>
          </table:table-cell>
          <table:table-cell table:formula="of:=[.N162]*1000" office:value-type="float" office:value="0.0335041596652833" calcext:value-type="float">
            <text:p>0.0335041596652833</text:p>
          </table:table-cell>
          <table:table-cell table:formula="of:=[.O162]*[.E162]" office:value-type="float" office:value="11.9274808408408" calcext:value-type="float">
            <text:p>11.9274808408408</text:p>
          </table:table-cell>
          <table:table-cell table:number-columns-repeated="3"/>
        </table:table-row>
        <table:table-row table:style-name="ro1">
          <table:table-cell office:value-type="date" office:date-value="2021-09-06" calcext:value-type="date">
            <text:p>09/06/21</text:p>
          </table:table-cell>
          <table:table-cell office:value-type="float" office:value="50.7" calcext:value-type="float">
            <text:p>50.7</text:p>
          </table:table-cell>
          <table:table-cell table:formula="of:=[.B163]*60" office:value-type="float" office:value="3042" calcext:value-type="float">
            <text:p>3042</text:p>
          </table:table-cell>
          <table:table-cell office:value-type="float" office:value="22.91" calcext:value-type="float">
            <text:p>22.91</text:p>
          </table:table-cell>
          <table:table-cell office:value-type="float" office:value="370" calcext:value-type="float">
            <text:p>370</text:p>
          </table:table-cell>
          <table:table-cell office:value-type="float" office:value="46.4" calcext:value-type="float">
            <text:p>46.4</text:p>
          </table:table-cell>
          <table:table-cell office:value-type="float" office:value="21.26" calcext:value-type="float">
            <text:p>21.26</text:p>
          </table:table-cell>
          <table:table-cell office:value-type="float" office:value="383" calcext:value-type="float">
            <text:p>383</text:p>
          </table:table-cell>
          <table:table-cell office:value-type="float" office:value="385" calcext:value-type="float">
            <text:p>385</text:p>
          </table:table-cell>
          <table:table-cell office:value-type="float" office:value="988" calcext:value-type="float">
            <text:p>988</text:p>
          </table:table-cell>
          <table:table-cell office:value-type="float" office:value="918" calcext:value-type="float">
            <text:p>918</text:p>
          </table:table-cell>
          <table:table-cell table:formula="of:=[.D163]/[.B163]*60" office:value-type="float" office:value="27.112426035503" calcext:value-type="float">
            <text:p>27.112426035503</text:p>
          </table:table-cell>
          <table:table-cell table:formula="of:=[.D163]/[.C163]/[.E163]" office:value-type="float" office:value="0.000020354674200828" calcext:value-type="float">
            <text:p>2.0354674200828E-05</text:p>
          </table:table-cell>
          <table:table-cell table:formula="of:=[.M163] * 1.60934" office:value-type="float" office:value="0.0000327575913783606" calcext:value-type="float">
            <text:p>3.27575913783606E-05</text:p>
          </table:table-cell>
          <table:table-cell table:formula="of:=[.N163]*1000" office:value-type="float" office:value="0.0327575913783606" calcext:value-type="float">
            <text:p>0.0327575913783606</text:p>
          </table:table-cell>
          <table:table-cell table:formula="of:=[.O163]*[.E163]" office:value-type="float" office:value="12.1203088099934" calcext:value-type="float">
            <text:p>12.1203088099934</text:p>
          </table:table-cell>
          <table:table-cell table:number-columns-repeated="3"/>
        </table:table-row>
        <table:table-row table:style-name="ro1">
          <table:table-cell office:value-type="date" office:date-value="2021-09-07" calcext:value-type="date">
            <text:p>09/07/21</text:p>
          </table:table-cell>
          <table:table-cell office:value-type="float" office:value="37.7" calcext:value-type="float">
            <text:p>37.7</text:p>
          </table:table-cell>
          <table:table-cell table:formula="of:=[.B164]*60" office:value-type="float" office:value="2262" calcext:value-type="float">
            <text:p>2262</text:p>
          </table:table-cell>
          <table:table-cell office:value-type="float" office:value="16.63" calcext:value-type="float">
            <text:p>16.63</text:p>
          </table:table-cell>
          <table:table-cell office:value-type="float" office:value="351" calcext:value-type="float">
            <text:p>351</text:p>
          </table:table-cell>
          <table:table-cell office:value-type="float" office:value="30.3" calcext:value-type="float">
            <text:p>30.3</text:p>
          </table:table-cell>
          <table:table-cell office:value-type="float" office:value="13.87" calcext:value-type="float">
            <text:p>13.87</text:p>
          </table:table-cell>
          <table:table-cell office:value-type="float" office:value="382" calcext:value-type="float">
            <text:p>382</text:p>
          </table:table-cell>
          <table:table-cell office:value-type="float" office:value="384" calcext:value-type="float">
            <text:p>384</text:p>
          </table:table-cell>
          <table:table-cell office:value-type="float" office:value="677" calcext:value-type="float">
            <text:p>677</text:p>
          </table:table-cell>
          <table:table-cell office:value-type="float" office:value="628" calcext:value-type="float">
            <text:p>628</text:p>
          </table:table-cell>
          <table:table-cell table:formula="of:=[.D164]/[.B164]*60" office:value-type="float" office:value="26.4668435013263" calcext:value-type="float">
            <text:p>26.4668435013263</text:p>
          </table:table-cell>
          <table:table-cell table:formula="of:=[.D164]/[.C164]/[.E164]" office:value-type="float" office:value="0.0000209455868164975" calcext:value-type="float">
            <text:p>2.09455868164975E-05</text:p>
          </table:table-cell>
          <table:table-cell table:formula="of:=[.M164] * 1.60934" office:value-type="float" office:value="0.0000337085706872621" calcext:value-type="float">
            <text:p>3.37085706872621E-05</text:p>
          </table:table-cell>
          <table:table-cell table:formula="of:=[.N164]*1000" office:value-type="float" office:value="0.0337085706872621" calcext:value-type="float">
            <text:p>0.0337085706872621</text:p>
          </table:table-cell>
          <table:table-cell table:formula="of:=[.O164]*[.E164]" office:value-type="float" office:value="11.831708311229" calcext:value-type="float">
            <text:p>11.831708311229</text:p>
          </table:table-cell>
          <table:table-cell table:number-columns-repeated="3"/>
        </table:table-row>
        <table:table-row table:style-name="ro1">
          <table:table-cell office:value-type="date" office:date-value="2021-09-08" calcext:value-type="date">
            <text:p>09/08/21</text:p>
          </table:table-cell>
          <table:table-cell office:value-type="float" office:value="49.4" calcext:value-type="float">
            <text:p>49.4</text:p>
          </table:table-cell>
          <table:table-cell table:formula="of:=[.B165]*60" office:value-type="float" office:value="2964" calcext:value-type="float">
            <text:p>2964</text:p>
          </table:table-cell>
          <table:table-cell office:value-type="float" office:value="22.06" calcext:value-type="float">
            <text:p>22.06</text:p>
          </table:table-cell>
          <table:table-cell office:value-type="float" office:value="361" calcext:value-type="float">
            <text:p>361</text:p>
          </table:table-cell>
          <table:table-cell office:value-type="float" office:value="44.8" calcext:value-type="float">
            <text:p>44.8</text:p>
          </table:table-cell>
          <table:table-cell office:value-type="float" office:value="20.37" calcext:value-type="float">
            <text:p>20.37</text:p>
          </table:table-cell>
          <table:table-cell office:value-type="float" office:value="377" calcext:value-type="float">
            <text:p>377</text:p>
          </table:table-cell>
          <table:table-cell office:value-type="float" office:value="278" calcext:value-type="float">
            <text:p>278</text:p>
          </table:table-cell>
          <table:table-cell office:value-type="float" office:value="93" calcext:value-type="float">
            <text:p>93</text:p>
          </table:table-cell>
          <table:table-cell office:value-type="float" office:value="82" calcext:value-type="float">
            <text:p>82</text:p>
          </table:table-cell>
          <table:table-cell table:formula="of:=[.D165]/[.B165]*60" office:value-type="float" office:value="26.7935222672065" calcext:value-type="float">
            <text:p>26.7935222672065</text:p>
          </table:table-cell>
          <table:table-cell table:formula="of:=[.D165]/[.C165]/[.E165]" office:value-type="float" office:value="0.0000206167453579613" calcext:value-type="float">
            <text:p>2.06167453579613E-05</text:p>
          </table:table-cell>
          <table:table-cell table:formula="of:=[.M165] * 1.60934" office:value-type="float" office:value="0.0000331793529743814" calcext:value-type="float">
            <text:p>3.31793529743814E-05</text:p>
          </table:table-cell>
          <table:table-cell table:formula="of:=[.N165]*1000" office:value-type="float" office:value="0.0331793529743814" calcext:value-type="float">
            <text:p>0.0331793529743814</text:p>
          </table:table-cell>
          <table:table-cell table:formula="of:=[.O165]*[.E165]" office:value-type="float" office:value="11.9777464237517" calcext:value-type="float">
            <text:p>11.9777464237517</text:p>
          </table:table-cell>
          <table:table-cell table:number-columns-repeated="3"/>
        </table:table-row>
        <table:table-row table:style-name="ro1">
          <table:table-cell office:value-type="date" office:date-value="2021-09-09" calcext:value-type="date">
            <text:p>09/09/21</text:p>
          </table:table-cell>
          <table:table-cell office:value-type="float" office:value="36.4" calcext:value-type="float">
            <text:p>36.4</text:p>
          </table:table-cell>
          <table:table-cell table:formula="of:=[.B166]*60" office:value-type="float" office:value="2184" calcext:value-type="float">
            <text:p>2184</text:p>
          </table:table-cell>
          <table:table-cell office:value-type="float" office:value="21.64" calcext:value-type="float">
            <text:p>21.64</text:p>
          </table:table-cell>
          <table:table-cell office:value-type="float" office:value="297" calcext:value-type="float">
            <text:p>297</text:p>
          </table:table-cell>
          <table:table-cell office:value-type="float" office:value="30.6" calcext:value-type="float">
            <text:p>30.6</text:p>
          </table:table-cell>
          <table:table-cell office:value-type="float" office:value="19.42" calcext:value-type="float">
            <text:p>19.42</text:p>
          </table:table-cell>
          <table:table-cell office:value-type="float" office:value="318" calcext:value-type="float">
            <text:p>318</text:p>
          </table:table-cell>
          <table:table-cell office:value-type="float" office:value="320" calcext:value-type="float">
            <text:p>320</text:p>
          </table:table-cell>
          <table:table-cell office:value-type="float" office:value="578" calcext:value-type="float">
            <text:p>578</text:p>
          </table:table-cell>
          <table:table-cell office:value-type="float" office:value="523" calcext:value-type="float">
            <text:p>523</text:p>
          </table:table-cell>
          <table:table-cell table:formula="of:=[.D166]/[.B166]*60" office:value-type="float" office:value="35.6703296703297" calcext:value-type="float">
            <text:p>35.6703296703297</text:p>
          </table:table-cell>
          <table:table-cell table:formula="of:=[.D166]/[.C166]/[.E166]" office:value-type="float" office:value="0.0000333617000283667" calcext:value-type="float">
            <text:p>3.33617000283667E-05</text:p>
          </table:table-cell>
          <table:table-cell table:formula="of:=[.M166] * 1.60934" office:value-type="float" office:value="0.0000536903183236517" calcext:value-type="float">
            <text:p>5.36903183236517E-05</text:p>
          </table:table-cell>
          <table:table-cell table:formula="of:=[.N166]*1000" office:value-type="float" office:value="0.0536903183236517" calcext:value-type="float">
            <text:p>0.0536903183236517</text:p>
          </table:table-cell>
          <table:table-cell table:formula="of:=[.O166]*[.E166]" office:value-type="float" office:value="15.9460245421245" calcext:value-type="float">
            <text:p>15.9460245421245</text:p>
          </table:table-cell>
          <table:table-cell table:number-columns-repeated="3"/>
        </table:table-row>
        <table:table-row table:style-name="ro1">
          <table:table-cell office:value-type="date" office:date-value="2021-09-10" calcext:value-type="date">
            <text:p>09/10/21</text:p>
          </table:table-cell>
          <table:table-cell office:value-type="float" office:value="44.1" calcext:value-type="float">
            <text:p>44.1</text:p>
          </table:table-cell>
          <table:table-cell table:formula="of:=[.B167]*60" office:value-type="float" office:value="2646" calcext:value-type="float">
            <text:p>2646</text:p>
          </table:table-cell>
          <table:table-cell office:value-type="float" office:value="20.08" calcext:value-type="float">
            <text:p>20.08</text:p>
          </table:table-cell>
          <table:table-cell office:value-type="float" office:value="376" calcext:value-type="float">
            <text:p>376</text:p>
          </table:table-cell>
          <table:table-cell office:value-type="float" office:value="43.3" calcext:value-type="float">
            <text:p>43.3</text:p>
          </table:table-cell>
          <table:table-cell office:value-type="float" office:value="19.73" calcext:value-type="float">
            <text:p>19.73</text:p>
          </table:table-cell>
          <table:table-cell office:value-type="float" office:value="376" calcext:value-type="float">
            <text:p>376</text:p>
          </table:table-cell>
          <table:table-cell office:value-type="float" office:value="380" calcext:value-type="float">
            <text:p>380</text:p>
          </table:table-cell>
          <table:table-cell office:value-type="float" office:value="940" calcext:value-type="float">
            <text:p>940</text:p>
          </table:table-cell>
          <table:table-cell office:value-type="float" office:value="872" calcext:value-type="float">
            <text:p>872</text:p>
          </table:table-cell>
          <table:table-cell table:formula="of:=[.D167]/[.B167]*60" office:value-type="float" office:value="27.3197278911565" calcext:value-type="float">
            <text:p>27.3197278911565</text:p>
          </table:table-cell>
          <table:table-cell table:formula="of:=[.D167]/[.C167]/[.E167]" office:value-type="float" office:value="0.0000201830141039867" calcext:value-type="float">
            <text:p>2.01830141039867E-05</text:p>
          </table:table-cell>
          <table:table-cell table:formula="of:=[.M167] * 1.60934" office:value-type="float" office:value="0.00003248133191811" calcext:value-type="float">
            <text:p>3.248133191811E-05</text:p>
          </table:table-cell>
          <table:table-cell table:formula="of:=[.N167]*1000" office:value-type="float" office:value="0.03248133191811" calcext:value-type="float">
            <text:p>0.03248133191811</text:p>
          </table:table-cell>
          <table:table-cell table:formula="of:=[.O167]*[.E167]" office:value-type="float" office:value="12.2129808012094" calcext:value-type="float">
            <text:p>12.2129808012094</text:p>
          </table:table-cell>
          <table:table-cell table:number-columns-repeated="3"/>
        </table:table-row>
        <table:table-row table:style-name="ro1">
          <table:table-cell office:value-type="date" office:date-value="2021-09-11" calcext:value-type="date">
            <text:p>09/11/21</text:p>
          </table:table-cell>
          <table:table-cell office:value-type="float" office:value="51.1" calcext:value-type="float">
            <text:p>51.1</text:p>
          </table:table-cell>
          <table:table-cell table:formula="of:=[.B168]*60" office:value-type="float" office:value="3066" calcext:value-type="float">
            <text:p>3066</text:p>
          </table:table-cell>
          <table:table-cell office:value-type="float" office:value="22.36" calcext:value-type="float">
            <text:p>22.36</text:p>
          </table:table-cell>
          <table:table-cell office:value-type="float" office:value="354" calcext:value-type="float">
            <text:p>354</text:p>
          </table:table-cell>
          <table:table-cell office:value-type="float" office:value="46.9" calcext:value-type="float">
            <text:p>46.9</text:p>
          </table:table-cell>
          <table:table-cell office:value-type="float" office:value="20.78" calcext:value-type="float">
            <text:p>20.78</text:p>
          </table:table-cell>
          <table:table-cell office:value-type="float" office:value="366" calcext:value-type="float">
            <text:p>366</text:p>
          </table:table-cell>
          <table:table-cell office:value-type="float" office:value="369" calcext:value-type="float">
            <text:p>369</text:p>
          </table:table-cell>
          <table:table-cell office:value-type="float" office:value="980" calcext:value-type="float">
            <text:p>980</text:p>
          </table:table-cell>
          <table:table-cell office:value-type="float" office:value="906" calcext:value-type="float">
            <text:p>906</text:p>
          </table:table-cell>
          <table:table-cell table:formula="of:=[.D168]/[.B168]*60" office:value-type="float" office:value="26.2544031311155" calcext:value-type="float">
            <text:p>26.2544031311155</text:p>
          </table:table-cell>
          <table:table-cell table:formula="of:=[.D168]/[.C168]/[.E168]" office:value-type="float" office:value="0.000020601383498992" calcext:value-type="float">
            <text:p>2.0601383498992E-05</text:p>
          </table:table-cell>
          <table:table-cell table:formula="of:=[.M168] * 1.60934" office:value-type="float" office:value="0.0000331546305202679" calcext:value-type="float">
            <text:p>3.31546305202679E-05</text:p>
          </table:table-cell>
          <table:table-cell table:formula="of:=[.N168]*1000" office:value-type="float" office:value="0.0331546305202679" calcext:value-type="float">
            <text:p>0.0331546305202679</text:p>
          </table:table-cell>
          <table:table-cell table:formula="of:=[.O168]*[.E168]" office:value-type="float" office:value="11.7367392041748" calcext:value-type="float">
            <text:p>11.7367392041748</text:p>
          </table:table-cell>
          <table:table-cell table:number-columns-repeated="3"/>
        </table:table-row>
        <table:table-row table:style-name="ro1">
          <table:table-cell office:value-type="date" office:date-value="2021-09-12" calcext:value-type="date">
            <text:p>09/12/21</text:p>
          </table:table-cell>
          <table:table-cell office:value-type="float" office:value="54.7" calcext:value-type="float">
            <text:p>54.7</text:p>
          </table:table-cell>
          <table:table-cell table:formula="of:=[.B169]*60" office:value-type="float" office:value="3282" calcext:value-type="float">
            <text:p>3282</text:p>
          </table:table-cell>
          <table:table-cell office:value-type="float" office:value="24.49" calcext:value-type="float">
            <text:p>24.49</text:p>
          </table:table-cell>
          <table:table-cell office:value-type="float" office:value="360" calcext:value-type="float">
            <text:p>360</text:p>
          </table:table-cell>
          <table:table-cell office:value-type="float" office:value="50.4" calcext:value-type="float">
            <text:p>50.4</text:p>
          </table:table-cell>
          <table:table-cell office:value-type="float" office:value="22.88" calcext:value-type="float">
            <text:p>22.88</text:p>
          </table:table-cell>
          <table:table-cell office:value-type="float" office:value="372" calcext:value-type="float">
            <text:p>372</text:p>
          </table:table-cell>
          <table:table-cell office:value-type="float" office:value="375" calcext:value-type="float">
            <text:p>375</text:p>
          </table:table-cell>
          <table:table-cell office:value-type="float" office:value="994" calcext:value-type="float">
            <text:p>994</text:p>
          </table:table-cell>
          <table:table-cell office:value-type="float" office:value="920" calcext:value-type="float">
            <text:p>920</text:p>
          </table:table-cell>
          <table:table-cell table:formula="of:=[.D169]/[.B169]*60" office:value-type="float" office:value="26.8628884826325" calcext:value-type="float">
            <text:p>26.8628884826325</text:p>
          </table:table-cell>
          <table:table-cell table:formula="of:=[.D169]/[.C169]/[.E169]" office:value-type="float" office:value="0.0000207275374094387" calcext:value-type="float">
            <text:p>2.07275374094387E-05</text:p>
          </table:table-cell>
          <table:table-cell table:formula="of:=[.M169] * 1.60934" office:value-type="float" office:value="0.000033357655054506" calcext:value-type="float">
            <text:p>3.3357655054506E-05</text:p>
          </table:table-cell>
          <table:table-cell table:formula="of:=[.N169]*1000" office:value-type="float" office:value="0.0333576550545061" calcext:value-type="float">
            <text:p>0.0333576550545061</text:p>
          </table:table-cell>
          <table:table-cell table:formula="of:=[.O169]*[.E169]" office:value-type="float" office:value="12.0087558196222" calcext:value-type="float">
            <text:p>12.0087558196222</text:p>
          </table:table-cell>
          <table:table-cell table:number-columns-repeated="3"/>
        </table:table-row>
        <table:table-row table:style-name="ro1">
          <table:table-cell office:value-type="date" office:date-value="2021-09-13" calcext:value-type="date">
            <text:p>09/13/21</text:p>
          </table:table-cell>
          <table:table-cell office:value-type="float" office:value="47.3" calcext:value-type="float">
            <text:p>47.3</text:p>
          </table:table-cell>
          <table:table-cell table:formula="of:=[.B170]*60" office:value-type="float" office:value="2838" calcext:value-type="float">
            <text:p>2838</text:p>
          </table:table-cell>
          <table:table-cell office:value-type="float" office:value="21.25" calcext:value-type="float">
            <text:p>21.25</text:p>
          </table:table-cell>
          <table:table-cell office:value-type="float" office:value="364" calcext:value-type="float">
            <text:p>364</text:p>
          </table:table-cell>
          <table:table-cell office:value-type="float" office:value="44.4" calcext:value-type="float">
            <text:p>44.4</text:p>
          </table:table-cell>
          <table:table-cell office:value-type="float" office:value="20.14" calcext:value-type="float">
            <text:p>20.14</text:p>
          </table:table-cell>
          <table:table-cell office:value-type="float" office:value="372" calcext:value-type="float">
            <text:p>372</text:p>
          </table:table-cell>
          <table:table-cell table:number-columns-repeated="3"/>
          <table:table-cell table:formula="of:=[.D170]/[.B170]*60" office:value-type="float" office:value="26.9556025369979" calcext:value-type="float">
            <text:p>26.9556025369979</text:p>
          </table:table-cell>
          <table:table-cell table:formula="of:=[.D170]/[.C170]/[.E170]" office:value-type="float" office:value="0.0000205705147565613" calcext:value-type="float">
            <text:p>2.05705147565613E-05</text:p>
          </table:table-cell>
          <table:table-cell table:formula="of:=[.M170] * 1.60934" office:value-type="float" office:value="0.0000331049522183243" calcext:value-type="float">
            <text:p>3.31049522183243E-05</text:p>
          </table:table-cell>
          <table:table-cell table:formula="of:=[.N170]*1000" office:value-type="float" office:value="0.0331049522183243" calcext:value-type="float">
            <text:p>0.0331049522183243</text:p>
          </table:table-cell>
          <table:table-cell table:formula="of:=[.O170]*[.E170]" office:value-type="float" office:value="12.05020260747" calcext:value-type="float">
            <text:p>12.05020260747</text:p>
          </table:table-cell>
          <table:table-cell table:number-columns-repeated="3"/>
        </table:table-row>
        <table:table-row table:style-name="ro1">
          <table:table-cell office:value-type="date" office:date-value="2021-09-14" calcext:value-type="date">
            <text:p>09/14/21</text:p>
          </table:table-cell>
          <table:table-cell office:value-type="float" office:value="37" calcext:value-type="float">
            <text:p>37</text:p>
          </table:table-cell>
          <table:table-cell table:formula="of:=[.B171]*60" office:value-type="float" office:value="2220" calcext:value-type="float">
            <text:p>2220</text:p>
          </table:table-cell>
          <table:table-cell office:value-type="float" office:value="16.28" calcext:value-type="float">
            <text:p>16.28</text:p>
          </table:table-cell>
          <table:table-cell office:value-type="float" office:value="346" calcext:value-type="float">
            <text:p>346</text:p>
          </table:table-cell>
          <table:table-cell office:value-type="float" office:value="31.1" calcext:value-type="float">
            <text:p>31.1</text:p>
          </table:table-cell>
          <table:table-cell office:value-type="float" office:value="13.95" calcext:value-type="float">
            <text:p>13.95</text:p>
          </table:table-cell>
          <table:table-cell office:value-type="float" office:value="363" calcext:value-type="float">
            <text:p>363</text:p>
          </table:table-cell>
          <table:table-cell office:value-type="float" office:value="367" calcext:value-type="float">
            <text:p>367</text:p>
          </table:table-cell>
          <table:table-cell office:value-type="float" office:value="645" calcext:value-type="float">
            <text:p>645</text:p>
          </table:table-cell>
          <table:table-cell office:value-type="float" office:value="596" calcext:value-type="float">
            <text:p>596</text:p>
          </table:table-cell>
          <table:table-cell table:formula="of:=[.D171]/[.B171]*60" office:value-type="float" office:value="26.4" calcext:value-type="float">
            <text:p>26.4</text:p>
          </table:table-cell>
          <table:table-cell table:formula="of:=[.D171]/[.C171]/[.E171]" office:value-type="float" office:value="0.0000211946050096339" calcext:value-type="float">
            <text:p>2.11946050096339E-05</text:p>
          </table:table-cell>
          <table:table-cell table:formula="of:=[.M171] * 1.60934" office:value-type="float" office:value="0.0000341093256262042" calcext:value-type="float">
            <text:p>3.41093256262042E-05</text:p>
          </table:table-cell>
          <table:table-cell table:formula="of:=[.N171]*1000" office:value-type="float" office:value="0.0341093256262042" calcext:value-type="float">
            <text:p>0.0341093256262042</text:p>
          </table:table-cell>
          <table:table-cell table:formula="of:=[.O171]*[.E171]" office:value-type="float" office:value="11.8018266666667" calcext:value-type="float">
            <text:p>11.8018266666667</text:p>
          </table:table-cell>
          <table:table-cell table:number-columns-repeated="3"/>
        </table:table-row>
        <table:table-row table:style-name="ro1">
          <table:table-cell office:value-type="date" office:date-value="2021-09-15" calcext:value-type="date">
            <text:p>09/15/21</text:p>
          </table:table-cell>
          <table:table-cell office:value-type="float" office:value="49.5" calcext:value-type="float">
            <text:p>49.5</text:p>
          </table:table-cell>
          <table:table-cell table:formula="of:=[.B172]*60" office:value-type="float" office:value="2970" calcext:value-type="float">
            <text:p>2970</text:p>
          </table:table-cell>
          <table:table-cell office:value-type="float" office:value="21.94" calcext:value-type="float">
            <text:p>21.94</text:p>
          </table:table-cell>
          <table:table-cell office:value-type="float" office:value="349" calcext:value-type="float">
            <text:p>349</text:p>
          </table:table-cell>
          <table:table-cell office:value-type="float" office:value="45.3" calcext:value-type="float">
            <text:p>45.3</text:p>
          </table:table-cell>
          <table:table-cell office:value-type="float" office:value="20.36" calcext:value-type="float">
            <text:p>20.36</text:p>
          </table:table-cell>
          <table:table-cell office:value-type="float" office:value="361" calcext:value-type="float">
            <text:p>361</text:p>
          </table:table-cell>
          <table:table-cell office:value-type="float" office:value="363" calcext:value-type="float">
            <text:p>363</text:p>
          </table:table-cell>
          <table:table-cell office:value-type="float" office:value="966" calcext:value-type="float">
            <text:p>966</text:p>
          </table:table-cell>
          <table:table-cell office:value-type="float" office:value="890" calcext:value-type="float">
            <text:p>890</text:p>
          </table:table-cell>
          <table:table-cell table:formula="of:=[.D172]/[.B172]*60" office:value-type="float" office:value="26.5939393939394" calcext:value-type="float">
            <text:p>26.5939393939394</text:p>
          </table:table-cell>
          <table:table-cell table:formula="of:=[.D172]/[.C172]/[.E172]" office:value-type="float" office:value="0.000021166777613769" calcext:value-type="float">
            <text:p>2.1166777613769E-05</text:p>
          </table:table-cell>
          <table:table-cell table:formula="of:=[.M172] * 1.60934" office:value-type="float" office:value="0.000034064541884943" calcext:value-type="float">
            <text:p>3.4064541884943E-05</text:p>
          </table:table-cell>
          <table:table-cell table:formula="of:=[.N172]*1000" office:value-type="float" office:value="0.034064541884943" calcext:value-type="float">
            <text:p>0.034064541884943</text:p>
          </table:table-cell>
          <table:table-cell table:formula="of:=[.O172]*[.E172]" office:value-type="float" office:value="11.8885251178451" calcext:value-type="float">
            <text:p>11.8885251178451</text:p>
          </table:table-cell>
          <table:table-cell table:number-columns-repeated="3"/>
        </table:table-row>
        <table:table-row table:style-name="ro1">
          <table:table-cell office:value-type="date" office:date-value="2021-09-16" calcext:value-type="date">
            <text:p>09/16/21</text:p>
          </table:table-cell>
          <table:table-cell office:value-type="float" office:value="35.9" calcext:value-type="float">
            <text:p>35.9</text:p>
          </table:table-cell>
          <table:table-cell table:formula="of:=[.B173]*60" office:value-type="float" office:value="2154" calcext:value-type="float">
            <text:p>2154</text:p>
          </table:table-cell>
          <table:table-cell office:value-type="float" office:value="15.75" calcext:value-type="float">
            <text:p>15.75</text:p>
          </table:table-cell>
          <table:table-cell office:value-type="float" office:value="348" calcext:value-type="float">
            <text:p>348</text:p>
          </table:table-cell>
          <table:table-cell office:value-type="float" office:value="29.1" calcext:value-type="float">
            <text:p>29.1</text:p>
          </table:table-cell>
          <table:table-cell office:value-type="float" office:value="13.25" calcext:value-type="float">
            <text:p>13.25</text:p>
          </table:table-cell>
          <table:table-cell office:value-type="float" office:value="374" calcext:value-type="float">
            <text:p>374</text:p>
          </table:table-cell>
          <table:table-cell office:value-type="float" office:value="369" calcext:value-type="float">
            <text:p>369</text:p>
          </table:table-cell>
          <table:table-cell office:value-type="float" office:value="646" calcext:value-type="float">
            <text:p>646</text:p>
          </table:table-cell>
          <table:table-cell office:value-type="float" office:value="597" calcext:value-type="float">
            <text:p>597</text:p>
          </table:table-cell>
          <table:table-cell table:formula="of:=[.D173]/[.B173]*60" office:value-type="float" office:value="26.3231197771588" calcext:value-type="float">
            <text:p>26.3231197771588</text:p>
          </table:table-cell>
          <table:table-cell table:formula="of:=[.D173]/[.C173]/[.E173]" office:value-type="float" office:value="0.0000210114302180386" calcext:value-type="float">
            <text:p>2.10114302180386E-05</text:p>
          </table:table-cell>
          <table:table-cell table:formula="of:=[.M173] * 1.60934" office:value-type="float" office:value="0.0000338145351070983" calcext:value-type="float">
            <text:p>3.38145351070983E-05</text:p>
          </table:table-cell>
          <table:table-cell table:formula="of:=[.N173]*1000" office:value-type="float" office:value="0.0338145351070983" calcext:value-type="float">
            <text:p>0.0338145351070983</text:p>
          </table:table-cell>
          <table:table-cell table:formula="of:=[.O173]*[.E173]" office:value-type="float" office:value="11.7674582172702" calcext:value-type="float">
            <text:p>11.7674582172702</text:p>
          </table:table-cell>
          <table:table-cell table:number-columns-repeated="3"/>
        </table:table-row>
        <table:table-row table:style-name="ro1">
          <table:table-cell office:value-type="date" office:date-value="2021-09-17" calcext:value-type="date">
            <text:p>09/17/21</text:p>
          </table:table-cell>
          <table:table-cell office:value-type="float" office:value="45.6" calcext:value-type="float">
            <text:p>45.6</text:p>
          </table:table-cell>
          <table:table-cell table:formula="of:=[.B174]*60" office:value-type="float" office:value="2736" calcext:value-type="float">
            <text:p>2736</text:p>
          </table:table-cell>
          <table:table-cell office:value-type="float" office:value="20.57" calcext:value-type="float">
            <text:p>20.57</text:p>
          </table:table-cell>
          <table:table-cell office:value-type="float" office:value="369" calcext:value-type="float">
            <text:p>369</text:p>
          </table:table-cell>
          <table:table-cell office:value-type="float" office:value="44.3" calcext:value-type="float">
            <text:p>44.3</text:p>
          </table:table-cell>
          <table:table-cell office:value-type="float" office:value="20.08" calcext:value-type="float">
            <text:p>20.08</text:p>
          </table:table-cell>
          <table:table-cell office:value-type="float" office:value="373" calcext:value-type="float">
            <text:p>373</text:p>
          </table:table-cell>
          <table:table-cell office:value-type="float" office:value="378" calcext:value-type="float">
            <text:p>378</text:p>
          </table:table-cell>
          <table:table-cell office:value-type="float" office:value="944" calcext:value-type="float">
            <text:p>944</text:p>
          </table:table-cell>
          <table:table-cell office:value-type="float" office:value="875" calcext:value-type="float">
            <text:p>875</text:p>
          </table:table-cell>
          <table:table-cell table:formula="of:=[.D174]/[.B174]*60" office:value-type="float" office:value="27.0657894736842" calcext:value-type="float">
            <text:p>27.0657894736842</text:p>
          </table:table-cell>
          <table:table-cell table:formula="of:=[.D174]/[.C174]/[.E174]" office:value-type="float" office:value="0.0000203747286010872" calcext:value-type="float">
            <text:p>2.03747286010872E-05</text:p>
          </table:table-cell>
          <table:table-cell table:formula="of:=[.M174] * 1.60934" office:value-type="float" office:value="0.0000327898657268736" calcext:value-type="float">
            <text:p>3.27898657268736E-05</text:p>
          </table:table-cell>
          <table:table-cell table:formula="of:=[.N174]*1000" office:value-type="float" office:value="0.0327898657268736" calcext:value-type="float">
            <text:p>0.0327898657268736</text:p>
          </table:table-cell>
          <table:table-cell table:formula="of:=[.O174]*[.E174]" office:value-type="float" office:value="12.0994604532164" calcext:value-type="float">
            <text:p>12.0994604532164</text:p>
          </table:table-cell>
          <table:table-cell table:number-columns-repeated="3"/>
        </table:table-row>
        <table:table-row table:style-name="ro1">
          <table:table-cell office:value-type="date" office:date-value="2021-09-18" calcext:value-type="date">
            <text:p>09/18/21</text:p>
          </table:table-cell>
          <table:table-cell office:value-type="float" office:value="45" calcext:value-type="float">
            <text:p>45</text:p>
          </table:table-cell>
          <table:table-cell table:formula="of:=[.B175]*60" office:value-type="float" office:value="2700" calcext:value-type="float">
            <text:p>2700</text:p>
          </table:table-cell>
          <table:table-cell office:value-type="float" office:value="20.14" calcext:value-type="float">
            <text:p>20.14</text:p>
          </table:table-cell>
          <table:table-cell office:value-type="float" office:value="361" calcext:value-type="float">
            <text:p>361</text:p>
          </table:table-cell>
          <table:table-cell office:value-type="float" office:value="44.9" calcext:value-type="float">
            <text:p>44.9</text:p>
          </table:table-cell>
          <table:table-cell office:value-type="float" office:value="20.14" calcext:value-type="float">
            <text:p>20.14</text:p>
          </table:table-cell>
          <table:table-cell office:value-type="float" office:value="362" calcext:value-type="float">
            <text:p>362</text:p>
          </table:table-cell>
          <table:table-cell office:value-type="float" office:value="369" calcext:value-type="float">
            <text:p>369</text:p>
          </table:table-cell>
          <table:table-cell office:value-type="float" office:value="921" calcext:value-type="float">
            <text:p>921</text:p>
          </table:table-cell>
          <table:table-cell office:value-type="float" office:value="851" calcext:value-type="float">
            <text:p>851</text:p>
          </table:table-cell>
          <table:table-cell table:formula="of:=[.D175]/[.B175]*60" office:value-type="float" office:value="26.8533333333333" calcext:value-type="float">
            <text:p>26.8533333333333</text:p>
          </table:table-cell>
          <table:table-cell table:formula="of:=[.D175]/[.C175]/[.E175]" office:value-type="float" office:value="0.0000206627680311891" calcext:value-type="float">
            <text:p>2.06627680311891E-05</text:p>
          </table:table-cell>
          <table:table-cell table:formula="of:=[.M175] * 1.60934" office:value-type="float" office:value="0.0000332534191033138" calcext:value-type="float">
            <text:p>3.32534191033138E-05</text:p>
          </table:table-cell>
          <table:table-cell table:formula="of:=[.N175]*1000" office:value-type="float" office:value="0.0332534191033138" calcext:value-type="float">
            <text:p>0.0332534191033138</text:p>
          </table:table-cell>
          <table:table-cell table:formula="of:=[.O175]*[.E175]" office:value-type="float" office:value="12.0044842962963" calcext:value-type="float">
            <text:p>12.0044842962963</text:p>
          </table:table-cell>
          <table:table-cell table:number-columns-repeated="3"/>
        </table:table-row>
        <table:table-row table:style-name="ro1">
          <table:table-cell office:value-type="date" office:date-value="2021-09-18" calcext:value-type="date">
            <text:p>09/18/21</text:p>
          </table:table-cell>
          <table:table-cell office:value-type="float" office:value="47.8" calcext:value-type="float">
            <text:p>47.8</text:p>
          </table:table-cell>
          <table:table-cell table:formula="of:=[.B176]*60" office:value-type="float" office:value="2868" calcext:value-type="float">
            <text:p>2868</text:p>
          </table:table-cell>
          <table:table-cell office:value-type="float" office:value="27.06" calcext:value-type="float">
            <text:p>27.06</text:p>
          </table:table-cell>
          <table:table-cell office:value-type="float" office:value="284" calcext:value-type="float">
            <text:p>284</text:p>
          </table:table-cell>
          <table:table-cell office:value-type="float" office:value="42.5" calcext:value-type="float">
            <text:p>42.5</text:p>
          </table:table-cell>
          <table:table-cell office:value-type="float" office:value="25.14" calcext:value-type="float">
            <text:p>25.14</text:p>
          </table:table-cell>
          <table:table-cell office:value-type="float" office:value="296" calcext:value-type="float">
            <text:p>296</text:p>
          </table:table-cell>
          <table:table-cell table:number-columns-repeated="3"/>
          <table:table-cell table:formula="of:=[.D176]/[.B176]*60" office:value-type="float" office:value="33.9665271966527" calcext:value-type="float">
            <text:p>33.9665271966527</text:p>
          </table:table-cell>
          <table:table-cell table:formula="of:=[.D176]/[.C176]/[.E176]" office:value-type="float" office:value="0.0000332223466320938" calcext:value-type="float">
            <text:p>3.32223466320938E-05</text:p>
          </table:table-cell>
          <table:table-cell table:formula="of:=[.M176] * 1.60934" office:value-type="float" office:value="0.0000534660513288939" calcext:value-type="float">
            <text:p>5.34660513288939E-05</text:p>
          </table:table-cell>
          <table:table-cell table:formula="of:=[.N176]*1000" office:value-type="float" office:value="0.0534660513288939" calcext:value-type="float">
            <text:p>0.0534660513288939</text:p>
          </table:table-cell>
          <table:table-cell table:formula="of:=[.O176]*[.E176]" office:value-type="float" office:value="15.1843585774059" calcext:value-type="float">
            <text:p>15.1843585774059</text:p>
          </table:table-cell>
          <table:table-cell table:number-columns-repeated="3"/>
        </table:table-row>
        <table:table-row table:style-name="ro1">
          <table:table-cell office:value-type="date" office:date-value="2021-09-19" calcext:value-type="date">
            <text:p>09/19/21</text:p>
          </table:table-cell>
          <table:table-cell office:value-type="float" office:value="52.3" calcext:value-type="float">
            <text:p>52.3</text:p>
          </table:table-cell>
          <table:table-cell table:formula="of:=[.B177]*60" office:value-type="float" office:value="3138" calcext:value-type="float">
            <text:p>3138</text:p>
          </table:table-cell>
          <table:table-cell office:value-type="float" office:value="22.77" calcext:value-type="float">
            <text:p>22.77</text:p>
          </table:table-cell>
          <table:table-cell office:value-type="float" office:value="349" calcext:value-type="float">
            <text:p>349</text:p>
          </table:table-cell>
          <table:table-cell office:value-type="float" office:value="47.6" calcext:value-type="float">
            <text:p>47.6</text:p>
          </table:table-cell>
          <table:table-cell office:value-type="float" office:value="21.41" calcext:value-type="float">
            <text:p>21.41</text:p>
          </table:table-cell>
          <table:table-cell office:value-type="float" office:value="364" calcext:value-type="float">
            <text:p>364</text:p>
          </table:table-cell>
          <table:table-cell office:value-type="float" office:value="368" calcext:value-type="float">
            <text:p>368</text:p>
          </table:table-cell>
          <table:table-cell office:value-type="float" office:value="978" calcext:value-type="float">
            <text:p>978</text:p>
          </table:table-cell>
          <table:table-cell office:value-type="float" office:value="903" calcext:value-type="float">
            <text:p>903</text:p>
          </table:table-cell>
          <table:table-cell table:formula="of:=[.D177]/[.B177]*60" office:value-type="float" office:value="26.1223709369025" calcext:value-type="float">
            <text:p>26.1223709369025</text:p>
          </table:table-cell>
          <table:table-cell table:formula="of:=[.D177]/[.C177]/[.E177]" office:value-type="float" office:value="0.0000207914445534085" calcext:value-type="float">
            <text:p>2.07914445534085E-05</text:p>
          </table:table-cell>
          <table:table-cell table:formula="of:=[.M177] * 1.60934" office:value-type="float" office:value="0.0000334605033775825" calcext:value-type="float">
            <text:p>3.34605033775825E-05</text:p>
          </table:table-cell>
          <table:table-cell table:formula="of:=[.N177]*1000" office:value-type="float" office:value="0.0334605033775825" calcext:value-type="float">
            <text:p>0.0334605033775825</text:p>
          </table:table-cell>
          <table:table-cell table:formula="of:=[.O177]*[.E177]" office:value-type="float" office:value="11.6777156787763" calcext:value-type="float">
            <text:p>11.6777156787763</text:p>
          </table:table-cell>
          <table:table-cell table:number-columns-repeated="3"/>
        </table:table-row>
        <table:table-row table:style-name="ro1">
          <table:table-cell office:value-type="date" office:date-value="2021-09-20" calcext:value-type="date">
            <text:p>09/20/21</text:p>
          </table:table-cell>
          <table:table-cell office:value-type="float" office:value="46.1" calcext:value-type="float">
            <text:p>46.1</text:p>
          </table:table-cell>
          <table:table-cell table:formula="of:=[.B178]*60" office:value-type="float" office:value="2766" calcext:value-type="float">
            <text:p>2766</text:p>
          </table:table-cell>
          <table:table-cell office:value-type="float" office:value="20.25" calcext:value-type="float">
            <text:p>20.25</text:p>
          </table:table-cell>
          <table:table-cell office:value-type="float" office:value="365" calcext:value-type="float">
            <text:p>365</text:p>
          </table:table-cell>
          <table:table-cell office:value-type="float" office:value="44.4" calcext:value-type="float">
            <text:p>44.4</text:p>
          </table:table-cell>
          <table:table-cell office:value-type="float" office:value="19.76" calcext:value-type="float">
            <text:p>19.76</text:p>
          </table:table-cell>
          <table:table-cell office:value-type="float" office:value="374" calcext:value-type="float">
            <text:p>374</text:p>
          </table:table-cell>
          <table:table-cell office:value-type="float" office:value="367" calcext:value-type="float">
            <text:p>367</text:p>
          </table:table-cell>
          <table:table-cell office:value-type="float" office:value="959" calcext:value-type="float">
            <text:p>959</text:p>
          </table:table-cell>
          <table:table-cell office:value-type="float" office:value="886" calcext:value-type="float">
            <text:p>886</text:p>
          </table:table-cell>
          <table:table-cell table:formula="of:=[.D178]/[.B178]*60" office:value-type="float" office:value="26.3557483731019" calcext:value-type="float">
            <text:p>26.3557483731019</text:p>
          </table:table-cell>
          <table:table-cell table:formula="of:=[.D178]/[.C178]/[.E178]" office:value-type="float" office:value="0.0000200576471637001" calcext:value-type="float">
            <text:p>2.00576471637001E-05</text:p>
          </table:table-cell>
          <table:table-cell table:formula="of:=[.M178] * 1.60934" office:value-type="float" office:value="0.0000322795738864291" calcext:value-type="float">
            <text:p>3.22795738864291E-05</text:p>
          </table:table-cell>
          <table:table-cell table:formula="of:=[.N178]*1000" office:value-type="float" office:value="0.0322795738864291" calcext:value-type="float">
            <text:p>0.0322795738864291</text:p>
          </table:table-cell>
          <table:table-cell table:formula="of:=[.O178]*[.E178]" office:value-type="float" office:value="11.7820444685466" calcext:value-type="float">
            <text:p>11.7820444685466</text:p>
          </table:table-cell>
          <table:table-cell table:number-columns-repeated="3"/>
        </table:table-row>
        <table:table-row table:style-name="ro1">
          <table:table-cell office:value-type="date" office:date-value="2021-09-21" calcext:value-type="date">
            <text:p>09/21/21</text:p>
          </table:table-cell>
          <table:table-cell office:value-type="float" office:value="34.7" calcext:value-type="float">
            <text:p>34.7</text:p>
          </table:table-cell>
          <table:table-cell table:formula="of:=[.B179]*60" office:value-type="float" office:value="2082" calcext:value-type="float">
            <text:p>2082</text:p>
          </table:table-cell>
          <table:table-cell office:value-type="float" office:value="15.07" calcext:value-type="float">
            <text:p>15.07</text:p>
          </table:table-cell>
          <table:table-cell office:value-type="float" office:value="353" calcext:value-type="float">
            <text:p>353</text:p>
          </table:table-cell>
          <table:table-cell office:value-type="float" office:value="31.4" calcext:value-type="float">
            <text:p>31.4</text:p>
          </table:table-cell>
          <table:table-cell office:value-type="float" office:value="13.77" calcext:value-type="float">
            <text:p>13.77</text:p>
          </table:table-cell>
          <table:table-cell office:value-type="float" office:value="365" calcext:value-type="float">
            <text:p>365</text:p>
          </table:table-cell>
          <table:table-cell office:value-type="float" office:value="374" calcext:value-type="float">
            <text:p>374</text:p>
          </table:table-cell>
          <table:table-cell office:value-type="float" office:value="661" calcext:value-type="float">
            <text:p>661</text:p>
          </table:table-cell>
          <table:table-cell office:value-type="float" office:value="612" calcext:value-type="float">
            <text:p>612</text:p>
          </table:table-cell>
          <table:table-cell table:formula="of:=[.D179]/[.B179]*60" office:value-type="float" office:value="26.0576368876081" calcext:value-type="float">
            <text:p>26.0576368876081</text:p>
          </table:table-cell>
          <table:table-cell table:formula="of:=[.D179]/[.C179]/[.E179]" office:value-type="float" office:value="0.0000205049078435695" calcext:value-type="float">
            <text:p>2.05049078435695E-05</text:p>
          </table:table-cell>
          <table:table-cell table:formula="of:=[.M179] * 1.60934" office:value-type="float" office:value="0.0000329993683889701" calcext:value-type="float">
            <text:p>3.29993683889701E-05</text:p>
          </table:table-cell>
          <table:table-cell table:formula="of:=[.N179]*1000" office:value-type="float" office:value="0.0329993683889701" calcext:value-type="float">
            <text:p>0.0329993683889701</text:p>
          </table:table-cell>
          <table:table-cell table:formula="of:=[.O179]*[.E179]" office:value-type="float" office:value="11.6487770413064" calcext:value-type="float">
            <text:p>11.6487770413064</text:p>
          </table:table-cell>
          <table:table-cell table:number-columns-repeated="3"/>
        </table:table-row>
        <table:table-row table:style-name="ro1">
          <table:table-cell office:value-type="date" office:date-value="2021-09-22" calcext:value-type="date">
            <text:p>09/22/21</text:p>
          </table:table-cell>
          <table:table-cell office:value-type="float" office:value="48.1" calcext:value-type="float">
            <text:p>48.1</text:p>
          </table:table-cell>
          <table:table-cell table:formula="of:=[.B180]*60" office:value-type="float" office:value="2886" calcext:value-type="float">
            <text:p>2886</text:p>
          </table:table-cell>
          <table:table-cell office:value-type="float" office:value="21.06" calcext:value-type="float">
            <text:p>21.06</text:p>
          </table:table-cell>
          <table:table-cell office:value-type="float" office:value="362" calcext:value-type="float">
            <text:p>362</text:p>
          </table:table-cell>
          <table:table-cell office:value-type="float" office:value="39.8" calcext:value-type="float">
            <text:p>39.8</text:p>
          </table:table-cell>
          <table:table-cell office:value-type="float" office:value="17.62" calcext:value-type="float">
            <text:p>17.62</text:p>
          </table:table-cell>
          <table:table-cell office:value-type="float" office:value="375" calcext:value-type="float">
            <text:p>375</text:p>
          </table:table-cell>
          <table:table-cell office:value-type="float" office:value="359" calcext:value-type="float">
            <text:p>359</text:p>
          </table:table-cell>
          <table:table-cell office:value-type="float" office:value="902" calcext:value-type="float">
            <text:p>902</text:p>
          </table:table-cell>
          <table:table-cell office:value-type="float" office:value="830" calcext:value-type="float">
            <text:p>830</text:p>
          </table:table-cell>
          <table:table-cell table:formula="of:=[.D180]/[.B180]*60" office:value-type="float" office:value="26.2702702702703" calcext:value-type="float">
            <text:p>26.2702702702703</text:p>
          </table:table-cell>
          <table:table-cell table:formula="of:=[.D180]/[.C180]/[.E180]" office:value-type="float" office:value="0.0000201582798267881" calcext:value-type="float">
            <text:p>2.01582798267881E-05</text:p>
          </table:table-cell>
          <table:table-cell table:formula="of:=[.M180] * 1.60934" office:value-type="float" office:value="0.0000324415260564432" calcext:value-type="float">
            <text:p>3.24415260564432E-05</text:p>
          </table:table-cell>
          <table:table-cell table:formula="of:=[.N180]*1000" office:value-type="float" office:value="0.0324415260564432" calcext:value-type="float">
            <text:p>0.0324415260564432</text:p>
          </table:table-cell>
          <table:table-cell table:formula="of:=[.O180]*[.E180]" office:value-type="float" office:value="11.7438324324324" calcext:value-type="float">
            <text:p>11.7438324324324</text:p>
          </table:table-cell>
          <table:table-cell table:number-columns-repeated="3"/>
        </table:table-row>
        <table:table-row table:style-name="ro1">
          <table:table-cell office:value-type="date" office:date-value="2021-09-24" calcext:value-type="date">
            <text:p>09/24/21</text:p>
          </table:table-cell>
          <table:table-cell office:value-type="float" office:value="44.7" calcext:value-type="float">
            <text:p>44.7</text:p>
          </table:table-cell>
          <table:table-cell table:formula="of:=[.B181]*60" office:value-type="float" office:value="2682" calcext:value-type="float">
            <text:p>2682</text:p>
          </table:table-cell>
          <table:table-cell office:value-type="float" office:value="20.01" calcext:value-type="float">
            <text:p>20.01</text:p>
          </table:table-cell>
          <table:table-cell office:value-type="float" office:value="360" calcext:value-type="float">
            <text:p>360</text:p>
          </table:table-cell>
          <table:table-cell office:value-type="float" office:value="44.7" calcext:value-type="float">
            <text:p>44.7</text:p>
          </table:table-cell>
          <table:table-cell office:value-type="float" office:value="20.01" calcext:value-type="float">
            <text:p>20.01</text:p>
          </table:table-cell>
          <table:table-cell office:value-type="float" office:value="360" calcext:value-type="float">
            <text:p>360</text:p>
          </table:table-cell>
          <table:table-cell office:value-type="float" office:value="367" calcext:value-type="float">
            <text:p>367</text:p>
          </table:table-cell>
          <table:table-cell office:value-type="float" office:value="914" calcext:value-type="float">
            <text:p>914</text:p>
          </table:table-cell>
          <table:table-cell office:value-type="float" office:value="844" calcext:value-type="float">
            <text:p>844</text:p>
          </table:table-cell>
          <table:table-cell table:formula="of:=[.D181]/[.B181]*60" office:value-type="float" office:value="26.8590604026846" calcext:value-type="float">
            <text:p>26.8590604026846</text:p>
          </table:table-cell>
          <table:table-cell table:formula="of:=[.D181]/[.C181]/[.E181]" office:value-type="float" office:value="0.0000207245836440467" calcext:value-type="float">
            <text:p>2.07245836440467E-05</text:p>
          </table:table-cell>
          <table:table-cell table:formula="of:=[.M181] * 1.60934" office:value-type="float" office:value="0.0000333529014417102" calcext:value-type="float">
            <text:p>3.33529014417102E-05</text:p>
          </table:table-cell>
          <table:table-cell table:formula="of:=[.N181]*1000" office:value-type="float" office:value="0.0333529014417102" calcext:value-type="float">
            <text:p>0.0333529014417102</text:p>
          </table:table-cell>
          <table:table-cell table:formula="of:=[.O181]*[.E181]" office:value-type="float" office:value="12.0070445190157" calcext:value-type="float">
            <text:p>12.0070445190157</text:p>
          </table:table-cell>
          <table:table-cell table:number-columns-repeated="3"/>
        </table:table-row>
        <table:table-row table:style-name="ro1">
          <table:table-cell office:value-type="date" office:date-value="2021-09-25" calcext:value-type="date">
            <text:p>09/25/21</text:p>
          </table:table-cell>
          <table:table-cell office:value-type="float" office:value="50.6" calcext:value-type="float">
            <text:p>50.6</text:p>
          </table:table-cell>
          <table:table-cell table:formula="of:=[.B182]*60" office:value-type="float" office:value="3036" calcext:value-type="float">
            <text:p>3036</text:p>
          </table:table-cell>
          <table:table-cell office:value-type="float" office:value="22.51" calcext:value-type="float">
            <text:p>22.51</text:p>
          </table:table-cell>
          <table:table-cell office:value-type="float" office:value="356" calcext:value-type="float">
            <text:p>356</text:p>
          </table:table-cell>
          <table:table-cell office:value-type="float" office:value="43.7" calcext:value-type="float">
            <text:p>43.7</text:p>
          </table:table-cell>
          <table:table-cell office:value-type="float" office:value="19.93" calcext:value-type="float">
            <text:p>19.93</text:p>
          </table:table-cell>
          <table:table-cell office:value-type="float" office:value="379" calcext:value-type="float">
            <text:p>379</text:p>
          </table:table-cell>
          <table:table-cell table:number-columns-repeated="3"/>
          <table:table-cell table:formula="of:=[.D182]/[.B182]*60" office:value-type="float" office:value="26.6916996047431" calcext:value-type="float">
            <text:p>26.6916996047431</text:p>
          </table:table-cell>
          <table:table-cell table:formula="of:=[.D182]/[.C182]/[.E182]" office:value-type="float" office:value="0.0000208268567452739" calcext:value-type="float">
            <text:p>2.08268567452739E-05</text:p>
          </table:table-cell>
          <table:table-cell table:formula="of:=[.M182] * 1.60934" office:value-type="float" office:value="0.0000335174936344392" calcext:value-type="float">
            <text:p>3.35174936344392E-05</text:p>
          </table:table-cell>
          <table:table-cell table:formula="of:=[.N182]*1000" office:value-type="float" office:value="0.0335174936344392" calcext:value-type="float">
            <text:p>0.0335174936344392</text:p>
          </table:table-cell>
          <table:table-cell table:formula="of:=[.O182]*[.E182]" office:value-type="float" office:value="11.9322277338603" calcext:value-type="float">
            <text:p>11.9322277338603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table-cell table:formula="of:=AVERAGE([.M2:.M179])" office:value-type="float" office:value="0.0000305193173484702" calcext:value-type="float">
            <text:p>3.05193173484702E-05</text:p>
          </table:table-cell>
          <table:table-cell table:formula="of:=AVERAGE([.N2:.N179])" office:value-type="float" office:value="0.0000491159581815871" calcext:value-type="float">
            <text:p>4.91159581815871E-0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2"/>
          <table:table-cell table:number-columns-repeated="9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6"/>
          <table:table-cell table:style-name="Default" table:number-columns-repeated="2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Bitstream Vera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25">00/00/0000</text:date>, <text:time style:data-style-name="N2" text:time-value="23:31:38.028050503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1-09-25T23:35:57.629962891</dc:date>
    <meta:editing-duration>P1DT5M39S</meta:editing-duration>
    <meta:editing-cycles>136</meta:editing-cycles>
    <meta:generator>LibreOffice/7.2.1.2$Linux_X86_64 LibreOffice_project/20$Build-2</meta:generator>
    <meta:document-statistic meta:table-count="1" meta:cell-count="2927" meta:object-count="0"/>
  </office:meta>
</office:document-meta>
</file>